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A214C86A.png" manifest:media-type="image/png"/>
  <manifest:file-entry manifest:full-path="Pictures/1000000000000280000001E069BACA0A.png" manifest:media-type="image/png"/>
  <manifest:file-entry manifest:full-path="Pictures/1000000000000280000001E040563D93.png" manifest:media-type="image/png"/>
  <manifest:file-entry manifest:full-path="Pictures/100002010000019A0000007B3D2C32F6.png" manifest:media-type="image/png"/>
  <manifest:file-entry manifest:full-path="Pictures/1000000000000280000001E0B8591FD7.png" manifest:media-type="image/png"/>
  <manifest:file-entry manifest:full-path="Pictures/10000201000000BA000000E134E484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data-style-name="N0">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B3" style:family="table-cell" style:data-style-name="N60">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B15" style:family="table-cell">
      <style:table-cell-properties fo:padding="0.097cm" fo:border-left="0.05pt solid #000000" fo:border-right="0.05pt solid #000000" fo:border-top="none" fo:border-bottom="0.05pt solid #000000"/>
    </style:style>
    <style:style style:name="Tabla2.B16" style:family="table-cell">
      <style:table-cell-properties fo:padding="0.097cm" fo:border-left="0.05pt solid #000000" fo:border-right="0.05pt solid #000000" fo:border-top="none" fo:border-bottom="0.05pt solid #000000"/>
    </style:style>
    <style:style style:name="Tabla2.B17" style:family="table-cell">
      <style:table-cell-properties fo:padding="0.097cm" fo:border-left="0.05pt solid #000000" fo:border-right="0.05pt solid #000000" fo:border-top="none" fo:border-bottom="0.05pt solid #000000"/>
    </style:style>
    <style:style style:name="Tabla2.B18" style:family="table-cell">
      <style:table-cell-properties fo:padding="0.097cm" fo:border-left="0.05pt solid #000000" fo:border-right="0.05pt solid #000000" fo:border-top="none" fo:border-bottom="0.05pt solid #000000"/>
    </style:style>
    <style:style style:name="Tabla2.B20" style:family="table-cell">
      <style:table-cell-properties fo:padding="0.097cm" fo:border-left="0.05pt solid #000000" fo:border-right="0.05pt solid #000000" fo:border-top="none" fo:border-bottom="0.05pt solid #000000"/>
    </style:style>
    <style:style style:name="Tabla2.B21" style:family="table-cell">
      <style:table-cell-properties fo:padding="0.097cm" fo:border-left="0.05pt solid #000000" fo:border-right="0.05pt solid #000000" fo:border-top="none" fo:border-bottom="0.05pt solid #000000"/>
    </style:style>
    <style:style style:name="Tabla2.B22" style:family="table-cell">
      <style:table-cell-properties fo:padding="0.097cm" fo:border-left="0.05pt solid #000000" fo:border-right="0.05pt solid #000000" fo:border-top="none" fo:border-bottom="0.05pt solid #000000"/>
    </style:style>
    <style:style style:name="Tabla2.B23" style:family="table-cell">
      <style:table-cell-properties fo:padding="0.097cm" fo:border-left="0.05pt solid #000000" fo:border-right="0.05pt solid #000000" fo:border-top="none" fo:border-bottom="0.05pt solid #000000"/>
    </style:style>
    <style:style style:name="Tabla2.B24" style:family="table-cell">
      <style:table-cell-properties fo:padding="0.097cm" fo:border-left="0.05pt solid #000000" fo:border-right="0.05pt solid #000000" fo:border-top="none" fo:border-bottom="0.05pt solid #000000"/>
    </style:style>
    <style:style style:name="Tabla2.B25" style:family="table-cell">
      <style:table-cell-properties fo:padding="0.097cm" fo:border-left="0.05pt solid #000000" fo:border-right="0.05pt solid #000000" fo:border-top="none" fo:border-bottom="0.05pt solid #000000"/>
    </style:style>
    <style:style style:name="Tabla2.B26" style:family="table-cell">
      <style:table-cell-properties fo:padding="0.097cm" fo:border-left="0.05pt solid #000000" fo:border-right="0.05pt solid #000000" fo:border-top="none" fo:border-bottom="0.05pt solid #000000"/>
    </style:style>
    <style:style style:name="Tabla2.B27" style:family="table-cell">
      <style:table-cell-properties fo:padding="0.097cm" fo:border-left="0.05pt solid #000000" fo:border-right="0.05pt solid #000000" fo:border-top="none" fo:border-bottom="0.05pt solid #000000"/>
    </style:style>
    <style:style style:name="Tabla2.B28" style:family="table-cell">
      <style:table-cell-properties fo:padding="0.097cm" fo:border-left="0.05pt solid #000000" fo:border-right="0.05pt solid #000000" fo:border-top="none" fo:border-bottom="0.05pt solid #000000"/>
    </style:style>
    <style:style style:name="Tabla2.B29" style:family="table-cell">
      <style:table-cell-properties fo:padding="0.097cm" fo:border-left="0.05pt solid #000000" fo:border-right="0.05pt solid #000000" fo:border-top="none" fo:border-bottom="0.05pt solid #000000"/>
    </style:style>
    <style:style style:name="Tabla2.B30" style:family="table-cell">
      <style:table-cell-properties fo:padding="0.097cm" fo:border-left="0.05pt solid #000000" fo:border-right="0.05pt solid #000000" fo:border-top="none" fo:border-bottom="0.05pt solid #000000"/>
    </style:style>
    <style:style style:name="Tabla2.B31" style:family="table-cell">
      <style:table-cell-properties fo:padding="0.097cm" fo:border-left="0.05pt solid #000000" fo:border-right="0.05pt solid #000000" fo:border-top="none" fo:border-bottom="0.05pt solid #000000"/>
    </style:style>
    <style:style style:name="Tabla2.B32" style:family="table-cell">
      <style:table-cell-properties fo:padding="0.097cm" fo:border-left="0.05pt solid #000000" fo:border-right="0.05pt solid #000000" fo:border-top="none" fo:border-bottom="0.05pt solid #000000"/>
    </style:style>
    <style:style style:name="Tabla2.B33" style:family="table-cell">
      <style:table-cell-properties fo:padding="0.097cm" fo:border-left="0.05pt solid #000000" fo:border-right="0.05pt solid #000000" fo:border-top="none" fo:border-bottom="0.05pt solid #000000"/>
    </style:style>
    <style:style style:name="Tabla2.B34" style:family="table-cell">
      <style:table-cell-properties fo:padding="0.097cm" fo:border-left="0.05pt solid #000000" fo:border-right="0.05pt solid #000000" fo:border-top="none" fo:border-bottom="0.05pt solid #000000"/>
    </style:style>
    <style:style style:name="Tabla2.B35" style:family="table-cell">
      <style:table-cell-properties fo:padding="0.097cm" fo:border-left="0.05pt solid #000000" fo:border-right="0.05pt solid #000000" fo:border-top="none" fo:border-bottom="0.05pt solid #000000"/>
    </style:style>
    <style:style style:name="Tabla2.B36" style:family="table-cell">
      <style:table-cell-properties fo:padding="0.097cm" fo:border-left="0.05pt solid #000000" fo:border-right="0.05pt solid #000000" fo:border-top="none" fo:border-bottom="0.05pt solid #000000"/>
    </style:style>
    <style:style style:name="Tabla2.B37" style:family="table-cell">
      <style:table-cell-properties fo:padding="0.097cm" fo:border-left="0.05pt solid #000000" fo:border-right="0.05pt solid #000000" fo:border-top="none" fo:border-bottom="0.05pt solid #000000"/>
    </style:style>
    <style:style style:name="Tabla2.B38" style:family="table-cell">
      <style:table-cell-properties fo:padding="0.097cm" fo:border-left="0.05pt solid #000000" fo:border-right="0.05pt solid #000000" fo:border-top="none" fo:border-bottom="0.05pt solid #000000"/>
    </style:style>
    <style:style style:name="Tabla2.B39" style:family="table-cell">
      <style:table-cell-properties fo:padding="0.097cm" fo:border-left="0.05pt solid #000000" fo:border-right="0.05pt solid #000000" fo:border-top="none" fo:border-bottom="0.05pt solid #000000"/>
    </style:style>
    <style:style style:name="Tabla2.B40" style:family="table-cell">
      <style:table-cell-properties fo:padding="0.097cm" fo:border-left="0.05pt solid #000000" fo:border-right="0.05pt solid #000000" fo:border-top="none" fo:border-bottom="0.05pt solid #000000"/>
    </style:style>
    <style:style style:name="Tabla2.B41" style:family="table-cell">
      <style:table-cell-properties fo:padding="0.097cm" fo:border-left="0.05pt solid #000000" fo:border-right="0.05pt solid #000000" fo:border-top="none" fo:border-bottom="0.05pt solid #000000"/>
    </style:style>
    <style:style style:name="Tabla2.B42" style:family="table-cell">
      <style:table-cell-properties fo:padding="0.097cm" fo:border-left="0.05pt solid #000000" fo:border-right="0.05pt solid #000000" fo:border-top="none" fo:border-bottom="0.05pt solid #000000"/>
    </style:style>
    <style:style style:name="Tabla2.B43" style:family="table-cell">
      <style:table-cell-properties fo:padding="0.097cm" fo:border-left="0.05pt solid #000000" fo:border-right="0.05pt solid #000000" fo:border-top="none" fo:border-bottom="0.05pt solid #000000"/>
    </style:style>
    <style:style style:name="Tabla2.B44" style:family="table-cell">
      <style:table-cell-properties fo:padding="0.097cm" fo:border-left="0.05pt solid #000000" fo:border-right="0.05pt solid #000000" fo:border-top="none" fo:border-bottom="0.05pt solid #000000"/>
    </style:style>
    <style:style style:name="Tabla2.B45" style:family="table-cell">
      <style:table-cell-properties fo:padding="0.097cm" fo:border-left="0.05pt solid #000000" fo:border-right="0.05pt solid #000000" fo:border-top="none" fo:border-bottom="0.05pt solid #000000"/>
    </style:style>
    <style:style style:name="Tabla2.B46" style:family="table-cell">
      <style:table-cell-properties fo:padding="0.097cm" fo:border-left="0.05pt solid #000000" fo:border-right="0.05pt solid #000000" fo:border-top="none" fo:border-bottom="0.05pt solid #000000"/>
    </style:style>
    <style:style style:name="Tabla2.B47" style:family="table-cell">
      <style:table-cell-properties fo:padding="0.097cm" fo:border-left="0.05pt solid #000000" fo:border-right="0.05pt solid #000000" fo:border-top="none" fo:border-bottom="0.05pt solid #000000"/>
    </style:style>
    <style:style style:name="Tabla2.B48" style:family="table-cell">
      <style:table-cell-properties fo:padding="0.097cm" fo:border-left="0.05pt solid #000000" fo:border-right="0.05pt solid #000000" fo:border-top="none" fo:border-bottom="0.05pt solid #000000"/>
    </style:style>
    <style:style style:name="Tabla2.B49" style:family="table-cell">
      <style:table-cell-properties fo:padding="0.097cm" fo:border-left="0.05pt solid #000000" fo:border-right="0.05pt solid #000000" fo:border-top="none" fo:border-bottom="0.05pt solid #000000"/>
    </style:style>
    <style:style style:name="Tabla2.B50" style:family="table-cell">
      <style:table-cell-properties fo:padding="0.097cm" fo:border-left="0.05pt solid #000000" fo:border-right="0.05pt solid #000000" fo:border-top="none" fo:border-bottom="0.05pt solid #000000"/>
    </style:style>
    <style:style style:name="Tabla2.B51" style:family="table-cell">
      <style:table-cell-properties fo:padding="0.097cm" fo:border-left="0.05pt solid #000000" fo:border-right="0.05pt solid #000000" fo:border-top="none" fo:border-bottom="0.05pt solid #000000"/>
    </style:style>
    <style:style style:name="Tabla2.B52" style:family="table-cell">
      <style:table-cell-properties fo:padding="0.097cm" fo:border-left="0.05pt solid #000000" fo:border-right="0.05pt solid #000000" fo:border-top="none" fo:border-bottom="0.05pt solid #000000"/>
    </style:style>
    <style:style style:name="Tabla2.B53" style:family="table-cell">
      <style:table-cell-properties fo:padding="0.097cm" fo:border-left="0.05pt solid #000000" fo:border-right="0.05pt solid #000000" fo:border-top="none" fo:border-bottom="0.05pt solid #000000"/>
    </style:style>
    <style:style style:name="Tabla2.B54" style:family="table-cell">
      <style:table-cell-properties fo:padding="0.097cm" fo:border-left="0.05pt solid #000000" fo:border-right="0.05pt solid #000000" fo:border-top="none" fo:border-bottom="0.05pt solid #000000"/>
    </style:style>
    <style:style style:name="Tabla2.B55" style:family="table-cell">
      <style:table-cell-properties fo:padding="0.097cm" fo:border-left="0.05pt solid #000000" fo:border-right="0.05pt solid #000000" fo:border-top="none" fo:border-bottom="0.05pt solid #000000"/>
    </style:style>
    <style:style style:name="Tabla2.B56" style:family="table-cell">
      <style:table-cell-properties fo:padding="0.097cm" fo:border-left="0.05pt solid #000000" fo:border-right="0.05pt solid #000000" fo:border-top="none" fo:border-bottom="0.05pt solid #000000"/>
    </style:style>
    <style:style style:name="Tabla2.B57" style:family="table-cell">
      <style:table-cell-properties fo:padding="0.097cm" fo:border-left="0.05pt solid #000000" fo:border-right="0.05pt solid #000000" fo:border-top="none" fo:border-bottom="0.05pt solid #000000"/>
    </style:style>
    <style:style style:name="Tabla2.B58" style:family="table-cell">
      <style:table-cell-properties fo:padding="0.097cm" fo:border-left="0.05pt solid #000000" fo:border-right="0.05pt solid #000000" fo:border-top="none" fo:border-bottom="0.05pt solid #000000"/>
    </style:style>
    <style:style style:name="Tabla2.B59" style:family="table-cell">
      <style:table-cell-properties fo:padding="0.097cm" fo:border-left="0.05pt solid #000000" fo:border-right="0.05pt solid #000000" fo:border-top="none" fo:border-bottom="0.05pt solid #000000"/>
    </style:style>
    <style:style style:name="Tabla2.B60" style:family="table-cell">
      <style:table-cell-properties fo:padding="0.097cm" fo:border-left="0.05pt solid #000000" fo:border-right="0.05pt solid #000000" fo:border-top="none" fo:border-bottom="0.05pt solid #000000"/>
    </style:style>
    <style:style style:name="Tabla2.B61" style:family="table-cell">
      <style:table-cell-properties fo:padding="0.097cm" fo:border-left="0.05pt solid #000000" fo:border-right="0.05pt solid #000000" fo:border-top="none" fo:border-bottom="0.05pt solid #000000"/>
    </style:style>
    <style:style style:name="Tabla2.B62" style:family="table-cell">
      <style:table-cell-properties fo:padding="0.097cm" fo:border-left="0.05pt solid #000000" fo:border-right="0.05pt solid #000000" fo:border-top="none" fo:border-bottom="0.05pt solid #000000"/>
    </style:style>
    <style:style style:name="Tabla2.B63" style:family="table-cell">
      <style:table-cell-properties fo:padding="0.097cm" fo:border-left="0.05pt solid #000000" fo:border-right="0.05pt solid #000000" fo:border-top="none" fo:border-bottom="0.05pt solid #000000"/>
    </style:style>
    <style:style style:name="Tabla2.B64" style:family="table-cell">
      <style:table-cell-properties fo:padding="0.097cm" fo:border-left="0.05pt solid #000000" fo:border-right="0.05pt solid #000000" fo:border-top="none" fo:border-bottom="0.05pt solid #000000"/>
    </style:style>
    <style:style style:name="Tabla2.B65" style:family="table-cell">
      <style:table-cell-properties fo:padding="0.097cm" fo:border-left="0.05pt solid #000000" fo:border-right="0.05pt solid #000000" fo:border-top="none" fo:border-bottom="0.05pt solid #000000"/>
    </style:style>
    <style:style style:name="Tabla2.B66" style:family="table-cell">
      <style:table-cell-properties fo:padding="0.097cm" fo:border-left="0.05pt solid #000000" fo:border-right="0.05pt solid #000000" fo:border-top="none" fo:border-bottom="0.05pt solid #000000"/>
    </style:style>
    <style:style style:name="Tabla2.B67" style:family="table-cell">
      <style:table-cell-properties fo:padding="0.097cm" fo:border-left="0.05pt solid #000000" fo:border-right="0.05pt solid #000000" fo:border-top="none" fo:border-bottom="0.05pt solid #000000"/>
    </style:style>
    <style:style style:name="Tabla2.B68" style:family="table-cell">
      <style:table-cell-properties fo:padding="0.097cm" fo:border-left="0.05pt solid #000000" fo:border-right="0.05pt solid #000000" fo:border-top="none" fo:border-bottom="0.05pt solid #000000"/>
    </style:style>
    <style:style style:name="Tabla2.B69" style:family="table-cell">
      <style:table-cell-properties fo:padding="0.097cm" fo:border-left="0.05pt solid #000000" fo:border-right="0.05pt solid #000000" fo:border-top="none" fo:border-bottom="0.05pt solid #000000"/>
    </style:style>
    <style:style style:name="Tabla2.B70" style:family="table-cell">
      <style:table-cell-properties fo:padding="0.097cm" fo:border-left="0.05pt solid #000000" fo:border-right="0.05pt solid #000000" fo:border-top="none" fo:border-bottom="0.05pt solid #000000"/>
    </style:style>
    <style:style style:name="Tabla2.B71" style:family="table-cell">
      <style:table-cell-properties fo:padding="0.097cm" fo:border-left="0.05pt solid #000000" fo:border-right="0.05pt solid #000000" fo:border-top="none" fo:border-bottom="0.05pt solid #000000"/>
    </style:style>
    <style:style style:name="Tabla2.B72" style:family="table-cell">
      <style:table-cell-properties fo:padding="0.097cm" fo:border-left="0.05pt solid #000000" fo:border-right="0.05pt solid #000000" fo:border-top="none" fo:border-bottom="0.05pt solid #000000"/>
    </style:style>
    <style:style style:name="Tabla2.B73" style:family="table-cell">
      <style:table-cell-properties fo:padding="0.097cm" fo:border-left="0.05pt solid #000000" fo:border-right="0.05pt solid #000000" fo:border-top="none" fo:border-bottom="0.05pt solid #000000"/>
    </style:style>
    <style:style style:name="Tabla2.B74" style:family="table-cell">
      <style:table-cell-properties fo:padding="0.097cm" fo:border-left="0.05pt solid #000000" fo:border-right="0.05pt solid #000000" fo:border-top="none" fo:border-bottom="0.05pt solid #000000"/>
    </style:style>
    <style:style style:name="Tabla2.B75" style:family="table-cell">
      <style:table-cell-properties fo:padding="0.097cm" fo:border-left="0.05pt solid #000000" fo:border-right="0.05pt solid #000000" fo:border-top="none" fo:border-bottom="0.05pt solid #000000"/>
    </style:style>
    <style:style style:name="Tabla2.B76" style:family="table-cell">
      <style:table-cell-properties fo:padding="0.097cm" fo:border-left="0.05pt solid #000000" fo:border-right="0.05pt solid #000000" fo:border-top="none" fo:border-bottom="0.05pt solid #000000"/>
    </style:style>
    <style:style style:name="Tabla2.B77" style:family="table-cell">
      <style:table-cell-properties fo:padding="0.097cm" fo:border-left="0.05pt solid #000000" fo:border-right="0.05pt solid #000000" fo:border-top="none" fo:border-bottom="0.05pt solid #000000"/>
    </style:style>
    <style:style style:name="Tabla2.B78" style:family="table-cell">
      <style:table-cell-properties fo:padding="0.097cm" fo:border-left="0.05pt solid #000000" fo:border-right="0.05pt solid #000000" fo:border-top="none" fo:border-bottom="0.05pt solid #000000"/>
    </style:style>
    <style:style style:name="Tabla2.B79" style:family="table-cell">
      <style:table-cell-properties fo:padding="0.097cm" fo:border-left="0.05pt solid #000000" fo:border-right="0.05pt solid #000000" fo:border-top="none" fo:border-bottom="0.05pt solid #000000"/>
    </style:style>
    <style:style style:name="Tabla2.B80" style:family="table-cell">
      <style:table-cell-properties fo:padding="0.097cm" fo:border-left="0.05pt solid #000000" fo:border-right="0.05pt solid #000000" fo:border-top="none" fo:border-bottom="0.05pt solid #000000"/>
    </style:style>
    <style:style style:name="Tabla2.B81" style:family="table-cell">
      <style:table-cell-properties fo:padding="0.097cm" fo:border-left="0.05pt solid #000000" fo:border-right="0.05pt solid #000000" fo:border-top="none" fo:border-bottom="0.05pt solid #000000"/>
    </style:style>
    <style:style style:name="Tabla2.B82" style:family="table-cell">
      <style:table-cell-properties fo:padding="0.097cm" fo:border-left="0.05pt solid #000000" fo:border-right="0.05pt solid #000000" fo:border-top="none" fo:border-bottom="0.05pt solid #000000"/>
    </style:style>
    <style:style style:name="Tabla2.B83" style:family="table-cell">
      <style:table-cell-properties fo:padding="0.097cm" fo:border-left="0.05pt solid #000000" fo:border-right="0.05pt solid #000000" fo:border-top="none" fo:border-bottom="0.05pt solid #000000"/>
    </style:style>
    <style:style style:name="Tabla2.B84" style:family="table-cell">
      <style:table-cell-properties fo:padding="0.097cm" fo:border-left="0.05pt solid #000000" fo:border-right="0.05pt solid #000000" fo:border-top="none" fo:border-bottom="0.05pt solid #000000"/>
    </style:style>
    <style:style style:name="Tabla2.B85" style:family="table-cell">
      <style:table-cell-properties fo:padding="0.097cm" fo:border-left="0.05pt solid #000000" fo:border-right="0.05pt solid #000000" fo:border-top="none" fo:border-bottom="0.05pt solid #000000"/>
    </style:style>
    <style:style style:name="Tabla2.B86" style:family="table-cell">
      <style:table-cell-properties fo:padding="0.097cm" fo:border-left="0.05pt solid #000000" fo:border-right="0.05pt solid #000000" fo:border-top="none" fo:border-bottom="0.05pt solid #000000"/>
    </style:style>
    <style:style style:name="Tabla2.B87" style:family="table-cell">
      <style:table-cell-properties fo:padding="0.097cm" fo:border-left="0.05pt solid #000000" fo:border-right="0.05pt solid #000000" fo:border-top="none" fo:border-bottom="0.05pt solid #000000"/>
    </style:style>
    <style:style style:name="Tabla2.B88" style:family="table-cell">
      <style:table-cell-properties fo:padding="0.097cm" fo:border-left="0.05pt solid #000000" fo:border-right="0.05pt solid #000000" fo:border-top="none" fo:border-bottom="0.05pt solid #000000"/>
    </style:style>
    <style:style style:name="Tabla2.B89" style:family="table-cell">
      <style:table-cell-properties fo:padding="0.097cm" fo:border-left="0.05pt solid #000000" fo:border-right="0.05pt solid #000000" fo:border-top="none" fo:border-bottom="0.05pt solid #000000"/>
    </style:style>
    <style:style style:name="Tabla2.B90" style:family="table-cell">
      <style:table-cell-properties fo:padding="0.097cm" fo:border-left="0.05pt solid #000000" fo:border-right="0.05pt solid #000000" fo:border-top="none" fo:border-bottom="0.05pt solid #000000"/>
    </style:style>
    <style:style style:name="Tabla2.B91" style:family="table-cell">
      <style:table-cell-properties fo:padding="0.097cm" fo:border-left="0.05pt solid #000000" fo:border-right="0.05pt solid #000000" fo:border-top="none" fo:border-bottom="0.05pt solid #000000"/>
    </style:style>
    <style:style style:name="Tabla2.B92" style:family="table-cell">
      <style:table-cell-properties fo:padding="0.097cm" fo:border-left="0.05pt solid #000000" fo:border-right="0.05pt solid #000000" fo:border-top="none" fo:border-bottom="0.05pt solid #000000"/>
    </style:style>
    <style:style style:name="Tabla2.B93" style:family="table-cell">
      <style:table-cell-properties fo:padding="0.097cm" fo:border-left="0.05pt solid #000000" fo:border-right="0.05pt solid #000000" fo:border-top="none" fo:border-bottom="0.05pt solid #000000"/>
    </style:style>
    <style:style style:name="Tabla2.B94" style:family="table-cell">
      <style:table-cell-properties fo:padding="0.097cm" fo:border-left="0.05pt solid #000000" fo:border-right="0.05pt solid #000000" fo:border-top="none" fo:border-bottom="0.05pt solid #000000"/>
    </style:style>
    <style:style style:name="Tabla2.B95" style:family="table-cell">
      <style:table-cell-properties fo:padding="0.097cm" fo:border-left="0.05pt solid #000000" fo:border-right="0.05pt solid #000000" fo:border-top="none" fo:border-bottom="0.05pt solid #000000"/>
    </style:style>
    <style:style style:name="Tabla2.B96" style:family="table-cell">
      <style:table-cell-properties fo:padding="0.097cm" fo:border-left="0.05pt solid #000000" fo:border-right="0.05pt solid #000000" fo:border-top="none" fo:border-bottom="0.05pt solid #000000"/>
    </style:style>
    <style:style style:name="Tabla2.B97" style:family="table-cell">
      <style:table-cell-properties fo:padding="0.097cm" fo:border-left="0.05pt solid #000000" fo:border-right="0.05pt solid #000000" fo:border-top="none" fo:border-bottom="0.05pt solid #000000"/>
    </style:style>
    <style:style style:name="Tabla2.B98" style:family="table-cell">
      <style:table-cell-properties fo:padding="0.097cm" fo:border-left="0.05pt solid #000000" fo:border-right="0.05pt solid #000000" fo:border-top="none" fo:border-bottom="0.05pt solid #000000"/>
    </style:style>
    <style:style style:name="Tabla2.B99" style:family="table-cell">
      <style:table-cell-properties fo:padding="0.097cm" fo:border-left="0.05pt solid #000000" fo:border-right="0.05pt solid #000000" fo:border-top="none" fo:border-bottom="0.05pt solid #000000"/>
    </style:style>
    <style:style style:name="Tabla2.B100" style:family="table-cell">
      <style:table-cell-properties fo:padding="0.097cm" fo:border-left="0.05pt solid #000000" fo:border-right="0.05pt solid #000000" fo:border-top="none" fo:border-bottom="0.05pt solid #000000"/>
    </style:style>
    <style:style style:name="Tabla2.B101" style:family="table-cell">
      <style:table-cell-properties fo:padding="0.097cm" fo:border-left="0.05pt solid #000000" fo:border-right="0.05pt solid #000000" fo:border-top="none" fo:border-bottom="0.05pt solid #000000"/>
    </style:style>
    <style:style style:name="Tabla2.B102" style:family="table-cell">
      <style:table-cell-properties fo:padding="0.097cm" fo:border-left="0.05pt solid #000000" fo:border-right="0.05pt solid #000000" fo:border-top="none" fo:border-bottom="0.05pt solid #000000"/>
    </style:style>
    <style:style style:name="Tabla2.B103" style:family="table-cell">
      <style:table-cell-properties fo:padding="0.097cm" fo:border-left="0.05pt solid #000000" fo:border-right="0.05pt solid #000000" fo:border-top="none" fo:border-bottom="0.05pt solid #000000"/>
    </style:style>
    <style:style style:name="Tabla2.B104" style:family="table-cell">
      <style:table-cell-properties fo:padding="0.097cm" fo:border-left="0.05pt solid #000000" fo:border-right="0.05pt solid #000000" fo:border-top="none" fo:border-bottom="0.05pt solid #000000"/>
    </style:style>
    <style:style style:name="Tabla2.B105" style:family="table-cell">
      <style:table-cell-properties fo:padding="0.097cm" fo:border-left="0.05pt solid #000000" fo:border-right="0.05pt solid #000000" fo:border-top="none" fo:border-bottom="0.05pt solid #000000"/>
    </style:style>
    <style:style style:name="Tabla2.B106" style:family="table-cell">
      <style:table-cell-properties fo:padding="0.097cm" fo:border-left="0.05pt solid #000000" fo:border-right="0.05pt solid #000000" fo:border-top="none" fo:border-bottom="0.05pt solid #000000"/>
    </style:style>
    <style:style style:name="Tabla2.B107" style:family="table-cell">
      <style:table-cell-properties fo:padding="0.097cm" fo:border-left="0.05pt solid #000000" fo:border-right="0.05pt solid #000000" fo:border-top="none" fo:border-bottom="0.05pt solid #000000"/>
    </style:style>
    <style:style style:name="Tabla2.B108" style:family="table-cell">
      <style:table-cell-properties fo:padding="0.097cm" fo:border-left="0.05pt solid #000000" fo:border-right="0.05pt solid #000000" fo:border-top="none" fo:border-bottom="0.05pt solid #000000"/>
    </style:style>
    <style:style style:name="Tabla2.B109" style:family="table-cell">
      <style:table-cell-properties fo:padding="0.097cm" fo:border-left="0.05pt solid #000000" fo:border-right="0.05pt solid #000000" fo:border-top="none" fo:border-bottom="0.05pt solid #000000"/>
    </style:style>
    <style:style style:name="Tabla2.B110" style:family="table-cell">
      <style:table-cell-properties fo:padding="0.097cm" fo:border-left="0.05pt solid #000000" fo:border-right="0.05pt solid #000000" fo:border-top="none" fo:border-bottom="0.05pt solid #000000"/>
    </style:style>
    <style:style style:name="Tabla2.B111" style:family="table-cell">
      <style:table-cell-properties fo:padding="0.097cm" fo:border-left="0.05pt solid #000000" fo:border-right="0.05pt solid #000000" fo:border-top="none" fo:border-bottom="0.05pt solid #000000"/>
    </style:style>
    <style:style style:name="Tabla2.B112" style:family="table-cell">
      <style:table-cell-properties fo:padding="0.097cm" fo:border-left="0.05pt solid #000000" fo:border-right="0.05pt solid #000000" fo:border-top="none" fo:border-bottom="0.05pt solid #000000"/>
    </style:style>
    <style:style style:name="Tabla2.B113" style:family="table-cell">
      <style:table-cell-properties fo:padding="0.097cm" fo:border-left="0.05pt solid #000000" fo:border-right="0.05pt solid #000000" fo:border-top="none" fo:border-bottom="0.05pt solid #000000"/>
    </style:style>
    <style:style style:name="Tabla2.B114" style:family="table-cell">
      <style:table-cell-properties fo:padding="0.097cm" fo:border-left="0.05pt solid #000000" fo:border-right="0.05pt solid #000000" fo:border-top="none" fo:border-bottom="0.05pt solid #000000"/>
    </style:style>
    <style:style style:name="Tabla2.B115" style:family="table-cell">
      <style:table-cell-properties fo:padding="0.097cm" fo:border-left="0.05pt solid #000000" fo:border-right="0.05pt solid #000000" fo:border-top="none" fo:border-bottom="0.05pt solid #000000"/>
    </style:style>
    <style:style style:name="Tabla2.B116" style:family="table-cell">
      <style:table-cell-properties fo:padding="0.097cm" fo:border-left="0.05pt solid #000000" fo:border-right="0.05pt solid #000000" fo:border-top="none" fo:border-bottom="0.05pt solid #000000"/>
    </style:style>
    <style:style style:name="Tabla2.B117" style:family="table-cell">
      <style:table-cell-properties fo:padding="0.097cm" fo:border-left="0.05pt solid #000000" fo:border-right="0.05pt solid #000000" fo:border-top="none" fo:border-bottom="0.05pt solid #000000"/>
    </style:style>
    <style:style style:name="Tabla2.B118" style:family="table-cell">
      <style:table-cell-properties fo:padding="0.097cm" fo:border-left="0.05pt solid #000000" fo:border-right="0.05pt solid #000000" fo:border-top="none" fo:border-bottom="0.05pt solid #000000"/>
    </style:style>
    <style:style style:name="Tabla2.B119" style:family="table-cell">
      <style:table-cell-properties fo:padding="0.097cm" fo:border-left="0.05pt solid #000000" fo:border-right="0.05pt solid #000000" fo:border-top="none" fo:border-bottom="0.05pt solid #000000"/>
    </style:style>
    <style:style style:name="Tabla2.B120" style:family="table-cell">
      <style:table-cell-properties fo:padding="0.097cm" fo:border-left="0.05pt solid #000000" fo:border-right="0.05pt solid #000000" fo:border-top="none" fo:border-bottom="0.05pt solid #000000"/>
    </style:style>
    <style:style style:name="Tabla2.B121" style:family="table-cell">
      <style:table-cell-properties fo:padding="0.097cm" fo:border-left="0.05pt solid #000000" fo:border-right="0.05pt solid #000000" fo:border-top="none" fo:border-bottom="0.05pt solid #000000"/>
    </style:style>
    <style:style style:name="Tabla2.B122" style:family="table-cell">
      <style:table-cell-properties fo:padding="0.097cm" fo:border-left="0.05pt solid #000000" fo:border-right="0.05pt solid #000000" fo:border-top="none" fo:border-bottom="0.05pt solid #000000"/>
    </style:style>
    <style:style style:name="Tabla2.B123" style:family="table-cell">
      <style:table-cell-properties fo:padding="0.097cm" fo:border-left="0.05pt solid #000000" fo:border-right="0.05pt solid #000000" fo:border-top="none" fo:border-bottom="0.05pt solid #000000"/>
    </style:style>
    <style:style style:name="Tabla2.B124" style:family="table-cell">
      <style:table-cell-properties fo:padding="0.097cm" fo:border-left="0.05pt solid #000000" fo:border-right="0.05pt solid #000000" fo:border-top="none" fo:border-bottom="0.05pt solid #000000"/>
    </style:style>
    <style:style style:name="Tabla2.B125" style:family="table-cell">
      <style:table-cell-properties fo:padding="0.097cm" fo:border-left="0.05pt solid #000000" fo:border-right="0.05pt solid #000000" fo:border-top="none" fo:border-bottom="0.05pt solid #000000"/>
    </style:style>
    <style:style style:name="Tabla2.B126" style:family="table-cell">
      <style:table-cell-properties fo:padding="0.097cm" fo:border-left="0.05pt solid #000000" fo:border-right="0.05pt solid #000000" fo:border-top="none" fo:border-bottom="0.05pt solid #000000"/>
    </style:style>
    <style:style style:name="Tabla2.B127" style:family="table-cell">
      <style:table-cell-properties fo:padding="0.097cm" fo:border-left="0.05pt solid #000000" fo:border-right="0.05pt solid #000000" fo:border-top="none" fo:border-bottom="0.05pt solid #000000"/>
    </style:style>
    <style:style style:name="Tabla2.B128" style:family="table-cell">
      <style:table-cell-properties fo:padding="0.097cm" fo:border-left="0.05pt solid #000000" fo:border-right="0.05pt solid #000000" fo:border-top="none" fo:border-bottom="0.05pt solid #000000"/>
    </style:style>
    <style:style style:name="Tabla2.B129" style:family="table-cell">
      <style:table-cell-properties fo:padding="0.097cm" fo:border-left="0.05pt solid #000000" fo:border-right="0.05pt solid #000000" fo:border-top="none" fo:border-bottom="0.05pt solid #000000"/>
    </style:style>
    <style:style style:name="Tabla2.B130" style:family="table-cell">
      <style:table-cell-properties fo:padding="0.097cm" fo:border-left="0.05pt solid #000000" fo:border-right="0.05pt solid #000000" fo:border-top="none" fo:border-bottom="0.05pt solid #000000"/>
    </style:style>
    <style:style style:name="Tabla2.B131" style:family="table-cell">
      <style:table-cell-properties fo:padding="0.097cm" fo:border-left="0.05pt solid #000000" fo:border-right="0.05pt solid #000000" fo:border-top="none" fo:border-bottom="0.05pt solid #000000"/>
    </style:style>
    <style:style style:name="Tabla2.B132" style:family="table-cell">
      <style:table-cell-properties fo:padding="0.097cm" fo:border-left="0.05pt solid #000000" fo:border-right="0.05pt solid #000000" fo:border-top="none" fo:border-bottom="0.05pt solid #000000"/>
    </style:style>
    <style:style style:name="Tabla2.B133" style:family="table-cell">
      <style:table-cell-properties fo:padding="0.097cm" fo:border-left="0.05pt solid #000000" fo:border-right="0.05pt solid #000000" fo:border-top="none" fo:border-bottom="0.05pt solid #000000"/>
    </style:style>
    <style:style style:name="Tabla2.B134" style:family="table-cell">
      <style:table-cell-properties fo:padding="0.097cm" fo:border-left="0.05pt solid #000000" fo:border-right="0.05pt solid #000000" fo:border-top="none" fo:border-bottom="0.05pt solid #000000"/>
    </style:style>
    <style:style style:name="Tabla2.B135" style:family="table-cell">
      <style:table-cell-properties fo:padding="0.097cm" fo:border-left="0.05pt solid #000000" fo:border-right="0.05pt solid #000000" fo:border-top="none" fo:border-bottom="0.05pt solid #000000"/>
    </style:style>
    <style:style style:name="Tabla2.B136" style:family="table-cell">
      <style:table-cell-properties fo:padding="0.097cm" fo:border-left="0.05pt solid #000000" fo:border-right="0.05pt solid #000000" fo:border-top="none" fo:border-bottom="0.05pt solid #000000"/>
    </style:style>
    <style:style style:name="Tabla2.B137" style:family="table-cell">
      <style:table-cell-properties fo:padding="0.097cm" fo:border-left="0.05pt solid #000000" fo:border-right="0.05pt solid #000000" fo:border-top="none" fo:border-bottom="0.05pt solid #000000"/>
    </style:style>
    <style:style style:name="Tabla2.B138" style:family="table-cell">
      <style:table-cell-properties fo:padding="0.097cm" fo:border-left="0.05pt solid #000000" fo:border-right="0.05pt solid #000000" fo:border-top="none" fo:border-bottom="0.05pt solid #000000"/>
    </style:style>
    <style:style style:name="Tabla2.B139" style:family="table-cell">
      <style:table-cell-properties fo:padding="0.097cm" fo:border-left="0.05pt solid #000000" fo:border-right="0.05pt solid #000000" fo:border-top="none" fo:border-bottom="0.05pt solid #000000"/>
    </style:style>
    <style:style style:name="Tabla2.B140" style:family="table-cell">
      <style:table-cell-properties fo:padding="0.097cm" fo:border-left="0.05pt solid #000000" fo:border-right="0.05pt solid #000000" fo:border-top="none" fo:border-bottom="0.05pt solid #000000"/>
    </style:style>
    <style:style style:name="Tabla2.B141" style:family="table-cell">
      <style:table-cell-properties fo:padding="0.097cm" fo:border-left="0.05pt solid #000000" fo:border-right="0.05pt solid #000000" fo:border-top="none" fo:border-bottom="0.05pt solid #000000"/>
    </style:style>
    <style:style style:name="Tabla2.B142" style:family="table-cell">
      <style:table-cell-properties fo:padding="0.097cm" fo:border-left="0.05pt solid #000000" fo:border-right="0.05pt solid #000000" fo:border-top="none" fo:border-bottom="0.05pt solid #000000"/>
    </style:style>
    <style:style style:name="Tabla2.B143" style:family="table-cell">
      <style:table-cell-properties fo:padding="0.097cm" fo:border-left="0.05pt solid #000000" fo:border-right="0.05pt solid #000000" fo:border-top="none" fo:border-bottom="0.05pt solid #000000"/>
    </style:style>
    <style:style style:name="Tabla2.B144" style:family="table-cell">
      <style:table-cell-properties fo:padding="0.097cm" fo:border-left="0.05pt solid #000000" fo:border-right="0.05pt solid #000000" fo:border-top="none" fo:border-bottom="0.05pt solid #000000"/>
    </style:style>
    <style:style style:name="Tabla2.B145" style:family="table-cell">
      <style:table-cell-properties fo:padding="0.097cm" fo:border-left="0.05pt solid #000000" fo:border-right="0.05pt solid #000000" fo:border-top="none" fo:border-bottom="0.05pt solid #000000"/>
    </style:style>
    <style:style style:name="Tabla2.B146" style:family="table-cell">
      <style:table-cell-properties fo:padding="0.097cm" fo:border-left="0.05pt solid #000000" fo:border-right="0.05pt solid #000000" fo:border-top="none" fo:border-bottom="0.05pt solid #000000"/>
    </style:style>
    <style:style style:name="Tabla2.B147" style:family="table-cell">
      <style:table-cell-properties fo:padding="0.097cm" fo:border-left="0.05pt solid #000000" fo:border-right="0.05pt solid #000000" fo:border-top="none" fo:border-bottom="0.05pt solid #000000"/>
    </style:style>
    <style:style style:name="Tabla2.B148" style:family="table-cell">
      <style:table-cell-properties fo:padding="0.097cm" fo:border-left="0.05pt solid #000000" fo:border-right="0.05pt solid #000000" fo:border-top="none" fo:border-bottom="0.05pt solid #000000"/>
    </style:style>
    <style:style style:name="Tabla2.B149" style:family="table-cell">
      <style:table-cell-properties fo:padding="0.097cm" fo:border-left="0.05pt solid #000000" fo:border-right="0.05pt solid #000000" fo:border-top="none" fo:border-bottom="0.05pt solid #000000"/>
    </style:style>
    <style:style style:name="Tabla2.B150" style:family="table-cell">
      <style:table-cell-properties fo:padding="0.097cm" fo:border-left="0.05pt solid #000000" fo:border-right="0.05pt solid #000000" fo:border-top="none" fo:border-bottom="0.05pt solid #000000"/>
    </style:style>
    <style:style style:name="Tabla2.B151" style:family="table-cell">
      <style:table-cell-properties fo:padding="0.097cm" fo:border-left="0.05pt solid #000000" fo:border-right="0.05pt solid #000000" fo:border-top="none" fo:border-bottom="0.05pt solid #000000"/>
    </style:style>
    <style:style style:name="Tabla2.B152" style:family="table-cell">
      <style:table-cell-properties fo:padding="0.097cm" fo:border-left="0.05pt solid #000000" fo:border-right="0.05pt solid #000000" fo:border-top="none" fo:border-bottom="0.05pt solid #000000"/>
    </style:style>
    <style:style style:name="Tabla2.B153" style:family="table-cell">
      <style:table-cell-properties fo:padding="0.097cm" fo:border-left="0.05pt solid #000000" fo:border-right="0.05pt solid #000000" fo:border-top="none" fo:border-bottom="0.05pt solid #000000"/>
    </style:style>
    <style:style style:name="Tabla2.B154" style:family="table-cell">
      <style:table-cell-properties fo:padding="0.097cm" fo:border-left="0.05pt solid #000000" fo:border-right="0.05pt solid #000000" fo:border-top="none" fo:border-bottom="0.05pt solid #000000"/>
    </style:style>
    <style:style style:name="Tabla2.B155" style:family="table-cell">
      <style:table-cell-properties fo:padding="0.097cm" fo:border-left="0.05pt solid #000000" fo:border-right="0.05pt solid #000000" fo:border-top="none" fo:border-bottom="0.05pt solid #000000"/>
    </style:style>
    <style:style style:name="Tabla2.B156" style:family="table-cell">
      <style:table-cell-properties fo:padding="0.097cm" fo:border-left="0.05pt solid #000000" fo:border-right="0.05pt solid #000000" fo:border-top="none" fo:border-bottom="0.05pt solid #000000"/>
    </style:style>
    <style:style style:name="Tabla2.B157" style:family="table-cell">
      <style:table-cell-properties fo:padding="0.097cm" fo:border-left="0.05pt solid #000000" fo:border-right="0.05pt solid #000000" fo:border-top="none" fo:border-bottom="0.05pt solid #000000"/>
    </style:style>
    <style:style style:name="Tabla2.B158" style:family="table-cell">
      <style:table-cell-properties fo:padding="0.097cm" fo:border-left="0.05pt solid #000000" fo:border-right="0.05pt solid #000000" fo:border-top="none" fo:border-bottom="0.05pt solid #000000"/>
    </style:style>
    <style:style style:name="Tabla2.B159" style:family="table-cell">
      <style:table-cell-properties fo:padding="0.097cm" fo:border-left="0.05pt solid #000000" fo:border-right="0.05pt solid #000000" fo:border-top="none" fo:border-bottom="0.05pt solid #000000"/>
    </style:style>
    <style:style style:name="Tabla2.B160" style:family="table-cell">
      <style:table-cell-properties fo:padding="0.097cm" fo:border-left="0.05pt solid #000000" fo:border-right="0.05pt solid #000000" fo:border-top="none" fo:border-bottom="0.05pt solid #000000"/>
    </style:style>
    <style:style style:name="Tabla2.B161" style:family="table-cell">
      <style:table-cell-properties fo:padding="0.097cm" fo:border-left="0.05pt solid #000000" fo:border-right="0.05pt solid #000000" fo:border-top="none" fo:border-bottom="0.05pt solid #000000"/>
    </style:style>
    <style:style style:name="Tabla2.B162" style:family="table-cell">
      <style:table-cell-properties fo:padding="0.097cm" fo:border-left="0.05pt solid #000000" fo:border-right="0.05pt solid #000000" fo:border-top="none" fo:border-bottom="0.05pt solid #000000"/>
    </style:style>
    <style:style style:name="Tabla2.B163" style:family="table-cell">
      <style:table-cell-properties fo:padding="0.097cm" fo:border-left="0.05pt solid #000000" fo:border-right="0.05pt solid #000000" fo:border-top="none" fo:border-bottom="0.05pt solid #000000"/>
    </style:style>
    <style:style style:name="Tabla2.B164" style:family="table-cell">
      <style:table-cell-properties fo:padding="0.097cm" fo:border-left="0.05pt solid #000000" fo:border-right="0.05pt solid #000000" fo:border-top="none" fo:border-bottom="0.05pt solid #000000"/>
    </style:style>
    <style:style style:name="Tabla2.B165" style:family="table-cell">
      <style:table-cell-properties fo:padding="0.097cm" fo:border-left="0.05pt solid #000000" fo:border-right="0.05pt solid #000000" fo:border-top="none" fo:border-bottom="0.05pt solid #000000"/>
    </style:style>
    <style:style style:name="Tabla2.B166" style:family="table-cell">
      <style:table-cell-properties fo:padding="0.097cm" fo:border-left="0.05pt solid #000000" fo:border-right="0.05pt solid #000000" fo:border-top="none" fo:border-bottom="0.05pt solid #000000"/>
    </style:style>
    <style:style style:name="Tabla2.B167" style:family="table-cell">
      <style:table-cell-properties fo:padding="0.097cm" fo:border-left="0.05pt solid #000000" fo:border-right="0.05pt solid #000000" fo:border-top="none" fo:border-bottom="0.05pt solid #000000"/>
    </style:style>
    <style:style style:name="Tabla2.B168" style:family="table-cell">
      <style:table-cell-properties fo:padding="0.097cm" fo:border-left="0.05pt solid #000000" fo:border-right="0.05pt solid #000000" fo:border-top="none" fo:border-bottom="0.05pt solid #000000"/>
    </style:style>
    <style:style style:name="Tabla2.B169" style:family="table-cell">
      <style:table-cell-properties fo:padding="0.097cm" fo:border-left="0.05pt solid #000000" fo:border-right="0.05pt solid #000000" fo:border-top="none" fo:border-bottom="0.05pt solid #000000"/>
    </style:style>
    <style:style style:name="Tabla2.B170" style:family="table-cell">
      <style:table-cell-properties fo:padding="0.097cm" fo:border-left="0.05pt solid #000000" fo:border-right="0.05pt solid #000000" fo:border-top="none" fo:border-bottom="0.05pt solid #000000"/>
    </style:style>
    <style:style style:name="Tabla2.B171" style:family="table-cell">
      <style:table-cell-properties fo:padding="0.097cm" fo:border-left="0.05pt solid #000000" fo:border-right="0.05pt solid #000000" fo:border-top="none" fo:border-bottom="0.05pt solid #000000"/>
    </style:style>
    <style:style style:name="Tabla2.B172" style:family="table-cell">
      <style:table-cell-properties fo:padding="0.097cm" fo:border-left="0.05pt solid #000000" fo:border-right="0.05pt solid #000000" fo:border-top="none" fo:border-bottom="0.05pt solid #000000"/>
    </style:style>
    <style:style style:name="Tabla2.B173" style:family="table-cell">
      <style:table-cell-properties fo:padding="0.097cm" fo:border-left="0.05pt solid #000000" fo:border-right="0.05pt solid #000000" fo:border-top="none" fo:border-bottom="0.05pt solid #000000"/>
    </style:style>
    <style:style style:name="Tabla2.B174" style:family="table-cell">
      <style:table-cell-properties fo:padding="0.097cm" fo:border-left="0.05pt solid #000000" fo:border-right="0.05pt solid #000000" fo:border-top="none" fo:border-bottom="0.05pt solid #000000"/>
    </style:style>
    <style:style style:name="Tabla2.B175" style:family="table-cell">
      <style:table-cell-properties fo:padding="0.097cm" fo:border-left="0.05pt solid #000000" fo:border-right="0.05pt solid #000000" fo:border-top="none" fo:border-bottom="0.05pt solid #000000"/>
    </style:style>
    <style:style style:name="Tabla2.B176" style:family="table-cell">
      <style:table-cell-properties fo:padding="0.097cm" fo:border-left="0.05pt solid #000000" fo:border-right="0.05pt solid #000000" fo:border-top="none" fo:border-bottom="0.05pt solid #000000"/>
    </style:style>
    <style:style style:name="Tabla2.B177" style:family="table-cell">
      <style:table-cell-properties fo:padding="0.097cm" fo:border-left="0.05pt solid #000000" fo:border-right="0.05pt solid #000000" fo:border-top="none" fo:border-bottom="0.05pt solid #000000"/>
    </style:style>
    <style:style style:name="Tabla2.B178" style:family="table-cell">
      <style:table-cell-properties fo:padding="0.097cm" fo:border-left="0.05pt solid #000000" fo:border-right="0.05pt solid #000000" fo:border-top="none" fo:border-bottom="0.05pt solid #000000"/>
    </style:style>
    <style:style style:name="Tabla2.B179" style:family="table-cell">
      <style:table-cell-properties fo:padding="0.097cm" fo:border-left="0.05pt solid #000000" fo:border-right="0.05pt solid #000000" fo:border-top="none" fo:border-bottom="0.05pt solid #000000"/>
    </style:style>
    <style:style style:name="Tabla2.B180" style:family="table-cell">
      <style:table-cell-properties fo:padding="0.097cm" fo:border-left="0.05pt solid #000000" fo:border-right="0.05pt solid #000000" fo:border-top="none" fo:border-bottom="0.05pt solid #000000"/>
    </style:style>
    <style:style style:name="Tabla2.B181" style:family="table-cell">
      <style:table-cell-properties fo:padding="0.097cm" fo:border-left="0.05pt solid #000000" fo:border-right="0.05pt solid #000000" fo:border-top="none" fo:border-bottom="0.05pt solid #000000"/>
    </style:style>
    <style:style style:name="Tabla2.B182" style:family="table-cell">
      <style:table-cell-properties fo:padding="0.097cm" fo:border-left="0.05pt solid #000000" fo:border-right="0.05pt solid #000000" fo:border-top="none" fo:border-bottom="0.05pt solid #000000"/>
    </style:style>
    <style:style style:name="Tabla2.B183" style:family="table-cell">
      <style:table-cell-properties fo:padding="0.097cm" fo:border-left="0.05pt solid #000000" fo:border-right="0.05pt solid #000000" fo:border-top="none" fo:border-bottom="0.05pt solid #000000"/>
    </style:style>
    <style:style style:name="Tabla2.B184" style:family="table-cell">
      <style:table-cell-properties fo:padding="0.097cm" fo:border-left="0.05pt solid #000000" fo:border-right="0.05pt solid #000000" fo:border-top="none" fo:border-bottom="0.05pt solid #000000"/>
    </style:style>
    <style:style style:name="Tabla2.B185" style:family="table-cell">
      <style:table-cell-properties fo:padding="0.097cm" fo:border-left="0.05pt solid #000000" fo:border-right="0.05pt solid #000000" fo:border-top="none" fo:border-bottom="0.05pt solid #000000"/>
    </style:style>
    <style:style style:name="Tabla2.B186" style:family="table-cell">
      <style:table-cell-properties fo:padding="0.097cm" fo:border-left="0.05pt solid #000000" fo:border-right="0.05pt solid #000000" fo:border-top="none" fo:border-bottom="0.05pt solid #000000"/>
    </style:style>
    <style:style style:name="Tabla2.B187" style:family="table-cell">
      <style:table-cell-properties fo:padding="0.097cm" fo:border-left="0.05pt solid #000000" fo:border-right="0.05pt solid #000000" fo:border-top="none" fo:border-bottom="0.05pt solid #000000"/>
    </style:style>
    <style:style style:name="Tabla2.B188" style:family="table-cell">
      <style:table-cell-properties fo:padding="0.097cm" fo:border-left="0.05pt solid #000000" fo:border-right="0.05pt solid #000000" fo:border-top="none" fo:border-bottom="0.05pt solid #000000"/>
    </style:style>
    <style:style style:name="Tabla2.B189" style:family="table-cell">
      <style:table-cell-properties fo:padding="0.097cm" fo:border-left="0.05pt solid #000000" fo:border-right="0.05pt solid #000000" fo:border-top="none" fo:border-bottom="0.05pt solid #000000"/>
    </style:style>
    <style:style style:name="Tabla2.B190" style:family="table-cell">
      <style:table-cell-properties fo:padding="0.097cm" fo:border-left="0.05pt solid #000000" fo:border-right="0.05pt solid #000000" fo:border-top="none" fo:border-bottom="0.05pt solid #000000"/>
    </style:style>
    <style:style style:name="Tabla2.B191" style:family="table-cell">
      <style:table-cell-properties fo:padding="0.097cm" fo:border-left="0.05pt solid #000000" fo:border-right="0.05pt solid #000000" fo:border-top="none" fo:border-bottom="0.05pt solid #000000"/>
    </style:style>
    <style:style style:name="Tabla2.B192" style:family="table-cell">
      <style:table-cell-properties fo:padding="0.097cm" fo:border-left="0.05pt solid #000000" fo:border-right="0.05pt solid #000000" fo:border-top="none" fo:border-bottom="0.05pt solid #000000"/>
    </style:style>
    <style:style style:name="Tabla2.B193" style:family="table-cell">
      <style:table-cell-properties fo:padding="0.097cm" fo:border-left="0.05pt solid #000000" fo:border-right="0.05pt solid #000000" fo:border-top="none" fo:border-bottom="0.05pt solid #000000"/>
    </style:style>
    <style:style style:name="Tabla2.B194" style:family="table-cell">
      <style:table-cell-properties fo:padding="0.097cm" fo:border-left="0.05pt solid #000000" fo:border-right="0.05pt solid #000000" fo:border-top="none" fo:border-bottom="0.05pt solid #000000"/>
    </style:style>
    <style:style style:name="Tabla2.B195" style:family="table-cell">
      <style:table-cell-properties fo:padding="0.097cm" fo:border-left="0.05pt solid #000000" fo:border-right="0.05pt solid #000000" fo:border-top="none" fo:border-bottom="0.05pt solid #000000"/>
    </style:style>
    <style:style style:name="Tabla2.B196" style:family="table-cell">
      <style:table-cell-properties fo:padding="0.097cm" fo:border-left="0.05pt solid #000000" fo:border-right="0.05pt solid #000000" fo:border-top="none" fo:border-bottom="0.05pt solid #000000"/>
    </style:style>
    <style:style style:name="Tabla2.B197" style:family="table-cell">
      <style:table-cell-properties fo:padding="0.097cm" fo:border-left="0.05pt solid #000000" fo:border-right="0.05pt solid #000000" fo:border-top="none" fo:border-bottom="0.05pt solid #000000"/>
    </style:style>
    <style:style style:name="Tabla2.B198" style:family="table-cell">
      <style:table-cell-properties fo:padding="0.097cm" fo:border-left="0.05pt solid #000000" fo:border-right="0.05pt solid #000000" fo:border-top="none" fo:border-bottom="0.05pt solid #000000"/>
    </style:style>
    <style:style style:name="Tabla2.B199" style:family="table-cell">
      <style:table-cell-properties fo:padding="0.097cm" fo:border-left="0.05pt solid #000000" fo:border-right="0.05pt solid #000000" fo:border-top="none" fo:border-bottom="0.05pt solid #000000"/>
    </style:style>
    <style:style style:name="Tabla2.B200" style:family="table-cell">
      <style:table-cell-properties fo:padding="0.097cm" fo:border-left="0.05pt solid #000000" fo:border-right="0.05pt solid #000000" fo:border-top="none" fo:border-bottom="0.05pt solid #000000"/>
    </style:style>
    <style:style style:name="Tabla2.B201" style:family="table-cell">
      <style:table-cell-properties fo:padding="0.097cm" fo:border-left="0.05pt solid #000000" fo:border-right="0.05pt solid #000000" fo:border-top="none" fo:border-bottom="0.05pt solid #000000"/>
    </style:style>
    <style:style style:name="Tabla2.B20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data-style-name="N0">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data-style-name="N60">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3.B13" style:family="table-cell">
      <style:table-cell-properties fo:padding="0.097cm" fo:border-left="0.05pt solid #000000" fo:border-right="0.05pt solid #000000" fo:border-top="none" fo:border-bottom="0.05pt solid #000000"/>
    </style:style>
    <style:style style:name="Tabla3.B14" style:family="table-cell">
      <style:table-cell-properties fo:padding="0.097cm" fo:border-left="0.05pt solid #000000" fo:border-right="0.05pt solid #000000" fo:border-top="none" fo:border-bottom="0.05pt solid #000000"/>
    </style:style>
    <style:style style:name="Tabla3.B15" style:family="table-cell">
      <style:table-cell-properties fo:padding="0.097cm" fo:border-left="0.05pt solid #000000" fo:border-right="0.05pt solid #000000" fo:border-top="none" fo:border-bottom="0.05pt solid #000000"/>
    </style:style>
    <style:style style:name="Tabla3.B16" style:family="table-cell">
      <style:table-cell-properties fo:padding="0.097cm" fo:border-left="0.05pt solid #000000" fo:border-right="0.05pt solid #000000" fo:border-top="none" fo:border-bottom="0.05pt solid #000000"/>
    </style:style>
    <style:style style:name="Tabla3.B17" style:family="table-cell">
      <style:table-cell-properties fo:padding="0.097cm" fo:border-left="0.05pt solid #000000" fo:border-right="0.05pt solid #000000" fo:border-top="none" fo:border-bottom="0.05pt solid #000000"/>
    </style:style>
    <style:style style:name="Tabla3.B18" style:family="table-cell">
      <style:table-cell-properties fo:padding="0.097cm" fo:border-left="0.05pt solid #000000" fo:border-right="0.05pt solid #000000" fo:border-top="none" fo:border-bottom="0.05pt solid #000000"/>
    </style:style>
    <style:style style:name="Tabla3.B19" style:family="table-cell">
      <style:table-cell-properties fo:padding="0.097cm" fo:border-left="0.05pt solid #000000" fo:border-right="0.05pt solid #000000" fo:border-top="none" fo:border-bottom="0.05pt solid #000000"/>
    </style:style>
    <style:style style:name="Tabla3.B20" style:family="table-cell">
      <style:table-cell-properties fo:padding="0.097cm" fo:border-left="0.05pt solid #000000" fo:border-right="0.05pt solid #000000" fo:border-top="none" fo:border-bottom="0.05pt solid #000000"/>
    </style:style>
    <style:style style:name="Tabla3.B21" style:family="table-cell">
      <style:table-cell-properties fo:padding="0.097cm" fo:border-left="0.05pt solid #000000" fo:border-right="0.05pt solid #000000" fo:border-top="none" fo:border-bottom="0.05pt solid #000000"/>
    </style:style>
    <style:style style:name="Tabla3.B22" style:family="table-cell">
      <style:table-cell-properties fo:padding="0.097cm" fo:border-left="0.05pt solid #000000" fo:border-right="0.05pt solid #000000" fo:border-top="none" fo:border-bottom="0.05pt solid #000000"/>
    </style:style>
    <style:style style:name="Tabla3.B23" style:family="table-cell">
      <style:table-cell-properties fo:padding="0.097cm" fo:border-left="0.05pt solid #000000" fo:border-right="0.05pt solid #000000" fo:border-top="none" fo:border-bottom="0.05pt solid #000000"/>
    </style:style>
    <style:style style:name="Tabla3.B24" style:family="table-cell">
      <style:table-cell-properties fo:padding="0.097cm" fo:border-left="0.05pt solid #000000" fo:border-right="0.05pt solid #000000" fo:border-top="none" fo:border-bottom="0.05pt solid #000000"/>
    </style:style>
    <style:style style:name="Tabla3.B25" style:family="table-cell">
      <style:table-cell-properties fo:padding="0.097cm" fo:border-left="0.05pt solid #000000" fo:border-right="0.05pt solid #000000" fo:border-top="none" fo:border-bottom="0.05pt solid #000000"/>
    </style:style>
    <style:style style:name="Tabla3.B26" style:family="table-cell">
      <style:table-cell-properties fo:padding="0.097cm" fo:border-left="0.05pt solid #000000" fo:border-right="0.05pt solid #000000" fo:border-top="none" fo:border-bottom="0.05pt solid #000000"/>
    </style:style>
    <style:style style:name="Tabla3.B27" style:family="table-cell">
      <style:table-cell-properties fo:padding="0.097cm" fo:border-left="0.05pt solid #000000" fo:border-right="0.05pt solid #000000" fo:border-top="none" fo:border-bottom="0.05pt solid #000000"/>
    </style:style>
    <style:style style:name="Tabla3.B28" style:family="table-cell">
      <style:table-cell-properties fo:padding="0.097cm" fo:border-left="0.05pt solid #000000" fo:border-right="0.05pt solid #000000" fo:border-top="none" fo:border-bottom="0.05pt solid #000000"/>
    </style:style>
    <style:style style:name="Tabla3.B29" style:family="table-cell">
      <style:table-cell-properties fo:padding="0.097cm" fo:border-left="0.05pt solid #000000" fo:border-right="0.05pt solid #000000" fo:border-top="none" fo:border-bottom="0.05pt solid #000000"/>
    </style:style>
    <style:style style:name="Tabla3.B30" style:family="table-cell">
      <style:table-cell-properties fo:padding="0.097cm" fo:border-left="0.05pt solid #000000" fo:border-right="0.05pt solid #000000" fo:border-top="none" fo:border-bottom="0.05pt solid #000000"/>
    </style:style>
    <style:style style:name="Tabla3.B31" style:family="table-cell">
      <style:table-cell-properties fo:padding="0.097cm" fo:border-left="0.05pt solid #000000" fo:border-right="0.05pt solid #000000" fo:border-top="none" fo:border-bottom="0.05pt solid #000000"/>
    </style:style>
    <style:style style:name="Tabla3.B32" style:family="table-cell">
      <style:table-cell-properties fo:padding="0.097cm" fo:border-left="0.05pt solid #000000" fo:border-right="0.05pt solid #000000" fo:border-top="none" fo:border-bottom="0.05pt solid #000000"/>
    </style:style>
    <style:style style:name="Tabla3.B33" style:family="table-cell">
      <style:table-cell-properties fo:padding="0.097cm" fo:border-left="0.05pt solid #000000" fo:border-right="0.05pt solid #000000" fo:border-top="none" fo:border-bottom="0.05pt solid #000000"/>
    </style:style>
    <style:style style:name="Tabla3.B34" style:family="table-cell">
      <style:table-cell-properties fo:padding="0.097cm" fo:border-left="0.05pt solid #000000" fo:border-right="0.05pt solid #000000" fo:border-top="none" fo:border-bottom="0.05pt solid #000000"/>
    </style:style>
    <style:style style:name="Tabla3.B35" style:family="table-cell">
      <style:table-cell-properties fo:padding="0.097cm" fo:border-left="0.05pt solid #000000" fo:border-right="0.05pt solid #000000" fo:border-top="none" fo:border-bottom="0.05pt solid #000000"/>
    </style:style>
    <style:style style:name="Tabla3.B36" style:family="table-cell">
      <style:table-cell-properties fo:padding="0.097cm" fo:border-left="0.05pt solid #000000" fo:border-right="0.05pt solid #000000" fo:border-top="none" fo:border-bottom="0.05pt solid #000000"/>
    </style:style>
    <style:style style:name="Tabla3.B37" style:family="table-cell">
      <style:table-cell-properties fo:padding="0.097cm" fo:border-left="0.05pt solid #000000" fo:border-right="0.05pt solid #000000" fo:border-top="none" fo:border-bottom="0.05pt solid #000000"/>
    </style:style>
    <style:style style:name="Tabla3.B38" style:family="table-cell">
      <style:table-cell-properties fo:padding="0.097cm" fo:border-left="0.05pt solid #000000" fo:border-right="0.05pt solid #000000" fo:border-top="none" fo:border-bottom="0.05pt solid #000000"/>
    </style:style>
    <style:style style:name="Tabla3.B39" style:family="table-cell">
      <style:table-cell-properties fo:padding="0.097cm" fo:border-left="0.05pt solid #000000" fo:border-right="0.05pt solid #000000" fo:border-top="none" fo:border-bottom="0.05pt solid #000000"/>
    </style:style>
    <style:style style:name="Tabla3.B40" style:family="table-cell">
      <style:table-cell-properties fo:padding="0.097cm" fo:border-left="0.05pt solid #000000" fo:border-right="0.05pt solid #000000" fo:border-top="none" fo:border-bottom="0.05pt solid #000000"/>
    </style:style>
    <style:style style:name="Tabla3.B41" style:family="table-cell">
      <style:table-cell-properties fo:padding="0.097cm" fo:border-left="0.05pt solid #000000" fo:border-right="0.05pt solid #000000" fo:border-top="none" fo:border-bottom="0.05pt solid #000000"/>
    </style:style>
    <style:style style:name="Tabla3.B42" style:family="table-cell">
      <style:table-cell-properties fo:padding="0.097cm" fo:border-left="0.05pt solid #000000" fo:border-right="0.05pt solid #000000" fo:border-top="none" fo:border-bottom="0.05pt solid #000000"/>
    </style:style>
    <style:style style:name="Tabla3.B43" style:family="table-cell">
      <style:table-cell-properties fo:padding="0.097cm" fo:border-left="0.05pt solid #000000" fo:border-right="0.05pt solid #000000" fo:border-top="none" fo:border-bottom="0.05pt solid #000000"/>
    </style:style>
    <style:style style:name="Tabla3.B44" style:family="table-cell">
      <style:table-cell-properties fo:padding="0.097cm" fo:border-left="0.05pt solid #000000" fo:border-right="0.05pt solid #000000" fo:border-top="none" fo:border-bottom="0.05pt solid #000000"/>
    </style:style>
    <style:style style:name="Tabla3.B45" style:family="table-cell">
      <style:table-cell-properties fo:padding="0.097cm" fo:border-left="0.05pt solid #000000" fo:border-right="0.05pt solid #000000" fo:border-top="none" fo:border-bottom="0.05pt solid #000000"/>
    </style:style>
    <style:style style:name="Tabla3.B46" style:family="table-cell">
      <style:table-cell-properties fo:padding="0.097cm" fo:border-left="0.05pt solid #000000" fo:border-right="0.05pt solid #000000" fo:border-top="none" fo:border-bottom="0.05pt solid #000000"/>
    </style:style>
    <style:style style:name="Tabla3.B47" style:family="table-cell">
      <style:table-cell-properties fo:padding="0.097cm" fo:border-left="0.05pt solid #000000" fo:border-right="0.05pt solid #000000" fo:border-top="none" fo:border-bottom="0.05pt solid #000000"/>
    </style:style>
    <style:style style:name="Tabla3.B48" style:family="table-cell">
      <style:table-cell-properties fo:padding="0.097cm" fo:border-left="0.05pt solid #000000" fo:border-right="0.05pt solid #000000" fo:border-top="none" fo:border-bottom="0.05pt solid #000000"/>
    </style:style>
    <style:style style:name="Tabla3.B49" style:family="table-cell">
      <style:table-cell-properties fo:padding="0.097cm" fo:border-left="0.05pt solid #000000" fo:border-right="0.05pt solid #000000" fo:border-top="none" fo:border-bottom="0.05pt solid #000000"/>
    </style:style>
    <style:style style:name="Tabla3.B50" style:family="table-cell">
      <style:table-cell-properties fo:padding="0.097cm" fo:border-left="0.05pt solid #000000" fo:border-right="0.05pt solid #000000" fo:border-top="none" fo:border-bottom="0.05pt solid #000000"/>
    </style:style>
    <style:style style:name="Tabla3.B51" style:family="table-cell">
      <style:table-cell-properties fo:padding="0.097cm" fo:border-left="0.05pt solid #000000" fo:border-right="0.05pt solid #000000" fo:border-top="none" fo:border-bottom="0.05pt solid #000000"/>
    </style:style>
    <style:style style:name="Tabla3.B52" style:family="table-cell">
      <style:table-cell-properties fo:padding="0.097cm" fo:border-left="0.05pt solid #000000" fo:border-right="0.05pt solid #000000" fo:border-top="none" fo:border-bottom="0.05pt solid #000000"/>
    </style:style>
    <style:style style:name="Tabla3.B53" style:family="table-cell">
      <style:table-cell-properties fo:padding="0.097cm" fo:border-left="0.05pt solid #000000" fo:border-right="0.05pt solid #000000" fo:border-top="none" fo:border-bottom="0.05pt solid #000000"/>
    </style:style>
    <style:style style:name="Tabla3.B54" style:family="table-cell">
      <style:table-cell-properties fo:padding="0.097cm" fo:border-left="0.05pt solid #000000" fo:border-right="0.05pt solid #000000" fo:border-top="none" fo:border-bottom="0.05pt solid #000000"/>
    </style:style>
    <style:style style:name="Tabla3.B55" style:family="table-cell">
      <style:table-cell-properties fo:padding="0.097cm" fo:border-left="0.05pt solid #000000" fo:border-right="0.05pt solid #000000" fo:border-top="none" fo:border-bottom="0.05pt solid #000000"/>
    </style:style>
    <style:style style:name="Tabla3.B56" style:family="table-cell">
      <style:table-cell-properties fo:padding="0.097cm" fo:border-left="0.05pt solid #000000" fo:border-right="0.05pt solid #000000" fo:border-top="none" fo:border-bottom="0.05pt solid #000000"/>
    </style:style>
    <style:style style:name="Tabla3.B57" style:family="table-cell">
      <style:table-cell-properties fo:padding="0.097cm" fo:border-left="0.05pt solid #000000" fo:border-right="0.05pt solid #000000" fo:border-top="none" fo:border-bottom="0.05pt solid #000000"/>
    </style:style>
    <style:style style:name="Tabla3.B58" style:family="table-cell">
      <style:table-cell-properties fo:padding="0.097cm" fo:border-left="0.05pt solid #000000" fo:border-right="0.05pt solid #000000" fo:border-top="none" fo:border-bottom="0.05pt solid #000000"/>
    </style:style>
    <style:style style:name="Tabla3.B59" style:family="table-cell">
      <style:table-cell-properties fo:padding="0.097cm" fo:border-left="0.05pt solid #000000" fo:border-right="0.05pt solid #000000" fo:border-top="none" fo:border-bottom="0.05pt solid #000000"/>
    </style:style>
    <style:style style:name="Tabla3.B60" style:family="table-cell">
      <style:table-cell-properties fo:padding="0.097cm" fo:border-left="0.05pt solid #000000" fo:border-right="0.05pt solid #000000" fo:border-top="none" fo:border-bottom="0.05pt solid #000000"/>
    </style:style>
    <style:style style:name="Tabla3.B61" style:family="table-cell">
      <style:table-cell-properties fo:padding="0.097cm" fo:border-left="0.05pt solid #000000" fo:border-right="0.05pt solid #000000" fo:border-top="none" fo:border-bottom="0.05pt solid #000000"/>
    </style:style>
    <style:style style:name="Tabla3.B62" style:family="table-cell">
      <style:table-cell-properties fo:padding="0.097cm" fo:border-left="0.05pt solid #000000" fo:border-right="0.05pt solid #000000" fo:border-top="none" fo:border-bottom="0.05pt solid #000000"/>
    </style:style>
    <style:style style:name="Tabla3.B63" style:family="table-cell">
      <style:table-cell-properties fo:padding="0.097cm" fo:border-left="0.05pt solid #000000" fo:border-right="0.05pt solid #000000" fo:border-top="none" fo:border-bottom="0.05pt solid #000000"/>
    </style:style>
    <style:style style:name="Tabla3.B64" style:family="table-cell">
      <style:table-cell-properties fo:padding="0.097cm" fo:border-left="0.05pt solid #000000" fo:border-right="0.05pt solid #000000" fo:border-top="none" fo:border-bottom="0.05pt solid #000000"/>
    </style:style>
    <style:style style:name="Tabla3.B65" style:family="table-cell">
      <style:table-cell-properties fo:padding="0.097cm" fo:border-left="0.05pt solid #000000" fo:border-right="0.05pt solid #000000" fo:border-top="none" fo:border-bottom="0.05pt solid #000000"/>
    </style:style>
    <style:style style:name="Tabla3.B66" style:family="table-cell">
      <style:table-cell-properties fo:padding="0.097cm" fo:border-left="0.05pt solid #000000" fo:border-right="0.05pt solid #000000" fo:border-top="none" fo:border-bottom="0.05pt solid #000000"/>
    </style:style>
    <style:style style:name="Tabla3.B67" style:family="table-cell">
      <style:table-cell-properties fo:padding="0.097cm" fo:border-left="0.05pt solid #000000" fo:border-right="0.05pt solid #000000" fo:border-top="none" fo:border-bottom="0.05pt solid #000000"/>
    </style:style>
    <style:style style:name="Tabla3.B68" style:family="table-cell">
      <style:table-cell-properties fo:padding="0.097cm" fo:border-left="0.05pt solid #000000" fo:border-right="0.05pt solid #000000" fo:border-top="none" fo:border-bottom="0.05pt solid #000000"/>
    </style:style>
    <style:style style:name="Tabla3.B69" style:family="table-cell">
      <style:table-cell-properties fo:padding="0.097cm" fo:border-left="0.05pt solid #000000" fo:border-right="0.05pt solid #000000" fo:border-top="none" fo:border-bottom="0.05pt solid #000000"/>
    </style:style>
    <style:style style:name="Tabla3.B70" style:family="table-cell">
      <style:table-cell-properties fo:padding="0.097cm" fo:border-left="0.05pt solid #000000" fo:border-right="0.05pt solid #000000" fo:border-top="none" fo:border-bottom="0.05pt solid #000000"/>
    </style:style>
    <style:style style:name="Tabla3.B71" style:family="table-cell">
      <style:table-cell-properties fo:padding="0.097cm" fo:border-left="0.05pt solid #000000" fo:border-right="0.05pt solid #000000" fo:border-top="none" fo:border-bottom="0.05pt solid #000000"/>
    </style:style>
    <style:style style:name="Tabla3.B72" style:family="table-cell">
      <style:table-cell-properties fo:padding="0.097cm" fo:border-left="0.05pt solid #000000" fo:border-right="0.05pt solid #000000" fo:border-top="none" fo:border-bottom="0.05pt solid #000000"/>
    </style:style>
    <style:style style:name="Tabla3.B73" style:family="table-cell">
      <style:table-cell-properties fo:padding="0.097cm" fo:border-left="0.05pt solid #000000" fo:border-right="0.05pt solid #000000" fo:border-top="none" fo:border-bottom="0.05pt solid #000000"/>
    </style:style>
    <style:style style:name="Tabla3.B74" style:family="table-cell">
      <style:table-cell-properties fo:padding="0.097cm" fo:border-left="0.05pt solid #000000" fo:border-right="0.05pt solid #000000" fo:border-top="none" fo:border-bottom="0.05pt solid #000000"/>
    </style:style>
    <style:style style:name="Tabla3.B75" style:family="table-cell">
      <style:table-cell-properties fo:padding="0.097cm" fo:border-left="0.05pt solid #000000" fo:border-right="0.05pt solid #000000" fo:border-top="none" fo:border-bottom="0.05pt solid #000000"/>
    </style:style>
    <style:style style:name="Tabla3.B76" style:family="table-cell">
      <style:table-cell-properties fo:padding="0.097cm" fo:border-left="0.05pt solid #000000" fo:border-right="0.05pt solid #000000" fo:border-top="none" fo:border-bottom="0.05pt solid #000000"/>
    </style:style>
    <style:style style:name="Tabla3.B77" style:family="table-cell">
      <style:table-cell-properties fo:padding="0.097cm" fo:border-left="0.05pt solid #000000" fo:border-right="0.05pt solid #000000" fo:border-top="none" fo:border-bottom="0.05pt solid #000000"/>
    </style:style>
    <style:style style:name="Tabla3.B78" style:family="table-cell">
      <style:table-cell-properties fo:padding="0.097cm" fo:border-left="0.05pt solid #000000" fo:border-right="0.05pt solid #000000" fo:border-top="none" fo:border-bottom="0.05pt solid #000000"/>
    </style:style>
    <style:style style:name="Tabla3.B79" style:family="table-cell">
      <style:table-cell-properties fo:padding="0.097cm" fo:border-left="0.05pt solid #000000" fo:border-right="0.05pt solid #000000" fo:border-top="none" fo:border-bottom="0.05pt solid #000000"/>
    </style:style>
    <style:style style:name="Tabla3.B80" style:family="table-cell">
      <style:table-cell-properties fo:padding="0.097cm" fo:border-left="0.05pt solid #000000" fo:border-right="0.05pt solid #000000" fo:border-top="none" fo:border-bottom="0.05pt solid #000000"/>
    </style:style>
    <style:style style:name="Tabla3.B81" style:family="table-cell">
      <style:table-cell-properties fo:padding="0.097cm" fo:border-left="0.05pt solid #000000" fo:border-right="0.05pt solid #000000" fo:border-top="none" fo:border-bottom="0.05pt solid #000000"/>
    </style:style>
    <style:style style:name="Tabla3.B82" style:family="table-cell">
      <style:table-cell-properties fo:padding="0.097cm" fo:border-left="0.05pt solid #000000" fo:border-right="0.05pt solid #000000" fo:border-top="none" fo:border-bottom="0.05pt solid #000000"/>
    </style:style>
    <style:style style:name="Tabla3.B83" style:family="table-cell">
      <style:table-cell-properties fo:padding="0.097cm" fo:border-left="0.05pt solid #000000" fo:border-right="0.05pt solid #000000" fo:border-top="none" fo:border-bottom="0.05pt solid #000000"/>
    </style:style>
    <style:style style:name="Tabla3.B84" style:family="table-cell">
      <style:table-cell-properties fo:padding="0.097cm" fo:border-left="0.05pt solid #000000" fo:border-right="0.05pt solid #000000" fo:border-top="none" fo:border-bottom="0.05pt solid #000000"/>
    </style:style>
    <style:style style:name="Tabla3.B85" style:family="table-cell">
      <style:table-cell-properties fo:padding="0.097cm" fo:border-left="0.05pt solid #000000" fo:border-right="0.05pt solid #000000" fo:border-top="none" fo:border-bottom="0.05pt solid #000000"/>
    </style:style>
    <style:style style:name="Tabla3.B86" style:family="table-cell">
      <style:table-cell-properties fo:padding="0.097cm" fo:border-left="0.05pt solid #000000" fo:border-right="0.05pt solid #000000" fo:border-top="none" fo:border-bottom="0.05pt solid #000000"/>
    </style:style>
    <style:style style:name="Tabla3.B87" style:family="table-cell">
      <style:table-cell-properties fo:padding="0.097cm" fo:border-left="0.05pt solid #000000" fo:border-right="0.05pt solid #000000" fo:border-top="none" fo:border-bottom="0.05pt solid #000000"/>
    </style:style>
    <style:style style:name="Tabla3.B88" style:family="table-cell">
      <style:table-cell-properties fo:padding="0.097cm" fo:border-left="0.05pt solid #000000" fo:border-right="0.05pt solid #000000" fo:border-top="none" fo:border-bottom="0.05pt solid #000000"/>
    </style:style>
    <style:style style:name="Tabla3.B89" style:family="table-cell">
      <style:table-cell-properties fo:padding="0.097cm" fo:border-left="0.05pt solid #000000" fo:border-right="0.05pt solid #000000" fo:border-top="none" fo:border-bottom="0.05pt solid #000000"/>
    </style:style>
    <style:style style:name="Tabla3.B90" style:family="table-cell">
      <style:table-cell-properties fo:padding="0.097cm" fo:border-left="0.05pt solid #000000" fo:border-right="0.05pt solid #000000" fo:border-top="none" fo:border-bottom="0.05pt solid #000000"/>
    </style:style>
    <style:style style:name="Tabla3.B91" style:family="table-cell">
      <style:table-cell-properties fo:padding="0.097cm" fo:border-left="0.05pt solid #000000" fo:border-right="0.05pt solid #000000" fo:border-top="none" fo:border-bottom="0.05pt solid #000000"/>
    </style:style>
    <style:style style:name="Tabla3.B92" style:family="table-cell">
      <style:table-cell-properties fo:padding="0.097cm" fo:border-left="0.05pt solid #000000" fo:border-right="0.05pt solid #000000" fo:border-top="none" fo:border-bottom="0.05pt solid #000000"/>
    </style:style>
    <style:style style:name="Tabla3.B93" style:family="table-cell">
      <style:table-cell-properties fo:padding="0.097cm" fo:border-left="0.05pt solid #000000" fo:border-right="0.05pt solid #000000" fo:border-top="none" fo:border-bottom="0.05pt solid #000000"/>
    </style:style>
    <style:style style:name="Tabla3.B94" style:family="table-cell">
      <style:table-cell-properties fo:padding="0.097cm" fo:border-left="0.05pt solid #000000" fo:border-right="0.05pt solid #000000" fo:border-top="none" fo:border-bottom="0.05pt solid #000000"/>
    </style:style>
    <style:style style:name="Tabla3.B95" style:family="table-cell">
      <style:table-cell-properties fo:padding="0.097cm" fo:border-left="0.05pt solid #000000" fo:border-right="0.05pt solid #000000" fo:border-top="none" fo:border-bottom="0.05pt solid #000000"/>
    </style:style>
    <style:style style:name="Tabla3.B96" style:family="table-cell">
      <style:table-cell-properties fo:padding="0.097cm" fo:border-left="0.05pt solid #000000" fo:border-right="0.05pt solid #000000" fo:border-top="none" fo:border-bottom="0.05pt solid #000000"/>
    </style:style>
    <style:style style:name="Tabla3.B97" style:family="table-cell">
      <style:table-cell-properties fo:padding="0.097cm" fo:border-left="0.05pt solid #000000" fo:border-right="0.05pt solid #000000" fo:border-top="none" fo:border-bottom="0.05pt solid #000000"/>
    </style:style>
    <style:style style:name="Tabla3.B98" style:family="table-cell">
      <style:table-cell-properties fo:padding="0.097cm" fo:border-left="0.05pt solid #000000" fo:border-right="0.05pt solid #000000" fo:border-top="none" fo:border-bottom="0.05pt solid #000000"/>
    </style:style>
    <style:style style:name="Tabla3.B99" style:family="table-cell">
      <style:table-cell-properties fo:padding="0.097cm" fo:border-left="0.05pt solid #000000" fo:border-right="0.05pt solid #000000" fo:border-top="none" fo:border-bottom="0.05pt solid #000000"/>
    </style:style>
    <style:style style:name="Tabla3.B100" style:family="table-cell">
      <style:table-cell-properties fo:padding="0.097cm" fo:border-left="0.05pt solid #000000" fo:border-right="0.05pt solid #000000" fo:border-top="none" fo:border-bottom="0.05pt solid #000000"/>
    </style:style>
    <style:style style:name="Tabla3.B101" style:family="table-cell">
      <style:table-cell-properties fo:padding="0.097cm" fo:border-left="0.05pt solid #000000" fo:border-right="0.05pt solid #000000" fo:border-top="none" fo:border-bottom="0.05pt solid #000000"/>
    </style:style>
    <style:style style:name="Tabla3.B102" style:family="table-cell">
      <style:table-cell-properties fo:padding="0.097cm" fo:border-left="0.05pt solid #000000" fo:border-right="0.05pt solid #000000" fo:border-top="none" fo:border-bottom="0.05pt solid #000000"/>
    </style:style>
    <style:style style:name="Tabla3.B103" style:family="table-cell">
      <style:table-cell-properties fo:padding="0.097cm" fo:border-left="0.05pt solid #000000" fo:border-right="0.05pt solid #000000" fo:border-top="none" fo:border-bottom="0.05pt solid #000000"/>
    </style:style>
    <style:style style:name="Tabla3.B104" style:family="table-cell">
      <style:table-cell-properties fo:padding="0.097cm" fo:border-left="0.05pt solid #000000" fo:border-right="0.05pt solid #000000" fo:border-top="none" fo:border-bottom="0.05pt solid #000000"/>
    </style:style>
    <style:style style:name="Tabla3.B105" style:family="table-cell">
      <style:table-cell-properties fo:padding="0.097cm" fo:border-left="0.05pt solid #000000" fo:border-right="0.05pt solid #000000" fo:border-top="none" fo:border-bottom="0.05pt solid #000000"/>
    </style:style>
    <style:style style:name="Tabla3.B106" style:family="table-cell">
      <style:table-cell-properties fo:padding="0.097cm" fo:border-left="0.05pt solid #000000" fo:border-right="0.05pt solid #000000" fo:border-top="none" fo:border-bottom="0.05pt solid #000000"/>
    </style:style>
    <style:style style:name="Tabla3.B107" style:family="table-cell">
      <style:table-cell-properties fo:padding="0.097cm" fo:border-left="0.05pt solid #000000" fo:border-right="0.05pt solid #000000" fo:border-top="none" fo:border-bottom="0.05pt solid #000000"/>
    </style:style>
    <style:style style:name="Tabla3.B108" style:family="table-cell">
      <style:table-cell-properties fo:padding="0.097cm" fo:border-left="0.05pt solid #000000" fo:border-right="0.05pt solid #000000" fo:border-top="none" fo:border-bottom="0.05pt solid #000000"/>
    </style:style>
    <style:style style:name="Tabla3.B109" style:family="table-cell">
      <style:table-cell-properties fo:padding="0.097cm" fo:border-left="0.05pt solid #000000" fo:border-right="0.05pt solid #000000" fo:border-top="none" fo:border-bottom="0.05pt solid #000000"/>
    </style:style>
    <style:style style:name="Tabla3.B110" style:family="table-cell">
      <style:table-cell-properties fo:padding="0.097cm" fo:border-left="0.05pt solid #000000" fo:border-right="0.05pt solid #000000" fo:border-top="none" fo:border-bottom="0.05pt solid #000000"/>
    </style:style>
    <style:style style:name="Tabla3.B111" style:family="table-cell">
      <style:table-cell-properties fo:padding="0.097cm" fo:border-left="0.05pt solid #000000" fo:border-right="0.05pt solid #000000" fo:border-top="none" fo:border-bottom="0.05pt solid #000000"/>
    </style:style>
    <style:style style:name="Tabla3.B112" style:family="table-cell">
      <style:table-cell-properties fo:padding="0.097cm" fo:border-left="0.05pt solid #000000" fo:border-right="0.05pt solid #000000" fo:border-top="none" fo:border-bottom="0.05pt solid #000000"/>
    </style:style>
    <style:style style:name="Tabla3.B113" style:family="table-cell">
      <style:table-cell-properties fo:padding="0.097cm" fo:border-left="0.05pt solid #000000" fo:border-right="0.05pt solid #000000" fo:border-top="none" fo:border-bottom="0.05pt solid #000000"/>
    </style:style>
    <style:style style:name="Tabla3.B114" style:family="table-cell">
      <style:table-cell-properties fo:padding="0.097cm" fo:border-left="0.05pt solid #000000" fo:border-right="0.05pt solid #000000" fo:border-top="none" fo:border-bottom="0.05pt solid #000000"/>
    </style:style>
    <style:style style:name="Tabla3.B115" style:family="table-cell">
      <style:table-cell-properties fo:padding="0.097cm" fo:border-left="0.05pt solid #000000" fo:border-right="0.05pt solid #000000" fo:border-top="none" fo:border-bottom="0.05pt solid #000000"/>
    </style:style>
    <style:style style:name="Tabla3.B116" style:family="table-cell">
      <style:table-cell-properties fo:padding="0.097cm" fo:border-left="0.05pt solid #000000" fo:border-right="0.05pt solid #000000" fo:border-top="none" fo:border-bottom="0.05pt solid #000000"/>
    </style:style>
    <style:style style:name="Tabla3.B117" style:family="table-cell">
      <style:table-cell-properties fo:padding="0.097cm" fo:border-left="0.05pt solid #000000" fo:border-right="0.05pt solid #000000" fo:border-top="none" fo:border-bottom="0.05pt solid #000000"/>
    </style:style>
    <style:style style:name="Tabla3.B118" style:family="table-cell">
      <style:table-cell-properties fo:padding="0.097cm" fo:border-left="0.05pt solid #000000" fo:border-right="0.05pt solid #000000" fo:border-top="none" fo:border-bottom="0.05pt solid #000000"/>
    </style:style>
    <style:style style:name="Tabla3.B119" style:family="table-cell">
      <style:table-cell-properties fo:padding="0.097cm" fo:border-left="0.05pt solid #000000" fo:border-right="0.05pt solid #000000" fo:border-top="none" fo:border-bottom="0.05pt solid #000000"/>
    </style:style>
    <style:style style:name="Tabla3.B120" style:family="table-cell">
      <style:table-cell-properties fo:padding="0.097cm" fo:border-left="0.05pt solid #000000" fo:border-right="0.05pt solid #000000" fo:border-top="none" fo:border-bottom="0.05pt solid #000000"/>
    </style:style>
    <style:style style:name="Tabla3.B121" style:family="table-cell">
      <style:table-cell-properties fo:padding="0.097cm" fo:border-left="0.05pt solid #000000" fo:border-right="0.05pt solid #000000" fo:border-top="none" fo:border-bottom="0.05pt solid #000000"/>
    </style:style>
    <style:style style:name="Tabla3.B122" style:family="table-cell">
      <style:table-cell-properties fo:padding="0.097cm" fo:border-left="0.05pt solid #000000" fo:border-right="0.05pt solid #000000" fo:border-top="none" fo:border-bottom="0.05pt solid #000000"/>
    </style:style>
    <style:style style:name="Tabla3.B123" style:family="table-cell">
      <style:table-cell-properties fo:padding="0.097cm" fo:border-left="0.05pt solid #000000" fo:border-right="0.05pt solid #000000" fo:border-top="none" fo:border-bottom="0.05pt solid #000000"/>
    </style:style>
    <style:style style:name="Tabla3.B124" style:family="table-cell">
      <style:table-cell-properties fo:padding="0.097cm" fo:border-left="0.05pt solid #000000" fo:border-right="0.05pt solid #000000" fo:border-top="none" fo:border-bottom="0.05pt solid #000000"/>
    </style:style>
    <style:style style:name="Tabla3.B125" style:family="table-cell">
      <style:table-cell-properties fo:padding="0.097cm" fo:border-left="0.05pt solid #000000" fo:border-right="0.05pt solid #000000" fo:border-top="none" fo:border-bottom="0.05pt solid #000000"/>
    </style:style>
    <style:style style:name="Tabla3.B126" style:family="table-cell">
      <style:table-cell-properties fo:padding="0.097cm" fo:border-left="0.05pt solid #000000" fo:border-right="0.05pt solid #000000" fo:border-top="none" fo:border-bottom="0.05pt solid #000000"/>
    </style:style>
    <style:style style:name="Tabla3.B127" style:family="table-cell">
      <style:table-cell-properties fo:padding="0.097cm" fo:border-left="0.05pt solid #000000" fo:border-right="0.05pt solid #000000" fo:border-top="none" fo:border-bottom="0.05pt solid #000000"/>
    </style:style>
    <style:style style:name="Tabla3.B128" style:family="table-cell">
      <style:table-cell-properties fo:padding="0.097cm" fo:border-left="0.05pt solid #000000" fo:border-right="0.05pt solid #000000" fo:border-top="none" fo:border-bottom="0.05pt solid #000000"/>
    </style:style>
    <style:style style:name="Tabla3.B129" style:family="table-cell">
      <style:table-cell-properties fo:padding="0.097cm" fo:border-left="0.05pt solid #000000" fo:border-right="0.05pt solid #000000" fo:border-top="none" fo:border-bottom="0.05pt solid #000000"/>
    </style:style>
    <style:style style:name="Tabla3.B130" style:family="table-cell">
      <style:table-cell-properties fo:padding="0.097cm" fo:border-left="0.05pt solid #000000" fo:border-right="0.05pt solid #000000" fo:border-top="none" fo:border-bottom="0.05pt solid #000000"/>
    </style:style>
    <style:style style:name="Tabla3.B131" style:family="table-cell">
      <style:table-cell-properties fo:padding="0.097cm" fo:border-left="0.05pt solid #000000" fo:border-right="0.05pt solid #000000" fo:border-top="none" fo:border-bottom="0.05pt solid #000000"/>
    </style:style>
    <style:style style:name="Tabla3.B132" style:family="table-cell">
      <style:table-cell-properties fo:padding="0.097cm" fo:border-left="0.05pt solid #000000" fo:border-right="0.05pt solid #000000" fo:border-top="none" fo:border-bottom="0.05pt solid #000000"/>
    </style:style>
    <style:style style:name="Tabla3.B133" style:family="table-cell">
      <style:table-cell-properties fo:padding="0.097cm" fo:border-left="0.05pt solid #000000" fo:border-right="0.05pt solid #000000" fo:border-top="none" fo:border-bottom="0.05pt solid #000000"/>
    </style:style>
    <style:style style:name="Tabla3.B134" style:family="table-cell">
      <style:table-cell-properties fo:padding="0.097cm" fo:border-left="0.05pt solid #000000" fo:border-right="0.05pt solid #000000" fo:border-top="none" fo:border-bottom="0.05pt solid #000000"/>
    </style:style>
    <style:style style:name="Tabla3.B135" style:family="table-cell">
      <style:table-cell-properties fo:padding="0.097cm" fo:border-left="0.05pt solid #000000" fo:border-right="0.05pt solid #000000" fo:border-top="none" fo:border-bottom="0.05pt solid #000000"/>
    </style:style>
    <style:style style:name="Tabla3.B136" style:family="table-cell">
      <style:table-cell-properties fo:padding="0.097cm" fo:border-left="0.05pt solid #000000" fo:border-right="0.05pt solid #000000" fo:border-top="none" fo:border-bottom="0.05pt solid #000000"/>
    </style:style>
    <style:style style:name="Tabla3.B137" style:family="table-cell">
      <style:table-cell-properties fo:padding="0.097cm" fo:border-left="0.05pt solid #000000" fo:border-right="0.05pt solid #000000" fo:border-top="none" fo:border-bottom="0.05pt solid #000000"/>
    </style:style>
    <style:style style:name="Tabla3.B138" style:family="table-cell">
      <style:table-cell-properties fo:padding="0.097cm" fo:border-left="0.05pt solid #000000" fo:border-right="0.05pt solid #000000" fo:border-top="none" fo:border-bottom="0.05pt solid #000000"/>
    </style:style>
    <style:style style:name="Tabla3.B139" style:family="table-cell">
      <style:table-cell-properties fo:padding="0.097cm" fo:border-left="0.05pt solid #000000" fo:border-right="0.05pt solid #000000" fo:border-top="none" fo:border-bottom="0.05pt solid #000000"/>
    </style:style>
    <style:style style:name="Tabla3.B140" style:family="table-cell">
      <style:table-cell-properties fo:padding="0.097cm" fo:border-left="0.05pt solid #000000" fo:border-right="0.05pt solid #000000" fo:border-top="none" fo:border-bottom="0.05pt solid #000000"/>
    </style:style>
    <style:style style:name="Tabla3.B141" style:family="table-cell">
      <style:table-cell-properties fo:padding="0.097cm" fo:border-left="0.05pt solid #000000" fo:border-right="0.05pt solid #000000" fo:border-top="none" fo:border-bottom="0.05pt solid #000000"/>
    </style:style>
    <style:style style:name="Tabla3.B142" style:family="table-cell">
      <style:table-cell-properties fo:padding="0.097cm" fo:border-left="0.05pt solid #000000" fo:border-right="0.05pt solid #000000" fo:border-top="none" fo:border-bottom="0.05pt solid #000000"/>
    </style:style>
    <style:style style:name="Tabla3.B143" style:family="table-cell">
      <style:table-cell-properties fo:padding="0.097cm" fo:border-left="0.05pt solid #000000" fo:border-right="0.05pt solid #000000" fo:border-top="none" fo:border-bottom="0.05pt solid #000000"/>
    </style:style>
    <style:style style:name="Tabla3.B144" style:family="table-cell">
      <style:table-cell-properties fo:padding="0.097cm" fo:border-left="0.05pt solid #000000" fo:border-right="0.05pt solid #000000" fo:border-top="none" fo:border-bottom="0.05pt solid #000000"/>
    </style:style>
    <style:style style:name="Tabla3.B145" style:family="table-cell">
      <style:table-cell-properties fo:padding="0.097cm" fo:border-left="0.05pt solid #000000" fo:border-right="0.05pt solid #000000" fo:border-top="none" fo:border-bottom="0.05pt solid #000000"/>
    </style:style>
    <style:style style:name="Tabla3.B146" style:family="table-cell">
      <style:table-cell-properties fo:padding="0.097cm" fo:border-left="0.05pt solid #000000" fo:border-right="0.05pt solid #000000" fo:border-top="none" fo:border-bottom="0.05pt solid #000000"/>
    </style:style>
    <style:style style:name="Tabla3.B147" style:family="table-cell">
      <style:table-cell-properties fo:padding="0.097cm" fo:border-left="0.05pt solid #000000" fo:border-right="0.05pt solid #000000" fo:border-top="none" fo:border-bottom="0.05pt solid #000000"/>
    </style:style>
    <style:style style:name="Tabla3.B148" style:family="table-cell">
      <style:table-cell-properties fo:padding="0.097cm" fo:border-left="0.05pt solid #000000" fo:border-right="0.05pt solid #000000" fo:border-top="none" fo:border-bottom="0.05pt solid #000000"/>
    </style:style>
    <style:style style:name="Tabla3.B149" style:family="table-cell">
      <style:table-cell-properties fo:padding="0.097cm" fo:border-left="0.05pt solid #000000" fo:border-right="0.05pt solid #000000" fo:border-top="none" fo:border-bottom="0.05pt solid #000000"/>
    </style:style>
    <style:style style:name="Tabla3.B150" style:family="table-cell">
      <style:table-cell-properties fo:padding="0.097cm" fo:border-left="0.05pt solid #000000" fo:border-right="0.05pt solid #000000" fo:border-top="none" fo:border-bottom="0.05pt solid #000000"/>
    </style:style>
    <style:style style:name="Tabla3.B151" style:family="table-cell">
      <style:table-cell-properties fo:padding="0.097cm" fo:border-left="0.05pt solid #000000" fo:border-right="0.05pt solid #000000" fo:border-top="none" fo:border-bottom="0.05pt solid #000000"/>
    </style:style>
    <style:style style:name="Tabla3.B152" style:family="table-cell">
      <style:table-cell-properties fo:padding="0.097cm" fo:border-left="0.05pt solid #000000" fo:border-right="0.05pt solid #000000" fo:border-top="none" fo:border-bottom="0.05pt solid #000000"/>
    </style:style>
    <style:style style:name="Tabla3.B153" style:family="table-cell">
      <style:table-cell-properties fo:padding="0.097cm" fo:border-left="0.05pt solid #000000" fo:border-right="0.05pt solid #000000" fo:border-top="none" fo:border-bottom="0.05pt solid #000000"/>
    </style:style>
    <style:style style:name="Tabla3.B154" style:family="table-cell">
      <style:table-cell-properties fo:padding="0.097cm" fo:border-left="0.05pt solid #000000" fo:border-right="0.05pt solid #000000" fo:border-top="none" fo:border-bottom="0.05pt solid #000000"/>
    </style:style>
    <style:style style:name="Tabla3.B155" style:family="table-cell">
      <style:table-cell-properties fo:padding="0.097cm" fo:border-left="0.05pt solid #000000" fo:border-right="0.05pt solid #000000" fo:border-top="none" fo:border-bottom="0.05pt solid #000000"/>
    </style:style>
    <style:style style:name="Tabla3.B156" style:family="table-cell">
      <style:table-cell-properties fo:padding="0.097cm" fo:border-left="0.05pt solid #000000" fo:border-right="0.05pt solid #000000" fo:border-top="none" fo:border-bottom="0.05pt solid #000000"/>
    </style:style>
    <style:style style:name="Tabla3.B157" style:family="table-cell">
      <style:table-cell-properties fo:padding="0.097cm" fo:border-left="0.05pt solid #000000" fo:border-right="0.05pt solid #000000" fo:border-top="none" fo:border-bottom="0.05pt solid #000000"/>
    </style:style>
    <style:style style:name="Tabla3.B158" style:family="table-cell">
      <style:table-cell-properties fo:padding="0.097cm" fo:border-left="0.05pt solid #000000" fo:border-right="0.05pt solid #000000" fo:border-top="none" fo:border-bottom="0.05pt solid #000000"/>
    </style:style>
    <style:style style:name="Tabla3.B159" style:family="table-cell">
      <style:table-cell-properties fo:padding="0.097cm" fo:border-left="0.05pt solid #000000" fo:border-right="0.05pt solid #000000" fo:border-top="none" fo:border-bottom="0.05pt solid #000000"/>
    </style:style>
    <style:style style:name="Tabla3.B160" style:family="table-cell">
      <style:table-cell-properties fo:padding="0.097cm" fo:border-left="0.05pt solid #000000" fo:border-right="0.05pt solid #000000" fo:border-top="none" fo:border-bottom="0.05pt solid #000000"/>
    </style:style>
    <style:style style:name="Tabla3.B161" style:family="table-cell">
      <style:table-cell-properties fo:padding="0.097cm" fo:border-left="0.05pt solid #000000" fo:border-right="0.05pt solid #000000" fo:border-top="none" fo:border-bottom="0.05pt solid #000000"/>
    </style:style>
    <style:style style:name="Tabla3.B162" style:family="table-cell">
      <style:table-cell-properties fo:padding="0.097cm" fo:border-left="0.05pt solid #000000" fo:border-right="0.05pt solid #000000" fo:border-top="none" fo:border-bottom="0.05pt solid #000000"/>
    </style:style>
    <style:style style:name="Tabla3.B163" style:family="table-cell">
      <style:table-cell-properties fo:padding="0.097cm" fo:border-left="0.05pt solid #000000" fo:border-right="0.05pt solid #000000" fo:border-top="none" fo:border-bottom="0.05pt solid #000000"/>
    </style:style>
    <style:style style:name="Tabla3.B164" style:family="table-cell">
      <style:table-cell-properties fo:padding="0.097cm" fo:border-left="0.05pt solid #000000" fo:border-right="0.05pt solid #000000" fo:border-top="none" fo:border-bottom="0.05pt solid #000000"/>
    </style:style>
    <style:style style:name="Tabla3.B165" style:family="table-cell">
      <style:table-cell-properties fo:padding="0.097cm" fo:border-left="0.05pt solid #000000" fo:border-right="0.05pt solid #000000" fo:border-top="none" fo:border-bottom="0.05pt solid #000000"/>
    </style:style>
    <style:style style:name="Tabla3.B166" style:family="table-cell">
      <style:table-cell-properties fo:padding="0.097cm" fo:border-left="0.05pt solid #000000" fo:border-right="0.05pt solid #000000" fo:border-top="none" fo:border-bottom="0.05pt solid #000000"/>
    </style:style>
    <style:style style:name="Tabla3.B167" style:family="table-cell">
      <style:table-cell-properties fo:padding="0.097cm" fo:border-left="0.05pt solid #000000" fo:border-right="0.05pt solid #000000" fo:border-top="none" fo:border-bottom="0.05pt solid #000000"/>
    </style:style>
    <style:style style:name="Tabla3.B168" style:family="table-cell">
      <style:table-cell-properties fo:padding="0.097cm" fo:border-left="0.05pt solid #000000" fo:border-right="0.05pt solid #000000" fo:border-top="none" fo:border-bottom="0.05pt solid #000000"/>
    </style:style>
    <style:style style:name="Tabla3.B169" style:family="table-cell">
      <style:table-cell-properties fo:padding="0.097cm" fo:border-left="0.05pt solid #000000" fo:border-right="0.05pt solid #000000" fo:border-top="none" fo:border-bottom="0.05pt solid #000000"/>
    </style:style>
    <style:style style:name="Tabla3.B170" style:family="table-cell">
      <style:table-cell-properties fo:padding="0.097cm" fo:border-left="0.05pt solid #000000" fo:border-right="0.05pt solid #000000" fo:border-top="none" fo:border-bottom="0.05pt solid #000000"/>
    </style:style>
    <style:style style:name="Tabla3.B171" style:family="table-cell">
      <style:table-cell-properties fo:padding="0.097cm" fo:border-left="0.05pt solid #000000" fo:border-right="0.05pt solid #000000" fo:border-top="none" fo:border-bottom="0.05pt solid #000000"/>
    </style:style>
    <style:style style:name="Tabla3.B172" style:family="table-cell">
      <style:table-cell-properties fo:padding="0.097cm" fo:border-left="0.05pt solid #000000" fo:border-right="0.05pt solid #000000" fo:border-top="none" fo:border-bottom="0.05pt solid #000000"/>
    </style:style>
    <style:style style:name="Tabla3.B173" style:family="table-cell">
      <style:table-cell-properties fo:padding="0.097cm" fo:border-left="0.05pt solid #000000" fo:border-right="0.05pt solid #000000" fo:border-top="none" fo:border-bottom="0.05pt solid #000000"/>
    </style:style>
    <style:style style:name="Tabla3.B174" style:family="table-cell">
      <style:table-cell-properties fo:padding="0.097cm" fo:border-left="0.05pt solid #000000" fo:border-right="0.05pt solid #000000" fo:border-top="none" fo:border-bottom="0.05pt solid #000000"/>
    </style:style>
    <style:style style:name="Tabla3.B175" style:family="table-cell">
      <style:table-cell-properties fo:padding="0.097cm" fo:border-left="0.05pt solid #000000" fo:border-right="0.05pt solid #000000" fo:border-top="none" fo:border-bottom="0.05pt solid #000000"/>
    </style:style>
    <style:style style:name="Tabla3.B176" style:family="table-cell">
      <style:table-cell-properties fo:padding="0.097cm" fo:border-left="0.05pt solid #000000" fo:border-right="0.05pt solid #000000" fo:border-top="none" fo:border-bottom="0.05pt solid #000000"/>
    </style:style>
    <style:style style:name="Tabla3.B177" style:family="table-cell">
      <style:table-cell-properties fo:padding="0.097cm" fo:border-left="0.05pt solid #000000" fo:border-right="0.05pt solid #000000" fo:border-top="none" fo:border-bottom="0.05pt solid #000000"/>
    </style:style>
    <style:style style:name="Tabla3.B178" style:family="table-cell">
      <style:table-cell-properties fo:padding="0.097cm" fo:border-left="0.05pt solid #000000" fo:border-right="0.05pt solid #000000" fo:border-top="none" fo:border-bottom="0.05pt solid #000000"/>
    </style:style>
    <style:style style:name="Tabla3.B179" style:family="table-cell">
      <style:table-cell-properties fo:padding="0.097cm" fo:border-left="0.05pt solid #000000" fo:border-right="0.05pt solid #000000" fo:border-top="none" fo:border-bottom="0.05pt solid #000000"/>
    </style:style>
    <style:style style:name="Tabla3.B180" style:family="table-cell">
      <style:table-cell-properties fo:padding="0.097cm" fo:border-left="0.05pt solid #000000" fo:border-right="0.05pt solid #000000" fo:border-top="none" fo:border-bottom="0.05pt solid #000000"/>
    </style:style>
    <style:style style:name="Tabla3.B181" style:family="table-cell">
      <style:table-cell-properties fo:padding="0.097cm" fo:border-left="0.05pt solid #000000" fo:border-right="0.05pt solid #000000" fo:border-top="none" fo:border-bottom="0.05pt solid #000000"/>
    </style:style>
    <style:style style:name="Tabla3.B182" style:family="table-cell">
      <style:table-cell-properties fo:padding="0.097cm" fo:border-left="0.05pt solid #000000" fo:border-right="0.05pt solid #000000" fo:border-top="none" fo:border-bottom="0.05pt solid #000000"/>
    </style:style>
    <style:style style:name="Tabla3.B183" style:family="table-cell">
      <style:table-cell-properties fo:padding="0.097cm" fo:border-left="0.05pt solid #000000" fo:border-right="0.05pt solid #000000" fo:border-top="none" fo:border-bottom="0.05pt solid #000000"/>
    </style:style>
    <style:style style:name="Tabla3.B184" style:family="table-cell">
      <style:table-cell-properties fo:padding="0.097cm" fo:border-left="0.05pt solid #000000" fo:border-right="0.05pt solid #000000" fo:border-top="none" fo:border-bottom="0.05pt solid #000000"/>
    </style:style>
    <style:style style:name="Tabla3.B185" style:family="table-cell">
      <style:table-cell-properties fo:padding="0.097cm" fo:border-left="0.05pt solid #000000" fo:border-right="0.05pt solid #000000" fo:border-top="none" fo:border-bottom="0.05pt solid #000000"/>
    </style:style>
    <style:style style:name="Tabla3.B186" style:family="table-cell">
      <style:table-cell-properties fo:padding="0.097cm" fo:border-left="0.05pt solid #000000" fo:border-right="0.05pt solid #000000" fo:border-top="none" fo:border-bottom="0.05pt solid #000000"/>
    </style:style>
    <style:style style:name="Tabla3.B187" style:family="table-cell">
      <style:table-cell-properties fo:padding="0.097cm" fo:border-left="0.05pt solid #000000" fo:border-right="0.05pt solid #000000" fo:border-top="none" fo:border-bottom="0.05pt solid #000000"/>
    </style:style>
    <style:style style:name="Tabla3.B188" style:family="table-cell">
      <style:table-cell-properties fo:padding="0.097cm" fo:border-left="0.05pt solid #000000" fo:border-right="0.05pt solid #000000" fo:border-top="none" fo:border-bottom="0.05pt solid #000000"/>
    </style:style>
    <style:style style:name="Tabla3.B189" style:family="table-cell">
      <style:table-cell-properties fo:padding="0.097cm" fo:border-left="0.05pt solid #000000" fo:border-right="0.05pt solid #000000" fo:border-top="none" fo:border-bottom="0.05pt solid #000000"/>
    </style:style>
    <style:style style:name="Tabla3.B190" style:family="table-cell">
      <style:table-cell-properties fo:padding="0.097cm" fo:border-left="0.05pt solid #000000" fo:border-right="0.05pt solid #000000" fo:border-top="none" fo:border-bottom="0.05pt solid #000000"/>
    </style:style>
    <style:style style:name="Tabla3.B191" style:family="table-cell">
      <style:table-cell-properties fo:padding="0.097cm" fo:border-left="0.05pt solid #000000" fo:border-right="0.05pt solid #000000" fo:border-top="none" fo:border-bottom="0.05pt solid #000000"/>
    </style:style>
    <style:style style:name="Tabla3.B192" style:family="table-cell">
      <style:table-cell-properties fo:padding="0.097cm" fo:border-left="0.05pt solid #000000" fo:border-right="0.05pt solid #000000" fo:border-top="none" fo:border-bottom="0.05pt solid #000000"/>
    </style:style>
    <style:style style:name="Tabla3.B193" style:family="table-cell">
      <style:table-cell-properties fo:padding="0.097cm" fo:border-left="0.05pt solid #000000" fo:border-right="0.05pt solid #000000" fo:border-top="none" fo:border-bottom="0.05pt solid #000000"/>
    </style:style>
    <style:style style:name="Tabla3.B194" style:family="table-cell">
      <style:table-cell-properties fo:padding="0.097cm" fo:border-left="0.05pt solid #000000" fo:border-right="0.05pt solid #000000" fo:border-top="none" fo:border-bottom="0.05pt solid #000000"/>
    </style:style>
    <style:style style:name="Tabla3.B195" style:family="table-cell">
      <style:table-cell-properties fo:padding="0.097cm" fo:border-left="0.05pt solid #000000" fo:border-right="0.05pt solid #000000" fo:border-top="none" fo:border-bottom="0.05pt solid #000000"/>
    </style:style>
    <style:style style:name="Tabla3.B196" style:family="table-cell">
      <style:table-cell-properties fo:padding="0.097cm" fo:border-left="0.05pt solid #000000" fo:border-right="0.05pt solid #000000" fo:border-top="none" fo:border-bottom="0.05pt solid #000000"/>
    </style:style>
    <style:style style:name="Tabla3.B197" style:family="table-cell">
      <style:table-cell-properties fo:padding="0.097cm" fo:border-left="0.05pt solid #000000" fo:border-right="0.05pt solid #000000" fo:border-top="none" fo:border-bottom="0.05pt solid #000000"/>
    </style:style>
    <style:style style:name="Tabla3.B198" style:family="table-cell">
      <style:table-cell-properties fo:padding="0.097cm" fo:border-left="0.05pt solid #000000" fo:border-right="0.05pt solid #000000" fo:border-top="none" fo:border-bottom="0.05pt solid #000000"/>
    </style:style>
    <style:style style:name="Tabla3.B199" style:family="table-cell">
      <style:table-cell-properties fo:padding="0.097cm" fo:border-left="0.05pt solid #000000" fo:border-right="0.05pt solid #000000" fo:border-top="none" fo:border-bottom="0.05pt solid #000000"/>
    </style:style>
    <style:style style:name="Tabla3.B200" style:family="table-cell">
      <style:table-cell-properties fo:padding="0.097cm" fo:border-left="0.05pt solid #000000" fo:border-right="0.05pt solid #000000" fo:border-top="none" fo:border-bottom="0.05pt solid #000000"/>
    </style:style>
    <style:style style:name="Tabla3.B201" style:family="table-cell">
      <style:table-cell-properties fo:padding="0.097cm" fo:border-left="0.05pt solid #000000" fo:border-right="0.05pt solid #000000" fo:border-top="none" fo:border-bottom="0.05pt solid #000000"/>
    </style:style>
    <style:style style:name="Tabla3.B20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B15" style:family="table-cell" style:data-style-name="N60">
      <style:table-cell-properties fo:padding="0.097cm" fo:border-left="0.05pt solid #000000" fo:border-right="0.05pt solid #000000"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Tabla1.B26" style:family="table-cell">
      <style:table-cell-properties fo:padding="0.097cm" fo:border-left="0.05pt solid #000000" fo:border-right="0.05pt solid #000000" fo:border-top="none" fo:border-bottom="0.05pt solid #000000"/>
    </style:style>
    <style:style style:name="Tabla1.B27" style:family="table-cell">
      <style:table-cell-properties fo:padding="0.097cm" fo:border-left="0.05pt solid #000000" fo:border-right="0.05pt solid #000000" fo:border-top="none" fo:border-bottom="0.05pt solid #000000"/>
    </style:style>
    <style:style style:name="Tabla1.B28" style:family="table-cell">
      <style:table-cell-properties fo:padding="0.097cm" fo:border-left="0.05pt solid #000000" fo:border-right="0.05pt solid #000000" fo:border-top="none" fo:border-bottom="0.05pt solid #000000"/>
    </style:style>
    <style:style style:name="Tabla1.B29" style:family="table-cell">
      <style:table-cell-properties fo:padding="0.097cm" fo:border-left="0.05pt solid #000000" fo:border-right="0.05pt solid #000000" fo:border-top="none" fo:border-bottom="0.05pt solid #000000"/>
    </style:style>
    <style:style style:name="Tabla1.B31" style:family="table-cell">
      <style:table-cell-properties fo:padding="0.097cm" fo:border-left="0.05pt solid #000000" fo:border-right="0.05pt solid #000000" fo:border-top="none" fo:border-bottom="0.05pt solid #000000"/>
    </style:style>
    <style:style style:name="Tabla1.B33" style:family="table-cell">
      <style:table-cell-properties fo:padding="0.097cm" fo:border-left="0.05pt solid #000000" fo:border-right="0.05pt solid #000000" fo:border-top="none" fo:border-bottom="0.05pt solid #000000"/>
    </style:style>
    <style:style style:name="Tabla1.B36" style:family="table-cell">
      <style:table-cell-properties fo:padding="0.097cm" fo:border-left="0.05pt solid #000000" fo:border-right="0.05pt solid #000000" fo:border-top="none" fo:border-bottom="0.05pt solid #000000"/>
    </style:style>
    <style:style style:name="Tabla1.B38" style:family="table-cell">
      <style:table-cell-properties fo:padding="0.097cm" fo:border-left="0.05pt solid #000000" fo:border-right="0.05pt solid #000000" fo:border-top="none" fo:border-bottom="0.05pt solid #000000"/>
    </style:style>
    <style:style style:name="Tabla1.B39" style:family="table-cell">
      <style:table-cell-properties fo:padding="0.097cm" fo:border-left="0.05pt solid #000000" fo:border-right="0.05pt solid #000000" fo:border-top="none" fo:border-bottom="0.05pt solid #000000"/>
    </style:style>
    <style:style style:name="Tabla1.B44" style:family="table-cell">
      <style:table-cell-properties fo:padding="0.097cm" fo:border-left="0.05pt solid #000000" fo:border-right="0.05pt solid #000000" fo:border-top="none" fo:border-bottom="0.05pt solid #000000"/>
    </style:style>
    <style:style style:name="Tabla1.B45" style:family="table-cell">
      <style:table-cell-properties fo:padding="0.097cm" fo:border-left="0.05pt solid #000000" fo:border-right="0.05pt solid #000000" fo:border-top="none" fo:border-bottom="0.05pt solid #000000"/>
    </style:style>
    <style:style style:name="Tabla1.B50" style:family="table-cell">
      <style:table-cell-properties fo:padding="0.097cm" fo:border-left="0.05pt solid #000000" fo:border-right="0.05pt solid #000000" fo:border-top="none" fo:border-bottom="0.05pt solid #000000"/>
    </style:style>
    <style:style style:name="Tabla1.B53" style:family="table-cell">
      <style:table-cell-properties fo:padding="0.097cm" fo:border-left="0.05pt solid #000000" fo:border-right="0.05pt solid #000000" fo:border-top="none" fo:border-bottom="0.05pt solid #000000"/>
    </style:style>
    <style:style style:name="Tabla1.B72" style:family="table-cell">
      <style:table-cell-properties fo:padding="0.097cm" fo:border-left="0.05pt solid #000000" fo:border-right="0.05pt solid #000000" fo:border-top="none" fo:border-bottom="0.05pt solid #000000"/>
    </style:style>
    <style:style style:name="Tabla1.B77" style:family="table-cell">
      <style:table-cell-properties fo:padding="0.097cm" fo:border-left="0.05pt solid #000000" fo:border-right="0.05pt solid #000000" fo:border-top="none" fo:border-bottom="0.05pt solid #000000"/>
    </style:style>
    <style:style style:name="Tabla1.B85" style:family="table-cell">
      <style:table-cell-properties fo:padding="0.097cm" fo:border-left="0.05pt solid #000000" fo:border-right="0.05pt solid #000000" fo:border-top="none" fo:border-bottom="0.05pt solid #000000"/>
    </style:style>
    <style:style style:name="Tabla1.B88" style:family="table-cell">
      <style:table-cell-properties fo:padding="0.097cm" fo:border-left="0.05pt solid #000000" fo:border-right="0.05pt solid #000000" fo:border-top="none" fo:border-bottom="0.05pt solid #000000"/>
    </style:style>
    <style:style style:name="Tabla1.B95" style:family="table-cell">
      <style:table-cell-properties fo:padding="0.097cm" fo:border-left="0.05pt solid #000000" fo:border-right="0.05pt solid #000000" fo:border-top="none" fo:border-bottom="0.05pt solid #000000"/>
    </style:style>
    <style:style style:name="Tabla1.B97" style:family="table-cell">
      <style:table-cell-properties fo:padding="0.097cm" fo:border-left="0.05pt solid #000000" fo:border-right="0.05pt solid #000000" fo:border-top="none" fo:border-bottom="0.05pt solid #000000"/>
    </style:style>
    <style:style style:name="Tabla1.B101" style:family="table-cell">
      <style:table-cell-properties fo:padding="0.097cm" fo:border-left="0.05pt solid #000000" fo:border-right="0.05pt solid #000000" fo:border-top="none" fo:border-bottom="0.05pt solid #000000"/>
    </style:style>
    <style:style style:name="Tabla1.B103" style:family="table-cell">
      <style:table-cell-properties fo:padding="0.097cm" fo:border-left="0.05pt solid #000000" fo:border-right="0.05pt solid #000000" fo:border-top="none" fo:border-bottom="0.05pt solid #000000"/>
    </style:style>
    <style:style style:name="Tabla1.B111" style:family="table-cell">
      <style:table-cell-properties fo:padding="0.097cm" fo:border-left="0.05pt solid #000000" fo:border-right="0.05pt solid #000000" fo:border-top="none" fo:border-bottom="0.05pt solid #000000"/>
    </style:style>
    <style:style style:name="Tabla1.B115" style:family="table-cell">
      <style:table-cell-properties fo:padding="0.097cm" fo:border-left="0.05pt solid #000000" fo:border-right="0.05pt solid #000000" fo:border-top="none" fo:border-bottom="0.05pt solid #000000"/>
    </style:style>
    <style:style style:name="Tabla1.B120" style:family="table-cell">
      <style:table-cell-properties fo:padding="0.097cm" fo:border-left="0.05pt solid #000000" fo:border-right="0.05pt solid #000000" fo:border-top="none" fo:border-bottom="0.05pt solid #000000"/>
    </style:style>
    <style:style style:name="Tabla1.B122" style:family="table-cell">
      <style:table-cell-properties fo:padding="0.097cm" fo:border-left="0.05pt solid #000000" fo:border-right="0.05pt solid #000000" fo:border-top="none" fo:border-bottom="0.05pt solid #000000"/>
    </style:style>
    <style:style style:name="Tabla1.B124" style:family="table-cell">
      <style:table-cell-properties fo:padding="0.097cm" fo:border-left="0.05pt solid #000000" fo:border-right="0.05pt solid #000000" fo:border-top="none" fo:border-bottom="0.05pt solid #000000"/>
    </style:style>
    <style:style style:name="Tabla1.B126" style:family="table-cell">
      <style:table-cell-properties fo:padding="0.097cm" fo:border-left="0.05pt solid #000000" fo:border-right="0.05pt solid #000000" fo:border-top="none" fo:border-bottom="0.05pt solid #000000"/>
    </style:style>
    <style:style style:name="Tabla1.B127" style:family="table-cell">
      <style:table-cell-properties fo:padding="0.097cm" fo:border-left="0.05pt solid #000000" fo:border-right="0.05pt solid #000000" fo:border-top="none" fo:border-bottom="0.05pt solid #000000"/>
    </style:style>
    <style:style style:name="Tabla1.B137" style:family="table-cell">
      <style:table-cell-properties fo:padding="0.097cm" fo:border-left="0.05pt solid #000000" fo:border-right="0.05pt solid #000000" fo:border-top="none" fo:border-bottom="0.05pt solid #000000"/>
    </style:style>
    <style:style style:name="Tabla1.B141" style:family="table-cell">
      <style:table-cell-properties fo:padding="0.097cm" fo:border-left="0.05pt solid #000000" fo:border-right="0.05pt solid #000000" fo:border-top="none" fo:border-bottom="0.05pt solid #000000"/>
    </style:style>
    <style:style style:name="Tabla1.B142" style:family="table-cell">
      <style:table-cell-properties fo:padding="0.097cm" fo:border-left="0.05pt solid #000000" fo:border-right="0.05pt solid #000000" fo:border-top="none" fo:border-bottom="0.05pt solid #000000"/>
    </style:style>
    <style:style style:name="Tabla1.B150" style:family="table-cell">
      <style:table-cell-properties fo:padding="0.097cm" fo:border-left="0.05pt solid #000000" fo:border-right="0.05pt solid #000000" fo:border-top="none" fo:border-bottom="0.05pt solid #000000"/>
    </style:style>
    <style:style style:name="Tabla1.B153" style:family="table-cell">
      <style:table-cell-properties fo:padding="0.097cm" fo:border-left="0.05pt solid #000000" fo:border-right="0.05pt solid #000000" fo:border-top="none" fo:border-bottom="0.05pt solid #000000"/>
    </style:style>
    <style:style style:name="Tabla1.B157" style:family="table-cell">
      <style:table-cell-properties fo:padding="0.097cm" fo:border-left="0.05pt solid #000000" fo:border-right="0.05pt solid #000000" fo:border-top="none" fo:border-bottom="0.05pt solid #000000"/>
    </style:style>
    <style:style style:name="Tabla1.B159" style:family="table-cell">
      <style:table-cell-properties fo:padding="0.097cm" fo:border-left="0.05pt solid #000000" fo:border-right="0.05pt solid #000000" fo:border-top="none" fo:border-bottom="0.05pt solid #000000"/>
    </style:style>
    <style:style style:name="Tabla1.B160" style:family="table-cell">
      <style:table-cell-properties fo:padding="0.097cm" fo:border-left="0.05pt solid #000000" fo:border-right="0.05pt solid #000000" fo:border-top="none" fo:border-bottom="0.05pt solid #000000"/>
    </style:style>
    <style:style style:name="Tabla1.B184" style:family="table-cell">
      <style:table-cell-properties fo:padding="0.097cm" fo:border-left="0.05pt solid #000000" fo:border-right="0.05pt solid #000000" fo:border-top="none" fo:border-bottom="0.05pt solid #000000"/>
    </style:style>
    <style:style style:name="Tabla1.B185" style:family="table-cell">
      <style:table-cell-properties fo:padding="0.097cm" fo:border-left="0.05pt solid #000000" fo:border-right="0.05pt solid #000000" fo:border-top="none" fo:border-bottom="0.05pt solid #000000"/>
    </style:style>
    <style:style style:name="Tabla1.B188" style:family="table-cell">
      <style:table-cell-properties fo:padding="0.097cm" fo:border-left="0.05pt solid #000000" fo:border-right="0.05pt solid #000000" fo:border-top="none" fo:border-bottom="0.05pt solid #000000"/>
    </style:style>
    <style:style style:name="Tabla1.B194" style:family="table-cell">
      <style:table-cell-properties fo:padding="0.097cm" fo:border-left="0.05pt solid #000000" fo:border-right="0.05pt solid #000000" fo:border-top="none" fo:border-bottom="0.05pt solid #000000"/>
    </style:style>
    <style:style style:name="Tabla1.B202" style:family="table-cell">
      <style:table-cell-properties fo:padding="0.097cm" fo:border-left="0.05pt solid #000000" fo:border-right="0.05pt solid #000000" fo:border-top="none" fo:border-bottom="0.05pt solid #000000"/>
    </style:style>
    <style:style style:name="Tabla1.B220" style:family="table-cell">
      <style:table-cell-properties fo:padding="0.097cm" fo:border-left="0.05pt solid #000000" fo:border-right="0.05pt solid #000000" fo:border-top="none" fo:border-bottom="0.05pt solid #000000"/>
    </style:style>
    <style:style style:name="Tabla1.B226" style:family="table-cell">
      <style:table-cell-properties fo:padding="0.097cm" fo:border-left="0.05pt solid #000000" fo:border-right="0.05pt solid #000000" fo:border-top="none" fo:border-bottom="0.05pt solid #000000"/>
    </style:style>
    <style:style style:name="Tabla1.B232" style:family="table-cell">
      <style:table-cell-properties fo:padding="0.097cm" fo:border-left="0.05pt solid #000000" fo:border-right="0.05pt solid #000000" fo:border-top="none" fo:border-bottom="0.05pt solid #000000"/>
    </style:style>
    <style:style style:name="Tabla1.B237" style:family="table-cell">
      <style:table-cell-properties fo:padding="0.097cm" fo:border-left="0.05pt solid #000000" fo:border-right="0.05pt solid #000000" fo:border-top="none" fo:border-bottom="0.05pt solid #000000"/>
    </style:style>
    <style:style style:name="Tabla1.B259" style:family="table-cell">
      <style:table-cell-properties fo:padding="0.097cm" fo:border-left="0.05pt solid #000000" fo:border-right="0.05pt solid #000000" fo:border-top="none" fo:border-bottom="0.05pt solid #000000"/>
    </style:style>
    <style:style style:name="Tabla1.B265" style:family="table-cell">
      <style:table-cell-properties fo:padding="0.097cm" fo:border-left="0.05pt solid #000000" fo:border-right="0.05pt solid #000000" fo:border-top="none" fo:border-bottom="0.05pt solid #000000"/>
    </style:style>
    <style:style style:name="Tabla1.B268" style:family="table-cell">
      <style:table-cell-properties fo:padding="0.097cm" fo:border-left="0.05pt solid #000000" fo:border-right="0.05pt solid #000000" fo:border-top="none" fo:border-bottom="0.05pt solid #000000"/>
    </style:style>
    <style:style style:name="Tabla1.B279" style:family="table-cell">
      <style:table-cell-properties fo:padding="0.097cm" fo:border-left="0.05pt solid #000000" fo:border-right="0.05pt solid #000000" fo:border-top="none" fo:border-bottom="0.05pt solid #000000"/>
    </style:style>
    <style:style style:name="Tabla1.B282" style:family="table-cell">
      <style:table-cell-properties fo:padding="0.097cm" fo:border-left="0.05pt solid #000000" fo:border-right="0.05pt solid #000000" fo:border-top="none" fo:border-bottom="0.05pt solid #000000"/>
    </style:style>
    <style:style style:name="Tabla1.B285" style:family="table-cell">
      <style:table-cell-properties fo:padding="0.097cm" fo:border-left="0.05pt solid #000000" fo:border-right="0.05pt solid #000000" fo:border-top="none" fo:border-bottom="0.05pt solid #000000"/>
    </style:style>
    <style:style style:name="Tabla1.B286" style:family="table-cell">
      <style:table-cell-properties fo:padding="0.097cm" fo:border-left="0.05pt solid #000000" fo:border-right="0.05pt solid #000000" fo:border-top="none" fo:border-bottom="0.05pt solid #000000"/>
    </style:style>
    <style:style style:name="Tabla1.B290"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data-style-name="N0">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4.B9" style:family="table-cell">
      <style:table-cell-properties fo:padding="0.097cm" fo:border-left="0.05pt solid #000000" fo:border-right="0.05pt solid #000000" fo:border-top="none" fo:border-bottom="0.05pt solid #000000"/>
    </style:style>
    <style:style style:name="Tabla4.B10" style:family="table-cell">
      <style:table-cell-properties fo:padding="0.097cm" fo:border-left="0.05pt solid #000000" fo:border-right="0.05pt solid #000000" fo:border-top="none" fo:border-bottom="0.05pt solid #000000"/>
    </style:style>
    <style:style style:name="Tabla4.B11" style:family="table-cell">
      <style:table-cell-properties fo:padding="0.097cm" fo:border-left="0.05pt solid #000000" fo:border-right="0.05pt solid #000000" fo:border-top="none" fo:border-bottom="0.05pt solid #000000"/>
    </style:style>
    <style:style style:name="Tabla4.B12" style:family="table-cell">
      <style:table-cell-properties fo:padding="0.097cm" fo:border-left="0.05pt solid #000000" fo:border-right="0.05pt solid #000000" fo:border-top="none" fo:border-bottom="0.05pt solid #000000"/>
    </style:style>
    <style:style style:name="Tabla4.B13" style:family="table-cell">
      <style:table-cell-properties fo:padding="0.097cm" fo:border-left="0.05pt solid #000000" fo:border-right="0.05pt solid #000000" fo:border-top="none" fo:border-bottom="0.05pt solid #000000"/>
    </style:style>
    <style:style style:name="Tabla4.B14" style:family="table-cell">
      <style:table-cell-properties fo:padding="0.097cm" fo:border-left="0.05pt solid #000000" fo:border-right="0.05pt solid #000000" fo:border-top="none" fo:border-bottom="0.05pt solid #000000"/>
    </style:style>
    <style:style style:name="Tabla4.B15" style:family="table-cell">
      <style:table-cell-properties fo:padding="0.097cm" fo:border-left="0.05pt solid #000000" fo:border-right="0.05pt solid #000000" fo:border-top="none" fo:border-bottom="0.05pt solid #000000"/>
    </style:style>
    <style:style style:name="Tabla4.B16" style:family="table-cell">
      <style:table-cell-properties fo:padding="0.097cm" fo:border-left="0.05pt solid #000000" fo:border-right="0.05pt solid #000000" fo:border-top="none" fo:border-bottom="0.05pt solid #000000"/>
    </style:style>
    <style:style style:name="Tabla4.B17" style:family="table-cell">
      <style:table-cell-properties fo:padding="0.097cm" fo:border-left="0.05pt solid #000000" fo:border-right="0.05pt solid #000000" fo:border-top="none" fo:border-bottom="0.05pt solid #000000"/>
    </style:style>
    <style:style style:name="Tabla4.B18" style:family="table-cell" style:data-style-name="N61">
      <style:table-cell-properties fo:padding="0.097cm" fo:border-left="0.05pt solid #000000" fo:border-right="0.05pt solid #000000" fo:border-top="none" fo:border-bottom="0.05pt solid #000000"/>
    </style:style>
    <style:style style:name="Tabla4.B20" style:family="table-cell">
      <style:table-cell-properties fo:padding="0.097cm" fo:border-left="0.05pt solid #000000" fo:border-right="0.05pt solid #000000" fo:border-top="none" fo:border-bottom="0.05pt solid #000000"/>
    </style:style>
    <style:style style:name="Tabla4.B21" style:family="table-cell">
      <style:table-cell-properties fo:padding="0.097cm" fo:border-left="0.05pt solid #000000" fo:border-right="0.05pt solid #000000" fo:border-top="none" fo:border-bottom="0.05pt solid #000000"/>
    </style:style>
    <style:style style:name="Tabla4.B22" style:family="table-cell">
      <style:table-cell-properties fo:padding="0.097cm" fo:border-left="0.05pt solid #000000" fo:border-right="0.05pt solid #000000" fo:border-top="none" fo:border-bottom="0.05pt solid #000000"/>
    </style:style>
    <style:style style:name="Tabla4.B23" style:family="table-cell">
      <style:table-cell-properties fo:padding="0.097cm" fo:border-left="0.05pt solid #000000" fo:border-right="0.05pt solid #000000" fo:border-top="none" fo:border-bottom="0.05pt solid #000000"/>
    </style:style>
    <style:style style:name="Tabla4.B24" style:family="table-cell">
      <style:table-cell-properties fo:padding="0.097cm" fo:border-left="0.05pt solid #000000" fo:border-right="0.05pt solid #000000" fo:border-top="none" fo:border-bottom="0.05pt solid #000000"/>
    </style:style>
    <style:style style:name="Tabla4.B25" style:family="table-cell">
      <style:table-cell-properties fo:padding="0.097cm" fo:border-left="0.05pt solid #000000" fo:border-right="0.05pt solid #000000" fo:border-top="none" fo:border-bottom="0.05pt solid #000000"/>
    </style:style>
    <style:style style:name="Tabla4.B26" style:family="table-cell">
      <style:table-cell-properties fo:padding="0.097cm" fo:border-left="0.05pt solid #000000" fo:border-right="0.05pt solid #000000" fo:border-top="none" fo:border-bottom="0.05pt solid #000000"/>
    </style:style>
    <style:style style:name="Tabla4.B27" style:family="table-cell">
      <style:table-cell-properties fo:padding="0.097cm" fo:border-left="0.05pt solid #000000" fo:border-right="0.05pt solid #000000" fo:border-top="none" fo:border-bottom="0.05pt solid #000000"/>
    </style:style>
    <style:style style:name="Tabla4.B28" style:family="table-cell">
      <style:table-cell-properties fo:padding="0.097cm" fo:border-left="0.05pt solid #000000" fo:border-right="0.05pt solid #000000" fo:border-top="none" fo:border-bottom="0.05pt solid #000000"/>
    </style:style>
    <style:style style:name="Tabla4.B29" style:family="table-cell">
      <style:table-cell-properties fo:padding="0.097cm" fo:border-left="0.05pt solid #000000" fo:border-right="0.05pt solid #000000" fo:border-top="none" fo:border-bottom="0.05pt solid #000000"/>
    </style:style>
    <style:style style:name="Tabla4.B30" style:family="table-cell">
      <style:table-cell-properties fo:padding="0.097cm" fo:border-left="0.05pt solid #000000" fo:border-right="0.05pt solid #000000" fo:border-top="none" fo:border-bottom="0.05pt solid #000000"/>
    </style:style>
    <style:style style:name="Tabla4.B31" style:family="table-cell">
      <style:table-cell-properties fo:padding="0.097cm" fo:border-left="0.05pt solid #000000" fo:border-right="0.05pt solid #000000" fo:border-top="none" fo:border-bottom="0.05pt solid #000000"/>
    </style:style>
    <style:style style:name="Tabla4.B32" style:family="table-cell">
      <style:table-cell-properties fo:padding="0.097cm" fo:border-left="0.05pt solid #000000" fo:border-right="0.05pt solid #000000" fo:border-top="none" fo:border-bottom="0.05pt solid #000000"/>
    </style:style>
    <style:style style:name="Tabla4.B33" style:family="table-cell">
      <style:table-cell-properties fo:padding="0.097cm" fo:border-left="0.05pt solid #000000" fo:border-right="0.05pt solid #000000" fo:border-top="none" fo:border-bottom="0.05pt solid #000000"/>
    </style:style>
    <style:style style:name="Tabla4.B34" style:family="table-cell">
      <style:table-cell-properties fo:padding="0.097cm" fo:border-left="0.05pt solid #000000" fo:border-right="0.05pt solid #000000" fo:border-top="none" fo:border-bottom="0.05pt solid #000000"/>
    </style:style>
    <style:style style:name="Tabla4.B36" style:family="table-cell">
      <style:table-cell-properties fo:padding="0.097cm" fo:border-left="0.05pt solid #000000" fo:border-right="0.05pt solid #000000" fo:border-top="none" fo:border-bottom="0.05pt solid #000000"/>
    </style:style>
    <style:style style:name="Tabla4.B37" style:family="table-cell">
      <style:table-cell-properties fo:padding="0.097cm" fo:border-left="0.05pt solid #000000" fo:border-right="0.05pt solid #000000" fo:border-top="none" fo:border-bottom="0.05pt solid #000000"/>
    </style:style>
    <style:style style:name="Tabla4.B38" style:family="table-cell">
      <style:table-cell-properties fo:padding="0.097cm" fo:border-left="0.05pt solid #000000" fo:border-right="0.05pt solid #000000" fo:border-top="none" fo:border-bottom="0.05pt solid #000000"/>
    </style:style>
    <style:style style:name="Tabla4.B40" style:family="table-cell">
      <style:table-cell-properties fo:padding="0.097cm" fo:border-left="0.05pt solid #000000" fo:border-right="0.05pt solid #000000" fo:border-top="none" fo:border-bottom="0.05pt solid #000000"/>
    </style:style>
    <style:style style:name="Tabla4.B41" style:family="table-cell">
      <style:table-cell-properties fo:padding="0.097cm" fo:border-left="0.05pt solid #000000" fo:border-right="0.05pt solid #000000" fo:border-top="none" fo:border-bottom="0.05pt solid #000000"/>
    </style:style>
    <style:style style:name="Tabla4.B42" style:family="table-cell">
      <style:table-cell-properties fo:padding="0.097cm" fo:border-left="0.05pt solid #000000" fo:border-right="0.05pt solid #000000" fo:border-top="none" fo:border-bottom="0.05pt solid #000000"/>
    </style:style>
    <style:style style:name="Tabla4.B43" style:family="table-cell">
      <style:table-cell-properties fo:padding="0.097cm" fo:border-left="0.05pt solid #000000" fo:border-right="0.05pt solid #000000" fo:border-top="none" fo:border-bottom="0.05pt solid #000000"/>
    </style:style>
    <style:style style:name="Tabla4.B44" style:family="table-cell">
      <style:table-cell-properties fo:padding="0.097cm" fo:border-left="0.05pt solid #000000" fo:border-right="0.05pt solid #000000" fo:border-top="none" fo:border-bottom="0.05pt solid #000000"/>
    </style:style>
    <style:style style:name="Tabla4.B45" style:family="table-cell">
      <style:table-cell-properties fo:padding="0.097cm" fo:border-left="0.05pt solid #000000" fo:border-right="0.05pt solid #000000" fo:border-top="none" fo:border-bottom="0.05pt solid #000000"/>
    </style:style>
    <style:style style:name="Tabla4.B47" style:family="table-cell">
      <style:table-cell-properties fo:padding="0.097cm" fo:border-left="0.05pt solid #000000" fo:border-right="0.05pt solid #000000" fo:border-top="none" fo:border-bottom="0.05pt solid #000000"/>
    </style:style>
    <style:style style:name="Tabla4.B48" style:family="table-cell">
      <style:table-cell-properties fo:padding="0.097cm" fo:border-left="0.05pt solid #000000" fo:border-right="0.05pt solid #000000" fo:border-top="none" fo:border-bottom="0.05pt solid #000000"/>
    </style:style>
    <style:style style:name="Tabla4.B49" style:family="table-cell">
      <style:table-cell-properties fo:padding="0.097cm" fo:border-left="0.05pt solid #000000" fo:border-right="0.05pt solid #000000" fo:border-top="none" fo:border-bottom="0.05pt solid #000000"/>
    </style:style>
    <style:style style:name="Tabla4.B50" style:family="table-cell">
      <style:table-cell-properties fo:padding="0.097cm" fo:border-left="0.05pt solid #000000" fo:border-right="0.05pt solid #000000" fo:border-top="none" fo:border-bottom="0.05pt solid #000000"/>
    </style:style>
    <style:style style:name="Tabla4.B52" style:family="table-cell">
      <style:table-cell-properties fo:padding="0.097cm" fo:border-left="0.05pt solid #000000" fo:border-right="0.05pt solid #000000" fo:border-top="none" fo:border-bottom="0.05pt solid #000000"/>
    </style:style>
    <style:style style:name="Tabla4.B53" style:family="table-cell">
      <style:table-cell-properties fo:padding="0.097cm" fo:border-left="0.05pt solid #000000" fo:border-right="0.05pt solid #000000" fo:border-top="none" fo:border-bottom="0.05pt solid #000000"/>
    </style:style>
    <style:style style:name="Tabla4.B58" style:family="table-cell">
      <style:table-cell-properties fo:padding="0.097cm" fo:border-left="0.05pt solid #000000" fo:border-right="0.05pt solid #000000" fo:border-top="none" fo:border-bottom="0.05pt solid #000000"/>
    </style:style>
    <style:style style:name="Tabla4.B59" style:family="table-cell">
      <style:table-cell-properties fo:padding="0.097cm" fo:border-left="0.05pt solid #000000" fo:border-right="0.05pt solid #000000" fo:border-top="none" fo:border-bottom="0.05pt solid #000000"/>
    </style:style>
    <style:style style:name="Tabla4.B60" style:family="table-cell">
      <style:table-cell-properties fo:padding="0.097cm" fo:border-left="0.05pt solid #000000" fo:border-right="0.05pt solid #000000" fo:border-top="none" fo:border-bottom="0.05pt solid #000000"/>
    </style:style>
    <style:style style:name="Tabla4.B62" style:family="table-cell">
      <style:table-cell-properties fo:padding="0.097cm" fo:border-left="0.05pt solid #000000" fo:border-right="0.05pt solid #000000" fo:border-top="none" fo:border-bottom="0.05pt solid #000000"/>
    </style:style>
    <style:style style:name="Tabla4.B63" style:family="table-cell">
      <style:table-cell-properties fo:padding="0.097cm" fo:border-left="0.05pt solid #000000" fo:border-right="0.05pt solid #000000" fo:border-top="none" fo:border-bottom="0.05pt solid #000000"/>
    </style:style>
    <style:style style:name="Tabla4.B65" style:family="table-cell">
      <style:table-cell-properties fo:padding="0.097cm" fo:border-left="0.05pt solid #000000" fo:border-right="0.05pt solid #000000" fo:border-top="none" fo:border-bottom="0.05pt solid #000000"/>
    </style:style>
    <style:style style:name="Tabla4.B66" style:family="table-cell">
      <style:table-cell-properties fo:padding="0.097cm" fo:border-left="0.05pt solid #000000" fo:border-right="0.05pt solid #000000" fo:border-top="none" fo:border-bottom="0.05pt solid #000000"/>
    </style:style>
    <style:style style:name="Tabla4.B67" style:family="table-cell">
      <style:table-cell-properties fo:padding="0.097cm" fo:border-left="0.05pt solid #000000" fo:border-right="0.05pt solid #000000" fo:border-top="none" fo:border-bottom="0.05pt solid #000000"/>
    </style:style>
    <style:style style:name="Tabla4.B68" style:family="table-cell">
      <style:table-cell-properties fo:padding="0.097cm" fo:border-left="0.05pt solid #000000" fo:border-right="0.05pt solid #000000" fo:border-top="none" fo:border-bottom="0.05pt solid #000000"/>
    </style:style>
    <style:style style:name="Tabla4.B69" style:family="table-cell">
      <style:table-cell-properties fo:padding="0.097cm" fo:border-left="0.05pt solid #000000" fo:border-right="0.05pt solid #000000" fo:border-top="none" fo:border-bottom="0.05pt solid #000000"/>
    </style:style>
    <style:style style:name="Tabla4.B71" style:family="table-cell">
      <style:table-cell-properties fo:padding="0.097cm" fo:border-left="0.05pt solid #000000" fo:border-right="0.05pt solid #000000" fo:border-top="none" fo:border-bottom="0.05pt solid #000000"/>
    </style:style>
    <style:style style:name="Tabla4.B72" style:family="table-cell">
      <style:table-cell-properties fo:padding="0.097cm" fo:border-left="0.05pt solid #000000" fo:border-right="0.05pt solid #000000" fo:border-top="none" fo:border-bottom="0.05pt solid #000000"/>
    </style:style>
    <style:style style:name="Tabla4.B73" style:family="table-cell">
      <style:table-cell-properties fo:padding="0.097cm" fo:border-left="0.05pt solid #000000" fo:border-right="0.05pt solid #000000" fo:border-top="none" fo:border-bottom="0.05pt solid #000000"/>
    </style:style>
    <style:style style:name="Tabla4.B75" style:family="table-cell">
      <style:table-cell-properties fo:padding="0.097cm" fo:border-left="0.05pt solid #000000" fo:border-right="0.05pt solid #000000" fo:border-top="none" fo:border-bottom="0.05pt solid #000000"/>
    </style:style>
    <style:style style:name="Tabla4.B77" style:family="table-cell">
      <style:table-cell-properties fo:padding="0.097cm" fo:border-left="0.05pt solid #000000" fo:border-right="0.05pt solid #000000" fo:border-top="none" fo:border-bottom="0.05pt solid #000000"/>
    </style:style>
    <style:style style:name="Tabla4.B81" style:family="table-cell">
      <style:table-cell-properties fo:padding="0.097cm" fo:border-left="0.05pt solid #000000" fo:border-right="0.05pt solid #000000" fo:border-top="none" fo:border-bottom="0.05pt solid #000000"/>
    </style:style>
    <style:style style:name="Tabla4.B85" style:family="table-cell">
      <style:table-cell-properties fo:padding="0.097cm" fo:border-left="0.05pt solid #000000" fo:border-right="0.05pt solid #000000" fo:border-top="none" fo:border-bottom="0.05pt solid #000000"/>
    </style:style>
    <style:style style:name="Tabla4.B100" style:family="table-cell">
      <style:table-cell-properties fo:padding="0.097cm" fo:border-left="0.05pt solid #000000" fo:border-right="0.05pt solid #000000" fo:border-top="none" fo:border-bottom="0.05pt solid #000000"/>
    </style:style>
    <style:style style:name="Tabla4.B109" style:family="table-cell">
      <style:table-cell-properties fo:padding="0.097cm" fo:border-left="0.05pt solid #000000" fo:border-right="0.05pt solid #000000" fo:border-top="none" fo:border-bottom="0.05pt solid #000000"/>
    </style:style>
    <style:style style:name="Tabla4.B126" style:family="table-cell">
      <style:table-cell-properties fo:padding="0.097cm" fo:border-left="0.05pt solid #000000" fo:border-right="0.05pt solid #000000" fo:border-top="none" fo:border-bottom="0.05pt solid #000000"/>
    </style:style>
    <style:style style:name="Tabla4.B128" style:family="table-cell">
      <style:table-cell-properties fo:padding="0.097cm" fo:border-left="0.05pt solid #000000" fo:border-right="0.05pt solid #000000" fo:border-top="none" fo:border-bottom="0.05pt solid #000000"/>
    </style:style>
    <style:style style:name="Tabla4.B140" style:family="table-cell">
      <style:table-cell-properties fo:padding="0.097cm" fo:border-left="0.05pt solid #000000" fo:border-right="0.05pt solid #000000" fo:border-top="none" fo:border-bottom="0.05pt solid #000000"/>
    </style:style>
    <style:style style:name="Tabla4.B141" style:family="table-cell">
      <style:table-cell-properties fo:padding="0.097cm" fo:border-left="0.05pt solid #000000" fo:border-right="0.05pt solid #000000" fo:border-top="none" fo:border-bottom="0.05pt solid #000000"/>
    </style:style>
    <style:style style:name="Tabla4.B145" style:family="table-cell">
      <style:table-cell-properties fo:padding="0.097cm" fo:border-left="0.05pt solid #000000" fo:border-right="0.05pt solid #000000" fo:border-top="none" fo:border-bottom="0.05pt solid #000000"/>
    </style:style>
    <style:style style:name="Tabla4.B152" style:family="table-cell">
      <style:table-cell-properties fo:padding="0.097cm" fo:border-left="0.05pt solid #000000" fo:border-right="0.05pt solid #000000" fo:border-top="none" fo:border-bottom="0.05pt solid #000000"/>
    </style:style>
    <style:style style:name="Tabla4.B154" style:family="table-cell">
      <style:table-cell-properties fo:padding="0.097cm" fo:border-left="0.05pt solid #000000" fo:border-right="0.05pt solid #000000" fo:border-top="none" fo:border-bottom="0.05pt solid #000000"/>
    </style:style>
    <style:style style:name="Tabla4.B159" style:family="table-cell">
      <style:table-cell-properties fo:padding="0.097cm" fo:border-left="0.05pt solid #000000" fo:border-right="0.05pt solid #000000" fo:border-top="none" fo:border-bottom="0.05pt solid #000000"/>
    </style:style>
    <style:style style:name="Tabla4.B163" style:family="table-cell">
      <style:table-cell-properties fo:padding="0.097cm" fo:border-left="0.05pt solid #000000" fo:border-right="0.05pt solid #000000" fo:border-top="none" fo:border-bottom="0.05pt solid #000000"/>
    </style:style>
    <style:style style:name="Tabla4.B166" style:family="table-cell">
      <style:table-cell-properties fo:padding="0.097cm" fo:border-left="0.05pt solid #000000" fo:border-right="0.05pt solid #000000" fo:border-top="none" fo:border-bottom="0.05pt solid #000000"/>
    </style:style>
    <style:style style:name="Tabla4.B188" style:family="table-cell">
      <style:table-cell-properties fo:padding="0.097cm" fo:border-left="0.05pt solid #000000" fo:border-right="0.05pt solid #000000" fo:border-top="none" fo:border-bottom="0.05pt solid #000000"/>
    </style:style>
    <style:style style:name="Tabla4.B196" style:family="table-cell">
      <style:table-cell-properties fo:padding="0.097cm" fo:border-left="0.05pt solid #000000" fo:border-right="0.05pt solid #000000" fo:border-top="none" fo:border-bottom="0.05pt solid #000000"/>
    </style:style>
    <style:style style:name="Tabla4.B197" style:family="table-cell">
      <style:table-cell-properties fo:padding="0.097cm" fo:border-left="0.05pt solid #000000" fo:border-right="0.05pt solid #000000" fo:border-top="none" fo:border-bottom="0.05pt solid #000000"/>
    </style:style>
    <style:style style:name="Tabla4.B199" style:family="table-cell">
      <style:table-cell-properties fo:padding="0.097cm" fo:border-left="0.05pt solid #000000" fo:border-right="0.05pt solid #000000" fo:border-top="none" fo:border-bottom="0.05pt solid #000000"/>
    </style:style>
    <style:style style:name="Tabla4.B212" style:family="table-cell">
      <style:table-cell-properties fo:padding="0.097cm" fo:border-left="0.05pt solid #000000" fo:border-right="0.05pt solid #000000" fo:border-top="none" fo:border-bottom="0.05pt solid #000000"/>
    </style:style>
    <style:style style:name="Tabla4.B223" style:family="table-cell">
      <style:table-cell-properties fo:padding="0.097cm" fo:border-left="0.05pt solid #000000" fo:border-right="0.05pt solid #000000" fo:border-top="none" fo:border-bottom="0.05pt solid #000000"/>
    </style:style>
    <style:style style:name="Tabla4.B225" style:family="table-cell">
      <style:table-cell-properties fo:padding="0.097cm" fo:border-left="0.05pt solid #000000" fo:border-right="0.05pt solid #000000" fo:border-top="none" fo:border-bottom="0.05pt solid #000000"/>
    </style:style>
    <style:style style:name="Tabla4.B238" style:family="table-cell">
      <style:table-cell-properties fo:padding="0.097cm" fo:border-left="0.05pt solid #000000" fo:border-right="0.05pt solid #000000" fo:border-top="none" fo:border-bottom="0.05pt solid #000000"/>
    </style:style>
    <style:style style:name="Tabla4.B240" style:family="table-cell">
      <style:table-cell-properties fo:padding="0.097cm" fo:border-left="0.05pt solid #000000" fo:border-right="0.05pt solid #000000" fo:border-top="none" fo:border-bottom="0.05pt solid #000000"/>
    </style:style>
    <style:style style:name="Tabla4.B267" style:family="table-cell">
      <style:table-cell-properties fo:padding="0.097cm" fo:border-left="0.05pt solid #000000" fo:border-right="0.05pt solid #000000" fo:border-top="none" fo:border-bottom="0.05pt solid #000000"/>
    </style:style>
    <style:style style:name="Tabla4.B282" style:family="table-cell">
      <style:table-cell-properties fo:padding="0.097cm" fo:border-left="0.05pt solid #000000" fo:border-right="0.05pt solid #000000" fo:border-top="none" fo:border-bottom="0.05pt solid #000000"/>
    </style:style>
    <style:style style:name="Tabla4.B291" style:family="table-cell">
      <style:table-cell-properties fo:padding="0.097cm" fo:border-left="0.05pt solid #000000" fo:border-right="0.05pt solid #000000" fo:border-top="none" fo:border-bottom="0.05pt solid #000000"/>
    </style:style>
    <style:style style:name="Tabla4.B294" style:family="table-cell">
      <style:table-cell-properties fo:padding="0.097cm" fo:border-left="0.05pt solid #000000" fo:border-right="0.05pt solid #000000" fo:border-top="none" fo:border-bottom="0.05pt solid #000000"/>
    </style:style>
    <style:style style:name="Tabla4.B297" style:family="table-cell">
      <style:table-cell-properties fo:padding="0.097cm" fo:border-left="0.05pt solid #000000" fo:border-right="0.05pt solid #000000" fo:border-top="none" fo:border-bottom="0.05pt solid #000000"/>
    </style:style>
    <style:style style:name="Tabla4.B298"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data-style-name="N0">
      <style:table-cell-properties fo:padding="0.097cm" fo:border-left="0.05pt solid #000000" fo:border-right="none" fo:border-top="none" fo:border-bottom="0.05pt solid #000000"/>
    </style:style>
    <style:style style:name="Tabla5.B2" style:family="table-cell" style:data-style-name="N0">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5.B6" style:family="table-cell">
      <style:table-cell-properties fo:padding="0.097cm" fo:border-left="0.05pt solid #000000" fo:border-right="0.05pt solid #000000" fo:border-top="none" fo:border-bottom="0.05pt solid #000000"/>
    </style:style>
    <style:style style:name="Tabla5.B7" style:family="table-cell">
      <style:table-cell-properties fo:padding="0.097cm" fo:border-left="0.05pt solid #000000" fo:border-right="0.05pt solid #000000" fo:border-top="none" fo:border-bottom="0.05pt solid #000000"/>
    </style:style>
    <style:style style:name="Tabla5.B8" style:family="table-cell">
      <style:table-cell-properties fo:padding="0.097cm" fo:border-left="0.05pt solid #000000" fo:border-right="0.05pt solid #000000" fo:border-top="none" fo:border-bottom="0.05pt solid #000000"/>
    </style:style>
    <style:style style:name="Tabla5.B9" style:family="table-cell">
      <style:table-cell-properties fo:padding="0.097cm" fo:border-left="0.05pt solid #000000" fo:border-right="0.05pt solid #000000" fo:border-top="none" fo:border-bottom="0.05pt solid #000000"/>
    </style:style>
    <style:style style:name="Tabla5.B10" style:family="table-cell">
      <style:table-cell-properties fo:padding="0.097cm" fo:border-left="0.05pt solid #000000" fo:border-right="0.05pt solid #000000" fo:border-top="none" fo:border-bottom="0.05pt solid #000000"/>
    </style:style>
    <style:style style:name="Tabla5.B11" style:family="table-cell">
      <style:table-cell-properties fo:padding="0.097cm" fo:border-left="0.05pt solid #000000" fo:border-right="0.05pt solid #000000" fo:border-top="none" fo:border-bottom="0.05pt solid #000000"/>
    </style:style>
    <style:style style:name="Tabla5.B12" style:family="table-cell">
      <style:table-cell-properties fo:padding="0.097cm" fo:border-left="0.05pt solid #000000" fo:border-right="0.05pt solid #000000" fo:border-top="none" fo:border-bottom="0.05pt solid #000000"/>
    </style:style>
    <style:style style:name="Tabla5.B13" style:family="table-cell">
      <style:table-cell-properties fo:padding="0.097cm" fo:border-left="0.05pt solid #000000" fo:border-right="0.05pt solid #000000" fo:border-top="none" fo:border-bottom="0.05pt solid #000000"/>
    </style:style>
    <style:style style:name="Tabla5.B14" style:family="table-cell">
      <style:table-cell-properties fo:padding="0.097cm" fo:border-left="0.05pt solid #000000" fo:border-right="0.05pt solid #000000" fo:border-top="none" fo:border-bottom="0.05pt solid #000000"/>
    </style:style>
    <style:style style:name="Tabla5.B15" style:family="table-cell">
      <style:table-cell-properties fo:padding="0.097cm" fo:border-left="0.05pt solid #000000" fo:border-right="0.05pt solid #000000" fo:border-top="none" fo:border-bottom="0.05pt solid #000000"/>
    </style:style>
    <style:style style:name="Tabla5.B16" style:family="table-cell">
      <style:table-cell-properties fo:padding="0.097cm" fo:border-left="0.05pt solid #000000" fo:border-right="0.05pt solid #000000" fo:border-top="none" fo:border-bottom="0.05pt solid #000000"/>
    </style:style>
    <style:style style:name="Tabla5.B17" style:family="table-cell">
      <style:table-cell-properties fo:padding="0.097cm" fo:border-left="0.05pt solid #000000" fo:border-right="0.05pt solid #000000" fo:border-top="none" fo:border-bottom="0.05pt solid #000000"/>
    </style:style>
    <style:style style:name="Tabla5.B18" style:family="table-cell">
      <style:table-cell-properties fo:padding="0.097cm" fo:border-left="0.05pt solid #000000" fo:border-right="0.05pt solid #000000" fo:border-top="none" fo:border-bottom="0.05pt solid #000000"/>
    </style:style>
    <style:style style:name="Tabla5.B19" style:family="table-cell">
      <style:table-cell-properties fo:padding="0.097cm" fo:border-left="0.05pt solid #000000" fo:border-right="0.05pt solid #000000" fo:border-top="none" fo:border-bottom="0.05pt solid #000000"/>
    </style:style>
    <style:style style:name="Tabla5.B20" style:family="table-cell">
      <style:table-cell-properties fo:padding="0.097cm" fo:border-left="0.05pt solid #000000" fo:border-right="0.05pt solid #000000" fo:border-top="none" fo:border-bottom="0.05pt solid #000000"/>
    </style:style>
    <style:style style:name="Tabla5.B21" style:family="table-cell">
      <style:table-cell-properties fo:padding="0.097cm" fo:border-left="0.05pt solid #000000" fo:border-right="0.05pt solid #000000" fo:border-top="none" fo:border-bottom="0.05pt solid #000000"/>
    </style:style>
    <style:style style:name="Tabla5.B22" style:family="table-cell">
      <style:table-cell-properties fo:padding="0.097cm" fo:border-left="0.05pt solid #000000" fo:border-right="0.05pt solid #000000" fo:border-top="none" fo:border-bottom="0.05pt solid #000000"/>
    </style:style>
    <style:style style:name="Tabla5.B23" style:family="table-cell">
      <style:table-cell-properties fo:padding="0.097cm" fo:border-left="0.05pt solid #000000" fo:border-right="0.05pt solid #000000" fo:border-top="none" fo:border-bottom="0.05pt solid #000000"/>
    </style:style>
    <style:style style:name="Tabla5.B24" style:family="table-cell">
      <style:table-cell-properties fo:padding="0.097cm" fo:border-left="0.05pt solid #000000" fo:border-right="0.05pt solid #000000" fo:border-top="none" fo:border-bottom="0.05pt solid #000000"/>
    </style:style>
    <style:style style:name="Tabla5.B25" style:family="table-cell">
      <style:table-cell-properties fo:padding="0.097cm" fo:border-left="0.05pt solid #000000" fo:border-right="0.05pt solid #000000" fo:border-top="none" fo:border-bottom="0.05pt solid #000000"/>
    </style:style>
    <style:style style:name="Tabla5.B26" style:family="table-cell">
      <style:table-cell-properties fo:padding="0.097cm" fo:border-left="0.05pt solid #000000" fo:border-right="0.05pt solid #000000" fo:border-top="none" fo:border-bottom="0.05pt solid #000000"/>
    </style:style>
    <style:style style:name="Tabla5.B27" style:family="table-cell">
      <style:table-cell-properties fo:padding="0.097cm" fo:border-left="0.05pt solid #000000" fo:border-right="0.05pt solid #000000" fo:border-top="none" fo:border-bottom="0.05pt solid #000000"/>
    </style:style>
    <style:style style:name="Tabla5.B28" style:family="table-cell">
      <style:table-cell-properties fo:padding="0.097cm" fo:border-left="0.05pt solid #000000" fo:border-right="0.05pt solid #000000" fo:border-top="none" fo:border-bottom="0.05pt solid #000000"/>
    </style:style>
    <style:style style:name="Tabla5.B29" style:family="table-cell">
      <style:table-cell-properties fo:padding="0.097cm" fo:border-left="0.05pt solid #000000" fo:border-right="0.05pt solid #000000" fo:border-top="none" fo:border-bottom="0.05pt solid #000000"/>
    </style:style>
    <style:style style:name="Tabla5.B30" style:family="table-cell">
      <style:table-cell-properties fo:padding="0.097cm" fo:border-left="0.05pt solid #000000" fo:border-right="0.05pt solid #000000" fo:border-top="none" fo:border-bottom="0.05pt solid #000000"/>
    </style:style>
    <style:style style:name="Tabla5.B31" style:family="table-cell">
      <style:table-cell-properties fo:padding="0.097cm" fo:border-left="0.05pt solid #000000" fo:border-right="0.05pt solid #000000" fo:border-top="none" fo:border-bottom="0.05pt solid #000000"/>
    </style:style>
    <style:style style:name="Tabla5.B32" style:family="table-cell">
      <style:table-cell-properties fo:padding="0.097cm" fo:border-left="0.05pt solid #000000" fo:border-right="0.05pt solid #000000" fo:border-top="none" fo:border-bottom="0.05pt solid #000000"/>
    </style:style>
    <style:style style:name="Tabla5.B33" style:family="table-cell">
      <style:table-cell-properties fo:padding="0.097cm" fo:border-left="0.05pt solid #000000" fo:border-right="0.05pt solid #000000" fo:border-top="none" fo:border-bottom="0.05pt solid #000000"/>
    </style:style>
    <style:style style:name="Tabla5.B34" style:family="table-cell">
      <style:table-cell-properties fo:padding="0.097cm" fo:border-left="0.05pt solid #000000" fo:border-right="0.05pt solid #000000" fo:border-top="none" fo:border-bottom="0.05pt solid #000000"/>
    </style:style>
    <style:style style:name="Tabla5.B35" style:family="table-cell">
      <style:table-cell-properties fo:padding="0.097cm" fo:border-left="0.05pt solid #000000" fo:border-right="0.05pt solid #000000" fo:border-top="none" fo:border-bottom="0.05pt solid #000000"/>
    </style:style>
    <style:style style:name="Tabla5.B36" style:family="table-cell">
      <style:table-cell-properties fo:padding="0.097cm" fo:border-left="0.05pt solid #000000" fo:border-right="0.05pt solid #000000" fo:border-top="none" fo:border-bottom="0.05pt solid #000000"/>
    </style:style>
    <style:style style:name="Tabla5.B37" style:family="table-cell">
      <style:table-cell-properties fo:padding="0.097cm" fo:border-left="0.05pt solid #000000" fo:border-right="0.05pt solid #000000" fo:border-top="none" fo:border-bottom="0.05pt solid #000000"/>
    </style:style>
    <style:style style:name="Tabla5.B38" style:family="table-cell">
      <style:table-cell-properties fo:padding="0.097cm" fo:border-left="0.05pt solid #000000" fo:border-right="0.05pt solid #000000" fo:border-top="none" fo:border-bottom="0.05pt solid #000000"/>
    </style:style>
    <style:style style:name="Tabla5.B39" style:family="table-cell">
      <style:table-cell-properties fo:padding="0.097cm" fo:border-left="0.05pt solid #000000" fo:border-right="0.05pt solid #000000" fo:border-top="none" fo:border-bottom="0.05pt solid #000000"/>
    </style:style>
    <style:style style:name="Tabla5.B40" style:family="table-cell">
      <style:table-cell-properties fo:padding="0.097cm" fo:border-left="0.05pt solid #000000" fo:border-right="0.05pt solid #000000" fo:border-top="none" fo:border-bottom="0.05pt solid #000000"/>
    </style:style>
    <style:style style:name="Tabla5.B41" style:family="table-cell">
      <style:table-cell-properties fo:padding="0.097cm" fo:border-left="0.05pt solid #000000" fo:border-right="0.05pt solid #000000" fo:border-top="none" fo:border-bottom="0.05pt solid #000000"/>
    </style:style>
    <style:style style:name="Tabla5.B42" style:family="table-cell">
      <style:table-cell-properties fo:padding="0.097cm" fo:border-left="0.05pt solid #000000" fo:border-right="0.05pt solid #000000" fo:border-top="none" fo:border-bottom="0.05pt solid #000000"/>
    </style:style>
    <style:style style:name="Tabla5.B43" style:family="table-cell">
      <style:table-cell-properties fo:padding="0.097cm" fo:border-left="0.05pt solid #000000" fo:border-right="0.05pt solid #000000" fo:border-top="none" fo:border-bottom="0.05pt solid #000000"/>
    </style:style>
    <style:style style:name="Tabla5.B44" style:family="table-cell">
      <style:table-cell-properties fo:padding="0.097cm" fo:border-left="0.05pt solid #000000" fo:border-right="0.05pt solid #000000" fo:border-top="none" fo:border-bottom="0.05pt solid #000000"/>
    </style:style>
    <style:style style:name="Tabla5.B45" style:family="table-cell">
      <style:table-cell-properties fo:padding="0.097cm" fo:border-left="0.05pt solid #000000" fo:border-right="0.05pt solid #000000" fo:border-top="none" fo:border-bottom="0.05pt solid #000000"/>
    </style:style>
    <style:style style:name="Tabla5.B46" style:family="table-cell">
      <style:table-cell-properties fo:padding="0.097cm" fo:border-left="0.05pt solid #000000" fo:border-right="0.05pt solid #000000" fo:border-top="none" fo:border-bottom="0.05pt solid #000000"/>
    </style:style>
    <style:style style:name="Tabla5.B47" style:family="table-cell">
      <style:table-cell-properties fo:padding="0.097cm" fo:border-left="0.05pt solid #000000" fo:border-right="0.05pt solid #000000" fo:border-top="none" fo:border-bottom="0.05pt solid #000000"/>
    </style:style>
    <style:style style:name="Tabla5.B48" style:family="table-cell">
      <style:table-cell-properties fo:padding="0.097cm" fo:border-left="0.05pt solid #000000" fo:border-right="0.05pt solid #000000" fo:border-top="none" fo:border-bottom="0.05pt solid #000000"/>
    </style:style>
    <style:style style:name="Tabla5.B49" style:family="table-cell">
      <style:table-cell-properties fo:padding="0.097cm" fo:border-left="0.05pt solid #000000" fo:border-right="0.05pt solid #000000" fo:border-top="none" fo:border-bottom="0.05pt solid #000000"/>
    </style:style>
    <style:style style:name="Tabla5.B50" style:family="table-cell">
      <style:table-cell-properties fo:padding="0.097cm" fo:border-left="0.05pt solid #000000" fo:border-right="0.05pt solid #000000" fo:border-top="none" fo:border-bottom="0.05pt solid #000000"/>
    </style:style>
    <style:style style:name="Tabla5.B51" style:family="table-cell">
      <style:table-cell-properties fo:padding="0.097cm" fo:border-left="0.05pt solid #000000" fo:border-right="0.05pt solid #000000" fo:border-top="none" fo:border-bottom="0.05pt solid #000000"/>
    </style:style>
    <style:style style:name="Tabla5.B52" style:family="table-cell">
      <style:table-cell-properties fo:padding="0.097cm" fo:border-left="0.05pt solid #000000" fo:border-right="0.05pt solid #000000" fo:border-top="none" fo:border-bottom="0.05pt solid #000000"/>
    </style:style>
    <style:style style:name="Tabla5.B53" style:family="table-cell">
      <style:table-cell-properties fo:padding="0.097cm" fo:border-left="0.05pt solid #000000" fo:border-right="0.05pt solid #000000" fo:border-top="none" fo:border-bottom="0.05pt solid #000000"/>
    </style:style>
    <style:style style:name="Tabla5.B54" style:family="table-cell">
      <style:table-cell-properties fo:padding="0.097cm" fo:border-left="0.05pt solid #000000" fo:border-right="0.05pt solid #000000" fo:border-top="none" fo:border-bottom="0.05pt solid #000000"/>
    </style:style>
    <style:style style:name="Tabla5.B55" style:family="table-cell">
      <style:table-cell-properties fo:padding="0.097cm" fo:border-left="0.05pt solid #000000" fo:border-right="0.05pt solid #000000" fo:border-top="none" fo:border-bottom="0.05pt solid #000000"/>
    </style:style>
    <style:style style:name="Tabla5.B56" style:family="table-cell">
      <style:table-cell-properties fo:padding="0.097cm" fo:border-left="0.05pt solid #000000" fo:border-right="0.05pt solid #000000" fo:border-top="none" fo:border-bottom="0.05pt solid #000000"/>
    </style:style>
    <style:style style:name="Tabla5.B57" style:family="table-cell">
      <style:table-cell-properties fo:padding="0.097cm" fo:border-left="0.05pt solid #000000" fo:border-right="0.05pt solid #000000" fo:border-top="none" fo:border-bottom="0.05pt solid #000000"/>
    </style:style>
    <style:style style:name="Tabla5.B58" style:family="table-cell">
      <style:table-cell-properties fo:padding="0.097cm" fo:border-left="0.05pt solid #000000" fo:border-right="0.05pt solid #000000" fo:border-top="none" fo:border-bottom="0.05pt solid #000000"/>
    </style:style>
    <style:style style:name="Tabla5.B59" style:family="table-cell">
      <style:table-cell-properties fo:padding="0.097cm" fo:border-left="0.05pt solid #000000" fo:border-right="0.05pt solid #000000" fo:border-top="none" fo:border-bottom="0.05pt solid #000000"/>
    </style:style>
    <style:style style:name="Tabla5.B60" style:family="table-cell">
      <style:table-cell-properties fo:padding="0.097cm" fo:border-left="0.05pt solid #000000" fo:border-right="0.05pt solid #000000" fo:border-top="none" fo:border-bottom="0.05pt solid #000000"/>
    </style:style>
    <style:style style:name="Tabla5.B61" style:family="table-cell">
      <style:table-cell-properties fo:padding="0.097cm" fo:border-left="0.05pt solid #000000" fo:border-right="0.05pt solid #000000" fo:border-top="none" fo:border-bottom="0.05pt solid #000000"/>
    </style:style>
    <style:style style:name="Tabla5.B62" style:family="table-cell">
      <style:table-cell-properties fo:padding="0.097cm" fo:border-left="0.05pt solid #000000" fo:border-right="0.05pt solid #000000" fo:border-top="none" fo:border-bottom="0.05pt solid #000000"/>
    </style:style>
    <style:style style:name="Tabla5.B63" style:family="table-cell">
      <style:table-cell-properties fo:padding="0.097cm" fo:border-left="0.05pt solid #000000" fo:border-right="0.05pt solid #000000" fo:border-top="none" fo:border-bottom="0.05pt solid #000000"/>
    </style:style>
    <style:style style:name="Tabla5.B64" style:family="table-cell">
      <style:table-cell-properties fo:padding="0.097cm" fo:border-left="0.05pt solid #000000" fo:border-right="0.05pt solid #000000" fo:border-top="none" fo:border-bottom="0.05pt solid #000000"/>
    </style:style>
    <style:style style:name="Tabla5.B65" style:family="table-cell">
      <style:table-cell-properties fo:padding="0.097cm" fo:border-left="0.05pt solid #000000" fo:border-right="0.05pt solid #000000" fo:border-top="none" fo:border-bottom="0.05pt solid #000000"/>
    </style:style>
    <style:style style:name="Tabla5.B66" style:family="table-cell">
      <style:table-cell-properties fo:padding="0.097cm" fo:border-left="0.05pt solid #000000" fo:border-right="0.05pt solid #000000" fo:border-top="none" fo:border-bottom="0.05pt solid #000000"/>
    </style:style>
    <style:style style:name="Tabla5.B67" style:family="table-cell">
      <style:table-cell-properties fo:padding="0.097cm" fo:border-left="0.05pt solid #000000" fo:border-right="0.05pt solid #000000" fo:border-top="none" fo:border-bottom="0.05pt solid #000000"/>
    </style:style>
    <style:style style:name="Tabla5.B68" style:family="table-cell">
      <style:table-cell-properties fo:padding="0.097cm" fo:border-left="0.05pt solid #000000" fo:border-right="0.05pt solid #000000" fo:border-top="none" fo:border-bottom="0.05pt solid #000000"/>
    </style:style>
    <style:style style:name="Tabla5.B69" style:family="table-cell">
      <style:table-cell-properties fo:padding="0.097cm" fo:border-left="0.05pt solid #000000" fo:border-right="0.05pt solid #000000" fo:border-top="none" fo:border-bottom="0.05pt solid #000000"/>
    </style:style>
    <style:style style:name="Tabla5.B70" style:family="table-cell">
      <style:table-cell-properties fo:padding="0.097cm" fo:border-left="0.05pt solid #000000" fo:border-right="0.05pt solid #000000" fo:border-top="none" fo:border-bottom="0.05pt solid #000000"/>
    </style:style>
    <style:style style:name="Tabla5.B71" style:family="table-cell">
      <style:table-cell-properties fo:padding="0.097cm" fo:border-left="0.05pt solid #000000" fo:border-right="0.05pt solid #000000" fo:border-top="none" fo:border-bottom="0.05pt solid #000000"/>
    </style:style>
    <style:style style:name="Tabla5.B72" style:family="table-cell">
      <style:table-cell-properties fo:padding="0.097cm" fo:border-left="0.05pt solid #000000" fo:border-right="0.05pt solid #000000" fo:border-top="none" fo:border-bottom="0.05pt solid #000000"/>
    </style:style>
    <style:style style:name="Tabla5.B73" style:family="table-cell">
      <style:table-cell-properties fo:padding="0.097cm" fo:border-left="0.05pt solid #000000" fo:border-right="0.05pt solid #000000" fo:border-top="none" fo:border-bottom="0.05pt solid #000000"/>
    </style:style>
    <style:style style:name="Tabla5.B74" style:family="table-cell">
      <style:table-cell-properties fo:padding="0.097cm" fo:border-left="0.05pt solid #000000" fo:border-right="0.05pt solid #000000" fo:border-top="none" fo:border-bottom="0.05pt solid #000000"/>
    </style:style>
    <style:style style:name="Tabla5.B75" style:family="table-cell">
      <style:table-cell-properties fo:padding="0.097cm" fo:border-left="0.05pt solid #000000" fo:border-right="0.05pt solid #000000" fo:border-top="none" fo:border-bottom="0.05pt solid #000000"/>
    </style:style>
    <style:style style:name="Tabla5.B76" style:family="table-cell">
      <style:table-cell-properties fo:padding="0.097cm" fo:border-left="0.05pt solid #000000" fo:border-right="0.05pt solid #000000" fo:border-top="none" fo:border-bottom="0.05pt solid #000000"/>
    </style:style>
    <style:style style:name="Tabla5.B77" style:family="table-cell">
      <style:table-cell-properties fo:padding="0.097cm" fo:border-left="0.05pt solid #000000" fo:border-right="0.05pt solid #000000" fo:border-top="none" fo:border-bottom="0.05pt solid #000000"/>
    </style:style>
    <style:style style:name="Tabla5.B78" style:family="table-cell">
      <style:table-cell-properties fo:padding="0.097cm" fo:border-left="0.05pt solid #000000" fo:border-right="0.05pt solid #000000" fo:border-top="none" fo:border-bottom="0.05pt solid #000000"/>
    </style:style>
    <style:style style:name="Tabla5.B79" style:family="table-cell">
      <style:table-cell-properties fo:padding="0.097cm" fo:border-left="0.05pt solid #000000" fo:border-right="0.05pt solid #000000" fo:border-top="none" fo:border-bottom="0.05pt solid #000000"/>
    </style:style>
    <style:style style:name="Tabla5.B80" style:family="table-cell">
      <style:table-cell-properties fo:padding="0.097cm" fo:border-left="0.05pt solid #000000" fo:border-right="0.05pt solid #000000" fo:border-top="none" fo:border-bottom="0.05pt solid #000000"/>
    </style:style>
    <style:style style:name="Tabla5.B81" style:family="table-cell">
      <style:table-cell-properties fo:padding="0.097cm" fo:border-left="0.05pt solid #000000" fo:border-right="0.05pt solid #000000" fo:border-top="none" fo:border-bottom="0.05pt solid #000000"/>
    </style:style>
    <style:style style:name="Tabla5.B82" style:family="table-cell">
      <style:table-cell-properties fo:padding="0.097cm" fo:border-left="0.05pt solid #000000" fo:border-right="0.05pt solid #000000" fo:border-top="none" fo:border-bottom="0.05pt solid #000000"/>
    </style:style>
    <style:style style:name="Tabla5.B83" style:family="table-cell">
      <style:table-cell-properties fo:padding="0.097cm" fo:border-left="0.05pt solid #000000" fo:border-right="0.05pt solid #000000" fo:border-top="none" fo:border-bottom="0.05pt solid #000000"/>
    </style:style>
    <style:style style:name="Tabla5.B84" style:family="table-cell">
      <style:table-cell-properties fo:padding="0.097cm" fo:border-left="0.05pt solid #000000" fo:border-right="0.05pt solid #000000" fo:border-top="none" fo:border-bottom="0.05pt solid #000000"/>
    </style:style>
    <style:style style:name="Tabla5.B85" style:family="table-cell">
      <style:table-cell-properties fo:padding="0.097cm" fo:border-left="0.05pt solid #000000" fo:border-right="0.05pt solid #000000" fo:border-top="none" fo:border-bottom="0.05pt solid #000000"/>
    </style:style>
    <style:style style:name="Tabla5.B86" style:family="table-cell">
      <style:table-cell-properties fo:padding="0.097cm" fo:border-left="0.05pt solid #000000" fo:border-right="0.05pt solid #000000" fo:border-top="none" fo:border-bottom="0.05pt solid #000000"/>
    </style:style>
    <style:style style:name="Tabla5.B87" style:family="table-cell">
      <style:table-cell-properties fo:padding="0.097cm" fo:border-left="0.05pt solid #000000" fo:border-right="0.05pt solid #000000" fo:border-top="none" fo:border-bottom="0.05pt solid #000000"/>
    </style:style>
    <style:style style:name="Tabla5.B88" style:family="table-cell">
      <style:table-cell-properties fo:padding="0.097cm" fo:border-left="0.05pt solid #000000" fo:border-right="0.05pt solid #000000" fo:border-top="none" fo:border-bottom="0.05pt solid #000000"/>
    </style:style>
    <style:style style:name="Tabla5.B89" style:family="table-cell">
      <style:table-cell-properties fo:padding="0.097cm" fo:border-left="0.05pt solid #000000" fo:border-right="0.05pt solid #000000" fo:border-top="none" fo:border-bottom="0.05pt solid #000000"/>
    </style:style>
    <style:style style:name="Tabla5.B90" style:family="table-cell">
      <style:table-cell-properties fo:padding="0.097cm" fo:border-left="0.05pt solid #000000" fo:border-right="0.05pt solid #000000" fo:border-top="none" fo:border-bottom="0.05pt solid #000000"/>
    </style:style>
    <style:style style:name="Tabla5.B91" style:family="table-cell">
      <style:table-cell-properties fo:padding="0.097cm" fo:border-left="0.05pt solid #000000" fo:border-right="0.05pt solid #000000" fo:border-top="none" fo:border-bottom="0.05pt solid #000000"/>
    </style:style>
    <style:style style:name="Tabla5.B92" style:family="table-cell">
      <style:table-cell-properties fo:padding="0.097cm" fo:border-left="0.05pt solid #000000" fo:border-right="0.05pt solid #000000" fo:border-top="none" fo:border-bottom="0.05pt solid #000000"/>
    </style:style>
    <style:style style:name="Tabla5.B93" style:family="table-cell">
      <style:table-cell-properties fo:padding="0.097cm" fo:border-left="0.05pt solid #000000" fo:border-right="0.05pt solid #000000" fo:border-top="none" fo:border-bottom="0.05pt solid #000000"/>
    </style:style>
    <style:style style:name="Tabla5.B94" style:family="table-cell">
      <style:table-cell-properties fo:padding="0.097cm" fo:border-left="0.05pt solid #000000" fo:border-right="0.05pt solid #000000" fo:border-top="none" fo:border-bottom="0.05pt solid #000000"/>
    </style:style>
    <style:style style:name="Tabla5.B95" style:family="table-cell">
      <style:table-cell-properties fo:padding="0.097cm" fo:border-left="0.05pt solid #000000" fo:border-right="0.05pt solid #000000" fo:border-top="none" fo:border-bottom="0.05pt solid #000000"/>
    </style:style>
    <style:style style:name="Tabla5.B96" style:family="table-cell">
      <style:table-cell-properties fo:padding="0.097cm" fo:border-left="0.05pt solid #000000" fo:border-right="0.05pt solid #000000" fo:border-top="none" fo:border-bottom="0.05pt solid #000000"/>
    </style:style>
    <style:style style:name="Tabla5.B97" style:family="table-cell">
      <style:table-cell-properties fo:padding="0.097cm" fo:border-left="0.05pt solid #000000" fo:border-right="0.05pt solid #000000" fo:border-top="none" fo:border-bottom="0.05pt solid #000000"/>
    </style:style>
    <style:style style:name="Tabla5.B98" style:family="table-cell">
      <style:table-cell-properties fo:padding="0.097cm" fo:border-left="0.05pt solid #000000" fo:border-right="0.05pt solid #000000" fo:border-top="none" fo:border-bottom="0.05pt solid #000000"/>
    </style:style>
    <style:style style:name="Tabla5.B99" style:family="table-cell">
      <style:table-cell-properties fo:padding="0.097cm" fo:border-left="0.05pt solid #000000" fo:border-right="0.05pt solid #000000" fo:border-top="none" fo:border-bottom="0.05pt solid #000000"/>
    </style:style>
    <style:style style:name="Tabla5.B100" style:family="table-cell">
      <style:table-cell-properties fo:padding="0.097cm" fo:border-left="0.05pt solid #000000" fo:border-right="0.05pt solid #000000" fo:border-top="none" fo:border-bottom="0.05pt solid #000000"/>
    </style:style>
    <style:style style:name="Tabla5.B101" style:family="table-cell">
      <style:table-cell-properties fo:padding="0.097cm" fo:border-left="0.05pt solid #000000" fo:border-right="0.05pt solid #000000" fo:border-top="none" fo:border-bottom="0.05pt solid #000000"/>
    </style:style>
    <style:style style:name="Tabla5.B102" style:family="table-cell">
      <style:table-cell-properties fo:padding="0.097cm" fo:border-left="0.05pt solid #000000" fo:border-right="0.05pt solid #000000" fo:border-top="none" fo:border-bottom="0.05pt solid #000000"/>
    </style:style>
    <style:style style:name="Tabla5.B103" style:family="table-cell">
      <style:table-cell-properties fo:padding="0.097cm" fo:border-left="0.05pt solid #000000" fo:border-right="0.05pt solid #000000" fo:border-top="none" fo:border-bottom="0.05pt solid #000000"/>
    </style:style>
    <style:style style:name="Tabla5.B104" style:family="table-cell">
      <style:table-cell-properties fo:padding="0.097cm" fo:border-left="0.05pt solid #000000" fo:border-right="0.05pt solid #000000" fo:border-top="none" fo:border-bottom="0.05pt solid #000000"/>
    </style:style>
    <style:style style:name="Tabla5.B105" style:family="table-cell">
      <style:table-cell-properties fo:padding="0.097cm" fo:border-left="0.05pt solid #000000" fo:border-right="0.05pt solid #000000" fo:border-top="none" fo:border-bottom="0.05pt solid #000000"/>
    </style:style>
    <style:style style:name="Tabla5.B106" style:family="table-cell">
      <style:table-cell-properties fo:padding="0.097cm" fo:border-left="0.05pt solid #000000" fo:border-right="0.05pt solid #000000" fo:border-top="none" fo:border-bottom="0.05pt solid #000000"/>
    </style:style>
    <style:style style:name="Tabla5.B107" style:family="table-cell">
      <style:table-cell-properties fo:padding="0.097cm" fo:border-left="0.05pt solid #000000" fo:border-right="0.05pt solid #000000" fo:border-top="none" fo:border-bottom="0.05pt solid #000000"/>
    </style:style>
    <style:style style:name="Tabla5.B108" style:family="table-cell">
      <style:table-cell-properties fo:padding="0.097cm" fo:border-left="0.05pt solid #000000" fo:border-right="0.05pt solid #000000" fo:border-top="none" fo:border-bottom="0.05pt solid #000000"/>
    </style:style>
    <style:style style:name="Tabla5.B109" style:family="table-cell">
      <style:table-cell-properties fo:padding="0.097cm" fo:border-left="0.05pt solid #000000" fo:border-right="0.05pt solid #000000" fo:border-top="none" fo:border-bottom="0.05pt solid #000000"/>
    </style:style>
    <style:style style:name="Tabla5.B110" style:family="table-cell">
      <style:table-cell-properties fo:padding="0.097cm" fo:border-left="0.05pt solid #000000" fo:border-right="0.05pt solid #000000" fo:border-top="none" fo:border-bottom="0.05pt solid #000000"/>
    </style:style>
    <style:style style:name="Tabla5.B111" style:family="table-cell">
      <style:table-cell-properties fo:padding="0.097cm" fo:border-left="0.05pt solid #000000" fo:border-right="0.05pt solid #000000" fo:border-top="none" fo:border-bottom="0.05pt solid #000000"/>
    </style:style>
    <style:style style:name="Tabla5.B112" style:family="table-cell">
      <style:table-cell-properties fo:padding="0.097cm" fo:border-left="0.05pt solid #000000" fo:border-right="0.05pt solid #000000" fo:border-top="none" fo:border-bottom="0.05pt solid #000000"/>
    </style:style>
    <style:style style:name="Tabla5.B113" style:family="table-cell">
      <style:table-cell-properties fo:padding="0.097cm" fo:border-left="0.05pt solid #000000" fo:border-right="0.05pt solid #000000" fo:border-top="none" fo:border-bottom="0.05pt solid #000000"/>
    </style:style>
    <style:style style:name="Tabla5.B114" style:family="table-cell">
      <style:table-cell-properties fo:padding="0.097cm" fo:border-left="0.05pt solid #000000" fo:border-right="0.05pt solid #000000" fo:border-top="none" fo:border-bottom="0.05pt solid #000000"/>
    </style:style>
    <style:style style:name="Tabla5.B115" style:family="table-cell">
      <style:table-cell-properties fo:padding="0.097cm" fo:border-left="0.05pt solid #000000" fo:border-right="0.05pt solid #000000" fo:border-top="none" fo:border-bottom="0.05pt solid #000000"/>
    </style:style>
    <style:style style:name="Tabla5.B116" style:family="table-cell">
      <style:table-cell-properties fo:padding="0.097cm" fo:border-left="0.05pt solid #000000" fo:border-right="0.05pt solid #000000" fo:border-top="none" fo:border-bottom="0.05pt solid #000000"/>
    </style:style>
    <style:style style:name="Tabla5.B117" style:family="table-cell">
      <style:table-cell-properties fo:padding="0.097cm" fo:border-left="0.05pt solid #000000" fo:border-right="0.05pt solid #000000" fo:border-top="none" fo:border-bottom="0.05pt solid #000000"/>
    </style:style>
    <style:style style:name="Tabla5.B118" style:family="table-cell">
      <style:table-cell-properties fo:padding="0.097cm" fo:border-left="0.05pt solid #000000" fo:border-right="0.05pt solid #000000" fo:border-top="none" fo:border-bottom="0.05pt solid #000000"/>
    </style:style>
    <style:style style:name="Tabla5.B119" style:family="table-cell">
      <style:table-cell-properties fo:padding="0.097cm" fo:border-left="0.05pt solid #000000" fo:border-right="0.05pt solid #000000" fo:border-top="none" fo:border-bottom="0.05pt solid #000000"/>
    </style:style>
    <style:style style:name="Tabla5.B120" style:family="table-cell">
      <style:table-cell-properties fo:padding="0.097cm" fo:border-left="0.05pt solid #000000" fo:border-right="0.05pt solid #000000" fo:border-top="none" fo:border-bottom="0.05pt solid #000000"/>
    </style:style>
    <style:style style:name="Tabla5.B121" style:family="table-cell">
      <style:table-cell-properties fo:padding="0.097cm" fo:border-left="0.05pt solid #000000" fo:border-right="0.05pt solid #000000" fo:border-top="none" fo:border-bottom="0.05pt solid #000000"/>
    </style:style>
    <style:style style:name="Tabla5.B122" style:family="table-cell">
      <style:table-cell-properties fo:padding="0.097cm" fo:border-left="0.05pt solid #000000" fo:border-right="0.05pt solid #000000" fo:border-top="none" fo:border-bottom="0.05pt solid #000000"/>
    </style:style>
    <style:style style:name="Tabla5.B123" style:family="table-cell">
      <style:table-cell-properties fo:padding="0.097cm" fo:border-left="0.05pt solid #000000" fo:border-right="0.05pt solid #000000" fo:border-top="none" fo:border-bottom="0.05pt solid #000000"/>
    </style:style>
    <style:style style:name="Tabla5.B124" style:family="table-cell">
      <style:table-cell-properties fo:padding="0.097cm" fo:border-left="0.05pt solid #000000" fo:border-right="0.05pt solid #000000" fo:border-top="none" fo:border-bottom="0.05pt solid #000000"/>
    </style:style>
    <style:style style:name="Tabla5.B125" style:family="table-cell">
      <style:table-cell-properties fo:padding="0.097cm" fo:border-left="0.05pt solid #000000" fo:border-right="0.05pt solid #000000" fo:border-top="none" fo:border-bottom="0.05pt solid #000000"/>
    </style:style>
    <style:style style:name="Tabla5.B126" style:family="table-cell">
      <style:table-cell-properties fo:padding="0.097cm" fo:border-left="0.05pt solid #000000" fo:border-right="0.05pt solid #000000" fo:border-top="none" fo:border-bottom="0.05pt solid #000000"/>
    </style:style>
    <style:style style:name="Tabla5.B127" style:family="table-cell">
      <style:table-cell-properties fo:padding="0.097cm" fo:border-left="0.05pt solid #000000" fo:border-right="0.05pt solid #000000" fo:border-top="none" fo:border-bottom="0.05pt solid #000000"/>
    </style:style>
    <style:style style:name="Tabla5.B128" style:family="table-cell">
      <style:table-cell-properties fo:padding="0.097cm" fo:border-left="0.05pt solid #000000" fo:border-right="0.05pt solid #000000" fo:border-top="none" fo:border-bottom="0.05pt solid #000000"/>
    </style:style>
    <style:style style:name="Tabla5.B129" style:family="table-cell">
      <style:table-cell-properties fo:padding="0.097cm" fo:border-left="0.05pt solid #000000" fo:border-right="0.05pt solid #000000" fo:border-top="none" fo:border-bottom="0.05pt solid #000000"/>
    </style:style>
    <style:style style:name="Tabla5.B130" style:family="table-cell">
      <style:table-cell-properties fo:padding="0.097cm" fo:border-left="0.05pt solid #000000" fo:border-right="0.05pt solid #000000" fo:border-top="none" fo:border-bottom="0.05pt solid #000000"/>
    </style:style>
    <style:style style:name="Tabla5.B131" style:family="table-cell">
      <style:table-cell-properties fo:padding="0.097cm" fo:border-left="0.05pt solid #000000" fo:border-right="0.05pt solid #000000" fo:border-top="none" fo:border-bottom="0.05pt solid #000000"/>
    </style:style>
    <style:style style:name="Tabla5.B132" style:family="table-cell">
      <style:table-cell-properties fo:padding="0.097cm" fo:border-left="0.05pt solid #000000" fo:border-right="0.05pt solid #000000" fo:border-top="none" fo:border-bottom="0.05pt solid #000000"/>
    </style:style>
    <style:style style:name="Tabla5.B133" style:family="table-cell">
      <style:table-cell-properties fo:padding="0.097cm" fo:border-left="0.05pt solid #000000" fo:border-right="0.05pt solid #000000" fo:border-top="none" fo:border-bottom="0.05pt solid #000000"/>
    </style:style>
    <style:style style:name="Tabla5.B134" style:family="table-cell">
      <style:table-cell-properties fo:padding="0.097cm" fo:border-left="0.05pt solid #000000" fo:border-right="0.05pt solid #000000" fo:border-top="none" fo:border-bottom="0.05pt solid #000000"/>
    </style:style>
    <style:style style:name="Tabla5.B135" style:family="table-cell">
      <style:table-cell-properties fo:padding="0.097cm" fo:border-left="0.05pt solid #000000" fo:border-right="0.05pt solid #000000" fo:border-top="none" fo:border-bottom="0.05pt solid #000000"/>
    </style:style>
    <style:style style:name="Tabla5.B136" style:family="table-cell">
      <style:table-cell-properties fo:padding="0.097cm" fo:border-left="0.05pt solid #000000" fo:border-right="0.05pt solid #000000" fo:border-top="none" fo:border-bottom="0.05pt solid #000000"/>
    </style:style>
    <style:style style:name="Tabla5.B137" style:family="table-cell">
      <style:table-cell-properties fo:padding="0.097cm" fo:border-left="0.05pt solid #000000" fo:border-right="0.05pt solid #000000" fo:border-top="none" fo:border-bottom="0.05pt solid #000000"/>
    </style:style>
    <style:style style:name="Tabla5.B138" style:family="table-cell">
      <style:table-cell-properties fo:padding="0.097cm" fo:border-left="0.05pt solid #000000" fo:border-right="0.05pt solid #000000" fo:border-top="none" fo:border-bottom="0.05pt solid #000000"/>
    </style:style>
    <style:style style:name="Tabla5.B139" style:family="table-cell">
      <style:table-cell-properties fo:padding="0.097cm" fo:border-left="0.05pt solid #000000" fo:border-right="0.05pt solid #000000" fo:border-top="none" fo:border-bottom="0.05pt solid #000000"/>
    </style:style>
    <style:style style:name="Tabla5.B140" style:family="table-cell">
      <style:table-cell-properties fo:padding="0.097cm" fo:border-left="0.05pt solid #000000" fo:border-right="0.05pt solid #000000" fo:border-top="none" fo:border-bottom="0.05pt solid #000000"/>
    </style:style>
    <style:style style:name="Tabla5.B141" style:family="table-cell">
      <style:table-cell-properties fo:padding="0.097cm" fo:border-left="0.05pt solid #000000" fo:border-right="0.05pt solid #000000" fo:border-top="none" fo:border-bottom="0.05pt solid #000000"/>
    </style:style>
    <style:style style:name="Tabla5.B142" style:family="table-cell">
      <style:table-cell-properties fo:padding="0.097cm" fo:border-left="0.05pt solid #000000" fo:border-right="0.05pt solid #000000" fo:border-top="none" fo:border-bottom="0.05pt solid #000000"/>
    </style:style>
    <style:style style:name="Tabla5.B143" style:family="table-cell">
      <style:table-cell-properties fo:padding="0.097cm" fo:border-left="0.05pt solid #000000" fo:border-right="0.05pt solid #000000" fo:border-top="none" fo:border-bottom="0.05pt solid #000000"/>
    </style:style>
    <style:style style:name="Tabla5.B144" style:family="table-cell">
      <style:table-cell-properties fo:padding="0.097cm" fo:border-left="0.05pt solid #000000" fo:border-right="0.05pt solid #000000" fo:border-top="none" fo:border-bottom="0.05pt solid #000000"/>
    </style:style>
    <style:style style:name="Tabla5.B145" style:family="table-cell">
      <style:table-cell-properties fo:padding="0.097cm" fo:border-left="0.05pt solid #000000" fo:border-right="0.05pt solid #000000" fo:border-top="none" fo:border-bottom="0.05pt solid #000000"/>
    </style:style>
    <style:style style:name="Tabla5.B146" style:family="table-cell">
      <style:table-cell-properties fo:padding="0.097cm" fo:border-left="0.05pt solid #000000" fo:border-right="0.05pt solid #000000" fo:border-top="none" fo:border-bottom="0.05pt solid #000000"/>
    </style:style>
    <style:style style:name="Tabla5.B147" style:family="table-cell">
      <style:table-cell-properties fo:padding="0.097cm" fo:border-left="0.05pt solid #000000" fo:border-right="0.05pt solid #000000" fo:border-top="none" fo:border-bottom="0.05pt solid #000000"/>
    </style:style>
    <style:style style:name="Tabla5.B148" style:family="table-cell">
      <style:table-cell-properties fo:padding="0.097cm" fo:border-left="0.05pt solid #000000" fo:border-right="0.05pt solid #000000" fo:border-top="none" fo:border-bottom="0.05pt solid #000000"/>
    </style:style>
    <style:style style:name="Tabla5.B149" style:family="table-cell">
      <style:table-cell-properties fo:padding="0.097cm" fo:border-left="0.05pt solid #000000" fo:border-right="0.05pt solid #000000" fo:border-top="none" fo:border-bottom="0.05pt solid #000000"/>
    </style:style>
    <style:style style:name="Tabla5.B150" style:family="table-cell">
      <style:table-cell-properties fo:padding="0.097cm" fo:border-left="0.05pt solid #000000" fo:border-right="0.05pt solid #000000" fo:border-top="none" fo:border-bottom="0.05pt solid #000000"/>
    </style:style>
    <style:style style:name="Tabla5.B151" style:family="table-cell">
      <style:table-cell-properties fo:padding="0.097cm" fo:border-left="0.05pt solid #000000" fo:border-right="0.05pt solid #000000" fo:border-top="none" fo:border-bottom="0.05pt solid #000000"/>
    </style:style>
    <style:style style:name="Tabla5.B152" style:family="table-cell">
      <style:table-cell-properties fo:padding="0.097cm" fo:border-left="0.05pt solid #000000" fo:border-right="0.05pt solid #000000" fo:border-top="none" fo:border-bottom="0.05pt solid #000000"/>
    </style:style>
    <style:style style:name="Tabla5.B153" style:family="table-cell">
      <style:table-cell-properties fo:padding="0.097cm" fo:border-left="0.05pt solid #000000" fo:border-right="0.05pt solid #000000" fo:border-top="none" fo:border-bottom="0.05pt solid #000000"/>
    </style:style>
    <style:style style:name="Tabla5.B154" style:family="table-cell">
      <style:table-cell-properties fo:padding="0.097cm" fo:border-left="0.05pt solid #000000" fo:border-right="0.05pt solid #000000" fo:border-top="none" fo:border-bottom="0.05pt solid #000000"/>
    </style:style>
    <style:style style:name="Tabla5.B155" style:family="table-cell">
      <style:table-cell-properties fo:padding="0.097cm" fo:border-left="0.05pt solid #000000" fo:border-right="0.05pt solid #000000" fo:border-top="none" fo:border-bottom="0.05pt solid #000000"/>
    </style:style>
    <style:style style:name="Tabla5.B156" style:family="table-cell">
      <style:table-cell-properties fo:padding="0.097cm" fo:border-left="0.05pt solid #000000" fo:border-right="0.05pt solid #000000" fo:border-top="none" fo:border-bottom="0.05pt solid #000000"/>
    </style:style>
    <style:style style:name="Tabla5.B157" style:family="table-cell">
      <style:table-cell-properties fo:padding="0.097cm" fo:border-left="0.05pt solid #000000" fo:border-right="0.05pt solid #000000" fo:border-top="none" fo:border-bottom="0.05pt solid #000000"/>
    </style:style>
    <style:style style:name="Tabla5.B158" style:family="table-cell">
      <style:table-cell-properties fo:padding="0.097cm" fo:border-left="0.05pt solid #000000" fo:border-right="0.05pt solid #000000" fo:border-top="none" fo:border-bottom="0.05pt solid #000000"/>
    </style:style>
    <style:style style:name="Tabla5.B159" style:family="table-cell">
      <style:table-cell-properties fo:padding="0.097cm" fo:border-left="0.05pt solid #000000" fo:border-right="0.05pt solid #000000" fo:border-top="none" fo:border-bottom="0.05pt solid #000000"/>
    </style:style>
    <style:style style:name="Tabla5.B160" style:family="table-cell">
      <style:table-cell-properties fo:padding="0.097cm" fo:border-left="0.05pt solid #000000" fo:border-right="0.05pt solid #000000" fo:border-top="none" fo:border-bottom="0.05pt solid #000000"/>
    </style:style>
    <style:style style:name="Tabla5.B161" style:family="table-cell">
      <style:table-cell-properties fo:padding="0.097cm" fo:border-left="0.05pt solid #000000" fo:border-right="0.05pt solid #000000" fo:border-top="none" fo:border-bottom="0.05pt solid #000000"/>
    </style:style>
    <style:style style:name="Tabla5.B162" style:family="table-cell">
      <style:table-cell-properties fo:padding="0.097cm" fo:border-left="0.05pt solid #000000" fo:border-right="0.05pt solid #000000" fo:border-top="none" fo:border-bottom="0.05pt solid #000000"/>
    </style:style>
    <style:style style:name="Tabla5.B163" style:family="table-cell">
      <style:table-cell-properties fo:padding="0.097cm" fo:border-left="0.05pt solid #000000" fo:border-right="0.05pt solid #000000" fo:border-top="none" fo:border-bottom="0.05pt solid #000000"/>
    </style:style>
    <style:style style:name="Tabla5.B164" style:family="table-cell">
      <style:table-cell-properties fo:padding="0.097cm" fo:border-left="0.05pt solid #000000" fo:border-right="0.05pt solid #000000" fo:border-top="none" fo:border-bottom="0.05pt solid #000000"/>
    </style:style>
    <style:style style:name="Tabla5.B165" style:family="table-cell">
      <style:table-cell-properties fo:padding="0.097cm" fo:border-left="0.05pt solid #000000" fo:border-right="0.05pt solid #000000" fo:border-top="none" fo:border-bottom="0.05pt solid #000000"/>
    </style:style>
    <style:style style:name="Tabla5.B166" style:family="table-cell">
      <style:table-cell-properties fo:padding="0.097cm" fo:border-left="0.05pt solid #000000" fo:border-right="0.05pt solid #000000" fo:border-top="none" fo:border-bottom="0.05pt solid #000000"/>
    </style:style>
    <style:style style:name="Tabla5.B167" style:family="table-cell">
      <style:table-cell-properties fo:padding="0.097cm" fo:border-left="0.05pt solid #000000" fo:border-right="0.05pt solid #000000" fo:border-top="none" fo:border-bottom="0.05pt solid #000000"/>
    </style:style>
    <style:style style:name="Tabla5.B168" style:family="table-cell">
      <style:table-cell-properties fo:padding="0.097cm" fo:border-left="0.05pt solid #000000" fo:border-right="0.05pt solid #000000" fo:border-top="none" fo:border-bottom="0.05pt solid #000000"/>
    </style:style>
    <style:style style:name="Tabla5.B169" style:family="table-cell">
      <style:table-cell-properties fo:padding="0.097cm" fo:border-left="0.05pt solid #000000" fo:border-right="0.05pt solid #000000" fo:border-top="none" fo:border-bottom="0.05pt solid #000000"/>
    </style:style>
    <style:style style:name="Tabla5.B170" style:family="table-cell">
      <style:table-cell-properties fo:padding="0.097cm" fo:border-left="0.05pt solid #000000" fo:border-right="0.05pt solid #000000" fo:border-top="none" fo:border-bottom="0.05pt solid #000000"/>
    </style:style>
    <style:style style:name="Tabla5.B171" style:family="table-cell">
      <style:table-cell-properties fo:padding="0.097cm" fo:border-left="0.05pt solid #000000" fo:border-right="0.05pt solid #000000" fo:border-top="none" fo:border-bottom="0.05pt solid #000000"/>
    </style:style>
    <style:style style:name="Tabla5.B172" style:family="table-cell">
      <style:table-cell-properties fo:padding="0.097cm" fo:border-left="0.05pt solid #000000" fo:border-right="0.05pt solid #000000" fo:border-top="none" fo:border-bottom="0.05pt solid #000000"/>
    </style:style>
    <style:style style:name="Tabla5.B173" style:family="table-cell">
      <style:table-cell-properties fo:padding="0.097cm" fo:border-left="0.05pt solid #000000" fo:border-right="0.05pt solid #000000" fo:border-top="none" fo:border-bottom="0.05pt solid #000000"/>
    </style:style>
    <style:style style:name="Tabla5.B174" style:family="table-cell">
      <style:table-cell-properties fo:padding="0.097cm" fo:border-left="0.05pt solid #000000" fo:border-right="0.05pt solid #000000" fo:border-top="none" fo:border-bottom="0.05pt solid #000000"/>
    </style:style>
    <style:style style:name="Tabla5.B175" style:family="table-cell">
      <style:table-cell-properties fo:padding="0.097cm" fo:border-left="0.05pt solid #000000" fo:border-right="0.05pt solid #000000" fo:border-top="none" fo:border-bottom="0.05pt solid #000000"/>
    </style:style>
    <style:style style:name="Tabla5.B176" style:family="table-cell">
      <style:table-cell-properties fo:padding="0.097cm" fo:border-left="0.05pt solid #000000" fo:border-right="0.05pt solid #000000" fo:border-top="none" fo:border-bottom="0.05pt solid #000000"/>
    </style:style>
    <style:style style:name="Tabla5.B177" style:family="table-cell">
      <style:table-cell-properties fo:padding="0.097cm" fo:border-left="0.05pt solid #000000" fo:border-right="0.05pt solid #000000" fo:border-top="none" fo:border-bottom="0.05pt solid #000000"/>
    </style:style>
    <style:style style:name="Tabla5.B178" style:family="table-cell">
      <style:table-cell-properties fo:padding="0.097cm" fo:border-left="0.05pt solid #000000" fo:border-right="0.05pt solid #000000" fo:border-top="none" fo:border-bottom="0.05pt solid #000000"/>
    </style:style>
    <style:style style:name="Tabla5.B179" style:family="table-cell">
      <style:table-cell-properties fo:padding="0.097cm" fo:border-left="0.05pt solid #000000" fo:border-right="0.05pt solid #000000" fo:border-top="none" fo:border-bottom="0.05pt solid #000000"/>
    </style:style>
    <style:style style:name="Tabla5.B180" style:family="table-cell">
      <style:table-cell-properties fo:padding="0.097cm" fo:border-left="0.05pt solid #000000" fo:border-right="0.05pt solid #000000" fo:border-top="none" fo:border-bottom="0.05pt solid #000000"/>
    </style:style>
    <style:style style:name="Tabla5.B181" style:family="table-cell">
      <style:table-cell-properties fo:padding="0.097cm" fo:border-left="0.05pt solid #000000" fo:border-right="0.05pt solid #000000" fo:border-top="none" fo:border-bottom="0.05pt solid #000000"/>
    </style:style>
    <style:style style:name="Tabla5.B182" style:family="table-cell">
      <style:table-cell-properties fo:padding="0.097cm" fo:border-left="0.05pt solid #000000" fo:border-right="0.05pt solid #000000" fo:border-top="none" fo:border-bottom="0.05pt solid #000000"/>
    </style:style>
    <style:style style:name="Tabla5.B183" style:family="table-cell">
      <style:table-cell-properties fo:padding="0.097cm" fo:border-left="0.05pt solid #000000" fo:border-right="0.05pt solid #000000" fo:border-top="none" fo:border-bottom="0.05pt solid #000000"/>
    </style:style>
    <style:style style:name="Tabla5.B184" style:family="table-cell">
      <style:table-cell-properties fo:padding="0.097cm" fo:border-left="0.05pt solid #000000" fo:border-right="0.05pt solid #000000" fo:border-top="none" fo:border-bottom="0.05pt solid #000000"/>
    </style:style>
    <style:style style:name="Tabla5.B185" style:family="table-cell">
      <style:table-cell-properties fo:padding="0.097cm" fo:border-left="0.05pt solid #000000" fo:border-right="0.05pt solid #000000" fo:border-top="none" fo:border-bottom="0.05pt solid #000000"/>
    </style:style>
    <style:style style:name="Tabla5.B186" style:family="table-cell">
      <style:table-cell-properties fo:padding="0.097cm" fo:border-left="0.05pt solid #000000" fo:border-right="0.05pt solid #000000" fo:border-top="none" fo:border-bottom="0.05pt solid #000000"/>
    </style:style>
    <style:style style:name="Tabla5.B187" style:family="table-cell">
      <style:table-cell-properties fo:padding="0.097cm" fo:border-left="0.05pt solid #000000" fo:border-right="0.05pt solid #000000" fo:border-top="none" fo:border-bottom="0.05pt solid #000000"/>
    </style:style>
    <style:style style:name="Tabla5.B188" style:family="table-cell">
      <style:table-cell-properties fo:padding="0.097cm" fo:border-left="0.05pt solid #000000" fo:border-right="0.05pt solid #000000" fo:border-top="none" fo:border-bottom="0.05pt solid #000000"/>
    </style:style>
    <style:style style:name="Tabla5.B189" style:family="table-cell">
      <style:table-cell-properties fo:padding="0.097cm" fo:border-left="0.05pt solid #000000" fo:border-right="0.05pt solid #000000" fo:border-top="none" fo:border-bottom="0.05pt solid #000000"/>
    </style:style>
    <style:style style:name="Tabla5.B190" style:family="table-cell">
      <style:table-cell-properties fo:padding="0.097cm" fo:border-left="0.05pt solid #000000" fo:border-right="0.05pt solid #000000" fo:border-top="none" fo:border-bottom="0.05pt solid #000000"/>
    </style:style>
    <style:style style:name="Tabla5.B191" style:family="table-cell">
      <style:table-cell-properties fo:padding="0.097cm" fo:border-left="0.05pt solid #000000" fo:border-right="0.05pt solid #000000" fo:border-top="none" fo:border-bottom="0.05pt solid #000000"/>
    </style:style>
    <style:style style:name="Tabla5.B192" style:family="table-cell">
      <style:table-cell-properties fo:padding="0.097cm" fo:border-left="0.05pt solid #000000" fo:border-right="0.05pt solid #000000" fo:border-top="none" fo:border-bottom="0.05pt solid #000000"/>
    </style:style>
    <style:style style:name="Tabla5.B193" style:family="table-cell">
      <style:table-cell-properties fo:padding="0.097cm" fo:border-left="0.05pt solid #000000" fo:border-right="0.05pt solid #000000" fo:border-top="none" fo:border-bottom="0.05pt solid #000000"/>
    </style:style>
    <style:style style:name="Tabla5.B194" style:family="table-cell">
      <style:table-cell-properties fo:padding="0.097cm" fo:border-left="0.05pt solid #000000" fo:border-right="0.05pt solid #000000" fo:border-top="none" fo:border-bottom="0.05pt solid #000000"/>
    </style:style>
    <style:style style:name="Tabla5.B195" style:family="table-cell">
      <style:table-cell-properties fo:padding="0.097cm" fo:border-left="0.05pt solid #000000" fo:border-right="0.05pt solid #000000" fo:border-top="none" fo:border-bottom="0.05pt solid #000000"/>
    </style:style>
    <style:style style:name="Tabla5.B196" style:family="table-cell">
      <style:table-cell-properties fo:padding="0.097cm" fo:border-left="0.05pt solid #000000" fo:border-right="0.05pt solid #000000" fo:border-top="none" fo:border-bottom="0.05pt solid #000000"/>
    </style:style>
    <style:style style:name="Tabla5.B197" style:family="table-cell">
      <style:table-cell-properties fo:padding="0.097cm" fo:border-left="0.05pt solid #000000" fo:border-right="0.05pt solid #000000" fo:border-top="none" fo:border-bottom="0.05pt solid #000000"/>
    </style:style>
    <style:style style:name="Tabla5.B198" style:family="table-cell">
      <style:table-cell-properties fo:padding="0.097cm" fo:border-left="0.05pt solid #000000" fo:border-right="0.05pt solid #000000" fo:border-top="none" fo:border-bottom="0.05pt solid #000000"/>
    </style:style>
    <style:style style:name="Tabla5.B199" style:family="table-cell">
      <style:table-cell-properties fo:padding="0.097cm" fo:border-left="0.05pt solid #000000" fo:border-right="0.05pt solid #000000" fo:border-top="none" fo:border-bottom="0.05pt solid #000000"/>
    </style:style>
    <style:style style:name="Tabla5.B200" style:family="table-cell">
      <style:table-cell-properties fo:padding="0.097cm" fo:border-left="0.05pt solid #000000" fo:border-right="0.05pt solid #000000" fo:border-top="none" fo:border-bottom="0.05pt solid #000000"/>
    </style:style>
    <style:style style:name="Tabla5.B201" style:family="table-cell">
      <style:table-cell-properties fo:padding="0.097cm" fo:border-left="0.05pt solid #000000" fo:border-right="0.05pt solid #000000" fo:border-top="none" fo:border-bottom="0.05pt solid #000000"/>
    </style:style>
    <style:style style:name="Tabla5.B20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style:text-underline-style="none" fo:font-weight="bold" officeooo:rsid="0001b48c" officeooo:paragraph-rsid="0005c9d0" style:font-size-asian="10.5pt" style:font-weight-asian="bold" style:font-size-complex="12pt" style:font-weight-complex="bold"/>
    </style:style>
    <style:style style:name="P2" style:family="paragraph" style:parent-style-name="Standard">
      <style:paragraph-properties fo:text-align="justify" style:justify-single-word="false"/>
      <style:text-properties fo:font-size="12pt" style:text-underline-style="none" fo:font-weight="bold" officeooo:rsid="001c0220" officeooo:paragraph-rsid="001c0220"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style:text-underline-style="none" fo:font-weight="bold" officeooo:rsid="001c0220" officeooo:paragraph-rsid="00240d45"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style:text-underline-style="none" fo:font-weight="bold" officeooo:rsid="001c0220" officeooo:paragraph-rsid="00252f9f"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style:text-underline-style="none" fo:font-weight="normal" officeooo:rsid="000399bf" officeooo:paragraph-rsid="000a7122"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0dd97f" officeooo:paragraph-rsid="000dd97f"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0dd97f" officeooo:paragraph-rsid="001ed793"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0fb951" officeooo:paragraph-rsid="000fb951"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16d443" officeooo:paragraph-rsid="0016d443"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171679" officeooo:paragraph-rsid="00171679"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0399bf" officeooo:paragraph-rsid="000a7122"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0c4728" officeooo:paragraph-rsid="000c4728"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103fe8" officeooo:paragraph-rsid="00103fe8"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13e4eb" officeooo:paragraph-rsid="0013e4eb"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13e4eb" officeooo:paragraph-rsid="0014ff12"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13e4eb" officeooo:paragraph-rsid="00171679"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13e4eb" officeooo:paragraph-rsid="0018a31f"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1c0220" officeooo:paragraph-rsid="001c0220"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c0220" officeooo:paragraph-rsid="001c0220"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24008a"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4008a" officeooo:paragraph-rsid="0024008a"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fo:font-size="26pt" style:text-underline-style="solid" style:text-underline-width="auto" style:text-underline-color="font-color" fo:font-weight="bold" officeooo:rsid="0001b48c" officeooo:paragraph-rsid="0005c9d0" style:font-size-asian="26pt" style:font-weight-asian="bold" style:font-size-complex="26pt" style:font-weight-complex="bold"/>
    </style:style>
    <style:style style:name="P23"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48c" officeooo:paragraph-rsid="0005c9d0" style:font-size-asian="15.75pt" style:font-weight-asian="bold" style:font-size-complex="18pt" style:font-weight-complex="bold"/>
    </style:style>
    <style:style style:name="P24"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67ead" officeooo:paragraph-rsid="0005c9d0" style:font-size-asian="15.75pt" style:font-weight-asian="bold" style:font-size-complex="18pt" style:font-weight-complex="bold"/>
    </style:style>
    <style:style style:name="P25"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0c4728" officeooo:paragraph-rsid="000c4728" style:font-size-asian="15.75pt" style:font-weight-asian="bold" style:font-size-complex="18pt" style:font-weight-complex="bold"/>
    </style:style>
    <style:style style:name="P26"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48c" officeooo:paragraph-rsid="0005c9d0" style:font-size-asian="18pt" style:font-weight-asian="bold" style:font-size-complex="18pt" style:font-weight-complex="bold"/>
    </style:style>
    <style:style style:name="P27" style:family="paragraph" style:parent-style-name="Standard">
      <style:paragraph-properties fo:text-align="justify" style:justify-single-word="false"/>
      <style:text-properties fo:font-size="18pt" style:text-underline-style="none" fo:font-weight="bold" officeooo:rsid="000c4728" officeooo:paragraph-rsid="000c4728" style:font-size-asian="15.75pt" style:font-weight-asian="bold" style:font-size-complex="18pt" style:font-weight-complex="bold"/>
    </style:style>
    <style:style style:name="P28" style:family="paragraph" style:parent-style-name="Standard">
      <style:paragraph-properties fo:text-align="center" style:justify-single-word="false"/>
      <style:text-properties fo:font-size="15pt" style:text-underline-style="none" fo:font-weight="bold" officeooo:rsid="0001b48c" officeooo:paragraph-rsid="0005c9d0" style:font-size-asian="13.1000003814697pt" style:font-weight-asian="bold" style:font-size-complex="15pt" style:font-weight-complex="bold"/>
    </style:style>
    <style:style style:name="P29" style:family="paragraph" style:parent-style-name="Standard">
      <style:paragraph-properties fo:text-align="justify" style:justify-single-word="false"/>
      <style:text-properties fo:font-size="16pt" style:text-underline-style="none" fo:font-weight="bold" officeooo:rsid="0007a2d9" officeooo:paragraph-rsid="0007a2d9" style:font-size-asian="14pt" style:font-weight-asian="bold" style:font-size-complex="16pt" style:font-weight-complex="bold"/>
    </style:style>
    <style:style style:name="P30" style:family="paragraph" style:parent-style-name="Standard">
      <style:paragraph-properties fo:text-align="justify" style:justify-single-word="false"/>
      <style:text-properties fo:font-size="16pt" style:text-underline-style="none" fo:font-weight="bold" officeooo:rsid="0007a2d9" officeooo:paragraph-rsid="000966ed" style:font-size-asian="14pt" style:font-weight-asian="bold" style:font-size-complex="16pt" style:font-weight-complex="bold"/>
    </style:style>
    <style:style style:name="P31" style:family="paragraph" style:parent-style-name="Standard">
      <style:paragraph-properties fo:text-align="justify" style:justify-single-word="false"/>
      <style:text-properties fo:font-size="16pt" style:text-underline-style="none" fo:font-weight="bold" officeooo:rsid="0009b9ae" officeooo:paragraph-rsid="0009b9ae" style:font-size-asian="14pt" style:font-weight-asian="bold" style:font-size-complex="16pt" style:font-weight-complex="bold"/>
    </style:style>
    <style:style style:name="P32" style:family="paragraph" style:parent-style-name="Standard">
      <style:paragraph-properties fo:text-align="justify" style:justify-single-word="false"/>
      <style:text-properties fo:font-size="16pt" style:text-underline-style="none" fo:font-weight="bold" officeooo:rsid="0009b9ae" officeooo:paragraph-rsid="000a7122" style:font-size-asian="14pt" style:font-weight-asian="bold" style:font-size-complex="16pt" style:font-weight-complex="bold"/>
    </style:style>
    <style:style style:name="P33" style:family="paragraph" style:parent-style-name="Standard">
      <style:paragraph-properties fo:text-align="justify" style:justify-single-word="false"/>
      <style:text-properties fo:font-size="16pt" style:text-underline-style="none" fo:font-weight="bold" officeooo:rsid="000a7122" officeooo:paragraph-rsid="000a7122" style:font-size-asian="14pt" style:font-weight-asian="bold" style:font-size-complex="16pt" style:font-weight-complex="bold"/>
    </style:style>
    <style:style style:name="P34" style:family="paragraph" style:parent-style-name="Standard">
      <style:paragraph-properties fo:text-align="justify" style:justify-single-word="false"/>
      <style:text-properties fo:font-size="16pt" style:text-underline-style="none" fo:font-weight="bold" officeooo:rsid="000c4728" officeooo:paragraph-rsid="000c4728" style:font-size-asian="14pt" style:font-weight-asian="bold" style:font-size-complex="16pt" style:font-weight-complex="bold"/>
    </style:style>
    <style:style style:name="P35" style:family="paragraph" style:parent-style-name="Standard">
      <style:paragraph-properties fo:text-align="justify" style:justify-single-word="false"/>
      <style:text-properties fo:font-size="16pt" style:text-underline-style="none" fo:font-weight="normal" officeooo:rsid="000966ed" officeooo:paragraph-rsid="0007a2d9" style:font-size-asian="14pt" style:font-weight-asian="normal" style:font-size-complex="16pt" style:font-weight-complex="normal"/>
    </style:style>
    <style:style style:name="P36" style:family="paragraph" style:parent-style-name="Standard">
      <style:paragraph-properties fo:text-align="justify" style:justify-single-word="false"/>
      <style:text-properties fo:font-size="16pt" style:text-underline-style="none" fo:font-weight="normal" officeooo:rsid="0009b9ae" officeooo:paragraph-rsid="0009b9ae" style:font-size-asian="14pt" style:font-weight-asian="normal" style:font-size-complex="16pt" style:font-weight-complex="normal"/>
    </style:style>
    <style:style style:name="P37"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7a2d9" officeooo:paragraph-rsid="0007a2d9" style:font-size-asian="14pt" style:font-weight-asian="bold" style:font-size-complex="16pt" style:font-weight-complex="bold"/>
    </style:style>
    <style:style style:name="P38"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c4728" officeooo:paragraph-rsid="000c4728" style:font-size-asian="14pt" style:font-weight-asian="bold" style:font-size-complex="16pt" style:font-weight-complex="bold"/>
    </style:style>
    <style:style style:name="P39" style:family="paragraph" style:parent-style-name="Standard">
      <style:paragraph-properties fo:text-align="justify" style:justify-single-word="false"/>
      <style:text-properties officeooo:rsid="0001b48c" officeooo:paragraph-rsid="000a7122"/>
    </style:style>
    <style:style style:name="P40" style:family="paragraph" style:parent-style-name="Standard">
      <style:paragraph-properties fo:text-align="justify" style:justify-single-word="false" fo:break-before="page"/>
      <style:text-properties fo:font-size="12pt" style:text-underline-style="none" fo:font-weight="normal" officeooo:rsid="000399bf" officeooo:paragraph-rsid="000a7122" style:font-size-asian="10.5pt" style:font-weight-asian="normal" style:font-size-complex="12pt" style:font-weight-complex="normal"/>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margin-top="0cm" fo:margin-bottom="0.499cm" style:contextual-spacing="false" fo:text-align="center" style:justify-single-word="false"/>
    </style:style>
    <style:style style:name="P43" style:family="paragraph" style:parent-style-name="Standard">
      <style:paragraph-properties fo:text-align="justify" style:justify-single-word="false"/>
      <style:text-properties fo:font-size="16pt" style:text-underline-style="none" fo:font-weight="bold" officeooo:rsid="000c4728" officeooo:paragraph-rsid="000c4728" style:font-size-asian="14pt" style:font-weight-asian="bold" style:font-size-complex="16pt" style:font-weight-complex="bold"/>
    </style:style>
    <style:style style:name="P44" style:family="paragraph" style:parent-style-name="Standard">
      <style:paragraph-properties fo:text-align="justify" style:justify-single-word="false"/>
      <style:text-properties fo:font-size="12pt" style:text-underline-style="none" fo:font-weight="bold" officeooo:rsid="001c0220" officeooo:paragraph-rsid="00252f9f" style:font-size-asian="12pt" style:font-weight-asian="bold" style:font-size-complex="12pt" style:font-weight-complex="bold"/>
    </style:style>
    <style:style style:name="P45" style:family="paragraph" style:parent-style-name="Standard">
      <style:paragraph-properties fo:text-align="justify" style:justify-single-word="false"/>
      <style:text-properties fo:font-size="12pt" style:text-underline-style="none" fo:font-weight="normal" officeooo:rsid="000dd97f" officeooo:paragraph-rsid="0027cac2" style:font-size-asian="10.5pt" style:font-weight-asian="normal" style:font-size-complex="12pt" style:font-weight-complex="normal"/>
    </style:style>
    <style:style style:name="P46" style:family="paragraph" style:parent-style-name="Table_20_Contents">
      <style:paragraph-properties fo:text-align="justify" style:justify-single-word="false"/>
      <style:text-properties fo:font-size="16pt" style:font-size-asian="14pt" style:font-size-complex="16pt"/>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text-align="end" style:justify-single-word="false"/>
    </style:style>
    <style:style style:name="P49" style:family="paragraph" style:parent-style-name="Table_20_Contents">
      <style:paragraph-properties fo:text-align="start" style:justify-single-word="false"/>
    </style:style>
    <style:style style:name="T1" style:family="text">
      <style:text-properties officeooo:rsid="0005c9d0"/>
    </style:style>
    <style:style style:name="T2" style:family="text">
      <style:text-properties officeooo:rsid="0007a2d9"/>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dba64"/>
    </style:style>
    <style:style style:name="T5" style:family="text">
      <style:text-properties style:text-underline-style="solid" style:text-underline-width="auto" style:text-underline-color="font-color" fo:font-weight="bold" officeooo:rsid="001c0220" style:font-size-asian="12pt" style:font-weight-asian="bold" style:font-weight-complex="bold"/>
    </style:style>
    <style:style style:name="T6" style:family="text">
      <style:text-properties style:text-underline-style="solid" style:text-underline-width="auto" style:text-underline-color="font-color" fo:font-weight="bold" officeooo:rsid="001dba64" style:font-size-asian="12pt" style:font-weight-asian="bold" style:font-weight-complex="bold"/>
    </style:style>
    <style:style style:name="T7" style:family="text">
      <style:text-properties style:text-underline-style="solid" style:text-underline-width="auto" style:text-underline-color="font-color" fo:font-weight="bold" officeooo:rsid="0020565d" style:font-size-asian="12pt" style:font-weight-asian="bold" style:font-weight-complex="bold"/>
    </style:style>
    <style:style style:name="T8" style:family="text">
      <style:text-properties style:text-underline-style="solid" style:text-underline-width="auto" style:text-underline-color="font-color" fo:font-weight="bold" officeooo:rsid="0027cac2" style:font-size-asian="12pt" style:font-weight-asian="bold" style:font-weight-complex="bold"/>
    </style:style>
    <style:style style:name="T9" style:family="text">
      <style:text-properties style:text-underline-style="solid" style:text-underline-width="auto" style:text-underline-color="font-color" officeooo:rsid="00252f9f"/>
    </style:style>
    <style:style style:name="T10" style:family="text">
      <style:text-properties fo:font-weight="normal" style:font-weight-asian="normal" style:font-weight-complex="normal"/>
    </style:style>
    <style:style style:name="T11" style:family="text">
      <style:text-properties fo:font-weight="normal" officeooo:rsid="000966ed" style:font-weight-asian="normal" style:font-weight-complex="normal"/>
    </style:style>
    <style:style style:name="T12" style:family="text">
      <style:text-properties officeooo:rsid="000399bf"/>
    </style:style>
    <style:style style:name="T13" style:family="text">
      <style:text-properties officeooo:rsid="00103fe8"/>
    </style:style>
    <style:style style:name="T14" style:family="text">
      <style:text-properties officeooo:rsid="0014ff12"/>
    </style:style>
    <style:style style:name="T15" style:family="text">
      <style:text-properties officeooo:rsid="00171679"/>
    </style:style>
    <style:style style:name="T16" style:family="text">
      <style:text-properties officeooo:rsid="0019195d"/>
    </style:style>
    <style:style style:name="T17" style:family="text">
      <style:text-properties officeooo:rsid="00194f98"/>
    </style:style>
    <style:style style:name="T18" style:family="text">
      <style:text-properties officeooo:rsid="001dba64"/>
    </style:style>
    <style:style style:name="T19" style:family="text">
      <style:text-properties fo:font-weight="bold" officeooo:rsid="001c0220" style:font-size-asian="12pt" style:font-weight-asian="bold" style:font-weight-complex="bold"/>
    </style:style>
    <style:style style:name="T20" style:family="text">
      <style:text-properties fo:font-weight="bold" officeooo:rsid="001dba64" style:font-size-asian="12pt"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number-style style:name="N60">
      <number:scientific-number number:decimal-places="2" number:min-integer-digits="1" number:min-exponent-digits="3"/>
    </number:number-style>
    <number:number-style style:name="N61">
      <number:scientific-number number:decimal-places="2" number:min-integer-digits="1" number:min-exponent-digits="2"/>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Imagen1" text:anchor-type="paragraph" svg:x="0.06cm" svg:y="0.085cm" svg:width="4.921cm" svg:height="5.953cm" draw:z-index="0"><draw:image xlink:href="Pictures/10000201000000BA000000E134E48494.png" xlink:type="simple" xlink:show="embed" xlink:actuate="onLoad"/></draw:frame></text:p>
      <text:p text:style-name="P22"/>
      <text:p text:style-name="P22"/>
      <text:p text:style-name="P22"/>
      <text:p text:style-name="P22"/>
      <text:p text:style-name="P22"/>
      <text:p text:style-name="P22"/>
      <text:p text:style-name="P22">ALGORÍTMICA</text:p>
      <text:p text:style-name="P23"/>
      <text:p text:style-name="P24"/>
      <text:p text:style-name="P23"/>
      <text:p text:style-name="P23"/>
      <text:p text:style-name="P23">PRÁCTICA <text:span text:style-name="T1">2</text:span>: <text:span text:style-name="T1">ALGORITMOS DIVIDE Y VENCERÁS</text:span></text:p>
      <text:p text:style-name="P23"/>
      <text:p text:style-name="P23"/>
      <text:p text:style-name="P28">Memoria final de la práctica</text:p>
      <text:p text:style-name="P28"/>
      <text:p text:style-name="P28"/>
      <text:p text:style-name="P28"/>
      <text:p text:style-name="P1">Ignacio Aguilera Martos</text:p>
      <text:p text:style-name="P1">Luis Balderas Ruiz</text:p>
      <text:p text:style-name="P1">Diego Asterio de Zaballa Rodríguez</text:p>
      <text:p text:style-name="P1">Miguel Ángel Torres López</text:p>
      <text:p text:style-name="P1"/>
      <text:p text:style-name="P1"/>
      <text:p text:style-name="P1"/>
      <text:p text:style-name="P1"/>
      <text:p text:style-name="P1"/>
      <text:p text:style-name="P1"><draw:frame draw:style-name="fr1" draw:name="Imagen2" text:anchor-type="paragraph" svg:x="2.653cm" svg:y="0.09cm" svg:width="10.848cm" svg:height="3.254cm" draw:z-index="1"><draw:image xlink:href="Pictures/100002010000019A0000007B3D2C32F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26"><text:soft-page-break/>Í<text:span text:style-name="T2">NDICE</text:span></text:p>
      <text:p text:style-name="P26"/>
      <text:p text:style-name="P29">1.<text:tab/><text:span text:style-name="T3">Serie unimodal de números</text:span></text:p>
      <text:p text:style-name="P37"/>
      <text:p text:style-name="P29"><text:span text:style-name="T10"><text:tab/>1.1<text:tab/>Algoritmo Evidente</text:span><text:span text:style-name="T11"> (Código, explicación, gráfica)</text:span></text:p>
      <text:p text:style-name="P30"><text:span text:style-name="T10"><text:tab/>1.2<text:tab/>Primera solución DyV </text:span><text:span text:style-name="T11">(Código, explicación, gráfica)</text:span></text:p>
      <text:p text:style-name="P30"><text:span text:style-name="T10"><text:tab/>1.3 <text:tab/>Segunda solución DyV </text:span><text:span text:style-name="T11">(Código, explicación, gráfica)</text:span></text:p>
      <text:p text:style-name="P35"><text:tab/>1.4<text:tab/>Comparación entre algoritmos</text:p>
      <text:p text:style-name="P35"/>
      <text:p text:style-name="P31">2.<text:tab/><text:span text:style-name="T3">Comparación de preferencias</text:span></text:p>
      <text:p text:style-name="P31"/>
      <text:p text:style-name="P31"><text:span text:style-name="T10"><text:tab/>2.1<text:tab/>Algoritmo Evidente </text:span><text:span text:style-name="T11">(Código, explicación, gráfica)</text:span></text:p>
      <text:p text:style-name="P31"><text:span text:style-name="T11"><text:tab/></text:span><text:span text:style-name="T10">2.2<text:tab/>Solución DyV </text:span><text:span text:style-name="T11">(Código, explicación, gráfica)</text:span></text:p>
      <text:p text:style-name="P32"><text:span text:style-name="T11"><text:tab/></text:span><text:span text:style-name="T10">2.3<text:tab/>Comparación entre algoritmos</text:span></text:p>
      <text:p text:style-name="P36"/>
      <text:p text:style-name="P33">3.<text:tab/><text:span text:style-name="T3">Bibliografía</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0"><text:tab/>En lo que sigue, los miembros del grupo combinamos sistemas operativos y maquinas diferentes para experimentar de la forma más completa y variada la eficiencia de los algoritmos. Estas son las prestaciones de las máquinas:</text:p>
      <text:p text:style-name="P5"><text:tab/></text:p>
      <text:p text:style-name="P5"><text:tab/>- Luis: Fujitsu. Intel Core i5. Ubuntu 14.04</text:p>
      <text:p text:style-name="P5"><text:tab/>- Ignacio: Toshiba. Intel Core i7. Ubuntu 14.04</text:p>
      <text:p text:style-name="P39"><text:tab/>- <text:span text:style-name="T12">Diego: Mac. Intel Core i7. OS X El Capitán</text:span></text:p>
      <text:p text:style-name="P11"><text:tab/>- Miguel Ángel: Toshiba. Intel Core i7. Windows 10</text:p>
      <text:p text:style-name="P11"/>
      <text:p text:style-name="P27">1.<text:tab/><text:span text:style-name="T3">Serie unimodal de números</text:span></text:p>
      <text:p text:style-name="P27"/>
      <text:p text:style-name="P8">Nuestro problema consistía en que se nos daba un vector de números que crecía estrictamente hasta un determinado índice a partir del cual decrecía de manera estricta. Debemos devolver mediante nuestros algoritmos el índice en el que dicho cambio de crecimiento se produce.</text:p>
      <text:p text:style-name="P25"/>
      <text:p text:style-name="P34">1.1<text:tab/><text:span text:style-name="T3">Algoritmo Evidente</text:span></text:p>
      <text:p text:style-name="P38"/>
      <text:p text:style-name="P6">En este primer algoritmo que hemos implementado para la resolución de nuestro problema hemos utilizado una versión muy simple que recorre el vector de manera secuencial. Nuestra intención es ir recorriéndolo desde la posición 0 hasta el final. Si nos encontramos un punto en el que el vector en vez de crecer decrece no continuamos avanzando ya que hemos llegado al punto que andábamos buscando, es decir, si v[i]&gt;v[i+1] siendo el índice i el primero con el que ocurre esto.</text:p>
      <text:p text:style-name="P6"/>
      <text:p text:style-name="P9">Presentamos el código:</text:p>
      <text:p text:style-name="P9"/>
      <text:p text:style-name="P9">#include &lt;iostream&gt;</text:p>
      <text:p text:style-name="P9">#include &lt;vector&gt;</text:p>
      <text:p text:style-name="P9">#include &lt;cstdlib&gt;</text:p>
      <text:p text:style-name="P9">#include &lt;cstdio&gt;</text:p>
      <text:p text:style-name="P9">#include &lt;ctime&gt;</text:p>
      <text:p text:style-name="P9">#include &lt;climits&gt;</text:p>
      <text:p text:style-name="P9">#include &lt;cassert&gt;</text:p>
      <text:p text:style-name="P9">#include &lt;chrono&gt;</text:p>
      <text:p text:style-name="P9"/>
      <text:p text:style-name="P9">using namespace std;</text:p>
      <text:p text:style-name="P9"/>
      <text:p text:style-name="P9">double uniforme()</text:p>
      <text:p text:style-name="P9">{</text:p>
      <text:p text:style-name="P9">double u;</text:p>
      <text:p text:style-name="P9"><text:s text:c="2"/>u = (double) rand();</text:p>
      <text:p text:style-name="P9"><text:s text:c="2"/>u = u/(double)(RAND_MAX+1.0);</text:p>
      <text:p text:style-name="P9"><text:s/>return u;</text:p>
      <text:p text:style-name="P9">}</text:p>
      <text:p text:style-name="P9"/>
      <text:p text:style-name="P9">int serie_unimodal_secuencial(int *v, int n)</text:p>
      <text:p text:style-name="P9">{</text:p>
      <text:p text:style-name="P9"><text:tab/>int i=0;</text:p>
      <text:p text:style-name="P9"><text:tab/>int maximo=0;</text:p>
      <text:p text:style-name="P9"><text:tab/>while(v[i]&lt;v[i+1] &amp;&amp; ((i+1)&lt;n))</text:p>
      <text:p text:style-name="P9"><text:tab/><text:tab/>i++;</text:p>
      <text:p text:style-name="P9"><text:soft-page-break/></text:p>
      <text:p text:style-name="P9"><text:tab/>//maximo=v[i];</text:p>
      <text:p text:style-name="P9"><text:tab/>return i;</text:p>
      <text:p text:style-name="P9">}</text:p>
      <text:p text:style-name="P9"/>
      <text:p text:style-name="P9">using namespace std::chrono;</text:p>
      <text:p text:style-name="P9"/>
      <text:p text:style-name="P9">int main(int argc, char * argv[])</text:p>
      <text:p text:style-name="P9">{</text:p>
      <text:p text:style-name="P9"><text:s text:c="2"/>high_resolution_clock::time_point t1, t2;</text:p>
      <text:p text:style-name="P9"><text:s text:c="2"/>if (argc != 2)</text:p>
      <text:p text:style-name="P9"><text:s text:c="4"/>{</text:p>
      <text:p text:style-name="P9"><text:s text:c="6"/>cerr &lt;&lt; "Formato " &lt;&lt; argv[0] &lt;&lt; " &lt;num_elem&gt;" &lt;&lt; endl;</text:p>
      <text:p text:style-name="P9"><text:s text:c="6"/>return -1;</text:p>
      <text:p text:style-name="P9"><text:s text:c="4"/>}</text:p>
      <text:p text:style-name="P9"/>
      <text:p text:style-name="P9"><text:s text:c="2"/>int n = atoi(argv[1]);</text:p>
      <text:p text:style-name="P9"/>
      <text:p text:style-name="P9"><text:s text:c="2"/>int * T = new int[n];</text:p>
      <text:p text:style-name="P9"><text:s text:c="2"/>assert(T);</text:p>
      <text:p text:style-name="P9"/>
      <text:p text:style-name="P9">srand(time(0));</text:p>
      <text:p text:style-name="P9">double u=uniforme();</text:p>
      <text:p text:style-name="P9">int p=1+(int)((n-2)*u);</text:p>
      <text:p text:style-name="P9">T[p]=n-1;</text:p>
      <text:p text:style-name="P9">for (int i=0; i&lt;p; i++) T[i]=i;</text:p>
      <text:p text:style-name="P9">for (int i=p+1; i&lt;n; i++) T[i]=n-1-i+p;</text:p>
      <text:p text:style-name="P9"/>
      <text:p text:style-name="P9"><text:s text:c="2"/>t1=high_resolution_clock::now();</text:p>
      <text:p text:style-name="P9"><text:s text:c="2"/>int pos_maximo_secuencial=serie_unimodal_secuencial(T,n);</text:p>
      <text:p text:style-name="P9"><text:s text:c="2"/>t2=high_resolution_clock::now();</text:p>
      <text:p text:style-name="P9"><text:s text:c="2"/>duration&lt;double&gt; transcurrido = duration_cast&lt;duration&lt;double&gt; &gt;(t2-t1);</text:p>
      <text:p text:style-name="P9"><text:s text:c="2"/>cout &lt;&lt; n &lt;&lt; " " &lt;&lt; transcurrido.count() &lt;&lt; "\n";</text:p>
      <text:p text:style-name="P9"/>
      <text:p text:style-name="P9"><text:s text:c="2"/>return 0;</text:p>
      <text:p text:style-name="P9">}</text:p>
      <text:p text:style-name="P9"/>
      <text:p text:style-name="P10">Vemos que la eficiencia del algoritmo en este caso es lineal <text:span text:style-name="T16">comparando entre sí la suma al cuadrado de los residuos de los distintos ajustes realizados.</text:span></text:p>
      <text:p text:style-name="P16">Lineal = <text:span text:style-name="T15">9.07552e-06</text:span></text:p>
      <text:p text:style-name="P17">nlogarítmica = <text:span text:style-name="T15">9.73699e-06</text:span></text:p>
      <text:p text:style-name="P16">logarítmica = <text:span text:style-name="T15">7.55603e-05</text:span></text:p>
      <text:p text:style-name="P16"/>
      <text:p text:style-name="P19">Datos:</text:p>
      <text:p text:style-name="P2">-<text:span text:style-name="T3">Tabla y gŕafica de </text:span><text:span text:style-name="T4">Nacho</text:span><text:span text:style-name="T3">(</text:span><text:span text:style-name="T4">Toshiba</text:span><text:span text:style-name="T18">,</text:span><text:span text:style-name="T4">Linux</text:span><text:span text:style-name="T3">):</text:span></text:p>
      <text:p text:style-name="P18"/>
      <table:table table:name="Tabla2" table:style-name="Tabla2">
        <table:table-column table:style-name="Tabla2.A"/>
        <table:table-column table:style-name="Tabla2.B"/>
        <table:table-row>
          <table:table-cell table:style-name="Tabla2.A1" office:value-type="string">
            <text:p text:style-name="P41">Tamaño</text:p>
          </table:table-cell>
          <table:table-cell table:style-name="Tabla2.B1" office:value-type="string">
            <text:p text:style-name="P41">Tiempo</text:p>
          </table:table-cell>
        </table:table-row>
        <table:table-row>
          <table:table-cell table:style-name="Tabla2.A2" office:value-type="float" office:value="1">
            <text:p text:style-name="P41">1</text:p>
          </table:table-cell>
          <table:table-cell table:style-name="Tabla2.B202" office:value-type="string">
            <text:p text:style-name="P41">1.27e-07</text:p>
          </table:table-cell>
        </table:table-row>
        <table:table-row>
          <table:table-cell table:style-name="Tabla2.A2" office:value-type="float" office:value="5001">
            <text:p text:style-name="P41">5001</text:p>
          </table:table-cell>
          <table:table-cell table:style-name="Tabla2.B3" office:value-type="float" office:value="0.005903">
            <text:p text:style-name="P41">5,90E-003</text:p>
          </table:table-cell>
        </table:table-row>
        <table:table-row>
          <table:table-cell table:style-name="Tabla2.A2" office:value-type="float" office:value="10001">
            <text:p text:style-name="P41">10001</text:p>
          </table:table-cell>
          <table:table-cell table:style-name="Tabla2.B202" office:value-type="string">
            <text:p text:style-name="P41">1.1943e-05</text:p>
          </table:table-cell>
        </table:table-row>
        <text:soft-page-break/>
        <table:table-row>
          <table:table-cell table:style-name="Tabla2.A2" office:value-type="float" office:value="15001">
            <text:p text:style-name="P41">15001</text:p>
          </table:table-cell>
          <table:table-cell table:style-name="Tabla2.B202" office:value-type="string">
            <text:p text:style-name="P41">1.7457e-05</text:p>
          </table:table-cell>
        </table:table-row>
        <table:table-row>
          <table:table-cell table:style-name="Tabla2.A2" office:value-type="float" office:value="20001">
            <text:p text:style-name="P41">20001</text:p>
          </table:table-cell>
          <table:table-cell table:style-name="Tabla2.B202" office:value-type="string">
            <text:p text:style-name="P41">2.3192e-05</text:p>
          </table:table-cell>
        </table:table-row>
        <table:table-row>
          <table:table-cell table:style-name="Tabla2.A2" office:value-type="float" office:value="25001">
            <text:p text:style-name="P41">25001</text:p>
          </table:table-cell>
          <table:table-cell table:style-name="Tabla2.B202" office:value-type="string">
            <text:p text:style-name="P41">2.8999e-05</text:p>
          </table:table-cell>
        </table:table-row>
        <table:table-row>
          <table:table-cell table:style-name="Tabla2.A2" office:value-type="float" office:value="30001">
            <text:p text:style-name="P41">30001</text:p>
          </table:table-cell>
          <table:table-cell table:style-name="Tabla2.B202" office:value-type="string">
            <text:p text:style-name="P41">3.4822e-05</text:p>
          </table:table-cell>
        </table:table-row>
        <table:table-row>
          <table:table-cell table:style-name="Tabla2.A2" office:value-type="float" office:value="35001">
            <text:p text:style-name="P41">35001</text:p>
          </table:table-cell>
          <table:table-cell table:style-name="Tabla2.B202" office:value-type="string">
            <text:p text:style-name="P41">4.6544e-05</text:p>
          </table:table-cell>
        </table:table-row>
        <table:table-row>
          <table:table-cell table:style-name="Tabla2.A2" office:value-type="float" office:value="40001">
            <text:p text:style-name="P41">40001</text:p>
          </table:table-cell>
          <table:table-cell table:style-name="Tabla2.B202" office:value-type="string">
            <text:p text:style-name="P41">4.6336e-05</text:p>
          </table:table-cell>
        </table:table-row>
        <table:table-row>
          <table:table-cell table:style-name="Tabla2.A2" office:value-type="float" office:value="45001">
            <text:p text:style-name="P41">45001</text:p>
          </table:table-cell>
          <table:table-cell table:style-name="Tabla2.B202" office:value-type="string">
            <text:p text:style-name="P41">5.3974e-05</text:p>
          </table:table-cell>
        </table:table-row>
        <table:table-row>
          <table:table-cell table:style-name="Tabla2.A2" office:value-type="float" office:value="50001">
            <text:p text:style-name="P41">50001</text:p>
          </table:table-cell>
          <table:table-cell table:style-name="Tabla2.B202" office:value-type="string">
            <text:p text:style-name="P41">5.7989e-05</text:p>
          </table:table-cell>
        </table:table-row>
        <table:table-row>
          <table:table-cell table:style-name="Tabla2.A2" office:value-type="float" office:value="55001">
            <text:p text:style-name="P41">55001</text:p>
          </table:table-cell>
          <table:table-cell table:style-name="Tabla2.B202" office:value-type="string">
            <text:p text:style-name="P41">6.3656e-05</text:p>
          </table:table-cell>
        </table:table-row>
        <table:table-row>
          <table:table-cell table:style-name="Tabla2.A2" office:value-type="float" office:value="60001">
            <text:p text:style-name="P41">60001</text:p>
          </table:table-cell>
          <table:table-cell table:style-name="Tabla2.B202" office:value-type="string">
            <text:p text:style-name="P41">6.9476e-05</text:p>
          </table:table-cell>
        </table:table-row>
        <table:table-row>
          <table:table-cell table:style-name="Tabla2.A2" office:value-type="float" office:value="65001">
            <text:p text:style-name="P41">65001</text:p>
          </table:table-cell>
          <table:table-cell table:style-name="Tabla2.B202" office:value-type="string">
            <text:p text:style-name="P41">7.5713e-05</text:p>
          </table:table-cell>
        </table:table-row>
        <table:table-row>
          <table:table-cell table:style-name="Tabla2.A2" office:value-type="float" office:value="70001">
            <text:p text:style-name="P41">70001</text:p>
          </table:table-cell>
          <table:table-cell table:style-name="Tabla2.B202" office:value-type="string">
            <text:p text:style-name="P41">8.1491e-05</text:p>
          </table:table-cell>
        </table:table-row>
        <table:table-row>
          <table:table-cell table:style-name="Tabla2.A2" office:value-type="float" office:value="75001">
            <text:p text:style-name="P41">75001</text:p>
          </table:table-cell>
          <table:table-cell table:style-name="Tabla2.B202" office:value-type="string">
            <text:p text:style-name="P41">9.7841e-05</text:p>
          </table:table-cell>
        </table:table-row>
        <table:table-row>
          <table:table-cell table:style-name="Tabla2.A2" office:value-type="float" office:value="80001">
            <text:p text:style-name="P41">80001</text:p>
          </table:table-cell>
          <table:table-cell table:style-name="Tabla2.B202" office:value-type="string">
            <text:p text:style-name="P41">9.3249e-05</text:p>
          </table:table-cell>
        </table:table-row>
        <table:table-row>
          <table:table-cell table:style-name="Tabla2.A2" office:value-type="float" office:value="85001">
            <text:p text:style-name="P41">85001</text:p>
          </table:table-cell>
          <table:table-cell table:style-name="Tabla2.B3" office:value-type="float" office:value="0.09903">
            <text:p text:style-name="P41">9,90E-002</text:p>
          </table:table-cell>
        </table:table-row>
        <table:table-row>
          <table:table-cell table:style-name="Tabla2.A2" office:value-type="float" office:value="90001">
            <text:p text:style-name="P41">90001</text:p>
          </table:table-cell>
          <table:table-cell table:style-name="Tabla2.B202" office:value-type="string">
            <text:p text:style-name="P41">0.000192161</text:p>
          </table:table-cell>
        </table:table-row>
        <table:table-row>
          <table:table-cell table:style-name="Tabla2.A2" office:value-type="float" office:value="95001">
            <text:p text:style-name="P41">95001</text:p>
          </table:table-cell>
          <table:table-cell table:style-name="Tabla2.B202" office:value-type="string">
            <text:p text:style-name="P41">0.000202677</text:p>
          </table:table-cell>
        </table:table-row>
        <table:table-row>
          <table:table-cell table:style-name="Tabla2.A2" office:value-type="float" office:value="100001">
            <text:p text:style-name="P41">100001</text:p>
          </table:table-cell>
          <table:table-cell table:style-name="Tabla2.B202" office:value-type="string">
            <text:p text:style-name="P41">0.000213223</text:p>
          </table:table-cell>
        </table:table-row>
        <table:table-row>
          <table:table-cell table:style-name="Tabla2.A2" office:value-type="float" office:value="105001">
            <text:p text:style-name="P41">105001</text:p>
          </table:table-cell>
          <table:table-cell table:style-name="Tabla2.B202" office:value-type="string">
            <text:p text:style-name="P41">0.000224879</text:p>
          </table:table-cell>
        </table:table-row>
        <table:table-row>
          <table:table-cell table:style-name="Tabla2.A2" office:value-type="float" office:value="110001">
            <text:p text:style-name="P41">110001</text:p>
          </table:table-cell>
          <table:table-cell table:style-name="Tabla2.B202" office:value-type="string">
            <text:p text:style-name="P41">0.000234944</text:p>
          </table:table-cell>
        </table:table-row>
        <table:table-row>
          <table:table-cell table:style-name="Tabla2.A2" office:value-type="float" office:value="115001">
            <text:p text:style-name="P41">115001</text:p>
          </table:table-cell>
          <table:table-cell table:style-name="Tabla2.B202" office:value-type="string">
            <text:p text:style-name="P41">0.000246068</text:p>
          </table:table-cell>
        </table:table-row>
        <table:table-row>
          <table:table-cell table:style-name="Tabla2.A2" office:value-type="float" office:value="120001">
            <text:p text:style-name="P41">120001</text:p>
          </table:table-cell>
          <table:table-cell table:style-name="Tabla2.B202" office:value-type="string">
            <text:p text:style-name="P41">0.000269558</text:p>
          </table:table-cell>
        </table:table-row>
        <table:table-row>
          <table:table-cell table:style-name="Tabla2.A2" office:value-type="float" office:value="125001">
            <text:p text:style-name="P41">125001</text:p>
          </table:table-cell>
          <table:table-cell table:style-name="Tabla2.B202" office:value-type="string">
            <text:p text:style-name="P41">0.000289279</text:p>
          </table:table-cell>
        </table:table-row>
        <table:table-row>
          <table:table-cell table:style-name="Tabla2.A2" office:value-type="float" office:value="130001">
            <text:p text:style-name="P41">130001</text:p>
          </table:table-cell>
          <table:table-cell table:style-name="Tabla2.B202" office:value-type="string">
            <text:p text:style-name="P41">0.000277595</text:p>
          </table:table-cell>
        </table:table-row>
        <table:table-row>
          <table:table-cell table:style-name="Tabla2.A2" office:value-type="float" office:value="135001">
            <text:p text:style-name="P41">135001</text:p>
          </table:table-cell>
          <table:table-cell table:style-name="Tabla2.B202" office:value-type="string">
            <text:p text:style-name="P41">0.000291965</text:p>
          </table:table-cell>
        </table:table-row>
        <table:table-row>
          <table:table-cell table:style-name="Tabla2.A2" office:value-type="float" office:value="140001">
            <text:p text:style-name="P41">140001</text:p>
          </table:table-cell>
          <table:table-cell table:style-name="Tabla2.B202" office:value-type="string">
            <text:p text:style-name="P41">0.000311541</text:p>
          </table:table-cell>
        </table:table-row>
        <table:table-row>
          <table:table-cell table:style-name="Tabla2.A2" office:value-type="float" office:value="145001">
            <text:p text:style-name="P41">145001</text:p>
          </table:table-cell>
          <table:table-cell table:style-name="Tabla2.B202" office:value-type="string">
            <text:p text:style-name="P41">0.000338547</text:p>
          </table:table-cell>
        </table:table-row>
        <table:table-row>
          <table:table-cell table:style-name="Tabla2.A2" office:value-type="float" office:value="150001">
            <text:p text:style-name="P41">150001</text:p>
          </table:table-cell>
          <table:table-cell table:style-name="Tabla2.B202" office:value-type="string">
            <text:p text:style-name="P41">0.000346358</text:p>
          </table:table-cell>
        </table:table-row>
        <table:table-row>
          <table:table-cell table:style-name="Tabla2.A2" office:value-type="float" office:value="155001">
            <text:p text:style-name="P41">155001</text:p>
          </table:table-cell>
          <table:table-cell table:style-name="Tabla2.B202" office:value-type="string">
            <text:p text:style-name="P41">0.000335746</text:p>
          </table:table-cell>
        </table:table-row>
        <table:table-row>
          <table:table-cell table:style-name="Tabla2.A2" office:value-type="float" office:value="160001">
            <text:p text:style-name="P41">160001</text:p>
          </table:table-cell>
          <table:table-cell table:style-name="Tabla2.B202" office:value-type="string">
            <text:p text:style-name="P41">0.000348103</text:p>
          </table:table-cell>
        </table:table-row>
        <table:table-row>
          <table:table-cell table:style-name="Tabla2.A2" office:value-type="float" office:value="165001">
            <text:p text:style-name="P41">165001</text:p>
          </table:table-cell>
          <table:table-cell table:style-name="Tabla2.B202" office:value-type="string">
            <text:p text:style-name="P41">0.000355319</text:p>
          </table:table-cell>
        </table:table-row>
        <table:table-row>
          <table:table-cell table:style-name="Tabla2.A2" office:value-type="float" office:value="170001">
            <text:p text:style-name="P41">170001</text:p>
          </table:table-cell>
          <table:table-cell table:style-name="Tabla2.B202" office:value-type="string">
            <text:p text:style-name="P41">0.000366716</text:p>
          </table:table-cell>
        </table:table-row>
        <table:table-row>
          <table:table-cell table:style-name="Tabla2.A2" office:value-type="float" office:value="175001">
            <text:p text:style-name="P41">175001</text:p>
          </table:table-cell>
          <table:table-cell table:style-name="Tabla2.B202" office:value-type="string">
            <text:p text:style-name="P41">0.000377835</text:p>
          </table:table-cell>
        </table:table-row>
        <table:table-row>
          <table:table-cell table:style-name="Tabla2.A2" office:value-type="float" office:value="180001">
            <text:p text:style-name="P41">180001</text:p>
          </table:table-cell>
          <table:table-cell table:style-name="Tabla2.B202" office:value-type="string">
            <text:p text:style-name="P41">0.000387789</text:p>
          </table:table-cell>
        </table:table-row>
        <table:table-row>
          <table:table-cell table:style-name="Tabla2.A2" office:value-type="float" office:value="185001">
            <text:p text:style-name="P41">185001</text:p>
          </table:table-cell>
          <table:table-cell table:style-name="Tabla2.B202" office:value-type="string">
            <text:p text:style-name="P41">0.000523113</text:p>
          </table:table-cell>
        </table:table-row>
        <table:table-row>
          <table:table-cell table:style-name="Tabla2.A2" office:value-type="float" office:value="190001">
            <text:p text:style-name="P41">190001</text:p>
          </table:table-cell>
          <table:table-cell table:style-name="Tabla2.B202" office:value-type="string">
            <text:p text:style-name="P41">0.000566678</text:p>
          </table:table-cell>
        </table:table-row>
        <table:table-row>
          <table:table-cell table:style-name="Tabla2.A2" office:value-type="float" office:value="195001">
            <text:p text:style-name="P41">195001</text:p>
          </table:table-cell>
          <table:table-cell table:style-name="Tabla2.B202" office:value-type="string">
            <text:p text:style-name="P41">0.000578435</text:p>
          </table:table-cell>
        </table:table-row>
        <text:soft-page-break/>
        <table:table-row>
          <table:table-cell table:style-name="Tabla2.A2" office:value-type="float" office:value="200001">
            <text:p text:style-name="P41">200001</text:p>
          </table:table-cell>
          <table:table-cell table:style-name="Tabla2.B202" office:value-type="string">
            <text:p text:style-name="P41">0.000590914</text:p>
          </table:table-cell>
        </table:table-row>
        <table:table-row>
          <table:table-cell table:style-name="Tabla2.A2" office:value-type="float" office:value="205001">
            <text:p text:style-name="P41">205001</text:p>
          </table:table-cell>
          <table:table-cell table:style-name="Tabla2.B202" office:value-type="string">
            <text:p text:style-name="P41">0.000500872</text:p>
          </table:table-cell>
        </table:table-row>
        <table:table-row>
          <table:table-cell table:style-name="Tabla2.A2" office:value-type="float" office:value="210001">
            <text:p text:style-name="P41">210001</text:p>
          </table:table-cell>
          <table:table-cell table:style-name="Tabla2.B202" office:value-type="string">
            <text:p text:style-name="P41">0.0004561</text:p>
          </table:table-cell>
        </table:table-row>
        <table:table-row>
          <table:table-cell table:style-name="Tabla2.A2" office:value-type="float" office:value="215001">
            <text:p text:style-name="P41">215001</text:p>
          </table:table-cell>
          <table:table-cell table:style-name="Tabla2.B202" office:value-type="string">
            <text:p text:style-name="P41">0.000485209</text:p>
          </table:table-cell>
        </table:table-row>
        <table:table-row>
          <table:table-cell table:style-name="Tabla2.A2" office:value-type="float" office:value="220001">
            <text:p text:style-name="P41">220001</text:p>
          </table:table-cell>
          <table:table-cell table:style-name="Tabla2.B202" office:value-type="string">
            <text:p text:style-name="P41">0.000505239</text:p>
          </table:table-cell>
        </table:table-row>
        <table:table-row>
          <table:table-cell table:style-name="Tabla2.A2" office:value-type="float" office:value="225001">
            <text:p text:style-name="P41">225001</text:p>
          </table:table-cell>
          <table:table-cell table:style-name="Tabla2.B202" office:value-type="string">
            <text:p text:style-name="P41">0.000472726</text:p>
          </table:table-cell>
        </table:table-row>
        <table:table-row>
          <table:table-cell table:style-name="Tabla2.A2" office:value-type="float" office:value="230001">
            <text:p text:style-name="P41">230001</text:p>
          </table:table-cell>
          <table:table-cell table:style-name="Tabla2.B202" office:value-type="string">
            <text:p text:style-name="P41">0.000496295</text:p>
          </table:table-cell>
        </table:table-row>
        <table:table-row>
          <table:table-cell table:style-name="Tabla2.A2" office:value-type="float" office:value="235001">
            <text:p text:style-name="P41">235001</text:p>
          </table:table-cell>
          <table:table-cell table:style-name="Tabla2.B202" office:value-type="string">
            <text:p text:style-name="P41">0.000506936</text:p>
          </table:table-cell>
        </table:table-row>
        <table:table-row>
          <table:table-cell table:style-name="Tabla2.A2" office:value-type="float" office:value="240001">
            <text:p text:style-name="P41">240001</text:p>
          </table:table-cell>
          <table:table-cell table:style-name="Tabla2.B202" office:value-type="string">
            <text:p text:style-name="P41">0.000628285</text:p>
          </table:table-cell>
        </table:table-row>
        <table:table-row>
          <table:table-cell table:style-name="Tabla2.A2" office:value-type="float" office:value="245001">
            <text:p text:style-name="P41">245001</text:p>
          </table:table-cell>
          <table:table-cell table:style-name="Tabla2.B202" office:value-type="string">
            <text:p text:style-name="P41">0.000527266</text:p>
          </table:table-cell>
        </table:table-row>
        <table:table-row>
          <table:table-cell table:style-name="Tabla2.A2" office:value-type="float" office:value="250001">
            <text:p text:style-name="P41">250001</text:p>
          </table:table-cell>
          <table:table-cell table:style-name="Tabla2.B202" office:value-type="string">
            <text:p text:style-name="P41">0.000596488</text:p>
          </table:table-cell>
        </table:table-row>
        <table:table-row>
          <table:table-cell table:style-name="Tabla2.A2" office:value-type="float" office:value="255001">
            <text:p text:style-name="P41">255001</text:p>
          </table:table-cell>
          <table:table-cell table:style-name="Tabla2.B202" office:value-type="string">
            <text:p text:style-name="P41">0.000784005</text:p>
          </table:table-cell>
        </table:table-row>
        <table:table-row>
          <table:table-cell table:style-name="Tabla2.A2" office:value-type="float" office:value="260001">
            <text:p text:style-name="P41">260001</text:p>
          </table:table-cell>
          <table:table-cell table:style-name="Tabla2.B202" office:value-type="string">
            <text:p text:style-name="P41">0.000766952</text:p>
          </table:table-cell>
        </table:table-row>
        <table:table-row>
          <table:table-cell table:style-name="Tabla2.A2" office:value-type="float" office:value="265001">
            <text:p text:style-name="P41">265001</text:p>
          </table:table-cell>
          <table:table-cell table:style-name="Tabla2.B202" office:value-type="string">
            <text:p text:style-name="P41">0.000781397</text:p>
          </table:table-cell>
        </table:table-row>
        <table:table-row>
          <table:table-cell table:style-name="Tabla2.A2" office:value-type="float" office:value="270001">
            <text:p text:style-name="P41">270001</text:p>
          </table:table-cell>
          <table:table-cell table:style-name="Tabla2.B202" office:value-type="string">
            <text:p text:style-name="P41">0.000581821</text:p>
          </table:table-cell>
        </table:table-row>
        <table:table-row>
          <table:table-cell table:style-name="Tabla2.A2" office:value-type="float" office:value="275001">
            <text:p text:style-name="P41">275001</text:p>
          </table:table-cell>
          <table:table-cell table:style-name="Tabla2.B202" office:value-type="string">
            <text:p text:style-name="P41">0.000665732</text:p>
          </table:table-cell>
        </table:table-row>
        <table:table-row>
          <table:table-cell table:style-name="Tabla2.A2" office:value-type="float" office:value="280001">
            <text:p text:style-name="P41">280001</text:p>
          </table:table-cell>
          <table:table-cell table:style-name="Tabla2.B202" office:value-type="string">
            <text:p text:style-name="P41">0.000651741</text:p>
          </table:table-cell>
        </table:table-row>
        <table:table-row>
          <table:table-cell table:style-name="Tabla2.A2" office:value-type="float" office:value="285001">
            <text:p text:style-name="P41">285001</text:p>
          </table:table-cell>
          <table:table-cell table:style-name="Tabla2.B202" office:value-type="string">
            <text:p text:style-name="P41">0.000621775</text:p>
          </table:table-cell>
        </table:table-row>
        <table:table-row>
          <table:table-cell table:style-name="Tabla2.A2" office:value-type="float" office:value="290001">
            <text:p text:style-name="P41">290001</text:p>
          </table:table-cell>
          <table:table-cell table:style-name="Tabla2.B202" office:value-type="string">
            <text:p text:style-name="P41">0.000625208</text:p>
          </table:table-cell>
        </table:table-row>
        <table:table-row>
          <table:table-cell table:style-name="Tabla2.A2" office:value-type="float" office:value="295001">
            <text:p text:style-name="P41">295001</text:p>
          </table:table-cell>
          <table:table-cell table:style-name="Tabla2.B202" office:value-type="string">
            <text:p text:style-name="P41">0.000639049</text:p>
          </table:table-cell>
        </table:table-row>
        <table:table-row>
          <table:table-cell table:style-name="Tabla2.A2" office:value-type="float" office:value="300001">
            <text:p text:style-name="P41">300001</text:p>
          </table:table-cell>
          <table:table-cell table:style-name="Tabla2.B202" office:value-type="string">
            <text:p text:style-name="P41">0.000646797</text:p>
          </table:table-cell>
        </table:table-row>
        <table:table-row>
          <table:table-cell table:style-name="Tabla2.A2" office:value-type="float" office:value="305001">
            <text:p text:style-name="P41">305001</text:p>
          </table:table-cell>
          <table:table-cell table:style-name="Tabla2.B202" office:value-type="string">
            <text:p text:style-name="P41">0.00080322</text:p>
          </table:table-cell>
        </table:table-row>
        <table:table-row>
          <table:table-cell table:style-name="Tabla2.A2" office:value-type="float" office:value="310001">
            <text:p text:style-name="P41">310001</text:p>
          </table:table-cell>
          <table:table-cell table:style-name="Tabla2.B202" office:value-type="string">
            <text:p text:style-name="P41">0.000674393</text:p>
          </table:table-cell>
        </table:table-row>
        <table:table-row>
          <table:table-cell table:style-name="Tabla2.A2" office:value-type="float" office:value="315001">
            <text:p text:style-name="P41">315001</text:p>
          </table:table-cell>
          <table:table-cell table:style-name="Tabla2.B202" office:value-type="string">
            <text:p text:style-name="P41">0.000697023</text:p>
          </table:table-cell>
        </table:table-row>
        <table:table-row>
          <table:table-cell table:style-name="Tabla2.A2" office:value-type="float" office:value="320001">
            <text:p text:style-name="P41">320001</text:p>
          </table:table-cell>
          <table:table-cell table:style-name="Tabla2.B202" office:value-type="string">
            <text:p text:style-name="P41">0.000694685</text:p>
          </table:table-cell>
        </table:table-row>
        <table:table-row>
          <table:table-cell table:style-name="Tabla2.A2" office:value-type="float" office:value="325001">
            <text:p text:style-name="P41">325001</text:p>
          </table:table-cell>
          <table:table-cell table:style-name="Tabla2.B202" office:value-type="string">
            <text:p text:style-name="P41">0.000700247</text:p>
          </table:table-cell>
        </table:table-row>
        <table:table-row>
          <table:table-cell table:style-name="Tabla2.A2" office:value-type="float" office:value="330001">
            <text:p text:style-name="P41">330001</text:p>
          </table:table-cell>
          <table:table-cell table:style-name="Tabla2.B202" office:value-type="string">
            <text:p text:style-name="P41">0.000737563</text:p>
          </table:table-cell>
        </table:table-row>
        <table:table-row>
          <table:table-cell table:style-name="Tabla2.A2" office:value-type="float" office:value="335001">
            <text:p text:style-name="P41">335001</text:p>
          </table:table-cell>
          <table:table-cell table:style-name="Tabla2.B202" office:value-type="string">
            <text:p text:style-name="P41">0.00081823</text:p>
          </table:table-cell>
        </table:table-row>
        <table:table-row>
          <table:table-cell table:style-name="Tabla2.A2" office:value-type="float" office:value="340001">
            <text:p text:style-name="P41">340001</text:p>
          </table:table-cell>
          <table:table-cell table:style-name="Tabla2.B202" office:value-type="string">
            <text:p text:style-name="P41">0.000856715</text:p>
          </table:table-cell>
        </table:table-row>
        <table:table-row>
          <table:table-cell table:style-name="Tabla2.A2" office:value-type="float" office:value="345001">
            <text:p text:style-name="P41">345001</text:p>
          </table:table-cell>
          <table:table-cell table:style-name="Tabla2.B202" office:value-type="string">
            <text:p text:style-name="P41">0.000737018</text:p>
          </table:table-cell>
        </table:table-row>
        <table:table-row>
          <table:table-cell table:style-name="Tabla2.A2" office:value-type="float" office:value="350001">
            <text:p text:style-name="P41">350001</text:p>
          </table:table-cell>
          <table:table-cell table:style-name="Tabla2.B202" office:value-type="string">
            <text:p text:style-name="P41">0.00107456</text:p>
          </table:table-cell>
        </table:table-row>
        <table:table-row>
          <table:table-cell table:style-name="Tabla2.A2" office:value-type="float" office:value="355001">
            <text:p text:style-name="P41">355001</text:p>
          </table:table-cell>
          <table:table-cell table:style-name="Tabla2.B202" office:value-type="string">
            <text:p text:style-name="P41">0.00135471</text:p>
          </table:table-cell>
        </table:table-row>
        <table:table-row>
          <table:table-cell table:style-name="Tabla2.A2" office:value-type="float" office:value="360001">
            <text:p text:style-name="P41">360001</text:p>
          </table:table-cell>
          <table:table-cell table:style-name="Tabla2.B202" office:value-type="string">
            <text:p text:style-name="P41">0.00121005</text:p>
          </table:table-cell>
        </table:table-row>
        <table:table-row>
          <table:table-cell table:style-name="Tabla2.A2" office:value-type="float" office:value="365001">
            <text:p text:style-name="P41">365001</text:p>
          </table:table-cell>
          <table:table-cell table:style-name="Tabla2.B202" office:value-type="string">
            <text:p text:style-name="P41">0.001119</text:p>
          </table:table-cell>
        </table:table-row>
        <table:table-row>
          <table:table-cell table:style-name="Tabla2.A2" office:value-type="float" office:value="370001">
            <text:p text:style-name="P41">370001</text:p>
          </table:table-cell>
          <table:table-cell table:style-name="Tabla2.B202" office:value-type="string">
            <text:p text:style-name="P41">0.00113662</text:p>
          </table:table-cell>
        </table:table-row>
        <table:table-row>
          <table:table-cell table:style-name="Tabla2.A2" office:value-type="float" office:value="375001">
            <text:p text:style-name="P41">375001</text:p>
          </table:table-cell>
          <table:table-cell table:style-name="Tabla2.B202" office:value-type="string">
            <text:p text:style-name="P41">0.0011993</text:p>
          </table:table-cell>
        </table:table-row>
        <table:table-row>
          <table:table-cell table:style-name="Tabla2.A2" office:value-type="float" office:value="380001">
            <text:p text:style-name="P41">380001</text:p>
          </table:table-cell>
          <table:table-cell table:style-name="Tabla2.B202" office:value-type="string">
            <text:p text:style-name="P41">0.00116807</text:p>
          </table:table-cell>
        </table:table-row>
        <text:soft-page-break/>
        <table:table-row>
          <table:table-cell table:style-name="Tabla2.A2" office:value-type="float" office:value="385001">
            <text:p text:style-name="P41">385001</text:p>
          </table:table-cell>
          <table:table-cell table:style-name="Tabla2.B202" office:value-type="string">
            <text:p text:style-name="P41">0.00127384</text:p>
          </table:table-cell>
        </table:table-row>
        <table:table-row>
          <table:table-cell table:style-name="Tabla2.A2" office:value-type="float" office:value="390001">
            <text:p text:style-name="P41">390001</text:p>
          </table:table-cell>
          <table:table-cell table:style-name="Tabla2.B202" office:value-type="string">
            <text:p text:style-name="P41">0.00123833</text:p>
          </table:table-cell>
        </table:table-row>
        <table:table-row>
          <table:table-cell table:style-name="Tabla2.A2" office:value-type="float" office:value="395001">
            <text:p text:style-name="P41">395001</text:p>
          </table:table-cell>
          <table:table-cell table:style-name="Tabla2.B202" office:value-type="string">
            <text:p text:style-name="P41">0.00123346</text:p>
          </table:table-cell>
        </table:table-row>
        <table:table-row>
          <table:table-cell table:style-name="Tabla2.A2" office:value-type="float" office:value="400001">
            <text:p text:style-name="P41">400001</text:p>
          </table:table-cell>
          <table:table-cell table:style-name="Tabla2.B202" office:value-type="string">
            <text:p text:style-name="P41">0.00122626</text:p>
          </table:table-cell>
        </table:table-row>
        <table:table-row>
          <table:table-cell table:style-name="Tabla2.A2" office:value-type="float" office:value="405001">
            <text:p text:style-name="P41">405001</text:p>
          </table:table-cell>
          <table:table-cell table:style-name="Tabla2.B202" office:value-type="string">
            <text:p text:style-name="P41">0.00124616</text:p>
          </table:table-cell>
        </table:table-row>
        <table:table-row>
          <table:table-cell table:style-name="Tabla2.A2" office:value-type="float" office:value="410001">
            <text:p text:style-name="P41">410001</text:p>
          </table:table-cell>
          <table:table-cell table:style-name="Tabla2.B202" office:value-type="string">
            <text:p text:style-name="P41">0.00128398</text:p>
          </table:table-cell>
        </table:table-row>
        <table:table-row>
          <table:table-cell table:style-name="Tabla2.A2" office:value-type="float" office:value="415001">
            <text:p text:style-name="P41">415001</text:p>
          </table:table-cell>
          <table:table-cell table:style-name="Tabla2.B202" office:value-type="string">
            <text:p text:style-name="P41">0.00128159</text:p>
          </table:table-cell>
        </table:table-row>
        <table:table-row>
          <table:table-cell table:style-name="Tabla2.A2" office:value-type="float" office:value="420001">
            <text:p text:style-name="P41">420001</text:p>
          </table:table-cell>
          <table:table-cell table:style-name="Tabla2.B202" office:value-type="string">
            <text:p text:style-name="P41">0.00131595</text:p>
          </table:table-cell>
        </table:table-row>
        <table:table-row>
          <table:table-cell table:style-name="Tabla2.A2" office:value-type="float" office:value="425001">
            <text:p text:style-name="P41">425001</text:p>
          </table:table-cell>
          <table:table-cell table:style-name="Tabla2.B202" office:value-type="string">
            <text:p text:style-name="P41">0.00135981</text:p>
          </table:table-cell>
        </table:table-row>
        <table:table-row>
          <table:table-cell table:style-name="Tabla2.A2" office:value-type="float" office:value="430001">
            <text:p text:style-name="P41">430001</text:p>
          </table:table-cell>
          <table:table-cell table:style-name="Tabla2.B202" office:value-type="string">
            <text:p text:style-name="P41">0.00132351</text:p>
          </table:table-cell>
        </table:table-row>
        <table:table-row>
          <table:table-cell table:style-name="Tabla2.A2" office:value-type="float" office:value="435001">
            <text:p text:style-name="P41">435001</text:p>
          </table:table-cell>
          <table:table-cell table:style-name="Tabla2.B202" office:value-type="string">
            <text:p text:style-name="P41">0.0013351</text:p>
          </table:table-cell>
        </table:table-row>
        <table:table-row>
          <table:table-cell table:style-name="Tabla2.A2" office:value-type="float" office:value="440001">
            <text:p text:style-name="P41">440001</text:p>
          </table:table-cell>
          <table:table-cell table:style-name="Tabla2.B202" office:value-type="string">
            <text:p text:style-name="P41">0.00137901</text:p>
          </table:table-cell>
        </table:table-row>
        <table:table-row>
          <table:table-cell table:style-name="Tabla2.A2" office:value-type="float" office:value="445001">
            <text:p text:style-name="P41">445001</text:p>
          </table:table-cell>
          <table:table-cell table:style-name="Tabla2.B202" office:value-type="string">
            <text:p text:style-name="P41">0.00139873</text:p>
          </table:table-cell>
        </table:table-row>
        <table:table-row>
          <table:table-cell table:style-name="Tabla2.A2" office:value-type="float" office:value="450001">
            <text:p text:style-name="P41">450001</text:p>
          </table:table-cell>
          <table:table-cell table:style-name="Tabla2.B202" office:value-type="string">
            <text:p text:style-name="P41">0.00132308</text:p>
          </table:table-cell>
        </table:table-row>
        <table:table-row>
          <table:table-cell table:style-name="Tabla2.A2" office:value-type="float" office:value="455001">
            <text:p text:style-name="P41">455001</text:p>
          </table:table-cell>
          <table:table-cell table:style-name="Tabla2.B202" office:value-type="string">
            <text:p text:style-name="P41">0.00134034</text:p>
          </table:table-cell>
        </table:table-row>
        <table:table-row>
          <table:table-cell table:style-name="Tabla2.A2" office:value-type="float" office:value="460001">
            <text:p text:style-name="P41">460001</text:p>
          </table:table-cell>
          <table:table-cell table:style-name="Tabla2.B202" office:value-type="string">
            <text:p text:style-name="P41">0.00143829</text:p>
          </table:table-cell>
        </table:table-row>
        <table:table-row>
          <table:table-cell table:style-name="Tabla2.A2" office:value-type="float" office:value="465001">
            <text:p text:style-name="P41">465001</text:p>
          </table:table-cell>
          <table:table-cell table:style-name="Tabla2.B202" office:value-type="string">
            <text:p text:style-name="P41">0.0013664</text:p>
          </table:table-cell>
        </table:table-row>
        <table:table-row>
          <table:table-cell table:style-name="Tabla2.A2" office:value-type="float" office:value="470001">
            <text:p text:style-name="P41">470001</text:p>
          </table:table-cell>
          <table:table-cell table:style-name="Tabla2.B202" office:value-type="string">
            <text:p text:style-name="P41">0.00138172</text:p>
          </table:table-cell>
        </table:table-row>
        <table:table-row>
          <table:table-cell table:style-name="Tabla2.A2" office:value-type="float" office:value="475001">
            <text:p text:style-name="P41">475001</text:p>
          </table:table-cell>
          <table:table-cell table:style-name="Tabla2.B202" office:value-type="string">
            <text:p text:style-name="P41">0.00145137</text:p>
          </table:table-cell>
        </table:table-row>
        <table:table-row>
          <table:table-cell table:style-name="Tabla2.A2" office:value-type="float" office:value="480001">
            <text:p text:style-name="P41">480001</text:p>
          </table:table-cell>
          <table:table-cell table:style-name="Tabla2.B202" office:value-type="string">
            <text:p text:style-name="P41">0.0014284</text:p>
          </table:table-cell>
        </table:table-row>
        <table:table-row>
          <table:table-cell table:style-name="Tabla2.A2" office:value-type="float" office:value="485001">
            <text:p text:style-name="P41">485001</text:p>
          </table:table-cell>
          <table:table-cell table:style-name="Tabla2.B202" office:value-type="string">
            <text:p text:style-name="P41">0.00149353</text:p>
          </table:table-cell>
        </table:table-row>
        <table:table-row>
          <table:table-cell table:style-name="Tabla2.A2" office:value-type="float" office:value="490001">
            <text:p text:style-name="P41">490001</text:p>
          </table:table-cell>
          <table:table-cell table:style-name="Tabla2.B202" office:value-type="string">
            <text:p text:style-name="P41">0.00150792</text:p>
          </table:table-cell>
        </table:table-row>
        <table:table-row>
          <table:table-cell table:style-name="Tabla2.A2" office:value-type="float" office:value="495001">
            <text:p text:style-name="P41">495001</text:p>
          </table:table-cell>
          <table:table-cell table:style-name="Tabla2.B202" office:value-type="string">
            <text:p text:style-name="P41">0.00149775</text:p>
          </table:table-cell>
        </table:table-row>
        <table:table-row>
          <table:table-cell table:style-name="Tabla2.A2" office:value-type="float" office:value="500001">
            <text:p text:style-name="P41">500001</text:p>
          </table:table-cell>
          <table:table-cell table:style-name="Tabla2.B202" office:value-type="string">
            <text:p text:style-name="P41">0.00106973</text:p>
          </table:table-cell>
        </table:table-row>
        <table:table-row>
          <table:table-cell table:style-name="Tabla2.A2" office:value-type="float" office:value="505001">
            <text:p text:style-name="P41">505001</text:p>
          </table:table-cell>
          <table:table-cell table:style-name="Tabla2.B202" office:value-type="string">
            <text:p text:style-name="P41">0.0010926</text:p>
          </table:table-cell>
        </table:table-row>
        <table:table-row>
          <table:table-cell table:style-name="Tabla2.A2" office:value-type="float" office:value="510001">
            <text:p text:style-name="P41">510001</text:p>
          </table:table-cell>
          <table:table-cell table:style-name="Tabla2.B202" office:value-type="string">
            <text:p text:style-name="P41">0.00120486</text:p>
          </table:table-cell>
        </table:table-row>
        <table:table-row>
          <table:table-cell table:style-name="Tabla2.A2" office:value-type="float" office:value="515001">
            <text:p text:style-name="P41">515001</text:p>
          </table:table-cell>
          <table:table-cell table:style-name="Tabla2.B202" office:value-type="string">
            <text:p text:style-name="P41">0.00111586</text:p>
          </table:table-cell>
        </table:table-row>
        <table:table-row>
          <table:table-cell table:style-name="Tabla2.A2" office:value-type="float" office:value="520001">
            <text:p text:style-name="P41">520001</text:p>
          </table:table-cell>
          <table:table-cell table:style-name="Tabla2.B202" office:value-type="string">
            <text:p text:style-name="P41">0.00111548</text:p>
          </table:table-cell>
        </table:table-row>
        <table:table-row>
          <table:table-cell table:style-name="Tabla2.A2" office:value-type="float" office:value="525001">
            <text:p text:style-name="P41">525001</text:p>
          </table:table-cell>
          <table:table-cell table:style-name="Tabla2.B202" office:value-type="string">
            <text:p text:style-name="P41">0.00112312</text:p>
          </table:table-cell>
        </table:table-row>
        <table:table-row>
          <table:table-cell table:style-name="Tabla2.A2" office:value-type="float" office:value="530001">
            <text:p text:style-name="P41">530001</text:p>
          </table:table-cell>
          <table:table-cell table:style-name="Tabla2.B202" office:value-type="string">
            <text:p text:style-name="P41">0.00115674</text:p>
          </table:table-cell>
        </table:table-row>
        <table:table-row>
          <table:table-cell table:style-name="Tabla2.A2" office:value-type="float" office:value="535001">
            <text:p text:style-name="P41">535001</text:p>
          </table:table-cell>
          <table:table-cell table:style-name="Tabla2.B202" office:value-type="string">
            <text:p text:style-name="P41">0.00118471</text:p>
          </table:table-cell>
        </table:table-row>
        <table:table-row>
          <table:table-cell table:style-name="Tabla2.A2" office:value-type="float" office:value="540001">
            <text:p text:style-name="P41">540001</text:p>
          </table:table-cell>
          <table:table-cell table:style-name="Tabla2.B202" office:value-type="string">
            <text:p text:style-name="P41">0.00112244</text:p>
          </table:table-cell>
        </table:table-row>
        <table:table-row>
          <table:table-cell table:style-name="Tabla2.A2" office:value-type="float" office:value="545001">
            <text:p text:style-name="P41">545001</text:p>
          </table:table-cell>
          <table:table-cell table:style-name="Tabla2.B202" office:value-type="string">
            <text:p text:style-name="P41">0.0011931</text:p>
          </table:table-cell>
        </table:table-row>
        <table:table-row>
          <table:table-cell table:style-name="Tabla2.A2" office:value-type="float" office:value="550001">
            <text:p text:style-name="P41">550001</text:p>
          </table:table-cell>
          <table:table-cell table:style-name="Tabla2.B202" office:value-type="string">
            <text:p text:style-name="P41">0.00124476</text:p>
          </table:table-cell>
        </table:table-row>
        <table:table-row>
          <table:table-cell table:style-name="Tabla2.A2" office:value-type="float" office:value="555001">
            <text:p text:style-name="P41">555001</text:p>
          </table:table-cell>
          <table:table-cell table:style-name="Tabla2.B202" office:value-type="string">
            <text:p text:style-name="P41">0.00119023</text:p>
          </table:table-cell>
        </table:table-row>
        <table:table-row>
          <table:table-cell table:style-name="Tabla2.A2" office:value-type="float" office:value="560001">
            <text:p text:style-name="P41">560001</text:p>
          </table:table-cell>
          <table:table-cell table:style-name="Tabla2.B202" office:value-type="string">
            <text:p text:style-name="P41">0.0012001</text:p>
          </table:table-cell>
        </table:table-row>
        <table:table-row>
          <table:table-cell table:style-name="Tabla2.A2" office:value-type="float" office:value="565001">
            <text:p text:style-name="P41">565001</text:p>
          </table:table-cell>
          <table:table-cell table:style-name="Tabla2.B202" office:value-type="string">
            <text:p text:style-name="P41">0.00153581</text:p>
          </table:table-cell>
        </table:table-row>
        <text:soft-page-break/>
        <table:table-row>
          <table:table-cell table:style-name="Tabla2.A2" office:value-type="float" office:value="570001">
            <text:p text:style-name="P41">570001</text:p>
          </table:table-cell>
          <table:table-cell table:style-name="Tabla2.B202" office:value-type="string">
            <text:p text:style-name="P41">0.00123661</text:p>
          </table:table-cell>
        </table:table-row>
        <table:table-row>
          <table:table-cell table:style-name="Tabla2.A2" office:value-type="float" office:value="575001">
            <text:p text:style-name="P41">575001</text:p>
          </table:table-cell>
          <table:table-cell table:style-name="Tabla2.B202" office:value-type="string">
            <text:p text:style-name="P41">0.00125888</text:p>
          </table:table-cell>
        </table:table-row>
        <table:table-row>
          <table:table-cell table:style-name="Tabla2.A2" office:value-type="float" office:value="580001">
            <text:p text:style-name="P41">580001</text:p>
          </table:table-cell>
          <table:table-cell table:style-name="Tabla2.B202" office:value-type="string">
            <text:p text:style-name="P41">0.00126255</text:p>
          </table:table-cell>
        </table:table-row>
        <table:table-row>
          <table:table-cell table:style-name="Tabla2.A2" office:value-type="float" office:value="585001">
            <text:p text:style-name="P41">585001</text:p>
          </table:table-cell>
          <table:table-cell table:style-name="Tabla2.B202" office:value-type="string">
            <text:p text:style-name="P41">0.00130891</text:p>
          </table:table-cell>
        </table:table-row>
        <table:table-row>
          <table:table-cell table:style-name="Tabla2.A2" office:value-type="float" office:value="590001">
            <text:p text:style-name="P41">590001</text:p>
          </table:table-cell>
          <table:table-cell table:style-name="Tabla2.B202" office:value-type="string">
            <text:p text:style-name="P41">0.0013715</text:p>
          </table:table-cell>
        </table:table-row>
        <table:table-row>
          <table:table-cell table:style-name="Tabla2.A2" office:value-type="float" office:value="595001">
            <text:p text:style-name="P41">595001</text:p>
          </table:table-cell>
          <table:table-cell table:style-name="Tabla2.B202" office:value-type="string">
            <text:p text:style-name="P41">0.00127158</text:p>
          </table:table-cell>
        </table:table-row>
        <table:table-row>
          <table:table-cell table:style-name="Tabla2.A2" office:value-type="float" office:value="600001">
            <text:p text:style-name="P41">600001</text:p>
          </table:table-cell>
          <table:table-cell table:style-name="Tabla2.B202" office:value-type="string">
            <text:p text:style-name="P41">0.00184235</text:p>
          </table:table-cell>
        </table:table-row>
        <table:table-row>
          <table:table-cell table:style-name="Tabla2.A2" office:value-type="float" office:value="605001">
            <text:p text:style-name="P41">605001</text:p>
          </table:table-cell>
          <table:table-cell table:style-name="Tabla2.B202" office:value-type="string">
            <text:p text:style-name="P41">0.0028676</text:p>
          </table:table-cell>
        </table:table-row>
        <table:table-row>
          <table:table-cell table:style-name="Tabla2.A2" office:value-type="float" office:value="610001">
            <text:p text:style-name="P41">610001</text:p>
          </table:table-cell>
          <table:table-cell table:style-name="Tabla2.B202" office:value-type="string">
            <text:p text:style-name="P41">0.00241481</text:p>
          </table:table-cell>
        </table:table-row>
        <table:table-row>
          <table:table-cell table:style-name="Tabla2.A2" office:value-type="float" office:value="615001">
            <text:p text:style-name="P41">615001</text:p>
          </table:table-cell>
          <table:table-cell table:style-name="Tabla2.B202" office:value-type="string">
            <text:p text:style-name="P41">0.00136257</text:p>
          </table:table-cell>
        </table:table-row>
        <table:table-row>
          <table:table-cell table:style-name="Tabla2.A2" office:value-type="float" office:value="620001">
            <text:p text:style-name="P41">620001</text:p>
          </table:table-cell>
          <table:table-cell table:style-name="Tabla2.B202" office:value-type="string">
            <text:p text:style-name="P41">0.00133047</text:p>
          </table:table-cell>
        </table:table-row>
        <table:table-row>
          <table:table-cell table:style-name="Tabla2.A2" office:value-type="float" office:value="625001">
            <text:p text:style-name="P41">625001</text:p>
          </table:table-cell>
          <table:table-cell table:style-name="Tabla2.B202" office:value-type="string">
            <text:p text:style-name="P41">0.00157993</text:p>
          </table:table-cell>
        </table:table-row>
        <table:table-row>
          <table:table-cell table:style-name="Tabla2.A2" office:value-type="float" office:value="630001">
            <text:p text:style-name="P41">630001</text:p>
          </table:table-cell>
          <table:table-cell table:style-name="Tabla2.B202" office:value-type="string">
            <text:p text:style-name="P41">0.00160256</text:p>
          </table:table-cell>
        </table:table-row>
        <table:table-row>
          <table:table-cell table:style-name="Tabla2.A2" office:value-type="float" office:value="635001">
            <text:p text:style-name="P41">635001</text:p>
          </table:table-cell>
          <table:table-cell table:style-name="Tabla2.B202" office:value-type="string">
            <text:p text:style-name="P41">0.00224412</text:p>
          </table:table-cell>
        </table:table-row>
        <table:table-row>
          <table:table-cell table:style-name="Tabla2.A2" office:value-type="float" office:value="640001">
            <text:p text:style-name="P41">640001</text:p>
          </table:table-cell>
          <table:table-cell table:style-name="Tabla2.B202" office:value-type="string">
            <text:p text:style-name="P41">0.00227042</text:p>
          </table:table-cell>
        </table:table-row>
        <table:table-row>
          <table:table-cell table:style-name="Tabla2.A2" office:value-type="float" office:value="645001">
            <text:p text:style-name="P41">645001</text:p>
          </table:table-cell>
          <table:table-cell table:style-name="Tabla2.B202" office:value-type="string">
            <text:p text:style-name="P41">0.00264473</text:p>
          </table:table-cell>
        </table:table-row>
        <table:table-row>
          <table:table-cell table:style-name="Tabla2.A2" office:value-type="float" office:value="650001">
            <text:p text:style-name="P41">650001</text:p>
          </table:table-cell>
          <table:table-cell table:style-name="Tabla2.B202" office:value-type="string">
            <text:p text:style-name="P41">0.00139233</text:p>
          </table:table-cell>
        </table:table-row>
        <table:table-row>
          <table:table-cell table:style-name="Tabla2.A2" office:value-type="float" office:value="655001">
            <text:p text:style-name="P41">655001</text:p>
          </table:table-cell>
          <table:table-cell table:style-name="Tabla2.B202" office:value-type="string">
            <text:p text:style-name="P41">0.00141823</text:p>
          </table:table-cell>
        </table:table-row>
        <table:table-row>
          <table:table-cell table:style-name="Tabla2.A2" office:value-type="float" office:value="660001">
            <text:p text:style-name="P41">660001</text:p>
          </table:table-cell>
          <table:table-cell table:style-name="Tabla2.B202" office:value-type="string">
            <text:p text:style-name="P41">0.00151978</text:p>
          </table:table-cell>
        </table:table-row>
        <table:table-row>
          <table:table-cell table:style-name="Tabla2.A2" office:value-type="float" office:value="665001">
            <text:p text:style-name="P41">665001</text:p>
          </table:table-cell>
          <table:table-cell table:style-name="Tabla2.B202" office:value-type="string">
            <text:p text:style-name="P41">0.00269443</text:p>
          </table:table-cell>
        </table:table-row>
        <table:table-row>
          <table:table-cell table:style-name="Tabla2.A2" office:value-type="float" office:value="670001">
            <text:p text:style-name="P41">670001</text:p>
          </table:table-cell>
          <table:table-cell table:style-name="Tabla2.B202" office:value-type="string">
            <text:p text:style-name="P41">0.00198452</text:p>
          </table:table-cell>
        </table:table-row>
        <table:table-row>
          <table:table-cell table:style-name="Tabla2.A2" office:value-type="float" office:value="675001">
            <text:p text:style-name="P41">675001</text:p>
          </table:table-cell>
          <table:table-cell table:style-name="Tabla2.B202" office:value-type="string">
            <text:p text:style-name="P41">0.00232555</text:p>
          </table:table-cell>
        </table:table-row>
        <table:table-row>
          <table:table-cell table:style-name="Tabla2.A2" office:value-type="float" office:value="680001">
            <text:p text:style-name="P41">680001</text:p>
          </table:table-cell>
          <table:table-cell table:style-name="Tabla2.B202" office:value-type="string">
            <text:p text:style-name="P41">0.00278734</text:p>
          </table:table-cell>
        </table:table-row>
        <table:table-row>
          <table:table-cell table:style-name="Tabla2.A2" office:value-type="float" office:value="685001">
            <text:p text:style-name="P41">685001</text:p>
          </table:table-cell>
          <table:table-cell table:style-name="Tabla2.B202" office:value-type="string">
            <text:p text:style-name="P41">0.0021844</text:p>
          </table:table-cell>
        </table:table-row>
        <table:table-row>
          <table:table-cell table:style-name="Tabla2.A2" office:value-type="float" office:value="690001">
            <text:p text:style-name="P41">690001</text:p>
          </table:table-cell>
          <table:table-cell table:style-name="Tabla2.B202" office:value-type="string">
            <text:p text:style-name="P41">0.00206358</text:p>
          </table:table-cell>
        </table:table-row>
        <table:table-row>
          <table:table-cell table:style-name="Tabla2.A2" office:value-type="float" office:value="695001">
            <text:p text:style-name="P41">695001</text:p>
          </table:table-cell>
          <table:table-cell table:style-name="Tabla2.B202" office:value-type="string">
            <text:p text:style-name="P41">0.00203935</text:p>
          </table:table-cell>
        </table:table-row>
        <table:table-row>
          <table:table-cell table:style-name="Tabla2.A2" office:value-type="float" office:value="700001">
            <text:p text:style-name="P41">700001</text:p>
          </table:table-cell>
          <table:table-cell table:style-name="Tabla2.B202" office:value-type="string">
            <text:p text:style-name="P41">0.00210445</text:p>
          </table:table-cell>
        </table:table-row>
        <table:table-row>
          <table:table-cell table:style-name="Tabla2.A2" office:value-type="float" office:value="705001">
            <text:p text:style-name="P41">705001</text:p>
          </table:table-cell>
          <table:table-cell table:style-name="Tabla2.B202" office:value-type="string">
            <text:p text:style-name="P41">0.00213257</text:p>
          </table:table-cell>
        </table:table-row>
        <table:table-row>
          <table:table-cell table:style-name="Tabla2.A2" office:value-type="float" office:value="710001">
            <text:p text:style-name="P41">710001</text:p>
          </table:table-cell>
          <table:table-cell table:style-name="Tabla2.B202" office:value-type="string">
            <text:p text:style-name="P41">0.0020844</text:p>
          </table:table-cell>
        </table:table-row>
        <table:table-row>
          <table:table-cell table:style-name="Tabla2.A2" office:value-type="float" office:value="715001">
            <text:p text:style-name="P41">715001</text:p>
          </table:table-cell>
          <table:table-cell table:style-name="Tabla2.B202" office:value-type="string">
            <text:p text:style-name="P41">0.00258757</text:p>
          </table:table-cell>
        </table:table-row>
        <table:table-row>
          <table:table-cell table:style-name="Tabla2.A2" office:value-type="float" office:value="720001">
            <text:p text:style-name="P41">720001</text:p>
          </table:table-cell>
          <table:table-cell table:style-name="Tabla2.B202" office:value-type="string">
            <text:p text:style-name="P41">0.00153732</text:p>
          </table:table-cell>
        </table:table-row>
        <table:table-row>
          <table:table-cell table:style-name="Tabla2.A2" office:value-type="float" office:value="725001">
            <text:p text:style-name="P41">725001</text:p>
          </table:table-cell>
          <table:table-cell table:style-name="Tabla2.B202" office:value-type="string">
            <text:p text:style-name="P41">0.00163313</text:p>
          </table:table-cell>
        </table:table-row>
        <table:table-row>
          <table:table-cell table:style-name="Tabla2.A2" office:value-type="float" office:value="730001">
            <text:p text:style-name="P41">730001</text:p>
          </table:table-cell>
          <table:table-cell table:style-name="Tabla2.B202" office:value-type="string">
            <text:p text:style-name="P41">0.00155058</text:p>
          </table:table-cell>
        </table:table-row>
        <table:table-row>
          <table:table-cell table:style-name="Tabla2.A2" office:value-type="float" office:value="735001">
            <text:p text:style-name="P41">735001</text:p>
          </table:table-cell>
          <table:table-cell table:style-name="Tabla2.B202" office:value-type="string">
            <text:p text:style-name="P41">0.00245493</text:p>
          </table:table-cell>
        </table:table-row>
        <table:table-row>
          <table:table-cell table:style-name="Tabla2.A2" office:value-type="float" office:value="740001">
            <text:p text:style-name="P41">740001</text:p>
          </table:table-cell>
          <table:table-cell table:style-name="Tabla2.B202" office:value-type="string">
            <text:p text:style-name="P41">0.00157173</text:p>
          </table:table-cell>
        </table:table-row>
        <table:table-row>
          <table:table-cell table:style-name="Tabla2.A2" office:value-type="float" office:value="745001">
            <text:p text:style-name="P41">745001</text:p>
          </table:table-cell>
          <table:table-cell table:style-name="Tabla2.B202" office:value-type="string">
            <text:p text:style-name="P41">0.00164656</text:p>
          </table:table-cell>
        </table:table-row>
        <table:table-row>
          <table:table-cell table:style-name="Tabla2.A2" office:value-type="float" office:value="750001">
            <text:p text:style-name="P41">750001</text:p>
          </table:table-cell>
          <table:table-cell table:style-name="Tabla2.B202" office:value-type="string">
            <text:p text:style-name="P41">0.00156051</text:p>
          </table:table-cell>
        </table:table-row>
        <text:soft-page-break/>
        <table:table-row>
          <table:table-cell table:style-name="Tabla2.A2" office:value-type="float" office:value="755001">
            <text:p text:style-name="P41">755001</text:p>
          </table:table-cell>
          <table:table-cell table:style-name="Tabla2.B202" office:value-type="string">
            <text:p text:style-name="P41">0.00297318</text:p>
          </table:table-cell>
        </table:table-row>
        <table:table-row>
          <table:table-cell table:style-name="Tabla2.A2" office:value-type="float" office:value="760001">
            <text:p text:style-name="P41">760001</text:p>
          </table:table-cell>
          <table:table-cell table:style-name="Tabla2.B202" office:value-type="string">
            <text:p text:style-name="P41">0.00362019</text:p>
          </table:table-cell>
        </table:table-row>
        <table:table-row>
          <table:table-cell table:style-name="Tabla2.A2" office:value-type="float" office:value="765001">
            <text:p text:style-name="P41">765001</text:p>
          </table:table-cell>
          <table:table-cell table:style-name="Tabla2.B202" office:value-type="string">
            <text:p text:style-name="P41">0.00415503</text:p>
          </table:table-cell>
        </table:table-row>
        <table:table-row>
          <table:table-cell table:style-name="Tabla2.A2" office:value-type="float" office:value="770001">
            <text:p text:style-name="P41">770001</text:p>
          </table:table-cell>
          <table:table-cell table:style-name="Tabla2.B202" office:value-type="string">
            <text:p text:style-name="P41">0.00172869</text:p>
          </table:table-cell>
        </table:table-row>
        <table:table-row>
          <table:table-cell table:style-name="Tabla2.A2" office:value-type="float" office:value="775001">
            <text:p text:style-name="P41">775001</text:p>
          </table:table-cell>
          <table:table-cell table:style-name="Tabla2.B202" office:value-type="string">
            <text:p text:style-name="P41">0.00177365</text:p>
          </table:table-cell>
        </table:table-row>
        <table:table-row>
          <table:table-cell table:style-name="Tabla2.A2" office:value-type="float" office:value="780001">
            <text:p text:style-name="P41">780001</text:p>
          </table:table-cell>
          <table:table-cell table:style-name="Tabla2.B202" office:value-type="string">
            <text:p text:style-name="P41">0.00166782</text:p>
          </table:table-cell>
        </table:table-row>
        <table:table-row>
          <table:table-cell table:style-name="Tabla2.A2" office:value-type="float" office:value="785001">
            <text:p text:style-name="P41">785001</text:p>
          </table:table-cell>
          <table:table-cell table:style-name="Tabla2.B202" office:value-type="string">
            <text:p text:style-name="P41">0.00171216</text:p>
          </table:table-cell>
        </table:table-row>
        <table:table-row>
          <table:table-cell table:style-name="Tabla2.A2" office:value-type="float" office:value="790001">
            <text:p text:style-name="P41">790001</text:p>
          </table:table-cell>
          <table:table-cell table:style-name="Tabla2.B202" office:value-type="string">
            <text:p text:style-name="P41">0.0018537</text:p>
          </table:table-cell>
        </table:table-row>
        <table:table-row>
          <table:table-cell table:style-name="Tabla2.A2" office:value-type="float" office:value="795001">
            <text:p text:style-name="P41">795001</text:p>
          </table:table-cell>
          <table:table-cell table:style-name="Tabla2.B202" office:value-type="string">
            <text:p text:style-name="P41">0.00244351</text:p>
          </table:table-cell>
        </table:table-row>
        <table:table-row>
          <table:table-cell table:style-name="Tabla2.A2" office:value-type="float" office:value="800001">
            <text:p text:style-name="P41">800001</text:p>
          </table:table-cell>
          <table:table-cell table:style-name="Tabla2.B202" office:value-type="string">
            <text:p text:style-name="P41">0.00455048</text:p>
          </table:table-cell>
        </table:table-row>
        <table:table-row>
          <table:table-cell table:style-name="Tabla2.A2" office:value-type="float" office:value="805001">
            <text:p text:style-name="P41">805001</text:p>
          </table:table-cell>
          <table:table-cell table:style-name="Tabla2.B202" office:value-type="string">
            <text:p text:style-name="P41">0.00419158</text:p>
          </table:table-cell>
        </table:table-row>
        <table:table-row>
          <table:table-cell table:style-name="Tabla2.A2" office:value-type="float" office:value="810001">
            <text:p text:style-name="P41">810001</text:p>
          </table:table-cell>
          <table:table-cell table:style-name="Tabla2.B202" office:value-type="string">
            <text:p text:style-name="P41">0.00389429</text:p>
          </table:table-cell>
        </table:table-row>
        <table:table-row>
          <table:table-cell table:style-name="Tabla2.A2" office:value-type="float" office:value="815001">
            <text:p text:style-name="P41">815001</text:p>
          </table:table-cell>
          <table:table-cell table:style-name="Tabla2.B202" office:value-type="string">
            <text:p text:style-name="P41">0.0041388</text:p>
          </table:table-cell>
        </table:table-row>
        <table:table-row>
          <table:table-cell table:style-name="Tabla2.A2" office:value-type="float" office:value="820001">
            <text:p text:style-name="P41">820001</text:p>
          </table:table-cell>
          <table:table-cell table:style-name="Tabla2.B202" office:value-type="string">
            <text:p text:style-name="P41">0.00363567</text:p>
          </table:table-cell>
        </table:table-row>
        <table:table-row>
          <table:table-cell table:style-name="Tabla2.A2" office:value-type="float" office:value="825001">
            <text:p text:style-name="P41">825001</text:p>
          </table:table-cell>
          <table:table-cell table:style-name="Tabla2.B202" office:value-type="string">
            <text:p text:style-name="P41">0.00179199</text:p>
          </table:table-cell>
        </table:table-row>
        <table:table-row>
          <table:table-cell table:style-name="Tabla2.A2" office:value-type="float" office:value="830001">
            <text:p text:style-name="P41">830001</text:p>
          </table:table-cell>
          <table:table-cell table:style-name="Tabla2.B202" office:value-type="string">
            <text:p text:style-name="P41">0.00182496</text:p>
          </table:table-cell>
        </table:table-row>
        <table:table-row>
          <table:table-cell table:style-name="Tabla2.A2" office:value-type="float" office:value="835001">
            <text:p text:style-name="P41">835001</text:p>
          </table:table-cell>
          <table:table-cell table:style-name="Tabla2.B202" office:value-type="string">
            <text:p text:style-name="P41">0.00328139</text:p>
          </table:table-cell>
        </table:table-row>
        <table:table-row>
          <table:table-cell table:style-name="Tabla2.A2" office:value-type="float" office:value="840001">
            <text:p text:style-name="P41">840001</text:p>
          </table:table-cell>
          <table:table-cell table:style-name="Tabla2.B202" office:value-type="string">
            <text:p text:style-name="P41">0.00332854</text:p>
          </table:table-cell>
        </table:table-row>
        <table:table-row>
          <table:table-cell table:style-name="Tabla2.A2" office:value-type="float" office:value="845001">
            <text:p text:style-name="P41">845001</text:p>
          </table:table-cell>
          <table:table-cell table:style-name="Tabla2.B202" office:value-type="string">
            <text:p text:style-name="P41">0.00205908</text:p>
          </table:table-cell>
        </table:table-row>
        <table:table-row>
          <table:table-cell table:style-name="Tabla2.A2" office:value-type="float" office:value="850001">
            <text:p text:style-name="P41">850001</text:p>
          </table:table-cell>
          <table:table-cell table:style-name="Tabla2.B202" office:value-type="string">
            <text:p text:style-name="P41">0.00182589</text:p>
          </table:table-cell>
        </table:table-row>
        <table:table-row>
          <table:table-cell table:style-name="Tabla2.A2" office:value-type="float" office:value="855001">
            <text:p text:style-name="P41">855001</text:p>
          </table:table-cell>
          <table:table-cell table:style-name="Tabla2.B202" office:value-type="string">
            <text:p text:style-name="P41">0.00177933</text:p>
          </table:table-cell>
        </table:table-row>
        <table:table-row>
          <table:table-cell table:style-name="Tabla2.A2" office:value-type="float" office:value="860001">
            <text:p text:style-name="P41">860001</text:p>
          </table:table-cell>
          <table:table-cell table:style-name="Tabla2.B202" office:value-type="string">
            <text:p text:style-name="P41">0.00185662</text:p>
          </table:table-cell>
        </table:table-row>
        <table:table-row>
          <table:table-cell table:style-name="Tabla2.A2" office:value-type="float" office:value="865001">
            <text:p text:style-name="P41">865001</text:p>
          </table:table-cell>
          <table:table-cell table:style-name="Tabla2.B202" office:value-type="string">
            <text:p text:style-name="P41">0.00441101</text:p>
          </table:table-cell>
        </table:table-row>
        <table:table-row>
          <table:table-cell table:style-name="Tabla2.A2" office:value-type="float" office:value="870001">
            <text:p text:style-name="P41">870001</text:p>
          </table:table-cell>
          <table:table-cell table:style-name="Tabla2.B202" office:value-type="string">
            <text:p text:style-name="P41">0.00201723</text:p>
          </table:table-cell>
        </table:table-row>
        <table:table-row>
          <table:table-cell table:style-name="Tabla2.A2" office:value-type="float" office:value="875001">
            <text:p text:style-name="P41">875001</text:p>
          </table:table-cell>
          <table:table-cell table:style-name="Tabla2.B202" office:value-type="string">
            <text:p text:style-name="P41">0.0019275</text:p>
          </table:table-cell>
        </table:table-row>
        <table:table-row>
          <table:table-cell table:style-name="Tabla2.A2" office:value-type="float" office:value="880001">
            <text:p text:style-name="P41">880001</text:p>
          </table:table-cell>
          <table:table-cell table:style-name="Tabla2.B202" office:value-type="string">
            <text:p text:style-name="P41">0.00185379</text:p>
          </table:table-cell>
        </table:table-row>
        <table:table-row>
          <table:table-cell table:style-name="Tabla2.A2" office:value-type="float" office:value="885001">
            <text:p text:style-name="P41">885001</text:p>
          </table:table-cell>
          <table:table-cell table:style-name="Tabla2.B202" office:value-type="string">
            <text:p text:style-name="P41">0.00225509</text:p>
          </table:table-cell>
        </table:table-row>
        <table:table-row>
          <table:table-cell table:style-name="Tabla2.A2" office:value-type="float" office:value="890001">
            <text:p text:style-name="P41">890001</text:p>
          </table:table-cell>
          <table:table-cell table:style-name="Tabla2.B202" office:value-type="string">
            <text:p text:style-name="P41">0.00196903</text:p>
          </table:table-cell>
        </table:table-row>
        <table:table-row>
          <table:table-cell table:style-name="Tabla2.A2" office:value-type="float" office:value="895001">
            <text:p text:style-name="P41">895001</text:p>
          </table:table-cell>
          <table:table-cell table:style-name="Tabla2.B202" office:value-type="string">
            <text:p text:style-name="P41">0.00190935</text:p>
          </table:table-cell>
        </table:table-row>
        <table:table-row>
          <table:table-cell table:style-name="Tabla2.A2" office:value-type="float" office:value="900001">
            <text:p text:style-name="P41">900001</text:p>
          </table:table-cell>
          <table:table-cell table:style-name="Tabla2.B202" office:value-type="string">
            <text:p text:style-name="P41">0.00193913</text:p>
          </table:table-cell>
        </table:table-row>
        <table:table-row>
          <table:table-cell table:style-name="Tabla2.A2" office:value-type="float" office:value="905001">
            <text:p text:style-name="P41">905001</text:p>
          </table:table-cell>
          <table:table-cell table:style-name="Tabla2.B202" office:value-type="string">
            <text:p text:style-name="P41">0.00193483</text:p>
          </table:table-cell>
        </table:table-row>
        <table:table-row>
          <table:table-cell table:style-name="Tabla2.A2" office:value-type="float" office:value="910001">
            <text:p text:style-name="P41">910001</text:p>
          </table:table-cell>
          <table:table-cell table:style-name="Tabla2.B202" office:value-type="string">
            <text:p text:style-name="P41">0.00194731</text:p>
          </table:table-cell>
        </table:table-row>
        <table:table-row>
          <table:table-cell table:style-name="Tabla2.A2" office:value-type="float" office:value="915001">
            <text:p text:style-name="P41">915001</text:p>
          </table:table-cell>
          <table:table-cell table:style-name="Tabla2.B202" office:value-type="string">
            <text:p text:style-name="P41">0.00293374</text:p>
          </table:table-cell>
        </table:table-row>
        <table:table-row>
          <table:table-cell table:style-name="Tabla2.A2" office:value-type="float" office:value="920001">
            <text:p text:style-name="P41">920001</text:p>
          </table:table-cell>
          <table:table-cell table:style-name="Tabla2.B202" office:value-type="string">
            <text:p text:style-name="P41">0.00469932</text:p>
          </table:table-cell>
        </table:table-row>
        <table:table-row>
          <table:table-cell table:style-name="Tabla2.A2" office:value-type="float" office:value="925001">
            <text:p text:style-name="P41">925001</text:p>
          </table:table-cell>
          <table:table-cell table:style-name="Tabla2.B202" office:value-type="string">
            <text:p text:style-name="P41">0.00192188</text:p>
          </table:table-cell>
        </table:table-row>
        <table:table-row>
          <table:table-cell table:style-name="Tabla2.A2" office:value-type="float" office:value="930001">
            <text:p text:style-name="P41">930001</text:p>
          </table:table-cell>
          <table:table-cell table:style-name="Tabla2.B202" office:value-type="string">
            <text:p text:style-name="P41">0.00201045</text:p>
          </table:table-cell>
        </table:table-row>
        <table:table-row>
          <table:table-cell table:style-name="Tabla2.A2" office:value-type="float" office:value="935001">
            <text:p text:style-name="P41">935001</text:p>
          </table:table-cell>
          <table:table-cell table:style-name="Tabla2.B202" office:value-type="string">
            <text:p text:style-name="P41">0.00224927</text:p>
          </table:table-cell>
        </table:table-row>
        <text:soft-page-break/>
        <table:table-row>
          <table:table-cell table:style-name="Tabla2.A2" office:value-type="float" office:value="940001">
            <text:p text:style-name="P41">940001</text:p>
          </table:table-cell>
          <table:table-cell table:style-name="Tabla2.B202" office:value-type="string">
            <text:p text:style-name="P41">0.00204386</text:p>
          </table:table-cell>
        </table:table-row>
        <table:table-row>
          <table:table-cell table:style-name="Tabla2.A2" office:value-type="float" office:value="945001">
            <text:p text:style-name="P41">945001</text:p>
          </table:table-cell>
          <table:table-cell table:style-name="Tabla2.B202" office:value-type="string">
            <text:p text:style-name="P41">0.00213312</text:p>
          </table:table-cell>
        </table:table-row>
        <table:table-row>
          <table:table-cell table:style-name="Tabla2.A2" office:value-type="float" office:value="950001">
            <text:p text:style-name="P41">950001</text:p>
          </table:table-cell>
          <table:table-cell table:style-name="Tabla2.B202" office:value-type="string">
            <text:p text:style-name="P41">0.00332134</text:p>
          </table:table-cell>
        </table:table-row>
        <table:table-row>
          <table:table-cell table:style-name="Tabla2.A2" office:value-type="float" office:value="955001">
            <text:p text:style-name="P41">955001</text:p>
          </table:table-cell>
          <table:table-cell table:style-name="Tabla2.B202" office:value-type="string">
            <text:p text:style-name="P41">0.00205959</text:p>
          </table:table-cell>
        </table:table-row>
        <table:table-row>
          <table:table-cell table:style-name="Tabla2.A2" office:value-type="float" office:value="960001">
            <text:p text:style-name="P41">960001</text:p>
          </table:table-cell>
          <table:table-cell table:style-name="Tabla2.B202" office:value-type="string">
            <text:p text:style-name="P41">0.00328309</text:p>
          </table:table-cell>
        </table:table-row>
        <table:table-row>
          <table:table-cell table:style-name="Tabla2.A2" office:value-type="float" office:value="965001">
            <text:p text:style-name="P41">965001</text:p>
          </table:table-cell>
          <table:table-cell table:style-name="Tabla2.B202" office:value-type="string">
            <text:p text:style-name="P41">0.00209894</text:p>
          </table:table-cell>
        </table:table-row>
        <table:table-row>
          <table:table-cell table:style-name="Tabla2.A2" office:value-type="float" office:value="970001">
            <text:p text:style-name="P41">970001</text:p>
          </table:table-cell>
          <table:table-cell table:style-name="Tabla2.B202" office:value-type="string">
            <text:p text:style-name="P41">0.00223038</text:p>
          </table:table-cell>
        </table:table-row>
        <table:table-row>
          <table:table-cell table:style-name="Tabla2.A2" office:value-type="float" office:value="975001">
            <text:p text:style-name="P41">975001</text:p>
          </table:table-cell>
          <table:table-cell table:style-name="Tabla2.B202" office:value-type="string">
            <text:p text:style-name="P41">0.00210922</text:p>
          </table:table-cell>
        </table:table-row>
        <table:table-row>
          <table:table-cell table:style-name="Tabla2.A2" office:value-type="float" office:value="980001">
            <text:p text:style-name="P41">980001</text:p>
          </table:table-cell>
          <table:table-cell table:style-name="Tabla2.B202" office:value-type="string">
            <text:p text:style-name="P41">0.00221177</text:p>
          </table:table-cell>
        </table:table-row>
        <table:table-row>
          <table:table-cell table:style-name="Tabla2.A2" office:value-type="float" office:value="985001">
            <text:p text:style-name="P41">985001</text:p>
          </table:table-cell>
          <table:table-cell table:style-name="Tabla2.B202" office:value-type="string">
            <text:p text:style-name="P41">0.00331399</text:p>
          </table:table-cell>
        </table:table-row>
        <table:table-row>
          <table:table-cell table:style-name="Tabla2.A2" office:value-type="float" office:value="990001">
            <text:p text:style-name="P41">990001</text:p>
          </table:table-cell>
          <table:table-cell table:style-name="Tabla2.B202" office:value-type="string">
            <text:p text:style-name="P41">0.00222124</text:p>
          </table:table-cell>
        </table:table-row>
        <table:table-row>
          <table:table-cell table:style-name="Tabla2.A2" office:value-type="float" office:value="995001">
            <text:p text:style-name="P41">995001</text:p>
          </table:table-cell>
          <table:table-cell table:style-name="Tabla2.B202" office:value-type="string">
            <text:p text:style-name="P41">0.00212957</text:p>
          </table:table-cell>
        </table:table-row>
        <table:table-row>
          <table:table-cell table:style-name="Tabla2.A2" office:value-type="float" office:value="1000001">
            <text:p text:style-name="P41">1000001</text:p>
          </table:table-cell>
          <table:table-cell table:style-name="Tabla2.B202" office:value-type="string">
            <text:p text:style-name="P41">0.00221753</text:p>
          </table:table-cell>
        </table:table-row>
      </table:table>
      <text:p text:style-name="P18"><draw:frame draw:style-name="fr2" draw:name="Imagen4" text:anchor-type="paragraph" svg:y="0.589cm" svg:width="11.901cm" style:rel-width="70%" svg:height="8.738cm" style:rel-height="34%" draw:z-index="2"><draw:image xlink:href="Pictures/1000000000000280000001E040563D93.png" xlink:type="simple" xlink:show="embed" xlink:actuate="onLoad"/></draw:frame></text:p>
      <text:p text:style-name="P1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pan text:style-name="T19">-</text:span><text:span text:style-name="T5">Tabla y gŕafica de </text:span><text:span text:style-name="T7">Luis</text:span><text:span text:style-name="T5">(</text:span><text:span text:style-name="T7">Fujitsu</text:span><text:span text:style-name="T20">,</text:span><text:span text:style-name="T6">Linux</text:span><text:span text:style-name="T5">):</text:span></text:p>
      <text:p text:style-name="P6"/>
      <table:table table:name="Tabla3" table:style-name="Tabla3">
        <table:table-column table:style-name="Tabla3.A"/>
        <table:table-column table:style-name="Tabla3.B"/>
        <table:table-row>
          <table:table-cell table:style-name="Tabla3.A1" office:value-type="string">
            <text:p text:style-name="P42">Tamaño</text:p>
          </table:table-cell>
          <table:table-cell table:style-name="Tabla3.B1" office:value-type="string">
            <text:p text:style-name="P42">Tiempo</text:p>
          </table:table-cell>
        </table:table-row>
        <table:table-row>
          <table:table-cell table:style-name="Tabla3.A2" office:value-type="float" office:value="1">
            <text:p text:style-name="P42">1</text:p>
          </table:table-cell>
          <table:table-cell table:style-name="Tabla3.B202" office:value-type="string">
            <text:p text:style-name="P42">1.65e-07</text:p>
          </table:table-cell>
        </table:table-row>
        <table:table-row>
          <table:table-cell table:style-name="Tabla3.A2" office:value-type="float" office:value="5001">
            <text:p text:style-name="P42">5001</text:p>
          </table:table-cell>
          <table:table-cell table:style-name="Tabla3.B3" office:value-type="float" office:value="0.008934">
            <text:p text:style-name="P42">8,93E-003</text:p>
          </table:table-cell>
        </table:table-row>
        <table:table-row>
          <table:table-cell table:style-name="Tabla3.A2" office:value-type="float" office:value="10001">
            <text:p text:style-name="P42">10001</text:p>
          </table:table-cell>
          <table:table-cell table:style-name="Tabla3.B3" office:value-type="float" office:value="0.01424">
            <text:p text:style-name="P42">1,42E-002</text:p>
          </table:table-cell>
        </table:table-row>
        <table:table-row>
          <table:table-cell table:style-name="Tabla3.A2" office:value-type="float" office:value="15001">
            <text:p text:style-name="P42">15001</text:p>
          </table:table-cell>
          <table:table-cell table:style-name="Tabla3.B202" office:value-type="string">
            <text:p text:style-name="P42">2.2072e-05</text:p>
          </table:table-cell>
        </table:table-row>
        <text:soft-page-break/>
        <table:table-row>
          <table:table-cell table:style-name="Tabla3.A2" office:value-type="float" office:value="20001">
            <text:p text:style-name="P42">20001</text:p>
          </table:table-cell>
          <table:table-cell table:style-name="Tabla3.B3" office:value-type="float" office:value="0.02932">
            <text:p text:style-name="P42">2,93E-002</text:p>
          </table:table-cell>
        </table:table-row>
        <table:table-row>
          <table:table-cell table:style-name="Tabla3.A2" office:value-type="float" office:value="25001">
            <text:p text:style-name="P42">25001</text:p>
          </table:table-cell>
          <table:table-cell table:style-name="Tabla3.B202" office:value-type="string">
            <text:p text:style-name="P42">7.3206e-05</text:p>
          </table:table-cell>
        </table:table-row>
        <table:table-row>
          <table:table-cell table:style-name="Tabla3.A2" office:value-type="float" office:value="30001">
            <text:p text:style-name="P42">30001</text:p>
          </table:table-cell>
          <table:table-cell table:style-name="Tabla3.B202" office:value-type="string">
            <text:p text:style-name="P42">4.3995e-05</text:p>
          </table:table-cell>
        </table:table-row>
        <table:table-row>
          <table:table-cell table:style-name="Tabla3.A2" office:value-type="float" office:value="35001">
            <text:p text:style-name="P42">35001</text:p>
          </table:table-cell>
          <table:table-cell table:style-name="Tabla3.B202" office:value-type="string">
            <text:p text:style-name="P42">8.1913e-05</text:p>
          </table:table-cell>
        </table:table-row>
        <table:table-row>
          <table:table-cell table:style-name="Tabla3.A2" office:value-type="float" office:value="40001">
            <text:p text:style-name="P42">40001</text:p>
          </table:table-cell>
          <table:table-cell table:style-name="Tabla3.B202" office:value-type="string">
            <text:p text:style-name="P42">5.8538e-05</text:p>
          </table:table-cell>
        </table:table-row>
        <table:table-row>
          <table:table-cell table:style-name="Tabla3.A2" office:value-type="float" office:value="45001">
            <text:p text:style-name="P42">45001</text:p>
          </table:table-cell>
          <table:table-cell table:style-name="Tabla3.B202" office:value-type="string">
            <text:p text:style-name="P42">0.000131739</text:p>
          </table:table-cell>
        </table:table-row>
        <table:table-row>
          <table:table-cell table:style-name="Tabla3.A2" office:value-type="float" office:value="50001">
            <text:p text:style-name="P42">50001</text:p>
          </table:table-cell>
          <table:table-cell table:style-name="Tabla3.B202" office:value-type="string">
            <text:p text:style-name="P42">7.3047e-05</text:p>
          </table:table-cell>
        </table:table-row>
        <table:table-row>
          <table:table-cell table:style-name="Tabla3.A2" office:value-type="float" office:value="55001">
            <text:p text:style-name="P42">55001</text:p>
          </table:table-cell>
          <table:table-cell table:style-name="Tabla3.B202" office:value-type="string">
            <text:p text:style-name="P42">0.000109569</text:p>
          </table:table-cell>
        </table:table-row>
        <table:table-row>
          <table:table-cell table:style-name="Tabla3.A2" office:value-type="float" office:value="60001">
            <text:p text:style-name="P42">60001</text:p>
          </table:table-cell>
          <table:table-cell table:style-name="Tabla3.B202" office:value-type="string">
            <text:p text:style-name="P42">8.7776e-05</text:p>
          </table:table-cell>
        </table:table-row>
        <table:table-row>
          <table:table-cell table:style-name="Tabla3.A2" office:value-type="float" office:value="65001">
            <text:p text:style-name="P42">65001</text:p>
          </table:table-cell>
          <table:table-cell table:style-name="Tabla3.B202" office:value-type="string">
            <text:p text:style-name="P42">9.5069e-05</text:p>
          </table:table-cell>
        </table:table-row>
        <table:table-row>
          <table:table-cell table:style-name="Tabla3.A2" office:value-type="float" office:value="70001">
            <text:p text:style-name="P42">70001</text:p>
          </table:table-cell>
          <table:table-cell table:style-name="Tabla3.B202" office:value-type="string">
            <text:p text:style-name="P42">0.000102334</text:p>
          </table:table-cell>
        </table:table-row>
        <table:table-row>
          <table:table-cell table:style-name="Tabla3.A2" office:value-type="float" office:value="75001">
            <text:p text:style-name="P42">75001</text:p>
          </table:table-cell>
          <table:table-cell table:style-name="Tabla3.B202" office:value-type="string">
            <text:p text:style-name="P42">0.000109621</text:p>
          </table:table-cell>
        </table:table-row>
        <table:table-row>
          <table:table-cell table:style-name="Tabla3.A2" office:value-type="float" office:value="80001">
            <text:p text:style-name="P42">80001</text:p>
          </table:table-cell>
          <table:table-cell table:style-name="Tabla3.B202" office:value-type="string">
            <text:p text:style-name="P42">0.000166209</text:p>
          </table:table-cell>
        </table:table-row>
        <table:table-row>
          <table:table-cell table:style-name="Tabla3.A2" office:value-type="float" office:value="85001">
            <text:p text:style-name="P42">85001</text:p>
          </table:table-cell>
          <table:table-cell table:style-name="Tabla3.B202" office:value-type="string">
            <text:p text:style-name="P42">0.000149099</text:p>
          </table:table-cell>
        </table:table-row>
        <table:table-row>
          <table:table-cell table:style-name="Tabla3.A2" office:value-type="float" office:value="90001">
            <text:p text:style-name="P42">90001</text:p>
          </table:table-cell>
          <table:table-cell table:style-name="Tabla3.B202" office:value-type="string">
            <text:p text:style-name="P42">0.000168333</text:p>
          </table:table-cell>
        </table:table-row>
        <table:table-row>
          <table:table-cell table:style-name="Tabla3.A2" office:value-type="float" office:value="95001">
            <text:p text:style-name="P42">95001</text:p>
          </table:table-cell>
          <table:table-cell table:style-name="Tabla3.B202" office:value-type="string">
            <text:p text:style-name="P42">0.000231621</text:p>
          </table:table-cell>
        </table:table-row>
        <table:table-row>
          <table:table-cell table:style-name="Tabla3.A2" office:value-type="float" office:value="100001">
            <text:p text:style-name="P42">100001</text:p>
          </table:table-cell>
          <table:table-cell table:style-name="Tabla3.B202" office:value-type="string">
            <text:p text:style-name="P42">0.000153719</text:p>
          </table:table-cell>
        </table:table-row>
        <table:table-row>
          <table:table-cell table:style-name="Tabla3.A2" office:value-type="float" office:value="105001">
            <text:p text:style-name="P42">105001</text:p>
          </table:table-cell>
          <table:table-cell table:style-name="Tabla3.B202" office:value-type="string">
            <text:p text:style-name="P42">0.000159431</text:p>
          </table:table-cell>
        </table:table-row>
        <table:table-row>
          <table:table-cell table:style-name="Tabla3.A2" office:value-type="float" office:value="110001">
            <text:p text:style-name="P42">110001</text:p>
          </table:table-cell>
          <table:table-cell table:style-name="Tabla3.B202" office:value-type="string">
            <text:p text:style-name="P42">0.000210312</text:p>
          </table:table-cell>
        </table:table-row>
        <table:table-row>
          <table:table-cell table:style-name="Tabla3.A2" office:value-type="float" office:value="115001">
            <text:p text:style-name="P42">115001</text:p>
          </table:table-cell>
          <table:table-cell table:style-name="Tabla3.B202" office:value-type="string">
            <text:p text:style-name="P42">0.000176271</text:p>
          </table:table-cell>
        </table:table-row>
        <table:table-row>
          <table:table-cell table:style-name="Tabla3.A2" office:value-type="float" office:value="120001">
            <text:p text:style-name="P42">120001</text:p>
          </table:table-cell>
          <table:table-cell table:style-name="Tabla3.B202" office:value-type="string">
            <text:p text:style-name="P42">0.000198383</text:p>
          </table:table-cell>
        </table:table-row>
        <table:table-row>
          <table:table-cell table:style-name="Tabla3.A2" office:value-type="float" office:value="125001">
            <text:p text:style-name="P42">125001</text:p>
          </table:table-cell>
          <table:table-cell table:style-name="Tabla3.B202" office:value-type="string">
            <text:p text:style-name="P42">0.000240096<text:soft-page-break/></text:p>
          </table:table-cell>
        </table:table-row>
        <table:table-row>
          <table:table-cell table:style-name="Tabla3.A2" office:value-type="float" office:value="130001">
            <text:p text:style-name="P42">130001</text:p>
          </table:table-cell>
          <table:table-cell table:style-name="Tabla3.B202" office:value-type="string">
            <text:p text:style-name="P42">0.000190838</text:p>
          </table:table-cell>
        </table:table-row>
        <table:table-row>
          <table:table-cell table:style-name="Tabla3.A2" office:value-type="float" office:value="135001">
            <text:p text:style-name="P42">135001</text:p>
          </table:table-cell>
          <table:table-cell table:style-name="Tabla3.B202" office:value-type="string">
            <text:p text:style-name="P42">0.000212365</text:p>
          </table:table-cell>
        </table:table-row>
        <table:table-row>
          <table:table-cell table:style-name="Tabla3.A2" office:value-type="float" office:value="140001">
            <text:p text:style-name="P42">140001</text:p>
          </table:table-cell>
          <table:table-cell table:style-name="Tabla3.B202" office:value-type="string">
            <text:p text:style-name="P42">0.000244785</text:p>
          </table:table-cell>
        </table:table-row>
        <table:table-row>
          <table:table-cell table:style-name="Tabla3.A2" office:value-type="float" office:value="145001">
            <text:p text:style-name="P42">145001</text:p>
          </table:table-cell>
          <table:table-cell table:style-name="Tabla3.B202" office:value-type="string">
            <text:p text:style-name="P42">0.000213011</text:p>
          </table:table-cell>
        </table:table-row>
        <table:table-row>
          <table:table-cell table:style-name="Tabla3.A2" office:value-type="float" office:value="150001">
            <text:p text:style-name="P42">150001</text:p>
          </table:table-cell>
          <table:table-cell table:style-name="Tabla3.B202" office:value-type="string">
            <text:p text:style-name="P42">0.000228014</text:p>
          </table:table-cell>
        </table:table-row>
        <table:table-row>
          <table:table-cell table:style-name="Tabla3.A2" office:value-type="float" office:value="155001">
            <text:p text:style-name="P42">155001</text:p>
          </table:table-cell>
          <table:table-cell table:style-name="Tabla3.B202" office:value-type="string">
            <text:p text:style-name="P42">0.000234689</text:p>
          </table:table-cell>
        </table:table-row>
        <table:table-row>
          <table:table-cell table:style-name="Tabla3.A2" office:value-type="float" office:value="160001">
            <text:p text:style-name="P42">160001</text:p>
          </table:table-cell>
          <table:table-cell table:style-name="Tabla3.B202" office:value-type="string">
            <text:p text:style-name="P42">0.000248774</text:p>
          </table:table-cell>
        </table:table-row>
        <table:table-row>
          <table:table-cell table:style-name="Tabla3.A2" office:value-type="float" office:value="165001">
            <text:p text:style-name="P42">165001</text:p>
          </table:table-cell>
          <table:table-cell table:style-name="Tabla3.B202" office:value-type="string">
            <text:p text:style-name="P42">0.000280106</text:p>
          </table:table-cell>
        </table:table-row>
        <table:table-row>
          <table:table-cell table:style-name="Tabla3.A2" office:value-type="float" office:value="170001">
            <text:p text:style-name="P42">170001</text:p>
          </table:table-cell>
          <table:table-cell table:style-name="Tabla3.B202" office:value-type="string">
            <text:p text:style-name="P42">0.000296496</text:p>
          </table:table-cell>
        </table:table-row>
        <table:table-row>
          <table:table-cell table:style-name="Tabla3.A2" office:value-type="float" office:value="175001">
            <text:p text:style-name="P42">175001</text:p>
          </table:table-cell>
          <table:table-cell table:style-name="Tabla3.B202" office:value-type="string">
            <text:p text:style-name="P42">0.000258078</text:p>
          </table:table-cell>
        </table:table-row>
        <table:table-row>
          <table:table-cell table:style-name="Tabla3.A2" office:value-type="float" office:value="180001">
            <text:p text:style-name="P42">180001</text:p>
          </table:table-cell>
          <table:table-cell table:style-name="Tabla3.B202" office:value-type="string">
            <text:p text:style-name="P42">0.000264963</text:p>
          </table:table-cell>
        </table:table-row>
        <table:table-row>
          <table:table-cell table:style-name="Tabla3.A2" office:value-type="float" office:value="185001">
            <text:p text:style-name="P42">185001</text:p>
          </table:table-cell>
          <table:table-cell table:style-name="Tabla3.B202" office:value-type="string">
            <text:p text:style-name="P42">0.000262612</text:p>
          </table:table-cell>
        </table:table-row>
        <table:table-row>
          <table:table-cell table:style-name="Tabla3.A2" office:value-type="float" office:value="190001">
            <text:p text:style-name="P42">190001</text:p>
          </table:table-cell>
          <table:table-cell table:style-name="Tabla3.B202" office:value-type="string">
            <text:p text:style-name="P42">0.00026995</text:p>
          </table:table-cell>
        </table:table-row>
        <table:table-row>
          <table:table-cell table:style-name="Tabla3.A2" office:value-type="float" office:value="195001">
            <text:p text:style-name="P42">195001</text:p>
          </table:table-cell>
          <table:table-cell table:style-name="Tabla3.B202" office:value-type="string">
            <text:p text:style-name="P42">0.000356971</text:p>
          </table:table-cell>
        </table:table-row>
        <table:table-row>
          <table:table-cell table:style-name="Tabla3.A2" office:value-type="float" office:value="200001">
            <text:p text:style-name="P42">200001</text:p>
          </table:table-cell>
          <table:table-cell table:style-name="Tabla3.B202" office:value-type="string">
            <text:p text:style-name="P42">0.000294089</text:p>
          </table:table-cell>
        </table:table-row>
        <table:table-row>
          <table:table-cell table:style-name="Tabla3.A2" office:value-type="float" office:value="205001">
            <text:p text:style-name="P42">205001</text:p>
          </table:table-cell>
          <table:table-cell table:style-name="Tabla3.B202" office:value-type="string">
            <text:p text:style-name="P42">0.000301725</text:p>
          </table:table-cell>
        </table:table-row>
        <table:table-row>
          <table:table-cell table:style-name="Tabla3.A2" office:value-type="float" office:value="210001">
            <text:p text:style-name="P42">210001</text:p>
          </table:table-cell>
          <table:table-cell table:style-name="Tabla3.B202" office:value-type="string">
            <text:p text:style-name="P42">0.000308938</text:p>
          </table:table-cell>
        </table:table-row>
        <table:table-row>
          <table:table-cell table:style-name="Tabla3.A2" office:value-type="float" office:value="215001">
            <text:p text:style-name="P42">215001</text:p>
          </table:table-cell>
          <table:table-cell table:style-name="Tabla3.B202" office:value-type="string">
            <text:p text:style-name="P42">0.000315664</text:p>
          </table:table-cell>
        </table:table-row>
        <table:table-row>
          <table:table-cell table:style-name="Tabla3.A2" office:value-type="float" office:value="220001">
            <text:p text:style-name="P42">220001</text:p>
          </table:table-cell>
          <table:table-cell table:style-name="Tabla3.B202" office:value-type="string">
            <text:p text:style-name="P42">0.00034824</text:p>
          </table:table-cell>
        </table:table-row>
        <table:table-row>
          <table:table-cell table:style-name="Tabla3.A2" office:value-type="float" office:value="225001">
            <text:p text:style-name="P42">225001</text:p>
          </table:table-cell>
          <table:table-cell table:style-name="Tabla3.B202" office:value-type="string">
            <text:p text:style-name="P42">0.0003289</text:p>
          </table:table-cell>
        </table:table-row>
        <table:table-row>
          <table:table-cell table:style-name="Tabla3.A2" office:value-type="float" office:value="230001">
            <text:p text:style-name="P42">230001</text:p>
          </table:table-cell>
          <table:table-cell table:style-name="Tabla3.B202" office:value-type="string">
            <text:p text:style-name="P42">0.000354303<text:soft-page-break/></text:p>
          </table:table-cell>
        </table:table-row>
        <table:table-row>
          <table:table-cell table:style-name="Tabla3.A2" office:value-type="float" office:value="235001">
            <text:p text:style-name="P42">235001</text:p>
          </table:table-cell>
          <table:table-cell table:style-name="Tabla3.B202" office:value-type="string">
            <text:p text:style-name="P42">0.000654191</text:p>
          </table:table-cell>
        </table:table-row>
        <table:table-row>
          <table:table-cell table:style-name="Tabla3.A2" office:value-type="float" office:value="240001">
            <text:p text:style-name="P42">240001</text:p>
          </table:table-cell>
          <table:table-cell table:style-name="Tabla3.B202" office:value-type="string">
            <text:p text:style-name="P42">0.000627257</text:p>
          </table:table-cell>
        </table:table-row>
        <table:table-row>
          <table:table-cell table:style-name="Tabla3.A2" office:value-type="float" office:value="245001">
            <text:p text:style-name="P42">245001</text:p>
          </table:table-cell>
          <table:table-cell table:style-name="Tabla3.B202" office:value-type="string">
            <text:p text:style-name="P42">0.000615984</text:p>
          </table:table-cell>
        </table:table-row>
        <table:table-row>
          <table:table-cell table:style-name="Tabla3.A2" office:value-type="float" office:value="250001">
            <text:p text:style-name="P42">250001</text:p>
          </table:table-cell>
          <table:table-cell table:style-name="Tabla3.B202" office:value-type="string">
            <text:p text:style-name="P42">0.000628281</text:p>
          </table:table-cell>
        </table:table-row>
        <table:table-row>
          <table:table-cell table:style-name="Tabla3.A2" office:value-type="float" office:value="255001">
            <text:p text:style-name="P42">255001</text:p>
          </table:table-cell>
          <table:table-cell table:style-name="Tabla3.B202" office:value-type="string">
            <text:p text:style-name="P42">0.000673397</text:p>
          </table:table-cell>
        </table:table-row>
        <table:table-row>
          <table:table-cell table:style-name="Tabla3.A2" office:value-type="float" office:value="260001">
            <text:p text:style-name="P42">260001</text:p>
          </table:table-cell>
          <table:table-cell table:style-name="Tabla3.B202" office:value-type="string">
            <text:p text:style-name="P42">0.000729668</text:p>
          </table:table-cell>
        </table:table-row>
        <table:table-row>
          <table:table-cell table:style-name="Tabla3.A2" office:value-type="float" office:value="265001">
            <text:p text:style-name="P42">265001</text:p>
          </table:table-cell>
          <table:table-cell table:style-name="Tabla3.B202" office:value-type="string">
            <text:p text:style-name="P42">0.000966332</text:p>
          </table:table-cell>
        </table:table-row>
        <table:table-row>
          <table:table-cell table:style-name="Tabla3.A2" office:value-type="float" office:value="270001">
            <text:p text:style-name="P42">270001</text:p>
          </table:table-cell>
          <table:table-cell table:style-name="Tabla3.B202" office:value-type="string">
            <text:p text:style-name="P42">0.00131237</text:p>
          </table:table-cell>
        </table:table-row>
        <table:table-row>
          <table:table-cell table:style-name="Tabla3.A2" office:value-type="float" office:value="275001">
            <text:p text:style-name="P42">275001</text:p>
          </table:table-cell>
          <table:table-cell table:style-name="Tabla3.B202" office:value-type="string">
            <text:p text:style-name="P42">0.00117727</text:p>
          </table:table-cell>
        </table:table-row>
        <table:table-row>
          <table:table-cell table:style-name="Tabla3.A2" office:value-type="float" office:value="280001">
            <text:p text:style-name="P42">280001</text:p>
          </table:table-cell>
          <table:table-cell table:style-name="Tabla3.B202" office:value-type="string">
            <text:p text:style-name="P42">0.000782564</text:p>
          </table:table-cell>
        </table:table-row>
        <table:table-row>
          <table:table-cell table:style-name="Tabla3.A2" office:value-type="float" office:value="285001">
            <text:p text:style-name="P42">285001</text:p>
          </table:table-cell>
          <table:table-cell table:style-name="Tabla3.B202" office:value-type="string">
            <text:p text:style-name="P42">0.0007658</text:p>
          </table:table-cell>
        </table:table-row>
        <table:table-row>
          <table:table-cell table:style-name="Tabla3.A2" office:value-type="float" office:value="290001">
            <text:p text:style-name="P42">290001</text:p>
          </table:table-cell>
          <table:table-cell table:style-name="Tabla3.B202" office:value-type="string">
            <text:p text:style-name="P42">0.000808406</text:p>
          </table:table-cell>
        </table:table-row>
        <table:table-row>
          <table:table-cell table:style-name="Tabla3.A2" office:value-type="float" office:value="295001">
            <text:p text:style-name="P42">295001</text:p>
          </table:table-cell>
          <table:table-cell table:style-name="Tabla3.B202" office:value-type="string">
            <text:p text:style-name="P42">0.000836961</text:p>
          </table:table-cell>
        </table:table-row>
        <table:table-row>
          <table:table-cell table:style-name="Tabla3.A2" office:value-type="float" office:value="300001">
            <text:p text:style-name="P42">300001</text:p>
          </table:table-cell>
          <table:table-cell table:style-name="Tabla3.B202" office:value-type="string">
            <text:p text:style-name="P42">0.000780479</text:p>
          </table:table-cell>
        </table:table-row>
        <table:table-row>
          <table:table-cell table:style-name="Tabla3.A2" office:value-type="float" office:value="305001">
            <text:p text:style-name="P42">305001</text:p>
          </table:table-cell>
          <table:table-cell table:style-name="Tabla3.B202" office:value-type="string">
            <text:p text:style-name="P42">0.000950285</text:p>
          </table:table-cell>
        </table:table-row>
        <table:table-row>
          <table:table-cell table:style-name="Tabla3.A2" office:value-type="float" office:value="310001">
            <text:p text:style-name="P42">310001</text:p>
          </table:table-cell>
          <table:table-cell table:style-name="Tabla3.B202" office:value-type="string">
            <text:p text:style-name="P42">0.000810363</text:p>
          </table:table-cell>
        </table:table-row>
        <table:table-row>
          <table:table-cell table:style-name="Tabla3.A2" office:value-type="float" office:value="315001">
            <text:p text:style-name="P42">315001</text:p>
          </table:table-cell>
          <table:table-cell table:style-name="Tabla3.B202" office:value-type="string">
            <text:p text:style-name="P42">0.000792879</text:p>
          </table:table-cell>
        </table:table-row>
        <table:table-row>
          <table:table-cell table:style-name="Tabla3.A2" office:value-type="float" office:value="320001">
            <text:p text:style-name="P42">320001</text:p>
          </table:table-cell>
          <table:table-cell table:style-name="Tabla3.B202" office:value-type="string">
            <text:p text:style-name="P42">0.00095634</text:p>
          </table:table-cell>
        </table:table-row>
        <table:table-row>
          <table:table-cell table:style-name="Tabla3.A2" office:value-type="float" office:value="325001">
            <text:p text:style-name="P42">325001</text:p>
          </table:table-cell>
          <table:table-cell table:style-name="Tabla3.B202" office:value-type="string">
            <text:p text:style-name="P42">0.000883486</text:p>
          </table:table-cell>
        </table:table-row>
        <table:table-row>
          <table:table-cell table:style-name="Tabla3.A2" office:value-type="float" office:value="330001">
            <text:p text:style-name="P42">330001</text:p>
          </table:table-cell>
          <table:table-cell table:style-name="Tabla3.B202" office:value-type="string">
            <text:p text:style-name="P42">0.000941352</text:p>
          </table:table-cell>
        </table:table-row>
        <table:table-row>
          <table:table-cell table:style-name="Tabla3.A2" office:value-type="float" office:value="335001">
            <text:p text:style-name="P42">335001</text:p>
          </table:table-cell>
          <table:table-cell table:style-name="Tabla3.B202" office:value-type="string">
            <text:p text:style-name="P42">0.000935697<text:soft-page-break/></text:p>
          </table:table-cell>
        </table:table-row>
        <table:table-row>
          <table:table-cell table:style-name="Tabla3.A2" office:value-type="float" office:value="340001">
            <text:p text:style-name="P42">340001</text:p>
          </table:table-cell>
          <table:table-cell table:style-name="Tabla3.B202" office:value-type="string">
            <text:p text:style-name="P42">0.000883123</text:p>
          </table:table-cell>
        </table:table-row>
        <table:table-row>
          <table:table-cell table:style-name="Tabla3.A2" office:value-type="float" office:value="345001">
            <text:p text:style-name="P42">345001</text:p>
          </table:table-cell>
          <table:table-cell table:style-name="Tabla3.B202" office:value-type="string">
            <text:p text:style-name="P42">0.00092245</text:p>
          </table:table-cell>
        </table:table-row>
        <table:table-row>
          <table:table-cell table:style-name="Tabla3.A2" office:value-type="float" office:value="350001">
            <text:p text:style-name="P42">350001</text:p>
          </table:table-cell>
          <table:table-cell table:style-name="Tabla3.B202" office:value-type="string">
            <text:p text:style-name="P42">0.000982877</text:p>
          </table:table-cell>
        </table:table-row>
        <table:table-row>
          <table:table-cell table:style-name="Tabla3.A2" office:value-type="float" office:value="355001">
            <text:p text:style-name="P42">355001</text:p>
          </table:table-cell>
          <table:table-cell table:style-name="Tabla3.B202" office:value-type="string">
            <text:p text:style-name="P42">0.00089432</text:p>
          </table:table-cell>
        </table:table-row>
        <table:table-row>
          <table:table-cell table:style-name="Tabla3.A2" office:value-type="float" office:value="360001">
            <text:p text:style-name="P42">360001</text:p>
          </table:table-cell>
          <table:table-cell table:style-name="Tabla3.B202" office:value-type="string">
            <text:p text:style-name="P42">0.00100362</text:p>
          </table:table-cell>
        </table:table-row>
        <table:table-row>
          <table:table-cell table:style-name="Tabla3.A2" office:value-type="float" office:value="365001">
            <text:p text:style-name="P42">365001</text:p>
          </table:table-cell>
          <table:table-cell table:style-name="Tabla3.B202" office:value-type="string">
            <text:p text:style-name="P42">0.000950843</text:p>
          </table:table-cell>
        </table:table-row>
        <table:table-row>
          <table:table-cell table:style-name="Tabla3.A2" office:value-type="float" office:value="370001">
            <text:p text:style-name="P42">370001</text:p>
          </table:table-cell>
          <table:table-cell table:style-name="Tabla3.B202" office:value-type="string">
            <text:p text:style-name="P42">0.000961586</text:p>
          </table:table-cell>
        </table:table-row>
        <table:table-row>
          <table:table-cell table:style-name="Tabla3.A2" office:value-type="float" office:value="375001">
            <text:p text:style-name="P42">375001</text:p>
          </table:table-cell>
          <table:table-cell table:style-name="Tabla3.B202" office:value-type="string">
            <text:p text:style-name="P42">0.000943435</text:p>
          </table:table-cell>
        </table:table-row>
        <table:table-row>
          <table:table-cell table:style-name="Tabla3.A2" office:value-type="float" office:value="380001">
            <text:p text:style-name="P42">380001</text:p>
          </table:table-cell>
          <table:table-cell table:style-name="Tabla3.B202" office:value-type="string">
            <text:p text:style-name="P42">0.000982561</text:p>
          </table:table-cell>
        </table:table-row>
        <table:table-row>
          <table:table-cell table:style-name="Tabla3.A2" office:value-type="float" office:value="385001">
            <text:p text:style-name="P42">385001</text:p>
          </table:table-cell>
          <table:table-cell table:style-name="Tabla3.B202" office:value-type="string">
            <text:p text:style-name="P42">0.000997226</text:p>
          </table:table-cell>
        </table:table-row>
        <table:table-row>
          <table:table-cell table:style-name="Tabla3.A2" office:value-type="float" office:value="390001">
            <text:p text:style-name="P42">390001</text:p>
          </table:table-cell>
          <table:table-cell table:style-name="Tabla3.B202" office:value-type="string">
            <text:p text:style-name="P42">0.00103753</text:p>
          </table:table-cell>
        </table:table-row>
        <table:table-row>
          <table:table-cell table:style-name="Tabla3.A2" office:value-type="float" office:value="395001">
            <text:p text:style-name="P42">395001</text:p>
          </table:table-cell>
          <table:table-cell table:style-name="Tabla3.B202" office:value-type="string">
            <text:p text:style-name="P42">0.00119681</text:p>
          </table:table-cell>
        </table:table-row>
        <table:table-row>
          <table:table-cell table:style-name="Tabla3.A2" office:value-type="float" office:value="400001">
            <text:p text:style-name="P42">400001</text:p>
          </table:table-cell>
          <table:table-cell table:style-name="Tabla3.B202" office:value-type="string">
            <text:p text:style-name="P42">0.00110818</text:p>
          </table:table-cell>
        </table:table-row>
        <table:table-row>
          <table:table-cell table:style-name="Tabla3.A2" office:value-type="float" office:value="405001">
            <text:p text:style-name="P42">405001</text:p>
          </table:table-cell>
          <table:table-cell table:style-name="Tabla3.B202" office:value-type="string">
            <text:p text:style-name="P42">0.00104414</text:p>
          </table:table-cell>
        </table:table-row>
        <table:table-row>
          <table:table-cell table:style-name="Tabla3.A2" office:value-type="float" office:value="410001">
            <text:p text:style-name="P42">410001</text:p>
          </table:table-cell>
          <table:table-cell table:style-name="Tabla3.B202" office:value-type="string">
            <text:p text:style-name="P42">0.00106905</text:p>
          </table:table-cell>
        </table:table-row>
        <table:table-row>
          <table:table-cell table:style-name="Tabla3.A2" office:value-type="float" office:value="415001">
            <text:p text:style-name="P42">415001</text:p>
          </table:table-cell>
          <table:table-cell table:style-name="Tabla3.B202" office:value-type="string">
            <text:p text:style-name="P42">0.00125756</text:p>
          </table:table-cell>
        </table:table-row>
        <table:table-row>
          <table:table-cell table:style-name="Tabla3.A2" office:value-type="float" office:value="420001">
            <text:p text:style-name="P42">420001</text:p>
          </table:table-cell>
          <table:table-cell table:style-name="Tabla3.B202" office:value-type="string">
            <text:p text:style-name="P42">0.00108333</text:p>
          </table:table-cell>
        </table:table-row>
        <table:table-row>
          <table:table-cell table:style-name="Tabla3.A2" office:value-type="float" office:value="425001">
            <text:p text:style-name="P42">425001</text:p>
          </table:table-cell>
          <table:table-cell table:style-name="Tabla3.B202" office:value-type="string">
            <text:p text:style-name="P42">0.00110324</text:p>
          </table:table-cell>
        </table:table-row>
        <table:table-row>
          <table:table-cell table:style-name="Tabla3.A2" office:value-type="float" office:value="430001">
            <text:p text:style-name="P42">430001</text:p>
          </table:table-cell>
          <table:table-cell table:style-name="Tabla3.B202" office:value-type="string">
            <text:p text:style-name="P42">0.00112414</text:p>
          </table:table-cell>
        </table:table-row>
        <table:table-row>
          <table:table-cell table:style-name="Tabla3.A2" office:value-type="float" office:value="435001">
            <text:p text:style-name="P42">435001</text:p>
          </table:table-cell>
          <table:table-cell table:style-name="Tabla3.B202" office:value-type="string">
            <text:p text:style-name="P42">0.00117496</text:p>
          </table:table-cell>
        </table:table-row>
        <table:table-row>
          <table:table-cell table:style-name="Tabla3.A2" office:value-type="float" office:value="440001">
            <text:p text:style-name="P42">440001</text:p>
          </table:table-cell>
          <table:table-cell table:style-name="Tabla3.B202" office:value-type="string">
            <text:p text:style-name="P42">0.00117137<text:soft-page-break/></text:p>
          </table:table-cell>
        </table:table-row>
        <table:table-row>
          <table:table-cell table:style-name="Tabla3.A2" office:value-type="float" office:value="445001">
            <text:p text:style-name="P42">445001</text:p>
          </table:table-cell>
          <table:table-cell table:style-name="Tabla3.B202" office:value-type="string">
            <text:p text:style-name="P42">0.00111849</text:p>
          </table:table-cell>
        </table:table-row>
        <table:table-row>
          <table:table-cell table:style-name="Tabla3.A2" office:value-type="float" office:value="450001">
            <text:p text:style-name="P42">450001</text:p>
          </table:table-cell>
          <table:table-cell table:style-name="Tabla3.B202" office:value-type="string">
            <text:p text:style-name="P42">0.00113079</text:p>
          </table:table-cell>
        </table:table-row>
        <table:table-row>
          <table:table-cell table:style-name="Tabla3.A2" office:value-type="float" office:value="455001">
            <text:p text:style-name="P42">455001</text:p>
          </table:table-cell>
          <table:table-cell table:style-name="Tabla3.B202" office:value-type="string">
            <text:p text:style-name="P42">0.00123885</text:p>
          </table:table-cell>
        </table:table-row>
        <table:table-row>
          <table:table-cell table:style-name="Tabla3.A2" office:value-type="float" office:value="460001">
            <text:p text:style-name="P42">460001</text:p>
          </table:table-cell>
          <table:table-cell table:style-name="Tabla3.B202" office:value-type="string">
            <text:p text:style-name="P42">0.00120047</text:p>
          </table:table-cell>
        </table:table-row>
        <table:table-row>
          <table:table-cell table:style-name="Tabla3.A2" office:value-type="float" office:value="465001">
            <text:p text:style-name="P42">465001</text:p>
          </table:table-cell>
          <table:table-cell table:style-name="Tabla3.B202" office:value-type="string">
            <text:p text:style-name="P42">0.0011865</text:p>
          </table:table-cell>
        </table:table-row>
        <table:table-row>
          <table:table-cell table:style-name="Tabla3.A2" office:value-type="float" office:value="470001">
            <text:p text:style-name="P42">470001</text:p>
          </table:table-cell>
          <table:table-cell table:style-name="Tabla3.B202" office:value-type="string">
            <text:p text:style-name="P42">0.00124812</text:p>
          </table:table-cell>
        </table:table-row>
        <table:table-row>
          <table:table-cell table:style-name="Tabla3.A2" office:value-type="float" office:value="475001">
            <text:p text:style-name="P42">475001</text:p>
          </table:table-cell>
          <table:table-cell table:style-name="Tabla3.B202" office:value-type="string">
            <text:p text:style-name="P42">0.00152137</text:p>
          </table:table-cell>
        </table:table-row>
        <table:table-row>
          <table:table-cell table:style-name="Tabla3.A2" office:value-type="float" office:value="480001">
            <text:p text:style-name="P42">480001</text:p>
          </table:table-cell>
          <table:table-cell table:style-name="Tabla3.B202" office:value-type="string">
            <text:p text:style-name="P42">0.00129417</text:p>
          </table:table-cell>
        </table:table-row>
        <table:table-row>
          <table:table-cell table:style-name="Tabla3.A2" office:value-type="float" office:value="485001">
            <text:p text:style-name="P42">485001</text:p>
          </table:table-cell>
          <table:table-cell table:style-name="Tabla3.B202" office:value-type="string">
            <text:p text:style-name="P42">0.00125638</text:p>
          </table:table-cell>
        </table:table-row>
        <table:table-row>
          <table:table-cell table:style-name="Tabla3.A2" office:value-type="float" office:value="490001">
            <text:p text:style-name="P42">490001</text:p>
          </table:table-cell>
          <table:table-cell table:style-name="Tabla3.B202" office:value-type="string">
            <text:p text:style-name="P42">0.0012734</text:p>
          </table:table-cell>
        </table:table-row>
        <table:table-row>
          <table:table-cell table:style-name="Tabla3.A2" office:value-type="float" office:value="495001">
            <text:p text:style-name="P42">495001</text:p>
          </table:table-cell>
          <table:table-cell table:style-name="Tabla3.B202" office:value-type="string">
            <text:p text:style-name="P42">0.00133921</text:p>
          </table:table-cell>
        </table:table-row>
        <table:table-row>
          <table:table-cell table:style-name="Tabla3.A2" office:value-type="float" office:value="500001">
            <text:p text:style-name="P42">500001</text:p>
          </table:table-cell>
          <table:table-cell table:style-name="Tabla3.B202" office:value-type="string">
            <text:p text:style-name="P42">0.0012837</text:p>
          </table:table-cell>
        </table:table-row>
        <table:table-row>
          <table:table-cell table:style-name="Tabla3.A2" office:value-type="float" office:value="505001">
            <text:p text:style-name="P42">505001</text:p>
          </table:table-cell>
          <table:table-cell table:style-name="Tabla3.B202" office:value-type="string">
            <text:p text:style-name="P42">0.00128129</text:p>
          </table:table-cell>
        </table:table-row>
        <table:table-row>
          <table:table-cell table:style-name="Tabla3.A2" office:value-type="float" office:value="510001">
            <text:p text:style-name="P42">510001</text:p>
          </table:table-cell>
          <table:table-cell table:style-name="Tabla3.B202" office:value-type="string">
            <text:p text:style-name="P42">0.00135213</text:p>
          </table:table-cell>
        </table:table-row>
        <table:table-row>
          <table:table-cell table:style-name="Tabla3.A2" office:value-type="float" office:value="515001">
            <text:p text:style-name="P42">515001</text:p>
          </table:table-cell>
          <table:table-cell table:style-name="Tabla3.B202" office:value-type="string">
            <text:p text:style-name="P42">0.00133157</text:p>
          </table:table-cell>
        </table:table-row>
        <table:table-row>
          <table:table-cell table:style-name="Tabla3.A2" office:value-type="float" office:value="520001">
            <text:p text:style-name="P42">520001</text:p>
          </table:table-cell>
          <table:table-cell table:style-name="Tabla3.B202" office:value-type="string">
            <text:p text:style-name="P42">0.00137378</text:p>
          </table:table-cell>
        </table:table-row>
        <table:table-row>
          <table:table-cell table:style-name="Tabla3.A2" office:value-type="float" office:value="525001">
            <text:p text:style-name="P42">525001</text:p>
          </table:table-cell>
          <table:table-cell table:style-name="Tabla3.B202" office:value-type="string">
            <text:p text:style-name="P42">0.00135834</text:p>
          </table:table-cell>
        </table:table-row>
        <table:table-row>
          <table:table-cell table:style-name="Tabla3.A2" office:value-type="float" office:value="530001">
            <text:p text:style-name="P42">530001</text:p>
          </table:table-cell>
          <table:table-cell table:style-name="Tabla3.B202" office:value-type="string">
            <text:p text:style-name="P42">0.0014917</text:p>
          </table:table-cell>
        </table:table-row>
        <table:table-row>
          <table:table-cell table:style-name="Tabla3.A2" office:value-type="float" office:value="535001">
            <text:p text:style-name="P42">535001</text:p>
          </table:table-cell>
          <table:table-cell table:style-name="Tabla3.B202" office:value-type="string">
            <text:p text:style-name="P42">0.00140768</text:p>
          </table:table-cell>
        </table:table-row>
        <table:table-row>
          <table:table-cell table:style-name="Tabla3.A2" office:value-type="float" office:value="540001">
            <text:p text:style-name="P42">540001</text:p>
          </table:table-cell>
          <table:table-cell table:style-name="Tabla3.B202" office:value-type="string">
            <text:p text:style-name="P42">0.00146108</text:p>
          </table:table-cell>
        </table:table-row>
        <table:table-row>
          <table:table-cell table:style-name="Tabla3.A2" office:value-type="float" office:value="545001">
            <text:p text:style-name="P42">545001</text:p>
          </table:table-cell>
          <table:table-cell table:style-name="Tabla3.B202" office:value-type="string">
            <text:p text:style-name="P42">0.0014126<text:soft-page-break/></text:p>
          </table:table-cell>
        </table:table-row>
        <table:table-row>
          <table:table-cell table:style-name="Tabla3.A2" office:value-type="float" office:value="550001">
            <text:p text:style-name="P42">550001</text:p>
          </table:table-cell>
          <table:table-cell table:style-name="Tabla3.B202" office:value-type="string">
            <text:p text:style-name="P42">0.00138364</text:p>
          </table:table-cell>
        </table:table-row>
        <table:table-row>
          <table:table-cell table:style-name="Tabla3.A2" office:value-type="float" office:value="555001">
            <text:p text:style-name="P42">555001</text:p>
          </table:table-cell>
          <table:table-cell table:style-name="Tabla3.B202" office:value-type="string">
            <text:p text:style-name="P42">0.00139476</text:p>
          </table:table-cell>
        </table:table-row>
        <table:table-row>
          <table:table-cell table:style-name="Tabla3.A2" office:value-type="float" office:value="560001">
            <text:p text:style-name="P42">560001</text:p>
          </table:table-cell>
          <table:table-cell table:style-name="Tabla3.B202" office:value-type="string">
            <text:p text:style-name="P42">0.00140883</text:p>
          </table:table-cell>
        </table:table-row>
        <table:table-row>
          <table:table-cell table:style-name="Tabla3.A2" office:value-type="float" office:value="565001">
            <text:p text:style-name="P42">565001</text:p>
          </table:table-cell>
          <table:table-cell table:style-name="Tabla3.B202" office:value-type="string">
            <text:p text:style-name="P42">0.00162786</text:p>
          </table:table-cell>
        </table:table-row>
        <table:table-row>
          <table:table-cell table:style-name="Tabla3.A2" office:value-type="float" office:value="570001">
            <text:p text:style-name="P42">570001</text:p>
          </table:table-cell>
          <table:table-cell table:style-name="Tabla3.B202" office:value-type="string">
            <text:p text:style-name="P42">0.00159838</text:p>
          </table:table-cell>
        </table:table-row>
        <table:table-row>
          <table:table-cell table:style-name="Tabla3.A2" office:value-type="float" office:value="575001">
            <text:p text:style-name="P42">575001</text:p>
          </table:table-cell>
          <table:table-cell table:style-name="Tabla3.B202" office:value-type="string">
            <text:p text:style-name="P42">0.0014476</text:p>
          </table:table-cell>
        </table:table-row>
        <table:table-row>
          <table:table-cell table:style-name="Tabla3.A2" office:value-type="float" office:value="580001">
            <text:p text:style-name="P42">580001</text:p>
          </table:table-cell>
          <table:table-cell table:style-name="Tabla3.B202" office:value-type="string">
            <text:p text:style-name="P42">0.00244171</text:p>
          </table:table-cell>
        </table:table-row>
        <table:table-row>
          <table:table-cell table:style-name="Tabla3.A2" office:value-type="float" office:value="585001">
            <text:p text:style-name="P42">585001</text:p>
          </table:table-cell>
          <table:table-cell table:style-name="Tabla3.B202" office:value-type="string">
            <text:p text:style-name="P42">0.00286447</text:p>
          </table:table-cell>
        </table:table-row>
        <table:table-row>
          <table:table-cell table:style-name="Tabla3.A2" office:value-type="float" office:value="590001">
            <text:p text:style-name="P42">590001</text:p>
          </table:table-cell>
          <table:table-cell table:style-name="Tabla3.B202" office:value-type="string">
            <text:p text:style-name="P42">0.00227871</text:p>
          </table:table-cell>
        </table:table-row>
        <table:table-row>
          <table:table-cell table:style-name="Tabla3.A2" office:value-type="float" office:value="595001">
            <text:p text:style-name="P42">595001</text:p>
          </table:table-cell>
          <table:table-cell table:style-name="Tabla3.B202" office:value-type="string">
            <text:p text:style-name="P42">0.00217518</text:p>
          </table:table-cell>
        </table:table-row>
        <table:table-row>
          <table:table-cell table:style-name="Tabla3.A2" office:value-type="float" office:value="600001">
            <text:p text:style-name="P42">600001</text:p>
          </table:table-cell>
          <table:table-cell table:style-name="Tabla3.B202" office:value-type="string">
            <text:p text:style-name="P42">0.00204661</text:p>
          </table:table-cell>
        </table:table-row>
        <table:table-row>
          <table:table-cell table:style-name="Tabla3.A2" office:value-type="float" office:value="605001">
            <text:p text:style-name="P42">605001</text:p>
          </table:table-cell>
          <table:table-cell table:style-name="Tabla3.B202" office:value-type="string">
            <text:p text:style-name="P42">0.00188058</text:p>
          </table:table-cell>
        </table:table-row>
        <table:table-row>
          <table:table-cell table:style-name="Tabla3.A2" office:value-type="float" office:value="610001">
            <text:p text:style-name="P42">610001</text:p>
          </table:table-cell>
          <table:table-cell table:style-name="Tabla3.B202" office:value-type="string">
            <text:p text:style-name="P42">0.00187855</text:p>
          </table:table-cell>
        </table:table-row>
        <table:table-row>
          <table:table-cell table:style-name="Tabla3.A2" office:value-type="float" office:value="615001">
            <text:p text:style-name="P42">615001</text:p>
          </table:table-cell>
          <table:table-cell table:style-name="Tabla3.B202" office:value-type="string">
            <text:p text:style-name="P42">0.00177752</text:p>
          </table:table-cell>
        </table:table-row>
        <table:table-row>
          <table:table-cell table:style-name="Tabla3.A2" office:value-type="float" office:value="620001">
            <text:p text:style-name="P42">620001</text:p>
          </table:table-cell>
          <table:table-cell table:style-name="Tabla3.B202" office:value-type="string">
            <text:p text:style-name="P42">0.00205222</text:p>
          </table:table-cell>
        </table:table-row>
        <table:table-row>
          <table:table-cell table:style-name="Tabla3.A2" office:value-type="float" office:value="625001">
            <text:p text:style-name="P42">625001</text:p>
          </table:table-cell>
          <table:table-cell table:style-name="Tabla3.B202" office:value-type="string">
            <text:p text:style-name="P42">0.00165675</text:p>
          </table:table-cell>
        </table:table-row>
        <table:table-row>
          <table:table-cell table:style-name="Tabla3.A2" office:value-type="float" office:value="630001">
            <text:p text:style-name="P42">630001</text:p>
          </table:table-cell>
          <table:table-cell table:style-name="Tabla3.B202" office:value-type="string">
            <text:p text:style-name="P42">0.00180923</text:p>
          </table:table-cell>
        </table:table-row>
        <table:table-row>
          <table:table-cell table:style-name="Tabla3.A2" office:value-type="float" office:value="635001">
            <text:p text:style-name="P42">635001</text:p>
          </table:table-cell>
          <table:table-cell table:style-name="Tabla3.B202" office:value-type="string">
            <text:p text:style-name="P42">0.00173059</text:p>
          </table:table-cell>
        </table:table-row>
        <table:table-row>
          <table:table-cell table:style-name="Tabla3.A2" office:value-type="float" office:value="640001">
            <text:p text:style-name="P42">640001</text:p>
          </table:table-cell>
          <table:table-cell table:style-name="Tabla3.B202" office:value-type="string">
            <text:p text:style-name="P42">0.00166831</text:p>
          </table:table-cell>
        </table:table-row>
        <table:table-row>
          <table:table-cell table:style-name="Tabla3.A2" office:value-type="float" office:value="645001">
            <text:p text:style-name="P42">645001</text:p>
          </table:table-cell>
          <table:table-cell table:style-name="Tabla3.B202" office:value-type="string">
            <text:p text:style-name="P42">0.00169786</text:p>
          </table:table-cell>
        </table:table-row>
        <table:table-row>
          <table:table-cell table:style-name="Tabla3.A2" office:value-type="float" office:value="650001">
            <text:p text:style-name="P42">650001</text:p>
          </table:table-cell>
          <table:table-cell table:style-name="Tabla3.B202" office:value-type="string">
            <text:p text:style-name="P42">0.00182026<text:soft-page-break/></text:p>
          </table:table-cell>
        </table:table-row>
        <table:table-row>
          <table:table-cell table:style-name="Tabla3.A2" office:value-type="float" office:value="655001">
            <text:p text:style-name="P42">655001</text:p>
          </table:table-cell>
          <table:table-cell table:style-name="Tabla3.B202" office:value-type="string">
            <text:p text:style-name="P42">0.00164627</text:p>
          </table:table-cell>
        </table:table-row>
        <table:table-row>
          <table:table-cell table:style-name="Tabla3.A2" office:value-type="float" office:value="660001">
            <text:p text:style-name="P42">660001</text:p>
          </table:table-cell>
          <table:table-cell table:style-name="Tabla3.B202" office:value-type="string">
            <text:p text:style-name="P42">0.00172811</text:p>
          </table:table-cell>
        </table:table-row>
        <table:table-row>
          <table:table-cell table:style-name="Tabla3.A2" office:value-type="float" office:value="665001">
            <text:p text:style-name="P42">665001</text:p>
          </table:table-cell>
          <table:table-cell table:style-name="Tabla3.B202" office:value-type="string">
            <text:p text:style-name="P42">0.00194293</text:p>
          </table:table-cell>
        </table:table-row>
        <table:table-row>
          <table:table-cell table:style-name="Tabla3.A2" office:value-type="float" office:value="670001">
            <text:p text:style-name="P42">670001</text:p>
          </table:table-cell>
          <table:table-cell table:style-name="Tabla3.B202" office:value-type="string">
            <text:p text:style-name="P42">0.00169218</text:p>
          </table:table-cell>
        </table:table-row>
        <table:table-row>
          <table:table-cell table:style-name="Tabla3.A2" office:value-type="float" office:value="675001">
            <text:p text:style-name="P42">675001</text:p>
          </table:table-cell>
          <table:table-cell table:style-name="Tabla3.B202" office:value-type="string">
            <text:p text:style-name="P42">0.00171823</text:p>
          </table:table-cell>
        </table:table-row>
        <table:table-row>
          <table:table-cell table:style-name="Tabla3.A2" office:value-type="float" office:value="680001">
            <text:p text:style-name="P42">680001</text:p>
          </table:table-cell>
          <table:table-cell table:style-name="Tabla3.B202" office:value-type="string">
            <text:p text:style-name="P42">0.0018487</text:p>
          </table:table-cell>
        </table:table-row>
        <table:table-row>
          <table:table-cell table:style-name="Tabla3.A2" office:value-type="float" office:value="685001">
            <text:p text:style-name="P42">685001</text:p>
          </table:table-cell>
          <table:table-cell table:style-name="Tabla3.B202" office:value-type="string">
            <text:p text:style-name="P42">0.00179305</text:p>
          </table:table-cell>
        </table:table-row>
        <table:table-row>
          <table:table-cell table:style-name="Tabla3.A2" office:value-type="float" office:value="690001">
            <text:p text:style-name="P42">690001</text:p>
          </table:table-cell>
          <table:table-cell table:style-name="Tabla3.B202" office:value-type="string">
            <text:p text:style-name="P42">0.00177858</text:p>
          </table:table-cell>
        </table:table-row>
        <table:table-row>
          <table:table-cell table:style-name="Tabla3.A2" office:value-type="float" office:value="695001">
            <text:p text:style-name="P42">695001</text:p>
          </table:table-cell>
          <table:table-cell table:style-name="Tabla3.B202" office:value-type="string">
            <text:p text:style-name="P42">0.00192259</text:p>
          </table:table-cell>
        </table:table-row>
        <table:table-row>
          <table:table-cell table:style-name="Tabla3.A2" office:value-type="float" office:value="700001">
            <text:p text:style-name="P42">700001</text:p>
          </table:table-cell>
          <table:table-cell table:style-name="Tabla3.B202" office:value-type="string">
            <text:p text:style-name="P42">0.00182309</text:p>
          </table:table-cell>
        </table:table-row>
        <table:table-row>
          <table:table-cell table:style-name="Tabla3.A2" office:value-type="float" office:value="705001">
            <text:p text:style-name="P42">705001</text:p>
          </table:table-cell>
          <table:table-cell table:style-name="Tabla3.B202" office:value-type="string">
            <text:p text:style-name="P42">0.00205372</text:p>
          </table:table-cell>
        </table:table-row>
        <table:table-row>
          <table:table-cell table:style-name="Tabla3.A2" office:value-type="float" office:value="710001">
            <text:p text:style-name="P42">710001</text:p>
          </table:table-cell>
          <table:table-cell table:style-name="Tabla3.B202" office:value-type="string">
            <text:p text:style-name="P42">0.00204714</text:p>
          </table:table-cell>
        </table:table-row>
        <table:table-row>
          <table:table-cell table:style-name="Tabla3.A2" office:value-type="float" office:value="715001">
            <text:p text:style-name="P42">715001</text:p>
          </table:table-cell>
          <table:table-cell table:style-name="Tabla3.B202" office:value-type="string">
            <text:p text:style-name="P42">0.00188209</text:p>
          </table:table-cell>
        </table:table-row>
        <table:table-row>
          <table:table-cell table:style-name="Tabla3.A2" office:value-type="float" office:value="720001">
            <text:p text:style-name="P42">720001</text:p>
          </table:table-cell>
          <table:table-cell table:style-name="Tabla3.B202" office:value-type="string">
            <text:p text:style-name="P42">0.00183284</text:p>
          </table:table-cell>
        </table:table-row>
        <table:table-row>
          <table:table-cell table:style-name="Tabla3.A2" office:value-type="float" office:value="725001">
            <text:p text:style-name="P42">725001</text:p>
          </table:table-cell>
          <table:table-cell table:style-name="Tabla3.B202" office:value-type="string">
            <text:p text:style-name="P42">0.00206286</text:p>
          </table:table-cell>
        </table:table-row>
        <table:table-row>
          <table:table-cell table:style-name="Tabla3.A2" office:value-type="float" office:value="730001">
            <text:p text:style-name="P42">730001</text:p>
          </table:table-cell>
          <table:table-cell table:style-name="Tabla3.B202" office:value-type="string">
            <text:p text:style-name="P42">0.0020021</text:p>
          </table:table-cell>
        </table:table-row>
        <table:table-row>
          <table:table-cell table:style-name="Tabla3.A2" office:value-type="float" office:value="735001">
            <text:p text:style-name="P42">735001</text:p>
          </table:table-cell>
          <table:table-cell table:style-name="Tabla3.B202" office:value-type="string">
            <text:p text:style-name="P42">0.00191744</text:p>
          </table:table-cell>
        </table:table-row>
        <table:table-row>
          <table:table-cell table:style-name="Tabla3.A2" office:value-type="float" office:value="740001">
            <text:p text:style-name="P42">740001</text:p>
          </table:table-cell>
          <table:table-cell table:style-name="Tabla3.B202" office:value-type="string">
            <text:p text:style-name="P42">0.00221491</text:p>
          </table:table-cell>
        </table:table-row>
        <table:table-row>
          <table:table-cell table:style-name="Tabla3.A2" office:value-type="float" office:value="745001">
            <text:p text:style-name="P42">745001</text:p>
          </table:table-cell>
          <table:table-cell table:style-name="Tabla3.B202" office:value-type="string">
            <text:p text:style-name="P42">0.00187354</text:p>
          </table:table-cell>
        </table:table-row>
        <table:table-row>
          <table:table-cell table:style-name="Tabla3.A2" office:value-type="float" office:value="750001">
            <text:p text:style-name="P42">750001</text:p>
          </table:table-cell>
          <table:table-cell table:style-name="Tabla3.B202" office:value-type="string">
            <text:p text:style-name="P42">0.00198633</text:p>
          </table:table-cell>
        </table:table-row>
        <table:table-row>
          <table:table-cell table:style-name="Tabla3.A2" office:value-type="float" office:value="755001">
            <text:p text:style-name="P42">755001</text:p>
          </table:table-cell>
          <table:table-cell table:style-name="Tabla3.B202" office:value-type="string">
            <text:p text:style-name="P42">0.00205921<text:soft-page-break/></text:p>
          </table:table-cell>
        </table:table-row>
        <table:table-row>
          <table:table-cell table:style-name="Tabla3.A2" office:value-type="float" office:value="760001">
            <text:p text:style-name="P42">760001</text:p>
          </table:table-cell>
          <table:table-cell table:style-name="Tabla3.B202" office:value-type="string">
            <text:p text:style-name="P42">0.00195037</text:p>
          </table:table-cell>
        </table:table-row>
        <table:table-row>
          <table:table-cell table:style-name="Tabla3.A2" office:value-type="float" office:value="765001">
            <text:p text:style-name="P42">765001</text:p>
          </table:table-cell>
          <table:table-cell table:style-name="Tabla3.B202" office:value-type="string">
            <text:p text:style-name="P42">0.00202878</text:p>
          </table:table-cell>
        </table:table-row>
        <table:table-row>
          <table:table-cell table:style-name="Tabla3.A2" office:value-type="float" office:value="770001">
            <text:p text:style-name="P42">770001</text:p>
          </table:table-cell>
          <table:table-cell table:style-name="Tabla3.B202" office:value-type="string">
            <text:p text:style-name="P42">0.00206821</text:p>
          </table:table-cell>
        </table:table-row>
        <table:table-row>
          <table:table-cell table:style-name="Tabla3.A2" office:value-type="float" office:value="775001">
            <text:p text:style-name="P42">775001</text:p>
          </table:table-cell>
          <table:table-cell table:style-name="Tabla3.B202" office:value-type="string">
            <text:p text:style-name="P42">0.00194542</text:p>
          </table:table-cell>
        </table:table-row>
        <table:table-row>
          <table:table-cell table:style-name="Tabla3.A2" office:value-type="float" office:value="780001">
            <text:p text:style-name="P42">780001</text:p>
          </table:table-cell>
          <table:table-cell table:style-name="Tabla3.B202" office:value-type="string">
            <text:p text:style-name="P42">0.00200215</text:p>
          </table:table-cell>
        </table:table-row>
        <table:table-row>
          <table:table-cell table:style-name="Tabla3.A2" office:value-type="float" office:value="785001">
            <text:p text:style-name="P42">785001</text:p>
          </table:table-cell>
          <table:table-cell table:style-name="Tabla3.B202" office:value-type="string">
            <text:p text:style-name="P42">0.00219116</text:p>
          </table:table-cell>
        </table:table-row>
        <table:table-row>
          <table:table-cell table:style-name="Tabla3.A2" office:value-type="float" office:value="790001">
            <text:p text:style-name="P42">790001</text:p>
          </table:table-cell>
          <table:table-cell table:style-name="Tabla3.B202" office:value-type="string">
            <text:p text:style-name="P42">0.00202818</text:p>
          </table:table-cell>
        </table:table-row>
        <table:table-row>
          <table:table-cell table:style-name="Tabla3.A2" office:value-type="float" office:value="795001">
            <text:p text:style-name="P42">795001</text:p>
          </table:table-cell>
          <table:table-cell table:style-name="Tabla3.B202" office:value-type="string">
            <text:p text:style-name="P42">0.00252695</text:p>
          </table:table-cell>
        </table:table-row>
        <table:table-row>
          <table:table-cell table:style-name="Tabla3.A2" office:value-type="float" office:value="800001">
            <text:p text:style-name="P42">800001</text:p>
          </table:table-cell>
          <table:table-cell table:style-name="Tabla3.B202" office:value-type="string">
            <text:p text:style-name="P42">0.00239506</text:p>
          </table:table-cell>
        </table:table-row>
        <table:table-row>
          <table:table-cell table:style-name="Tabla3.A2" office:value-type="float" office:value="805001">
            <text:p text:style-name="P42">805001</text:p>
          </table:table-cell>
          <table:table-cell table:style-name="Tabla3.B202" office:value-type="string">
            <text:p text:style-name="P42">0.00230549</text:p>
          </table:table-cell>
        </table:table-row>
        <table:table-row>
          <table:table-cell table:style-name="Tabla3.A2" office:value-type="float" office:value="810001">
            <text:p text:style-name="P42">810001</text:p>
          </table:table-cell>
          <table:table-cell table:style-name="Tabla3.B202" office:value-type="string">
            <text:p text:style-name="P42">0.00251272</text:p>
          </table:table-cell>
        </table:table-row>
        <table:table-row>
          <table:table-cell table:style-name="Tabla3.A2" office:value-type="float" office:value="815001">
            <text:p text:style-name="P42">815001</text:p>
          </table:table-cell>
          <table:table-cell table:style-name="Tabla3.B202" office:value-type="string">
            <text:p text:style-name="P42">0.0022299</text:p>
          </table:table-cell>
        </table:table-row>
        <table:table-row>
          <table:table-cell table:style-name="Tabla3.A2" office:value-type="float" office:value="820001">
            <text:p text:style-name="P42">820001</text:p>
          </table:table-cell>
          <table:table-cell table:style-name="Tabla3.B202" office:value-type="string">
            <text:p text:style-name="P42">0.00215939</text:p>
          </table:table-cell>
        </table:table-row>
        <table:table-row>
          <table:table-cell table:style-name="Tabla3.A2" office:value-type="float" office:value="825001">
            <text:p text:style-name="P42">825001</text:p>
          </table:table-cell>
          <table:table-cell table:style-name="Tabla3.B202" office:value-type="string">
            <text:p text:style-name="P42">0.00215938</text:p>
          </table:table-cell>
        </table:table-row>
        <table:table-row>
          <table:table-cell table:style-name="Tabla3.A2" office:value-type="float" office:value="830001">
            <text:p text:style-name="P42">830001</text:p>
          </table:table-cell>
          <table:table-cell table:style-name="Tabla3.B202" office:value-type="string">
            <text:p text:style-name="P42">0.00222084</text:p>
          </table:table-cell>
        </table:table-row>
        <table:table-row>
          <table:table-cell table:style-name="Tabla3.A2" office:value-type="float" office:value="835001">
            <text:p text:style-name="P42">835001</text:p>
          </table:table-cell>
          <table:table-cell table:style-name="Tabla3.B202" office:value-type="string">
            <text:p text:style-name="P42">0.00210033</text:p>
          </table:table-cell>
        </table:table-row>
        <table:table-row>
          <table:table-cell table:style-name="Tabla3.A2" office:value-type="float" office:value="840001">
            <text:p text:style-name="P42">840001</text:p>
          </table:table-cell>
          <table:table-cell table:style-name="Tabla3.B202" office:value-type="string">
            <text:p text:style-name="P42">0.00217242</text:p>
          </table:table-cell>
        </table:table-row>
        <table:table-row>
          <table:table-cell table:style-name="Tabla3.A2" office:value-type="float" office:value="845001">
            <text:p text:style-name="P42">845001</text:p>
          </table:table-cell>
          <table:table-cell table:style-name="Tabla3.B202" office:value-type="string">
            <text:p text:style-name="P42">0.00237756</text:p>
          </table:table-cell>
        </table:table-row>
        <table:table-row>
          <table:table-cell table:style-name="Tabla3.A2" office:value-type="float" office:value="850001">
            <text:p text:style-name="P42">850001</text:p>
          </table:table-cell>
          <table:table-cell table:style-name="Tabla3.B202" office:value-type="string">
            <text:p text:style-name="P42">0.00231043</text:p>
          </table:table-cell>
        </table:table-row>
        <table:table-row>
          <table:table-cell table:style-name="Tabla3.A2" office:value-type="float" office:value="855001">
            <text:p text:style-name="P42">855001</text:p>
          </table:table-cell>
          <table:table-cell table:style-name="Tabla3.B202" office:value-type="string">
            <text:p text:style-name="P42">0.00225258</text:p>
          </table:table-cell>
        </table:table-row>
        <table:table-row>
          <table:table-cell table:style-name="Tabla3.A2" office:value-type="float" office:value="860001">
            <text:p text:style-name="P42">860001</text:p>
          </table:table-cell>
          <table:table-cell table:style-name="Tabla3.B202" office:value-type="string">
            <text:p text:style-name="P42">0.00361198<text:soft-page-break/></text:p>
          </table:table-cell>
        </table:table-row>
        <table:table-row>
          <table:table-cell table:style-name="Tabla3.A2" office:value-type="float" office:value="865001">
            <text:p text:style-name="P42">865001</text:p>
          </table:table-cell>
          <table:table-cell table:style-name="Tabla3.B202" office:value-type="string">
            <text:p text:style-name="P42">0.002218</text:p>
          </table:table-cell>
        </table:table-row>
        <table:table-row>
          <table:table-cell table:style-name="Tabla3.A2" office:value-type="float" office:value="870001">
            <text:p text:style-name="P42">870001</text:p>
          </table:table-cell>
          <table:table-cell table:style-name="Tabla3.B202" office:value-type="string">
            <text:p text:style-name="P42">0.00239355</text:p>
          </table:table-cell>
        </table:table-row>
        <table:table-row>
          <table:table-cell table:style-name="Tabla3.A2" office:value-type="float" office:value="875001">
            <text:p text:style-name="P42">875001</text:p>
          </table:table-cell>
          <table:table-cell table:style-name="Tabla3.B202" office:value-type="string">
            <text:p text:style-name="P42">0.00226665</text:p>
          </table:table-cell>
        </table:table-row>
        <table:table-row>
          <table:table-cell table:style-name="Tabla3.A2" office:value-type="float" office:value="880001">
            <text:p text:style-name="P42">880001</text:p>
          </table:table-cell>
          <table:table-cell table:style-name="Tabla3.B202" office:value-type="string">
            <text:p text:style-name="P42">0.0025828</text:p>
          </table:table-cell>
        </table:table-row>
        <table:table-row>
          <table:table-cell table:style-name="Tabla3.A2" office:value-type="float" office:value="885001">
            <text:p text:style-name="P42">885001</text:p>
          </table:table-cell>
          <table:table-cell table:style-name="Tabla3.B202" office:value-type="string">
            <text:p text:style-name="P42">0.00265594</text:p>
          </table:table-cell>
        </table:table-row>
        <table:table-row>
          <table:table-cell table:style-name="Tabla3.A2" office:value-type="float" office:value="890001">
            <text:p text:style-name="P42">890001</text:p>
          </table:table-cell>
          <table:table-cell table:style-name="Tabla3.B202" office:value-type="string">
            <text:p text:style-name="P42">0.00225736</text:p>
          </table:table-cell>
        </table:table-row>
        <table:table-row>
          <table:table-cell table:style-name="Tabla3.A2" office:value-type="float" office:value="895001">
            <text:p text:style-name="P42">895001</text:p>
          </table:table-cell>
          <table:table-cell table:style-name="Tabla3.B202" office:value-type="string">
            <text:p text:style-name="P42">0.00243189</text:p>
          </table:table-cell>
        </table:table-row>
        <table:table-row>
          <table:table-cell table:style-name="Tabla3.A2" office:value-type="float" office:value="900001">
            <text:p text:style-name="P42">900001</text:p>
          </table:table-cell>
          <table:table-cell table:style-name="Tabla3.B202" office:value-type="string">
            <text:p text:style-name="P42">0.00257167</text:p>
          </table:table-cell>
        </table:table-row>
        <table:table-row>
          <table:table-cell table:style-name="Tabla3.A2" office:value-type="float" office:value="905001">
            <text:p text:style-name="P42">905001</text:p>
          </table:table-cell>
          <table:table-cell table:style-name="Tabla3.B202" office:value-type="string">
            <text:p text:style-name="P42">0.00241975</text:p>
          </table:table-cell>
        </table:table-row>
        <table:table-row>
          <table:table-cell table:style-name="Tabla3.A2" office:value-type="float" office:value="910001">
            <text:p text:style-name="P42">910001</text:p>
          </table:table-cell>
          <table:table-cell table:style-name="Tabla3.B202" office:value-type="string">
            <text:p text:style-name="P42">0.00229155</text:p>
          </table:table-cell>
        </table:table-row>
        <table:table-row>
          <table:table-cell table:style-name="Tabla3.A2" office:value-type="float" office:value="915001">
            <text:p text:style-name="P42">915001</text:p>
          </table:table-cell>
          <table:table-cell table:style-name="Tabla3.B202" office:value-type="string">
            <text:p text:style-name="P42">0.00256359</text:p>
          </table:table-cell>
        </table:table-row>
        <table:table-row>
          <table:table-cell table:style-name="Tabla3.A2" office:value-type="float" office:value="920001">
            <text:p text:style-name="P42">920001</text:p>
          </table:table-cell>
          <table:table-cell table:style-name="Tabla3.B202" office:value-type="string">
            <text:p text:style-name="P42">0.00240987</text:p>
          </table:table-cell>
        </table:table-row>
        <table:table-row>
          <table:table-cell table:style-name="Tabla3.A2" office:value-type="float" office:value="925001">
            <text:p text:style-name="P42">925001</text:p>
          </table:table-cell>
          <table:table-cell table:style-name="Tabla3.B202" office:value-type="string">
            <text:p text:style-name="P42">0.00233638</text:p>
          </table:table-cell>
        </table:table-row>
        <table:table-row>
          <table:table-cell table:style-name="Tabla3.A2" office:value-type="float" office:value="930001">
            <text:p text:style-name="P42">930001</text:p>
          </table:table-cell>
          <table:table-cell table:style-name="Tabla3.B202" office:value-type="string">
            <text:p text:style-name="P42">0.00242957</text:p>
          </table:table-cell>
        </table:table-row>
        <table:table-row>
          <table:table-cell table:style-name="Tabla3.A2" office:value-type="float" office:value="935001">
            <text:p text:style-name="P42">935001</text:p>
          </table:table-cell>
          <table:table-cell table:style-name="Tabla3.B202" office:value-type="string">
            <text:p text:style-name="P42">0.00324645</text:p>
          </table:table-cell>
        </table:table-row>
        <table:table-row>
          <table:table-cell table:style-name="Tabla3.A2" office:value-type="float" office:value="940001">
            <text:p text:style-name="P42">940001</text:p>
          </table:table-cell>
          <table:table-cell table:style-name="Tabla3.B202" office:value-type="string">
            <text:p text:style-name="P42">0.00239077</text:p>
          </table:table-cell>
        </table:table-row>
        <table:table-row>
          <table:table-cell table:style-name="Tabla3.A2" office:value-type="float" office:value="945001">
            <text:p text:style-name="P42">945001</text:p>
          </table:table-cell>
          <table:table-cell table:style-name="Tabla3.B202" office:value-type="string">
            <text:p text:style-name="P42">0.00237946</text:p>
          </table:table-cell>
        </table:table-row>
        <table:table-row>
          <table:table-cell table:style-name="Tabla3.A2" office:value-type="float" office:value="950001">
            <text:p text:style-name="P42">950001</text:p>
          </table:table-cell>
          <table:table-cell table:style-name="Tabla3.B202" office:value-type="string">
            <text:p text:style-name="P42">0.00312879</text:p>
          </table:table-cell>
        </table:table-row>
        <table:table-row>
          <table:table-cell table:style-name="Tabla3.A2" office:value-type="float" office:value="955001">
            <text:p text:style-name="P42">955001</text:p>
          </table:table-cell>
          <table:table-cell table:style-name="Tabla3.B202" office:value-type="string">
            <text:p text:style-name="P42">0.00246237</text:p>
          </table:table-cell>
        </table:table-row>
        <table:table-row>
          <table:table-cell table:style-name="Tabla3.A2" office:value-type="float" office:value="960001">
            <text:p text:style-name="P42">960001</text:p>
          </table:table-cell>
          <table:table-cell table:style-name="Tabla3.B202" office:value-type="string">
            <text:p text:style-name="P42">0.0025721</text:p>
          </table:table-cell>
        </table:table-row>
        <table:table-row>
          <table:table-cell table:style-name="Tabla3.A2" office:value-type="float" office:value="965001">
            <text:p text:style-name="P42">965001</text:p>
          </table:table-cell>
          <table:table-cell table:style-name="Tabla3.B202" office:value-type="string">
            <text:p text:style-name="P42">0.00248514<text:soft-page-break/></text:p>
          </table:table-cell>
        </table:table-row>
        <table:table-row>
          <table:table-cell table:style-name="Tabla3.A2" office:value-type="float" office:value="970001">
            <text:p text:style-name="P42">970001</text:p>
          </table:table-cell>
          <table:table-cell table:style-name="Tabla3.B202" office:value-type="string">
            <text:p text:style-name="P42">0.00244678</text:p>
          </table:table-cell>
        </table:table-row>
        <table:table-row>
          <table:table-cell table:style-name="Tabla3.A2" office:value-type="float" office:value="975001">
            <text:p text:style-name="P42">975001</text:p>
          </table:table-cell>
          <table:table-cell table:style-name="Tabla3.B202" office:value-type="string">
            <text:p text:style-name="P42">0.00254417</text:p>
          </table:table-cell>
        </table:table-row>
        <table:table-row>
          <table:table-cell table:style-name="Tabla3.A2" office:value-type="float" office:value="980001">
            <text:p text:style-name="P42">980001</text:p>
          </table:table-cell>
          <table:table-cell table:style-name="Tabla3.B202" office:value-type="string">
            <text:p text:style-name="P42">0.00256283</text:p>
          </table:table-cell>
        </table:table-row>
        <table:table-row>
          <table:table-cell table:style-name="Tabla3.A2" office:value-type="float" office:value="985001">
            <text:p text:style-name="P42">985001</text:p>
          </table:table-cell>
          <table:table-cell table:style-name="Tabla3.B202" office:value-type="string">
            <text:p text:style-name="P42">0.00263438</text:p>
          </table:table-cell>
        </table:table-row>
        <table:table-row>
          <table:table-cell table:style-name="Tabla3.A2" office:value-type="float" office:value="990001">
            <text:p text:style-name="P42">990001</text:p>
          </table:table-cell>
          <table:table-cell table:style-name="Tabla3.B202" office:value-type="string">
            <text:p text:style-name="P42">0.00259345</text:p>
          </table:table-cell>
        </table:table-row>
        <table:table-row>
          <table:table-cell table:style-name="Tabla3.A2" office:value-type="float" office:value="995001">
            <text:p text:style-name="P42">995001</text:p>
          </table:table-cell>
          <table:table-cell table:style-name="Tabla3.B202" office:value-type="string">
            <text:p text:style-name="P42">0.00278291</text:p>
          </table:table-cell>
        </table:table-row>
        <table:table-row>
          <table:table-cell table:style-name="Tabla3.A2" office:value-type="float" office:value="1000001">
            <text:p text:style-name="P42">1000001</text:p>
          </table:table-cell>
          <table:table-cell table:style-name="Tabla3.B202" office:value-type="string">
            <text:p text:style-name="P42">0.00255994</text:p>
          </table:table-cell>
        </table:table-row>
      </table:table>
      <text:p text:style-name="P6"/>
      <text:p text:style-name="P6"><draw:frame draw:style-name="fr3" draw:name="Imagen5" text:anchor-type="paragraph" svg:width="11.901cm" style:rel-width="70%" svg:height="8.738cm" style:rel-height="34%" draw:z-index="3"><draw:image xlink:href="Pictures/1000000000000280000001E0B8591FD7.png" xlink:type="simple" xlink:show="embed" xlink:actuate="onLoad"/></draw:frame></text:p>
      <text:p text:style-name="P6"/>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5"><text:span text:style-name="T19">-</text:span><text:span text:style-name="T5">Tabla y gŕafica de </text:span><text:span text:style-name="T8">Miguel(Toshiba</text:span><text:span text:style-name="T20">,</text:span><text:span text:style-name="T8">Windows</text:span><text:span text:style-name="T5">):</text:span></text:p>
      <text:p text:style-name="P34"/>
      <table:table table:name="Tabla5" table:style-name="Tabla5">
        <table:table-column table:style-name="Tabla5.A" table:number-columns-repeated="2"/>
        <table:table-row>
          <table:table-cell table:style-name="Tabla5.A1" office:value-type="string">
            <text:p text:style-name="P41">Tamaño</text:p>
          </table:table-cell>
          <table:table-cell table:style-name="Tabla5.B1" office:value-type="string">
            <text:p text:style-name="P41">Tiempo</text:p>
          </table:table-cell>
        </table:table-row>
        <table:table-row>
          <table:table-cell table:style-name="Tabla5.A2" office:value-type="float" office:value="1">
            <text:p text:style-name="P41">1</text:p>
          </table:table-cell>
          <table:table-cell table:style-name="Tabla5.B2" office:value-type="float" office:value="0">
            <text:p text:style-name="P41">0</text:p>
          </table:table-cell>
        </table:table-row>
        <table:table-row>
          <table:table-cell table:style-name="Tabla5.A2" office:value-type="float" office:value="5001">
            <text:p text:style-name="P41">5001</text:p>
          </table:table-cell>
          <table:table-cell table:style-name="Tabla5.B202" office:value-type="string">
            <text:p text:style-name="P41">2.0955e-005</text:p>
          </table:table-cell>
        </table:table-row>
        <table:table-row>
          <table:table-cell table:style-name="Tabla5.A2" office:value-type="float" office:value="10001">
            <text:p text:style-name="P41">10001</text:p>
          </table:table-cell>
          <table:table-cell table:style-name="Tabla5.B202" office:value-type="string">
            <text:p text:style-name="P41">4.14824e-005</text:p>
          </table:table-cell>
        </table:table-row>
        <table:table-row>
          <table:table-cell table:style-name="Tabla5.A2" office:value-type="float" office:value="15001">
            <text:p text:style-name="P41">15001</text:p>
          </table:table-cell>
          <table:table-cell table:style-name="Tabla5.B202" office:value-type="string">
            <text:p text:style-name="P41">6.20098e-005</text:p>
          </table:table-cell>
        </table:table-row>
        <table:table-row>
          <table:table-cell table:style-name="Tabla5.A2" office:value-type="float" office:value="20001">
            <text:p text:style-name="P41">20001</text:p>
          </table:table-cell>
          <table:table-cell table:style-name="Tabla5.B202" office:value-type="string">
            <text:p text:style-name="P41">8.21096e-005</text:p>
          </table:table-cell>
        </table:table-row>
        <table:table-row>
          <table:table-cell table:style-name="Tabla5.A2" office:value-type="float" office:value="25001">
            <text:p text:style-name="P41">25001</text:p>
          </table:table-cell>
          <table:table-cell table:style-name="Tabla5.B202" office:value-type="string">
            <text:p text:style-name="P41">7.22735e-005</text:p>
          </table:table-cell>
        </table:table-row>
        <text:soft-page-break/>
        <table:table-row>
          <table:table-cell table:style-name="Tabla5.A2" office:value-type="float" office:value="30001">
            <text:p text:style-name="P41">30001</text:p>
          </table:table-cell>
          <table:table-cell table:style-name="Tabla5.B202" office:value-type="string">
            <text:p text:style-name="P41">8.63861e-005</text:p>
          </table:table-cell>
        </table:table-row>
        <table:table-row>
          <table:table-cell table:style-name="Tabla5.A2" office:value-type="float" office:value="35001">
            <text:p text:style-name="P41">35001</text:p>
          </table:table-cell>
          <table:table-cell table:style-name="Tabla5.B202" office:value-type="string">
            <text:p text:style-name="P41">0.000100926</text:p>
          </table:table-cell>
        </table:table-row>
        <table:table-row>
          <table:table-cell table:style-name="Tabla5.A2" office:value-type="float" office:value="40001">
            <text:p text:style-name="P41">40001</text:p>
          </table:table-cell>
          <table:table-cell table:style-name="Tabla5.B202" office:value-type="string">
            <text:p text:style-name="P41">0.000115039</text:p>
          </table:table-cell>
        </table:table-row>
        <table:table-row>
          <table:table-cell table:style-name="Tabla5.A2" office:value-type="float" office:value="45001">
            <text:p text:style-name="P41">45001</text:p>
          </table:table-cell>
          <table:table-cell table:style-name="Tabla5.B202" office:value-type="string">
            <text:p text:style-name="P41">0.00013129</text:p>
          </table:table-cell>
        </table:table-row>
        <table:table-row>
          <table:table-cell table:style-name="Tabla5.A2" office:value-type="float" office:value="50001">
            <text:p text:style-name="P41">50001</text:p>
          </table:table-cell>
          <table:table-cell table:style-name="Tabla5.B202" office:value-type="string">
            <text:p text:style-name="P41">0.000144547</text:p>
          </table:table-cell>
        </table:table-row>
        <table:table-row>
          <table:table-cell table:style-name="Tabla5.A2" office:value-type="float" office:value="55001">
            <text:p text:style-name="P41">55001</text:p>
          </table:table-cell>
          <table:table-cell table:style-name="Tabla5.B202" office:value-type="string">
            <text:p text:style-name="P41">0.000158232</text:p>
          </table:table-cell>
        </table:table-row>
        <table:table-row>
          <table:table-cell table:style-name="Tabla5.A2" office:value-type="float" office:value="60001">
            <text:p text:style-name="P41">60001</text:p>
          </table:table-cell>
          <table:table-cell table:style-name="Tabla5.B202" office:value-type="string">
            <text:p text:style-name="P41">0.0001732</text:p>
          </table:table-cell>
        </table:table-row>
        <table:table-row>
          <table:table-cell table:style-name="Tabla5.A2" office:value-type="float" office:value="65001">
            <text:p text:style-name="P41">65001</text:p>
          </table:table-cell>
          <table:table-cell table:style-name="Tabla5.B202" office:value-type="string">
            <text:p text:style-name="P41">0.000188168</text:p>
          </table:table-cell>
        </table:table-row>
        <table:table-row>
          <table:table-cell table:style-name="Tabla5.A2" office:value-type="float" office:value="70001">
            <text:p text:style-name="P41">70001</text:p>
          </table:table-cell>
          <table:table-cell table:style-name="Tabla5.B202" office:value-type="string">
            <text:p text:style-name="P41">0.000202708</text:p>
          </table:table-cell>
        </table:table-row>
        <table:table-row>
          <table:table-cell table:style-name="Tabla5.A2" office:value-type="float" office:value="75001">
            <text:p text:style-name="P41">75001</text:p>
          </table:table-cell>
          <table:table-cell table:style-name="Tabla5.B202" office:value-type="string">
            <text:p text:style-name="P41">0.000216821</text:p>
          </table:table-cell>
        </table:table-row>
        <table:table-row>
          <table:table-cell table:style-name="Tabla5.A2" office:value-type="float" office:value="80001">
            <text:p text:style-name="P41">80001</text:p>
          </table:table-cell>
          <table:table-cell table:style-name="Tabla5.B202" office:value-type="string">
            <text:p text:style-name="P41">0.000230505</text:p>
          </table:table-cell>
        </table:table-row>
        <table:table-row>
          <table:table-cell table:style-name="Tabla5.A2" office:value-type="float" office:value="85001">
            <text:p text:style-name="P41">85001</text:p>
          </table:table-cell>
          <table:table-cell table:style-name="Tabla5.B202" office:value-type="string">
            <text:p text:style-name="P41">0.000244618</text:p>
          </table:table-cell>
        </table:table-row>
        <table:table-row>
          <table:table-cell table:style-name="Tabla5.A2" office:value-type="float" office:value="90001">
            <text:p text:style-name="P41">90001</text:p>
          </table:table-cell>
          <table:table-cell table:style-name="Tabla5.B202" office:value-type="string">
            <text:p text:style-name="P41">0.000260441</text:p>
          </table:table-cell>
        </table:table-row>
        <table:table-row>
          <table:table-cell table:style-name="Tabla5.A2" office:value-type="float" office:value="95001">
            <text:p text:style-name="P41">95001</text:p>
          </table:table-cell>
          <table:table-cell table:style-name="Tabla5.B202" office:value-type="string">
            <text:p text:style-name="P41">0.000273699</text:p>
          </table:table-cell>
        </table:table-row>
        <table:table-row>
          <table:table-cell table:style-name="Tabla5.A2" office:value-type="float" office:value="100001">
            <text:p text:style-name="P41">100001</text:p>
          </table:table-cell>
          <table:table-cell table:style-name="Tabla5.B202" office:value-type="string">
            <text:p text:style-name="P41">0.000289522</text:p>
          </table:table-cell>
        </table:table-row>
        <table:table-row>
          <table:table-cell table:style-name="Tabla5.A2" office:value-type="float" office:value="105001">
            <text:p text:style-name="P41">105001</text:p>
          </table:table-cell>
          <table:table-cell table:style-name="Tabla5.B202" office:value-type="string">
            <text:p text:style-name="P41">0.000308766</text:p>
          </table:table-cell>
        </table:table-row>
        <table:table-row>
          <table:table-cell table:style-name="Tabla5.A2" office:value-type="float" office:value="110001">
            <text:p text:style-name="P41">110001</text:p>
          </table:table-cell>
          <table:table-cell table:style-name="Tabla5.B202" office:value-type="string">
            <text:p text:style-name="P41">0.000328438</text:p>
          </table:table-cell>
        </table:table-row>
        <table:table-row>
          <table:table-cell table:style-name="Tabla5.A2" office:value-type="float" office:value="115001">
            <text:p text:style-name="P41">115001</text:p>
          </table:table-cell>
          <table:table-cell table:style-name="Tabla5.B202" office:value-type="string">
            <text:p text:style-name="P41">0.000379329</text:p>
          </table:table-cell>
        </table:table-row>
        <table:table-row>
          <table:table-cell table:style-name="Tabla5.A2" office:value-type="float" office:value="120001">
            <text:p text:style-name="P41">120001</text:p>
          </table:table-cell>
          <table:table-cell table:style-name="Tabla5.B202" office:value-type="string">
            <text:p text:style-name="P41">0.00041012</text:p>
          </table:table-cell>
        </table:table-row>
        <table:table-row>
          <table:table-cell table:style-name="Tabla5.A2" office:value-type="float" office:value="125001">
            <text:p text:style-name="P41">125001</text:p>
          </table:table-cell>
          <table:table-cell table:style-name="Tabla5.B202" office:value-type="string">
            <text:p text:style-name="P41">0.000360085</text:p>
          </table:table-cell>
        </table:table-row>
        <table:table-row>
          <table:table-cell table:style-name="Tabla5.A2" office:value-type="float" office:value="130001">
            <text:p text:style-name="P41">130001</text:p>
          </table:table-cell>
          <table:table-cell table:style-name="Tabla5.B202" office:value-type="string">
            <text:p text:style-name="P41">0.000374197</text:p>
          </table:table-cell>
        </table:table-row>
        <table:table-row>
          <table:table-cell table:style-name="Tabla5.A2" office:value-type="float" office:value="135001">
            <text:p text:style-name="P41">135001</text:p>
          </table:table-cell>
          <table:table-cell table:style-name="Tabla5.B202" office:value-type="string">
            <text:p text:style-name="P41">0.000388737</text:p>
          </table:table-cell>
        </table:table-row>
        <table:table-row>
          <table:table-cell table:style-name="Tabla5.A2" office:value-type="float" office:value="140001">
            <text:p text:style-name="P41">140001</text:p>
          </table:table-cell>
          <table:table-cell table:style-name="Tabla5.B202" office:value-type="string">
            <text:p text:style-name="P41">0.000404133</text:p>
          </table:table-cell>
        </table:table-row>
        <table:table-row>
          <table:table-cell table:style-name="Tabla5.A2" office:value-type="float" office:value="145001">
            <text:p text:style-name="P41">145001</text:p>
          </table:table-cell>
          <table:table-cell table:style-name="Tabla5.B202" office:value-type="string">
            <text:p text:style-name="P41">0.00041739</text:p>
          </table:table-cell>
        </table:table-row>
        <table:table-row>
          <table:table-cell table:style-name="Tabla5.A2" office:value-type="float" office:value="150001">
            <text:p text:style-name="P41">150001</text:p>
          </table:table-cell>
          <table:table-cell table:style-name="Tabla5.B202" office:value-type="string">
            <text:p text:style-name="P41">0.000431503</text:p>
          </table:table-cell>
        </table:table-row>
        <table:table-row>
          <table:table-cell table:style-name="Tabla5.A2" office:value-type="float" office:value="155001">
            <text:p text:style-name="P41">155001</text:p>
          </table:table-cell>
          <table:table-cell table:style-name="Tabla5.B202" office:value-type="string">
            <text:p text:style-name="P41">0.000449037</text:p>
          </table:table-cell>
        </table:table-row>
        <table:table-row>
          <table:table-cell table:style-name="Tabla5.A2" office:value-type="float" office:value="160001">
            <text:p text:style-name="P41">160001</text:p>
          </table:table-cell>
          <table:table-cell table:style-name="Tabla5.B202" office:value-type="string">
            <text:p text:style-name="P41">0.000461011</text:p>
          </table:table-cell>
        </table:table-row>
        <table:table-row>
          <table:table-cell table:style-name="Tabla5.A2" office:value-type="float" office:value="165001">
            <text:p text:style-name="P41">165001</text:p>
          </table:table-cell>
          <table:table-cell table:style-name="Tabla5.B202" office:value-type="string">
            <text:p text:style-name="P41">0.000475124</text:p>
          </table:table-cell>
        </table:table-row>
        <table:table-row>
          <table:table-cell table:style-name="Tabla5.A2" office:value-type="float" office:value="170001">
            <text:p text:style-name="P41">170001</text:p>
          </table:table-cell>
          <table:table-cell table:style-name="Tabla5.B202" office:value-type="string">
            <text:p text:style-name="P41">0.00049223</text:p>
          </table:table-cell>
        </table:table-row>
        <table:table-row>
          <table:table-cell table:style-name="Tabla5.A2" office:value-type="float" office:value="175001">
            <text:p text:style-name="P41">175001</text:p>
          </table:table-cell>
          <table:table-cell table:style-name="Tabla5.B202" office:value-type="string">
            <text:p text:style-name="P41">0.00050677</text:p>
          </table:table-cell>
        </table:table-row>
        <table:table-row>
          <table:table-cell table:style-name="Tabla5.A2" office:value-type="float" office:value="180001">
            <text:p text:style-name="P41">180001</text:p>
          </table:table-cell>
          <table:table-cell table:style-name="Tabla5.B202" office:value-type="string">
            <text:p text:style-name="P41">0.000608552</text:p>
          </table:table-cell>
        </table:table-row>
        <table:table-row>
          <table:table-cell table:style-name="Tabla5.A2" office:value-type="float" office:value="185001">
            <text:p text:style-name="P41">185001</text:p>
          </table:table-cell>
          <table:table-cell table:style-name="Tabla5.B202" office:value-type="string">
            <text:p text:style-name="P41">0.000611545</text:p>
          </table:table-cell>
        </table:table-row>
        <table:table-row>
          <table:table-cell table:style-name="Tabla5.A2" office:value-type="float" office:value="190001">
            <text:p text:style-name="P41">190001</text:p>
          </table:table-cell>
          <table:table-cell table:style-name="Tabla5.B202" office:value-type="string">
            <text:p text:style-name="P41">0.000546969</text:p>
          </table:table-cell>
        </table:table-row>
        <table:table-row>
          <table:table-cell table:style-name="Tabla5.A2" office:value-type="float" office:value="195001">
            <text:p text:style-name="P41">195001</text:p>
          </table:table-cell>
          <table:table-cell table:style-name="Tabla5.B202" office:value-type="string">
            <text:p text:style-name="P41">0.000561082</text:p>
          </table:table-cell>
        </table:table-row>
        <table:table-row>
          <table:table-cell table:style-name="Tabla5.A2" office:value-type="float" office:value="200001">
            <text:p text:style-name="P41">200001</text:p>
          </table:table-cell>
          <table:table-cell table:style-name="Tabla5.B202" office:value-type="string">
            <text:p text:style-name="P41">0.000579044</text:p>
          </table:table-cell>
        </table:table-row>
        <table:table-row>
          <table:table-cell table:style-name="Tabla5.A2" office:value-type="float" office:value="205001">
            <text:p text:style-name="P41">205001</text:p>
          </table:table-cell>
          <table:table-cell table:style-name="Tabla5.B202" office:value-type="string">
            <text:p text:style-name="P41">0.000591018</text:p>
          </table:table-cell>
        </table:table-row>
        <table:table-row>
          <table:table-cell table:style-name="Tabla5.A2" office:value-type="float" office:value="210001">
            <text:p text:style-name="P41">210001</text:p>
          </table:table-cell>
          <table:table-cell table:style-name="Tabla5.B202" office:value-type="string">
            <text:p text:style-name="P41">0.000629934</text:p>
          </table:table-cell>
        </table:table-row>
        <text:soft-page-break/>
        <table:table-row>
          <table:table-cell table:style-name="Tabla5.A2" office:value-type="float" office:value="215001">
            <text:p text:style-name="P41">215001</text:p>
          </table:table-cell>
          <table:table-cell table:style-name="Tabla5.B202" office:value-type="string">
            <text:p text:style-name="P41">0.000618388</text:p>
          </table:table-cell>
        </table:table-row>
        <table:table-row>
          <table:table-cell table:style-name="Tabla5.A2" office:value-type="float" office:value="220001">
            <text:p text:style-name="P41">220001</text:p>
          </table:table-cell>
          <table:table-cell table:style-name="Tabla5.B202" office:value-type="string">
            <text:p text:style-name="P41">0.000637204</text:p>
          </table:table-cell>
        </table:table-row>
        <table:table-row>
          <table:table-cell table:style-name="Tabla5.A2" office:value-type="float" office:value="225001">
            <text:p text:style-name="P41">225001</text:p>
          </table:table-cell>
          <table:table-cell table:style-name="Tabla5.B202" office:value-type="string">
            <text:p text:style-name="P41">0.000649179</text:p>
          </table:table-cell>
        </table:table-row>
        <table:table-row>
          <table:table-cell table:style-name="Tabla5.A2" office:value-type="float" office:value="230001">
            <text:p text:style-name="P41">230001</text:p>
          </table:table-cell>
          <table:table-cell table:style-name="Tabla5.B202" office:value-type="string">
            <text:p text:style-name="P41">0.000663719</text:p>
          </table:table-cell>
        </table:table-row>
        <table:table-row>
          <table:table-cell table:style-name="Tabla5.A2" office:value-type="float" office:value="235001">
            <text:p text:style-name="P41">235001</text:p>
          </table:table-cell>
          <table:table-cell table:style-name="Tabla5.B202" office:value-type="string">
            <text:p text:style-name="P41">0.000715037</text:p>
          </table:table-cell>
        </table:table-row>
        <table:table-row>
          <table:table-cell table:style-name="Tabla5.A2" office:value-type="float" office:value="240001">
            <text:p text:style-name="P41">240001</text:p>
          </table:table-cell>
          <table:table-cell table:style-name="Tabla5.B202" office:value-type="string">
            <text:p text:style-name="P41">0.000715893</text:p>
          </table:table-cell>
        </table:table-row>
        <table:table-row>
          <table:table-cell table:style-name="Tabla5.A2" office:value-type="float" office:value="245001">
            <text:p text:style-name="P41">245001</text:p>
          </table:table-cell>
          <table:table-cell table:style-name="Tabla5.B202" office:value-type="string">
            <text:p text:style-name="P41">0.00095153</text:p>
          </table:table-cell>
        </table:table-row>
        <table:table-row>
          <table:table-cell table:style-name="Tabla5.A2" office:value-type="float" office:value="250001">
            <text:p text:style-name="P41">250001</text:p>
          </table:table-cell>
          <table:table-cell table:style-name="Tabla5.B202" office:value-type="string">
            <text:p text:style-name="P41">0.000719742</text:p>
          </table:table-cell>
        </table:table-row>
        <table:table-row>
          <table:table-cell table:style-name="Tabla5.A2" office:value-type="float" office:value="255001">
            <text:p text:style-name="P41">255001</text:p>
          </table:table-cell>
          <table:table-cell table:style-name="Tabla5.B202" office:value-type="string">
            <text:p text:style-name="P41">0.000735565</text:p>
          </table:table-cell>
        </table:table-row>
        <table:table-row>
          <table:table-cell table:style-name="Tabla5.A2" office:value-type="float" office:value="260001">
            <text:p text:style-name="P41">260001</text:p>
          </table:table-cell>
          <table:table-cell table:style-name="Tabla5.B202" office:value-type="string">
            <text:p text:style-name="P41">0.000748394</text:p>
          </table:table-cell>
        </table:table-row>
        <table:table-row>
          <table:table-cell table:style-name="Tabla5.A2" office:value-type="float" office:value="265001">
            <text:p text:style-name="P41">265001</text:p>
          </table:table-cell>
          <table:table-cell table:style-name="Tabla5.B202" office:value-type="string">
            <text:p text:style-name="P41">0.000764645</text:p>
          </table:table-cell>
        </table:table-row>
        <table:table-row>
          <table:table-cell table:style-name="Tabla5.A2" office:value-type="float" office:value="270001">
            <text:p text:style-name="P41">270001</text:p>
          </table:table-cell>
          <table:table-cell table:style-name="Tabla5.B202" office:value-type="string">
            <text:p text:style-name="P41">0.00077662</text:p>
          </table:table-cell>
        </table:table-row>
        <table:table-row>
          <table:table-cell table:style-name="Tabla5.A2" office:value-type="float" office:value="275001">
            <text:p text:style-name="P41">275001</text:p>
          </table:table-cell>
          <table:table-cell table:style-name="Tabla5.B202" office:value-type="string">
            <text:p text:style-name="P41">0.000791588</text:p>
          </table:table-cell>
        </table:table-row>
        <table:table-row>
          <table:table-cell table:style-name="Tabla5.A2" office:value-type="float" office:value="280001">
            <text:p text:style-name="P41">280001</text:p>
          </table:table-cell>
          <table:table-cell table:style-name="Tabla5.B202" office:value-type="string">
            <text:p text:style-name="P41">0.000807411</text:p>
          </table:table-cell>
        </table:table-row>
        <table:table-row>
          <table:table-cell table:style-name="Tabla5.A2" office:value-type="float" office:value="285001">
            <text:p text:style-name="P41">285001</text:p>
          </table:table-cell>
          <table:table-cell table:style-name="Tabla5.B202" office:value-type="string">
            <text:p text:style-name="P41">0.000847183</text:p>
          </table:table-cell>
        </table:table-row>
        <table:table-row>
          <table:table-cell table:style-name="Tabla5.A2" office:value-type="float" office:value="290001">
            <text:p text:style-name="P41">290001</text:p>
          </table:table-cell>
          <table:table-cell table:style-name="Tabla5.B202" office:value-type="string">
            <text:p text:style-name="P41">0.000976334</text:p>
          </table:table-cell>
        </table:table-row>
        <table:table-row>
          <table:table-cell table:style-name="Tabla5.A2" office:value-type="float" office:value="295001">
            <text:p text:style-name="P41">295001</text:p>
          </table:table-cell>
          <table:table-cell table:style-name="Tabla5.B202" office:value-type="string">
            <text:p text:style-name="P41">0.000849748</text:p>
          </table:table-cell>
        </table:table-row>
        <table:table-row>
          <table:table-cell table:style-name="Tabla5.A2" office:value-type="float" office:value="300001">
            <text:p text:style-name="P41">300001</text:p>
          </table:table-cell>
          <table:table-cell table:style-name="Tabla5.B202" office:value-type="string">
            <text:p text:style-name="P41">0.000916462</text:p>
          </table:table-cell>
        </table:table-row>
        <table:table-row>
          <table:table-cell table:style-name="Tabla5.A2" office:value-type="float" office:value="305001">
            <text:p text:style-name="P41">305001</text:p>
          </table:table-cell>
          <table:table-cell table:style-name="Tabla5.B202" office:value-type="string">
            <text:p text:style-name="P41">0.000886527</text:p>
          </table:table-cell>
        </table:table-row>
        <table:table-row>
          <table:table-cell table:style-name="Tabla5.A2" office:value-type="float" office:value="310001">
            <text:p text:style-name="P41">310001</text:p>
          </table:table-cell>
          <table:table-cell table:style-name="Tabla5.B202" office:value-type="string">
            <text:p text:style-name="P41">0.000894652</text:p>
          </table:table-cell>
        </table:table-row>
        <table:table-row>
          <table:table-cell table:style-name="Tabla5.A2" office:value-type="float" office:value="315001">
            <text:p text:style-name="P41">315001</text:p>
          </table:table-cell>
          <table:table-cell table:style-name="Tabla5.B202" office:value-type="string">
            <text:p text:style-name="P41">0.000912186</text:p>
          </table:table-cell>
        </table:table-row>
        <table:table-row>
          <table:table-cell table:style-name="Tabla5.A2" office:value-type="float" office:value="320001">
            <text:p text:style-name="P41">320001</text:p>
          </table:table-cell>
          <table:table-cell table:style-name="Tabla5.B202" office:value-type="string">
            <text:p text:style-name="P41">0.000928864</text:p>
          </table:table-cell>
        </table:table-row>
        <table:table-row>
          <table:table-cell table:style-name="Tabla5.A2" office:value-type="float" office:value="325001">
            <text:p text:style-name="P41">325001</text:p>
          </table:table-cell>
          <table:table-cell table:style-name="Tabla5.B202" office:value-type="string">
            <text:p text:style-name="P41">0.000942977</text:p>
          </table:table-cell>
        </table:table-row>
        <table:table-row>
          <table:table-cell table:style-name="Tabla5.A2" office:value-type="float" office:value="330001">
            <text:p text:style-name="P41">330001</text:p>
          </table:table-cell>
          <table:table-cell table:style-name="Tabla5.B202" office:value-type="string">
            <text:p text:style-name="P41">0.00106272</text:p>
          </table:table-cell>
        </table:table-row>
        <table:table-row>
          <table:table-cell table:style-name="Tabla5.A2" office:value-type="float" office:value="335001">
            <text:p text:style-name="P41">335001</text:p>
          </table:table-cell>
          <table:table-cell table:style-name="Tabla5.B202" office:value-type="string">
            <text:p text:style-name="P41">0.000963932</text:p>
          </table:table-cell>
        </table:table-row>
        <table:table-row>
          <table:table-cell table:style-name="Tabla5.A2" office:value-type="float" office:value="340001">
            <text:p text:style-name="P41">340001</text:p>
          </table:table-cell>
          <table:table-cell table:style-name="Tabla5.B202" office:value-type="string">
            <text:p text:style-name="P41">0.000988308</text:p>
          </table:table-cell>
        </table:table-row>
        <table:table-row>
          <table:table-cell table:style-name="Tabla5.A2" office:value-type="float" office:value="345001">
            <text:p text:style-name="P41">345001</text:p>
          </table:table-cell>
          <table:table-cell table:style-name="Tabla5.B202" office:value-type="string">
            <text:p text:style-name="P41">0.00102637</text:p>
          </table:table-cell>
        </table:table-row>
        <table:table-row>
          <table:table-cell table:style-name="Tabla5.A2" office:value-type="float" office:value="350001">
            <text:p text:style-name="P41">350001</text:p>
          </table:table-cell>
          <table:table-cell table:style-name="Tabla5.B202" office:value-type="string">
            <text:p text:style-name="P41">0.00100798</text:p>
          </table:table-cell>
        </table:table-row>
        <table:table-row>
          <table:table-cell table:style-name="Tabla5.A2" office:value-type="float" office:value="355001">
            <text:p text:style-name="P41">355001</text:p>
          </table:table-cell>
          <table:table-cell table:style-name="Tabla5.B202" office:value-type="string">
            <text:p text:style-name="P41">0.0010315</text:p>
          </table:table-cell>
        </table:table-row>
        <table:table-row>
          <table:table-cell table:style-name="Tabla5.A2" office:value-type="float" office:value="360001">
            <text:p text:style-name="P41">360001</text:p>
          </table:table-cell>
          <table:table-cell table:style-name="Tabla5.B202" office:value-type="string">
            <text:p text:style-name="P41">0.00103749</text:p>
          </table:table-cell>
        </table:table-row>
        <table:table-row>
          <table:table-cell table:style-name="Tabla5.A2" office:value-type="float" office:value="365001">
            <text:p text:style-name="P41">365001</text:p>
          </table:table-cell>
          <table:table-cell table:style-name="Tabla5.B202" office:value-type="string">
            <text:p text:style-name="P41">0.00125174</text:p>
          </table:table-cell>
        </table:table-row>
        <table:table-row>
          <table:table-cell table:style-name="Tabla5.A2" office:value-type="float" office:value="370001">
            <text:p text:style-name="P41">370001</text:p>
          </table:table-cell>
          <table:table-cell table:style-name="Tabla5.B202" office:value-type="string">
            <text:p text:style-name="P41">0.00106785</text:p>
          </table:table-cell>
        </table:table-row>
        <table:table-row>
          <table:table-cell table:style-name="Tabla5.A2" office:value-type="float" office:value="375001">
            <text:p text:style-name="P41">375001</text:p>
          </table:table-cell>
          <table:table-cell table:style-name="Tabla5.B202" office:value-type="string">
            <text:p text:style-name="P41">0.00109565</text:p>
          </table:table-cell>
        </table:table-row>
        <table:table-row>
          <table:table-cell table:style-name="Tabla5.A2" office:value-type="float" office:value="380001">
            <text:p text:style-name="P41">380001</text:p>
          </table:table-cell>
          <table:table-cell table:style-name="Tabla5.B202" office:value-type="string">
            <text:p text:style-name="P41">0.00109351</text:p>
          </table:table-cell>
        </table:table-row>
        <table:table-row>
          <table:table-cell table:style-name="Tabla5.A2" office:value-type="float" office:value="385001">
            <text:p text:style-name="P41">385001</text:p>
          </table:table-cell>
          <table:table-cell table:style-name="Tabla5.B202" office:value-type="string">
            <text:p text:style-name="P41">0.00110976</text:p>
          </table:table-cell>
        </table:table-row>
        <table:table-row>
          <table:table-cell table:style-name="Tabla5.A2" office:value-type="float" office:value="390001">
            <text:p text:style-name="P41">390001</text:p>
          </table:table-cell>
          <table:table-cell table:style-name="Tabla5.B202" office:value-type="string">
            <text:p text:style-name="P41">0.00112687</text:p>
          </table:table-cell>
        </table:table-row>
        <table:table-row>
          <table:table-cell table:style-name="Tabla5.A2" office:value-type="float" office:value="395001">
            <text:p text:style-name="P41">395001</text:p>
          </table:table-cell>
          <table:table-cell table:style-name="Tabla5.B202" office:value-type="string">
            <text:p text:style-name="P41">0.00115167</text:p>
          </table:table-cell>
        </table:table-row>
        <text:soft-page-break/>
        <table:table-row>
          <table:table-cell table:style-name="Tabla5.A2" office:value-type="float" office:value="400001">
            <text:p text:style-name="P41">400001</text:p>
          </table:table-cell>
          <table:table-cell table:style-name="Tabla5.B202" office:value-type="string">
            <text:p text:style-name="P41">0.00115467</text:p>
          </table:table-cell>
        </table:table-row>
        <table:table-row>
          <table:table-cell table:style-name="Tabla5.A2" office:value-type="float" office:value="405001">
            <text:p text:style-name="P41">405001</text:p>
          </table:table-cell>
          <table:table-cell table:style-name="Tabla5.B202" office:value-type="string">
            <text:p text:style-name="P41">0.00123164</text:p>
          </table:table-cell>
        </table:table-row>
        <table:table-row>
          <table:table-cell table:style-name="Tabla5.A2" office:value-type="float" office:value="410001">
            <text:p text:style-name="P41">410001</text:p>
          </table:table-cell>
          <table:table-cell table:style-name="Tabla5.B202" office:value-type="string">
            <text:p text:style-name="P41">0.00121924</text:p>
          </table:table-cell>
        </table:table-row>
        <table:table-row>
          <table:table-cell table:style-name="Tabla5.A2" office:value-type="float" office:value="415001">
            <text:p text:style-name="P41">415001</text:p>
          </table:table-cell>
          <table:table-cell table:style-name="Tabla5.B202" office:value-type="string">
            <text:p text:style-name="P41">0.00119786</text:p>
          </table:table-cell>
        </table:table-row>
        <table:table-row>
          <table:table-cell table:style-name="Tabla5.A2" office:value-type="float" office:value="420001">
            <text:p text:style-name="P41">420001</text:p>
          </table:table-cell>
          <table:table-cell table:style-name="Tabla5.B202" office:value-type="string">
            <text:p text:style-name="P41">0.00121283</text:p>
          </table:table-cell>
        </table:table-row>
        <table:table-row>
          <table:table-cell table:style-name="Tabla5.A2" office:value-type="float" office:value="425001">
            <text:p text:style-name="P41">425001</text:p>
          </table:table-cell>
          <table:table-cell table:style-name="Tabla5.B202" office:value-type="string">
            <text:p text:style-name="P41">0.00134925</text:p>
          </table:table-cell>
        </table:table-row>
        <table:table-row>
          <table:table-cell table:style-name="Tabla5.A2" office:value-type="float" office:value="430001">
            <text:p text:style-name="P41">430001</text:p>
          </table:table-cell>
          <table:table-cell table:style-name="Tabla5.B202" office:value-type="string">
            <text:p text:style-name="P41">0.00124191</text:p>
          </table:table-cell>
        </table:table-row>
        <table:table-row>
          <table:table-cell table:style-name="Tabla5.A2" office:value-type="float" office:value="435001">
            <text:p text:style-name="P41">435001</text:p>
          </table:table-cell>
          <table:table-cell table:style-name="Tabla5.B202" office:value-type="string">
            <text:p text:style-name="P41">0.00127612</text:p>
          </table:table-cell>
        </table:table-row>
        <table:table-row>
          <table:table-cell table:style-name="Tabla5.A2" office:value-type="float" office:value="440001">
            <text:p text:style-name="P41">440001</text:p>
          </table:table-cell>
          <table:table-cell table:style-name="Tabla5.B202" office:value-type="string">
            <text:p text:style-name="P41">0.00128125</text:p>
          </table:table-cell>
        </table:table-row>
        <table:table-row>
          <table:table-cell table:style-name="Tabla5.A2" office:value-type="float" office:value="445001">
            <text:p text:style-name="P41">445001</text:p>
          </table:table-cell>
          <table:table-cell table:style-name="Tabla5.B202" office:value-type="string">
            <text:p text:style-name="P41">0.00132701</text:p>
          </table:table-cell>
        </table:table-row>
        <table:table-row>
          <table:table-cell table:style-name="Tabla5.A2" office:value-type="float" office:value="450001">
            <text:p text:style-name="P41">450001</text:p>
          </table:table-cell>
          <table:table-cell table:style-name="Tabla5.B202" office:value-type="string">
            <text:p text:style-name="P41">0.00129451</text:p>
          </table:table-cell>
        </table:table-row>
        <table:table-row>
          <table:table-cell table:style-name="Tabla5.A2" office:value-type="float" office:value="455001">
            <text:p text:style-name="P41">455001</text:p>
          </table:table-cell>
          <table:table-cell table:style-name="Tabla5.B202" office:value-type="string">
            <text:p text:style-name="P41">0.00139928</text:p>
          </table:table-cell>
        </table:table-row>
        <table:table-row>
          <table:table-cell table:style-name="Tabla5.A2" office:value-type="float" office:value="460001">
            <text:p text:style-name="P41">460001</text:p>
          </table:table-cell>
          <table:table-cell table:style-name="Tabla5.B202" office:value-type="string">
            <text:p text:style-name="P41">0.00141639</text:p>
          </table:table-cell>
        </table:table-row>
        <table:table-row>
          <table:table-cell table:style-name="Tabla5.A2" office:value-type="float" office:value="465001">
            <text:p text:style-name="P41">465001</text:p>
          </table:table-cell>
          <table:table-cell table:style-name="Tabla5.B202" office:value-type="string">
            <text:p text:style-name="P41">0.00135566</text:p>
          </table:table-cell>
        </table:table-row>
        <table:table-row>
          <table:table-cell table:style-name="Tabla5.A2" office:value-type="float" office:value="470001">
            <text:p text:style-name="P41">470001</text:p>
          </table:table-cell>
          <table:table-cell table:style-name="Tabla5.B202" office:value-type="string">
            <text:p text:style-name="P41">0.00135994</text:p>
          </table:table-cell>
        </table:table-row>
        <table:table-row>
          <table:table-cell table:style-name="Tabla5.A2" office:value-type="float" office:value="475001">
            <text:p text:style-name="P41">475001</text:p>
          </table:table-cell>
          <table:table-cell table:style-name="Tabla5.B202" office:value-type="string">
            <text:p text:style-name="P41">0.00138432</text:p>
          </table:table-cell>
        </table:table-row>
        <table:table-row>
          <table:table-cell table:style-name="Tabla5.A2" office:value-type="float" office:value="480001">
            <text:p text:style-name="P41">480001</text:p>
          </table:table-cell>
          <table:table-cell table:style-name="Tabla5.B202" office:value-type="string">
            <text:p text:style-name="P41">0.00138517</text:p>
          </table:table-cell>
        </table:table-row>
        <table:table-row>
          <table:table-cell table:style-name="Tabla5.A2" office:value-type="float" office:value="485001">
            <text:p text:style-name="P41">485001</text:p>
          </table:table-cell>
          <table:table-cell table:style-name="Tabla5.B202" office:value-type="string">
            <text:p text:style-name="P41">0.00140185</text:p>
          </table:table-cell>
        </table:table-row>
        <table:table-row>
          <table:table-cell table:style-name="Tabla5.A2" office:value-type="float" office:value="490001">
            <text:p text:style-name="P41">490001</text:p>
          </table:table-cell>
          <table:table-cell table:style-name="Tabla5.B202" office:value-type="string">
            <text:p text:style-name="P41">0.00143264</text:p>
          </table:table-cell>
        </table:table-row>
        <table:table-row>
          <table:table-cell table:style-name="Tabla5.A2" office:value-type="float" office:value="495001">
            <text:p text:style-name="P41">495001</text:p>
          </table:table-cell>
          <table:table-cell table:style-name="Tabla5.B202" office:value-type="string">
            <text:p text:style-name="P41">0.00146899</text:p>
          </table:table-cell>
        </table:table-row>
        <table:table-row>
          <table:table-cell table:style-name="Tabla5.A2" office:value-type="float" office:value="500001">
            <text:p text:style-name="P41">500001</text:p>
          </table:table-cell>
          <table:table-cell table:style-name="Tabla5.B202" office:value-type="string">
            <text:p text:style-name="P41">0.00144462</text:p>
          </table:table-cell>
        </table:table-row>
        <table:table-row>
          <table:table-cell table:style-name="Tabla5.A2" office:value-type="float" office:value="505001">
            <text:p text:style-name="P41">505001</text:p>
          </table:table-cell>
          <table:table-cell table:style-name="Tabla5.B202" office:value-type="string">
            <text:p text:style-name="P41">0.00147412</text:p>
          </table:table-cell>
        </table:table-row>
        <table:table-row>
          <table:table-cell table:style-name="Tabla5.A2" office:value-type="float" office:value="510001">
            <text:p text:style-name="P41">510001</text:p>
          </table:table-cell>
          <table:table-cell table:style-name="Tabla5.B202" office:value-type="string">
            <text:p text:style-name="P41">0.00160883</text:p>
          </table:table-cell>
        </table:table-row>
        <table:table-row>
          <table:table-cell table:style-name="Tabla5.A2" office:value-type="float" office:value="515001">
            <text:p text:style-name="P41">515001</text:p>
          </table:table-cell>
          <table:table-cell table:style-name="Tabla5.B202" office:value-type="string">
            <text:p text:style-name="P41">0.00150534</text:p>
          </table:table-cell>
        </table:table-row>
        <table:table-row>
          <table:table-cell table:style-name="Tabla5.A2" office:value-type="float" office:value="520001">
            <text:p text:style-name="P41">520001</text:p>
          </table:table-cell>
          <table:table-cell table:style-name="Tabla5.B202" office:value-type="string">
            <text:p text:style-name="P41">0.00150449</text:p>
          </table:table-cell>
        </table:table-row>
        <table:table-row>
          <table:table-cell table:style-name="Tabla5.A2" office:value-type="float" office:value="525001">
            <text:p text:style-name="P41">525001</text:p>
          </table:table-cell>
          <table:table-cell table:style-name="Tabla5.B202" office:value-type="string">
            <text:p text:style-name="P41">0.00151561</text:p>
          </table:table-cell>
        </table:table-row>
        <table:table-row>
          <table:table-cell table:style-name="Tabla5.A2" office:value-type="float" office:value="530001">
            <text:p text:style-name="P41">530001</text:p>
          </table:table-cell>
          <table:table-cell table:style-name="Tabla5.B202" office:value-type="string">
            <text:p text:style-name="P41">0.0015464</text:p>
          </table:table-cell>
        </table:table-row>
        <table:table-row>
          <table:table-cell table:style-name="Tabla5.A2" office:value-type="float" office:value="535001">
            <text:p text:style-name="P41">535001</text:p>
          </table:table-cell>
          <table:table-cell table:style-name="Tabla5.B202" office:value-type="string">
            <text:p text:style-name="P41">0.00161824</text:p>
          </table:table-cell>
        </table:table-row>
        <table:table-row>
          <table:table-cell table:style-name="Tabla5.A2" office:value-type="float" office:value="540001">
            <text:p text:style-name="P41">540001</text:p>
          </table:table-cell>
          <table:table-cell table:style-name="Tabla5.B202" office:value-type="string">
            <text:p text:style-name="P41">0.00156136</text:p>
          </table:table-cell>
        </table:table-row>
        <table:table-row>
          <table:table-cell table:style-name="Tabla5.A2" office:value-type="float" office:value="545001">
            <text:p text:style-name="P41">545001</text:p>
          </table:table-cell>
          <table:table-cell table:style-name="Tabla5.B202" office:value-type="string">
            <text:p text:style-name="P41">0.00162295</text:p>
          </table:table-cell>
        </table:table-row>
        <table:table-row>
          <table:table-cell table:style-name="Tabla5.A2" office:value-type="float" office:value="550001">
            <text:p text:style-name="P41">550001</text:p>
          </table:table-cell>
          <table:table-cell table:style-name="Tabla5.B202" office:value-type="string">
            <text:p text:style-name="P41">0.00158959</text:p>
          </table:table-cell>
        </table:table-row>
        <table:table-row>
          <table:table-cell table:style-name="Tabla5.A2" office:value-type="float" office:value="555001">
            <text:p text:style-name="P41">555001</text:p>
          </table:table-cell>
          <table:table-cell table:style-name="Tabla5.B202" office:value-type="string">
            <text:p text:style-name="P41">0.00159943</text:p>
          </table:table-cell>
        </table:table-row>
        <table:table-row>
          <table:table-cell table:style-name="Tabla5.A2" office:value-type="float" office:value="560001">
            <text:p text:style-name="P41">560001</text:p>
          </table:table-cell>
          <table:table-cell table:style-name="Tabla5.B202" office:value-type="string">
            <text:p text:style-name="P41">0.00188039</text:p>
          </table:table-cell>
        </table:table-row>
        <table:table-row>
          <table:table-cell table:style-name="Tabla5.A2" office:value-type="float" office:value="565001">
            <text:p text:style-name="P41">565001</text:p>
          </table:table-cell>
          <table:table-cell table:style-name="Tabla5.B202" office:value-type="string">
            <text:p text:style-name="P41">0.00188382</text:p>
          </table:table-cell>
        </table:table-row>
        <table:table-row>
          <table:table-cell table:style-name="Tabla5.A2" office:value-type="float" office:value="570001">
            <text:p text:style-name="P41">570001</text:p>
          </table:table-cell>
          <table:table-cell table:style-name="Tabla5.B202" office:value-type="string">
            <text:p text:style-name="P41">0.0019052</text:p>
          </table:table-cell>
        </table:table-row>
        <table:table-row>
          <table:table-cell table:style-name="Tabla5.A2" office:value-type="float" office:value="575001">
            <text:p text:style-name="P41">575001</text:p>
          </table:table-cell>
          <table:table-cell table:style-name="Tabla5.B202" office:value-type="string">
            <text:p text:style-name="P41">0.00208952</text:p>
          </table:table-cell>
        </table:table-row>
        <table:table-row>
          <table:table-cell table:style-name="Tabla5.A2" office:value-type="float" office:value="580001">
            <text:p text:style-name="P41">580001</text:p>
          </table:table-cell>
          <table:table-cell table:style-name="Tabla5.B202" office:value-type="string">
            <text:p text:style-name="P41">0.00167427</text:p>
          </table:table-cell>
        </table:table-row>
        <text:soft-page-break/>
        <table:table-row>
          <table:table-cell table:style-name="Tabla5.A2" office:value-type="float" office:value="585001">
            <text:p text:style-name="P41">585001</text:p>
          </table:table-cell>
          <table:table-cell table:style-name="Tabla5.B202" office:value-type="string">
            <text:p text:style-name="P41">0.00169351</text:p>
          </table:table-cell>
        </table:table-row>
        <table:table-row>
          <table:table-cell table:style-name="Tabla5.A2" office:value-type="float" office:value="590001">
            <text:p text:style-name="P41">590001</text:p>
          </table:table-cell>
          <table:table-cell table:style-name="Tabla5.B202" office:value-type="string">
            <text:p text:style-name="P41">0.00173371</text:p>
          </table:table-cell>
        </table:table-row>
        <table:table-row>
          <table:table-cell table:style-name="Tabla5.A2" office:value-type="float" office:value="595001">
            <text:p text:style-name="P41">595001</text:p>
          </table:table-cell>
          <table:table-cell table:style-name="Tabla5.B202" office:value-type="string">
            <text:p text:style-name="P41">0.0017196</text:p>
          </table:table-cell>
        </table:table-row>
        <table:table-row>
          <table:table-cell table:style-name="Tabla5.A2" office:value-type="float" office:value="600001">
            <text:p text:style-name="P41">600001</text:p>
          </table:table-cell>
          <table:table-cell table:style-name="Tabla5.B202" office:value-type="string">
            <text:p text:style-name="P41">0.00177647</text:p>
          </table:table-cell>
        </table:table-row>
        <table:table-row>
          <table:table-cell table:style-name="Tabla5.A2" office:value-type="float" office:value="605001">
            <text:p text:style-name="P41">605001</text:p>
          </table:table-cell>
          <table:table-cell table:style-name="Tabla5.B202" office:value-type="string">
            <text:p text:style-name="P41">0.00182608</text:p>
          </table:table-cell>
        </table:table-row>
        <table:table-row>
          <table:table-cell table:style-name="Tabla5.A2" office:value-type="float" office:value="610001">
            <text:p text:style-name="P41">610001</text:p>
          </table:table-cell>
          <table:table-cell table:style-name="Tabla5.B202" office:value-type="string">
            <text:p text:style-name="P41">0.00176322</text:p>
          </table:table-cell>
        </table:table-row>
        <table:table-row>
          <table:table-cell table:style-name="Tabla5.A2" office:value-type="float" office:value="615001">
            <text:p text:style-name="P41">615001</text:p>
          </table:table-cell>
          <table:table-cell table:style-name="Tabla5.B202" office:value-type="string">
            <text:p text:style-name="P41">0.00179829</text:p>
          </table:table-cell>
        </table:table-row>
        <table:table-row>
          <table:table-cell table:style-name="Tabla5.A2" office:value-type="float" office:value="620001">
            <text:p text:style-name="P41">620001</text:p>
          </table:table-cell>
          <table:table-cell table:style-name="Tabla5.B202" office:value-type="string">
            <text:p text:style-name="P41">0.0021464</text:p>
          </table:table-cell>
        </table:table-row>
        <table:table-row>
          <table:table-cell table:style-name="Tabla5.A2" office:value-type="float" office:value="625001">
            <text:p text:style-name="P41">625001</text:p>
          </table:table-cell>
          <table:table-cell table:style-name="Tabla5.B202" office:value-type="string">
            <text:p text:style-name="P41">0.00187141</text:p>
          </table:table-cell>
        </table:table-row>
        <table:table-row>
          <table:table-cell table:style-name="Tabla5.A2" office:value-type="float" office:value="630001">
            <text:p text:style-name="P41">630001</text:p>
          </table:table-cell>
          <table:table-cell table:style-name="Tabla5.B202" office:value-type="string">
            <text:p text:style-name="P41">0.00195096</text:p>
          </table:table-cell>
        </table:table-row>
        <table:table-row>
          <table:table-cell table:style-name="Tabla5.A2" office:value-type="float" office:value="635001">
            <text:p text:style-name="P41">635001</text:p>
          </table:table-cell>
          <table:table-cell table:style-name="Tabla5.B202" office:value-type="string">
            <text:p text:style-name="P41">0.00183506</text:p>
          </table:table-cell>
        </table:table-row>
        <table:table-row>
          <table:table-cell table:style-name="Tabla5.A2" office:value-type="float" office:value="640001">
            <text:p text:style-name="P41">640001</text:p>
          </table:table-cell>
          <table:table-cell table:style-name="Tabla5.B202" office:value-type="string">
            <text:p text:style-name="P41">0.00224818</text:p>
          </table:table-cell>
        </table:table-row>
        <table:table-row>
          <table:table-cell table:style-name="Tabla5.A2" office:value-type="float" office:value="645001">
            <text:p text:style-name="P41">645001</text:p>
          </table:table-cell>
          <table:table-cell table:style-name="Tabla5.B202" office:value-type="string">
            <text:p text:style-name="P41">0.0018697</text:p>
          </table:table-cell>
        </table:table-row>
        <table:table-row>
          <table:table-cell table:style-name="Tabla5.A2" office:value-type="float" office:value="650001">
            <text:p text:style-name="P41">650001</text:p>
          </table:table-cell>
          <table:table-cell table:style-name="Tabla5.B202" office:value-type="string">
            <text:p text:style-name="P41">0.0018774</text:p>
          </table:table-cell>
        </table:table-row>
        <table:table-row>
          <table:table-cell table:style-name="Tabla5.A2" office:value-type="float" office:value="655001">
            <text:p text:style-name="P41">655001</text:p>
          </table:table-cell>
          <table:table-cell table:style-name="Tabla5.B202" office:value-type="string">
            <text:p text:style-name="P41">0.00189622</text:p>
          </table:table-cell>
        </table:table-row>
        <table:table-row>
          <table:table-cell table:style-name="Tabla5.A2" office:value-type="float" office:value="660001">
            <text:p text:style-name="P41">660001</text:p>
          </table:table-cell>
          <table:table-cell table:style-name="Tabla5.B202" office:value-type="string">
            <text:p text:style-name="P41">0.00193428</text:p>
          </table:table-cell>
        </table:table-row>
        <table:table-row>
          <table:table-cell table:style-name="Tabla5.A2" office:value-type="float" office:value="665001">
            <text:p text:style-name="P41">665001</text:p>
          </table:table-cell>
          <table:table-cell table:style-name="Tabla5.B202" office:value-type="string">
            <text:p text:style-name="P41">0.00195566</text:p>
          </table:table-cell>
        </table:table-row>
        <table:table-row>
          <table:table-cell table:style-name="Tabla5.A2" office:value-type="float" office:value="670001">
            <text:p text:style-name="P41">670001</text:p>
          </table:table-cell>
          <table:table-cell table:style-name="Tabla5.B202" office:value-type="string">
            <text:p text:style-name="P41">0.00194412</text:p>
          </table:table-cell>
        </table:table-row>
        <table:table-row>
          <table:table-cell table:style-name="Tabla5.A2" office:value-type="float" office:value="675001">
            <text:p text:style-name="P41">675001</text:p>
          </table:table-cell>
          <table:table-cell table:style-name="Tabla5.B202" office:value-type="string">
            <text:p text:style-name="P41">0.00197833</text:p>
          </table:table-cell>
        </table:table-row>
        <table:table-row>
          <table:table-cell table:style-name="Tabla5.A2" office:value-type="float" office:value="680001">
            <text:p text:style-name="P41">680001</text:p>
          </table:table-cell>
          <table:table-cell table:style-name="Tabla5.B202" office:value-type="string">
            <text:p text:style-name="P41">0.0021387</text:p>
          </table:table-cell>
        </table:table-row>
        <table:table-row>
          <table:table-cell table:style-name="Tabla5.A2" office:value-type="float" office:value="685001">
            <text:p text:style-name="P41">685001</text:p>
          </table:table-cell>
          <table:table-cell table:style-name="Tabla5.B202" office:value-type="string">
            <text:p text:style-name="P41">0.00205146</text:p>
          </table:table-cell>
        </table:table-row>
        <table:table-row>
          <table:table-cell table:style-name="Tabla5.A2" office:value-type="float" office:value="690001">
            <text:p text:style-name="P41">690001</text:p>
          </table:table-cell>
          <table:table-cell table:style-name="Tabla5.B202" office:value-type="string">
            <text:p text:style-name="P41">0.00214554</text:p>
          </table:table-cell>
        </table:table-row>
        <table:table-row>
          <table:table-cell table:style-name="Tabla5.A2" office:value-type="float" office:value="695001">
            <text:p text:style-name="P41">695001</text:p>
          </table:table-cell>
          <table:table-cell table:style-name="Tabla5.B202" office:value-type="string">
            <text:p text:style-name="P41">0.0020459</text:p>
          </table:table-cell>
        </table:table-row>
        <table:table-row>
          <table:table-cell table:style-name="Tabla5.A2" office:value-type="float" office:value="700001">
            <text:p text:style-name="P41">700001</text:p>
          </table:table-cell>
          <table:table-cell table:style-name="Tabla5.B202" office:value-type="string">
            <text:p text:style-name="P41">0.00205531</text:p>
          </table:table-cell>
        </table:table-row>
        <table:table-row>
          <table:table-cell table:style-name="Tabla5.A2" office:value-type="float" office:value="705001">
            <text:p text:style-name="P41">705001</text:p>
          </table:table-cell>
          <table:table-cell table:style-name="Tabla5.B202" office:value-type="string">
            <text:p text:style-name="P41">0.00210449</text:p>
          </table:table-cell>
        </table:table-row>
        <table:table-row>
          <table:table-cell table:style-name="Tabla5.A2" office:value-type="float" office:value="710001">
            <text:p text:style-name="P41">710001</text:p>
          </table:table-cell>
          <table:table-cell table:style-name="Tabla5.B202" office:value-type="string">
            <text:p text:style-name="P41">0.00205787</text:p>
          </table:table-cell>
        </table:table-row>
        <table:table-row>
          <table:table-cell table:style-name="Tabla5.A2" office:value-type="float" office:value="715001">
            <text:p text:style-name="P41">715001</text:p>
          </table:table-cell>
          <table:table-cell table:style-name="Tabla5.B202" office:value-type="string">
            <text:p text:style-name="P41">0.0021558</text:p>
          </table:table-cell>
        </table:table-row>
        <table:table-row>
          <table:table-cell table:style-name="Tabla5.A2" office:value-type="float" office:value="720001">
            <text:p text:style-name="P41">720001</text:p>
          </table:table-cell>
          <table:table-cell table:style-name="Tabla5.B202" office:value-type="string">
            <text:p text:style-name="P41">0.00208481</text:p>
          </table:table-cell>
        </table:table-row>
        <table:table-row>
          <table:table-cell table:style-name="Tabla5.A2" office:value-type="float" office:value="725001">
            <text:p text:style-name="P41">725001</text:p>
          </table:table-cell>
          <table:table-cell table:style-name="Tabla5.B202" office:value-type="string">
            <text:p text:style-name="P41">0.00237605</text:p>
          </table:table-cell>
        </table:table-row>
        <table:table-row>
          <table:table-cell table:style-name="Tabla5.A2" office:value-type="float" office:value="730001">
            <text:p text:style-name="P41">730001</text:p>
          </table:table-cell>
          <table:table-cell table:style-name="Tabla5.B202" office:value-type="string">
            <text:p text:style-name="P41">0.00212287</text:p>
          </table:table-cell>
        </table:table-row>
        <table:table-row>
          <table:table-cell table:style-name="Tabla5.A2" office:value-type="float" office:value="735001">
            <text:p text:style-name="P41">735001</text:p>
          </table:table-cell>
          <table:table-cell table:style-name="Tabla5.B202" office:value-type="string">
            <text:p text:style-name="P41">0.00216222</text:p>
          </table:table-cell>
        </table:table-row>
        <table:table-row>
          <table:table-cell table:style-name="Tabla5.A2" office:value-type="float" office:value="740001">
            <text:p text:style-name="P41">740001</text:p>
          </table:table-cell>
          <table:table-cell table:style-name="Tabla5.B202" office:value-type="string">
            <text:p text:style-name="P41">0.00221268</text:p>
          </table:table-cell>
        </table:table-row>
        <table:table-row>
          <table:table-cell table:style-name="Tabla5.A2" office:value-type="float" office:value="745001">
            <text:p text:style-name="P41">745001</text:p>
          </table:table-cell>
          <table:table-cell table:style-name="Tabla5.B202" office:value-type="string">
            <text:p text:style-name="P41">0.00216393</text:p>
          </table:table-cell>
        </table:table-row>
        <table:table-row>
          <table:table-cell table:style-name="Tabla5.A2" office:value-type="float" office:value="750001">
            <text:p text:style-name="P41">750001</text:p>
          </table:table-cell>
          <table:table-cell table:style-name="Tabla5.B202" office:value-type="string">
            <text:p text:style-name="P41">0.00223663</text:p>
          </table:table-cell>
        </table:table-row>
        <table:table-row>
          <table:table-cell table:style-name="Tabla5.A2" office:value-type="float" office:value="755001">
            <text:p text:style-name="P41">755001</text:p>
          </table:table-cell>
          <table:table-cell table:style-name="Tabla5.B202" office:value-type="string">
            <text:p text:style-name="P41">0.00218959</text:p>
          </table:table-cell>
        </table:table-row>
        <table:table-row>
          <table:table-cell table:style-name="Tabla5.A2" office:value-type="float" office:value="760001">
            <text:p text:style-name="P41">760001</text:p>
          </table:table-cell>
          <table:table-cell table:style-name="Tabla5.B202" office:value-type="string">
            <text:p text:style-name="P41">0.0025702</text:p>
          </table:table-cell>
        </table:table-row>
        <table:table-row>
          <table:table-cell table:style-name="Tabla5.A2" office:value-type="float" office:value="765001">
            <text:p text:style-name="P41">765001</text:p>
          </table:table-cell>
          <table:table-cell table:style-name="Tabla5.B202" office:value-type="string">
            <text:p text:style-name="P41">0.00225288</text:p>
          </table:table-cell>
        </table:table-row>
        <text:soft-page-break/>
        <table:table-row>
          <table:table-cell table:style-name="Tabla5.A2" office:value-type="float" office:value="770001">
            <text:p text:style-name="P41">770001</text:p>
          </table:table-cell>
          <table:table-cell table:style-name="Tabla5.B202" office:value-type="string">
            <text:p text:style-name="P41">0.00224091</text:p>
          </table:table-cell>
        </table:table-row>
        <table:table-row>
          <table:table-cell table:style-name="Tabla5.A2" office:value-type="float" office:value="775001">
            <text:p text:style-name="P41">775001</text:p>
          </table:table-cell>
          <table:table-cell table:style-name="Tabla5.B202" office:value-type="string">
            <text:p text:style-name="P41">0.00225203</text:p>
          </table:table-cell>
        </table:table-row>
        <table:table-row>
          <table:table-cell table:style-name="Tabla5.A2" office:value-type="float" office:value="780001">
            <text:p text:style-name="P41">780001</text:p>
          </table:table-cell>
          <table:table-cell table:style-name="Tabla5.B202" office:value-type="string">
            <text:p text:style-name="P41">0.00226186</text:p>
          </table:table-cell>
        </table:table-row>
        <table:table-row>
          <table:table-cell table:style-name="Tabla5.A2" office:value-type="float" office:value="785001">
            <text:p text:style-name="P41">785001</text:p>
          </table:table-cell>
          <table:table-cell table:style-name="Tabla5.B202" office:value-type="string">
            <text:p text:style-name="P41">0.00243335</text:p>
          </table:table-cell>
        </table:table-row>
        <table:table-row>
          <table:table-cell table:style-name="Tabla5.A2" office:value-type="float" office:value="790001">
            <text:p text:style-name="P41">790001</text:p>
          </table:table-cell>
          <table:table-cell table:style-name="Tabla5.B202" office:value-type="string">
            <text:p text:style-name="P41">0.00228966</text:p>
          </table:table-cell>
        </table:table-row>
        <table:table-row>
          <table:table-cell table:style-name="Tabla5.A2" office:value-type="float" office:value="795001">
            <text:p text:style-name="P41">795001</text:p>
          </table:table-cell>
          <table:table-cell table:style-name="Tabla5.B202" office:value-type="string">
            <text:p text:style-name="P41">0.00239401</text:p>
          </table:table-cell>
        </table:table-row>
        <table:table-row>
          <table:table-cell table:style-name="Tabla5.A2" office:value-type="float" office:value="800001">
            <text:p text:style-name="P41">800001</text:p>
          </table:table-cell>
          <table:table-cell table:style-name="Tabla5.B202" office:value-type="string">
            <text:p text:style-name="P41">0.00253128</text:p>
          </table:table-cell>
        </table:table-row>
        <table:table-row>
          <table:table-cell table:style-name="Tabla5.A2" office:value-type="float" office:value="805001">
            <text:p text:style-name="P41">805001</text:p>
          </table:table-cell>
          <table:table-cell table:style-name="Tabla5.B202" office:value-type="string">
            <text:p text:style-name="P41">0.00233927</text:p>
          </table:table-cell>
        </table:table-row>
        <table:table-row>
          <table:table-cell table:style-name="Tabla5.A2" office:value-type="float" office:value="810001">
            <text:p text:style-name="P41">810001</text:p>
          </table:table-cell>
          <table:table-cell table:style-name="Tabla5.B202" office:value-type="string">
            <text:p text:style-name="P41">0.0023444</text:p>
          </table:table-cell>
        </table:table-row>
        <table:table-row>
          <table:table-cell table:style-name="Tabla5.A2" office:value-type="float" office:value="815001">
            <text:p text:style-name="P41">815001</text:p>
          </table:table-cell>
          <table:table-cell table:style-name="Tabla5.B202" office:value-type="string">
            <text:p text:style-name="P41">0.00239999</text:p>
          </table:table-cell>
        </table:table-row>
        <table:table-row>
          <table:table-cell table:style-name="Tabla5.A2" office:value-type="float" office:value="820001">
            <text:p text:style-name="P41">820001</text:p>
          </table:table-cell>
          <table:table-cell table:style-name="Tabla5.B202" office:value-type="string">
            <text:p text:style-name="P41">0.00238161</text:p>
          </table:table-cell>
        </table:table-row>
        <table:table-row>
          <table:table-cell table:style-name="Tabla5.A2" office:value-type="float" office:value="825001">
            <text:p text:style-name="P41">825001</text:p>
          </table:table-cell>
          <table:table-cell table:style-name="Tabla5.B202" office:value-type="string">
            <text:p text:style-name="P41">0.00244661</text:p>
          </table:table-cell>
        </table:table-row>
        <table:table-row>
          <table:table-cell table:style-name="Tabla5.A2" office:value-type="float" office:value="830001">
            <text:p text:style-name="P41">830001</text:p>
          </table:table-cell>
          <table:table-cell table:style-name="Tabla5.B202" office:value-type="string">
            <text:p text:style-name="P41">0.0024094</text:p>
          </table:table-cell>
        </table:table-row>
        <table:table-row>
          <table:table-cell table:style-name="Tabla5.A2" office:value-type="float" office:value="835001">
            <text:p text:style-name="P41">835001</text:p>
          </table:table-cell>
          <table:table-cell table:style-name="Tabla5.B202" office:value-type="string">
            <text:p text:style-name="P41">0.00242565</text:p>
          </table:table-cell>
        </table:table-row>
        <table:table-row>
          <table:table-cell table:style-name="Tabla5.A2" office:value-type="float" office:value="840001">
            <text:p text:style-name="P41">840001</text:p>
          </table:table-cell>
          <table:table-cell table:style-name="Tabla5.B202" office:value-type="string">
            <text:p text:style-name="P41">0.00280284</text:p>
          </table:table-cell>
        </table:table-row>
        <table:table-row>
          <table:table-cell table:style-name="Tabla5.A2" office:value-type="float" office:value="845001">
            <text:p text:style-name="P41">845001</text:p>
          </table:table-cell>
          <table:table-cell table:style-name="Tabla5.B202" office:value-type="string">
            <text:p text:style-name="P41">0.00246371</text:p>
          </table:table-cell>
        </table:table-row>
        <table:table-row>
          <table:table-cell table:style-name="Tabla5.A2" office:value-type="float" office:value="850001">
            <text:p text:style-name="P41">850001</text:p>
          </table:table-cell>
          <table:table-cell table:style-name="Tabla5.B202" office:value-type="string">
            <text:p text:style-name="P41">0.00246927</text:p>
          </table:table-cell>
        </table:table-row>
        <table:table-row>
          <table:table-cell table:style-name="Tabla5.A2" office:value-type="float" office:value="855001">
            <text:p text:style-name="P41">855001</text:p>
          </table:table-cell>
          <table:table-cell table:style-name="Tabla5.B202" office:value-type="string">
            <text:p text:style-name="P41">0.00271175</text:p>
          </table:table-cell>
        </table:table-row>
        <table:table-row>
          <table:table-cell table:style-name="Tabla5.A2" office:value-type="float" office:value="860001">
            <text:p text:style-name="P41">860001</text:p>
          </table:table-cell>
          <table:table-cell table:style-name="Tabla5.B202" office:value-type="string">
            <text:p text:style-name="P41">0.00254198</text:p>
          </table:table-cell>
        </table:table-row>
        <table:table-row>
          <table:table-cell table:style-name="Tabla5.A2" office:value-type="float" office:value="865001">
            <text:p text:style-name="P41">865001</text:p>
          </table:table-cell>
          <table:table-cell table:style-name="Tabla5.B202" office:value-type="string">
            <text:p text:style-name="P41">0.0025176</text:p>
          </table:table-cell>
        </table:table-row>
        <table:table-row>
          <table:table-cell table:style-name="Tabla5.A2" office:value-type="float" office:value="870001">
            <text:p text:style-name="P41">870001</text:p>
          </table:table-cell>
          <table:table-cell table:style-name="Tabla5.B202" office:value-type="string">
            <text:p text:style-name="P41">0.00257106</text:p>
          </table:table-cell>
        </table:table-row>
        <table:table-row>
          <table:table-cell table:style-name="Tabla5.A2" office:value-type="float" office:value="875001">
            <text:p text:style-name="P41">875001</text:p>
          </table:table-cell>
          <table:table-cell table:style-name="Tabla5.B202" office:value-type="string">
            <text:p text:style-name="P41">0.00254411</text:p>
          </table:table-cell>
        </table:table-row>
        <table:table-row>
          <table:table-cell table:style-name="Tabla5.A2" office:value-type="float" office:value="880001">
            <text:p text:style-name="P41">880001</text:p>
          </table:table-cell>
          <table:table-cell table:style-name="Tabla5.B202" office:value-type="string">
            <text:p text:style-name="P41">0.00255309</text:p>
          </table:table-cell>
        </table:table-row>
        <table:table-row>
          <table:table-cell table:style-name="Tabla5.A2" office:value-type="float" office:value="885001">
            <text:p text:style-name="P41">885001</text:p>
          </table:table-cell>
          <table:table-cell table:style-name="Tabla5.B202" office:value-type="string">
            <text:p text:style-name="P41">0.00273399</text:p>
          </table:table-cell>
        </table:table-row>
        <table:table-row>
          <table:table-cell table:style-name="Tabla5.A2" office:value-type="float" office:value="890001">
            <text:p text:style-name="P41">890001</text:p>
          </table:table-cell>
          <table:table-cell table:style-name="Tabla5.B202" office:value-type="string">
            <text:p text:style-name="P41">0.00259201</text:p>
          </table:table-cell>
        </table:table-row>
        <table:table-row>
          <table:table-cell table:style-name="Tabla5.A2" office:value-type="float" office:value="895001">
            <text:p text:style-name="P41">895001</text:p>
          </table:table-cell>
          <table:table-cell table:style-name="Tabla5.B202" office:value-type="string">
            <text:p text:style-name="P41">0.00259201</text:p>
          </table:table-cell>
        </table:table-row>
        <table:table-row>
          <table:table-cell table:style-name="Tabla5.A2" office:value-type="float" office:value="900001">
            <text:p text:style-name="P41">900001</text:p>
          </table:table-cell>
          <table:table-cell table:style-name="Tabla5.B202" office:value-type="string">
            <text:p text:style-name="P41">0.00261468</text:p>
          </table:table-cell>
        </table:table-row>
        <table:table-row>
          <table:table-cell table:style-name="Tabla5.A2" office:value-type="float" office:value="905001">
            <text:p text:style-name="P41">905001</text:p>
          </table:table-cell>
          <table:table-cell table:style-name="Tabla5.B202" office:value-type="string">
            <text:p text:style-name="P41">0.00263905</text:p>
          </table:table-cell>
        </table:table-row>
        <table:table-row>
          <table:table-cell table:style-name="Tabla5.A2" office:value-type="float" office:value="910001">
            <text:p text:style-name="P41">910001</text:p>
          </table:table-cell>
          <table:table-cell table:style-name="Tabla5.B202" office:value-type="string">
            <text:p text:style-name="P41">0.00272544</text:p>
          </table:table-cell>
        </table:table-row>
        <table:table-row>
          <table:table-cell table:style-name="Tabla5.A2" office:value-type="float" office:value="915001">
            <text:p text:style-name="P41">915001</text:p>
          </table:table-cell>
          <table:table-cell table:style-name="Tabla5.B202" office:value-type="string">
            <text:p text:style-name="P41">0.00278531</text:p>
          </table:table-cell>
        </table:table-row>
        <table:table-row>
          <table:table-cell table:style-name="Tabla5.A2" office:value-type="float" office:value="920001">
            <text:p text:style-name="P41">920001</text:p>
          </table:table-cell>
          <table:table-cell table:style-name="Tabla5.B202" office:value-type="string">
            <text:p text:style-name="P41">0.00275495</text:p>
          </table:table-cell>
        </table:table-row>
        <table:table-row>
          <table:table-cell table:style-name="Tabla5.A2" office:value-type="float" office:value="925001">
            <text:p text:style-name="P41">925001</text:p>
          </table:table-cell>
          <table:table-cell table:style-name="Tabla5.B202" office:value-type="string">
            <text:p text:style-name="P41">0.00268481</text:p>
          </table:table-cell>
        </table:table-row>
        <table:table-row>
          <table:table-cell table:style-name="Tabla5.A2" office:value-type="float" office:value="930001">
            <text:p text:style-name="P41">930001</text:p>
          </table:table-cell>
          <table:table-cell table:style-name="Tabla5.B202" office:value-type="string">
            <text:p text:style-name="P41">0.00323349</text:p>
          </table:table-cell>
        </table:table-row>
        <table:table-row>
          <table:table-cell table:style-name="Tabla5.A2" office:value-type="float" office:value="935001">
            <text:p text:style-name="P41">935001</text:p>
          </table:table-cell>
          <table:table-cell table:style-name="Tabla5.B202" office:value-type="string">
            <text:p text:style-name="P41">0.00271945</text:p>
          </table:table-cell>
        </table:table-row>
        <table:table-row>
          <table:table-cell table:style-name="Tabla5.A2" office:value-type="float" office:value="940001">
            <text:p text:style-name="P41">940001</text:p>
          </table:table-cell>
          <table:table-cell table:style-name="Tabla5.B202" office:value-type="string">
            <text:p text:style-name="P41">0.00273314</text:p>
          </table:table-cell>
        </table:table-row>
        <table:table-row>
          <table:table-cell table:style-name="Tabla5.A2" office:value-type="float" office:value="945001">
            <text:p text:style-name="P41">945001</text:p>
          </table:table-cell>
          <table:table-cell table:style-name="Tabla5.B202" office:value-type="string">
            <text:p text:style-name="P41">0.00274853</text:p>
          </table:table-cell>
        </table:table-row>
        <table:table-row>
          <table:table-cell table:style-name="Tabla5.A2" office:value-type="float" office:value="950001">
            <text:p text:style-name="P41">950001</text:p>
          </table:table-cell>
          <table:table-cell table:style-name="Tabla5.B202" office:value-type="string">
            <text:p text:style-name="P41">0.00281952</text:p>
          </table:table-cell>
        </table:table-row>
        <text:soft-page-break/>
        <table:table-row>
          <table:table-cell table:style-name="Tabla5.A2" office:value-type="float" office:value="955001">
            <text:p text:style-name="P41">955001</text:p>
          </table:table-cell>
          <table:table-cell table:style-name="Tabla5.B202" office:value-type="string">
            <text:p text:style-name="P41">0.00300726</text:p>
          </table:table-cell>
        </table:table-row>
        <table:table-row>
          <table:table-cell table:style-name="Tabla5.A2" office:value-type="float" office:value="960001">
            <text:p text:style-name="P41">960001</text:p>
          </table:table-cell>
          <table:table-cell table:style-name="Tabla5.B202" office:value-type="string">
            <text:p text:style-name="P41">0.00279942</text:p>
          </table:table-cell>
        </table:table-row>
        <table:table-row>
          <table:table-cell table:style-name="Tabla5.A2" office:value-type="float" office:value="965001">
            <text:p text:style-name="P41">965001</text:p>
          </table:table-cell>
          <table:table-cell table:style-name="Tabla5.B202" office:value-type="string">
            <text:p text:style-name="P41">0.00280755</text:p>
          </table:table-cell>
        </table:table-row>
        <table:table-row>
          <table:table-cell table:style-name="Tabla5.A2" office:value-type="float" office:value="970001">
            <text:p text:style-name="P41">970001</text:p>
          </table:table-cell>
          <table:table-cell table:style-name="Tabla5.B202" office:value-type="string">
            <text:p text:style-name="P41">0.00282936</text:p>
          </table:table-cell>
        </table:table-row>
        <table:table-row>
          <table:table-cell table:style-name="Tabla5.A2" office:value-type="float" office:value="975001">
            <text:p text:style-name="P41">975001</text:p>
          </table:table-cell>
          <table:table-cell table:style-name="Tabla5.B202" office:value-type="string">
            <text:p text:style-name="P41">0.00284048</text:p>
          </table:table-cell>
        </table:table-row>
        <table:table-row>
          <table:table-cell table:style-name="Tabla5.A2" office:value-type="float" office:value="980001">
            <text:p text:style-name="P41">980001</text:p>
          </table:table-cell>
          <table:table-cell table:style-name="Tabla5.B202" office:value-type="string">
            <text:p text:style-name="P41">0.00288153</text:p>
          </table:table-cell>
        </table:table-row>
        <table:table-row>
          <table:table-cell table:style-name="Tabla5.A2" office:value-type="float" office:value="985001">
            <text:p text:style-name="P41">985001</text:p>
          </table:table-cell>
          <table:table-cell table:style-name="Tabla5.B202" office:value-type="string">
            <text:p text:style-name="P41">0.00286656</text:p>
          </table:table-cell>
        </table:table-row>
        <table:table-row>
          <table:table-cell table:style-name="Tabla5.A2" office:value-type="float" office:value="990001">
            <text:p text:style-name="P41">990001</text:p>
          </table:table-cell>
          <table:table-cell table:style-name="Tabla5.B202" office:value-type="string">
            <text:p text:style-name="P41">0.00288196</text:p>
          </table:table-cell>
        </table:table-row>
        <table:table-row>
          <table:table-cell table:style-name="Tabla5.A2" office:value-type="float" office:value="995001">
            <text:p text:style-name="P41">995001</text:p>
          </table:table-cell>
          <table:table-cell table:style-name="Tabla5.B202" office:value-type="string">
            <text:p text:style-name="P41">0.00290634</text:p>
          </table:table-cell>
        </table:table-row>
        <table:table-row>
          <table:table-cell table:style-name="Tabla5.A2" office:value-type="float" office:value="1000001">
            <text:p text:style-name="P41">1000001</text:p>
          </table:table-cell>
          <table:table-cell table:style-name="Tabla5.B202" office:value-type="string">
            <text:p text:style-name="P41">0.00290078</text:p>
          </table:table-cell>
        </table:table-row>
      </table:table>
      <text:p text:style-name="P34"/>
      <text:p text:style-name="P34"><draw:frame draw:style-name="fr3" draw:name="Imagen7" text:anchor-type="paragraph" svg:width="13.94cm" style:rel-width="82%" svg:height="10.28cm" style:rel-height="40%" draw:z-index="6"><draw:image xlink:href="Pictures/1000000000000280000001E069BACA0A.png" xlink:type="simple" xlink:show="embed" xlink:actuate="onLoad"/></draw:frame></text:p>
      <text:p text:style-name="P34"/>
      <text:p text:style-name="P34">1.2<text:tab/><text:span text:style-name="T3">Primera Solución DyV</text:span></text:p>
      <text:p text:style-name="P11"/>
      <text:p text:style-name="P12">En esta primera solución <text:span text:style-name="T13">en la que empleamos DyV. Comenzamos presentando el código:</text:span></text:p>
      <text:p text:style-name="P12"/>
      <text:p text:style-name="P13">#include &lt;iostream&gt;</text:p>
      <text:p text:style-name="P13">#include &lt;vector&gt;</text:p>
      <text:p text:style-name="P13">#include &lt;cstdlib&gt;</text:p>
      <text:p text:style-name="P13">#include &lt;cstdio&gt;</text:p>
      <text:p text:style-name="P13">#include &lt;ctime&gt;</text:p>
      <text:p text:style-name="P13">#include &lt;climits&gt;</text:p>
      <text:p text:style-name="P13">#include &lt;cassert&gt;</text:p>
      <text:p text:style-name="P13">#include &lt;chrono&gt;</text:p>
      <text:p text:style-name="P13"/>
      <text:p text:style-name="P13"><text:soft-page-break/>using namespace std;</text:p>
      <text:p text:style-name="P13"/>
      <text:p text:style-name="P13"/>
      <text:p text:style-name="P13">int&amp; buscaPuntoDeCambio(int* v, int indice1, int indice2, int&amp; res)</text:p>
      <text:p text:style-name="P13">{</text:p>
      <text:p text:style-name="P13"><text:s text:c="2"/>int indi=(indice1+indice2)/2;</text:p>
      <text:p text:style-name="P13"><text:s text:c="2"/>if(v[indice1]&gt;v[indice1+1])</text:p>
      <text:p text:style-name="P13"><text:s text:c="2"/>{</text:p>
      <text:p text:style-name="P13"><text:s text:c="4"/>res=indice1;</text:p>
      <text:p text:style-name="P13"><text:s text:c="4"/>return res;</text:p>
      <text:p text:style-name="P13"><text:s text:c="2"/>}</text:p>
      <text:p text:style-name="P13"><text:s text:c="2"/>else if(v[indice2]&gt;v[indice2-1])</text:p>
      <text:p text:style-name="P13"><text:s text:c="2"/>{</text:p>
      <text:p text:style-name="P13"><text:s text:c="4"/>res=indice2;</text:p>
      <text:p text:style-name="P13"><text:s text:c="4"/>return res;</text:p>
      <text:p text:style-name="P13"><text:s text:c="2"/>}</text:p>
      <text:p text:style-name="P13"><text:s text:c="2"/>else if(v[indi]-v[indi-1]&gt;0 &amp;&amp; <text:s/>v[indi]-v[indi+1]&gt;0)</text:p>
      <text:p text:style-name="P13"><text:s text:c="2"/>{</text:p>
      <text:p text:style-name="P13"><text:s text:c="4"/>res=indi;</text:p>
      <text:p text:style-name="P13"><text:s text:c="4"/>return res;</text:p>
      <text:p text:style-name="P13"><text:s text:c="2"/>}</text:p>
      <text:p text:style-name="P13"><text:s text:c="2"/>else</text:p>
      <text:p text:style-name="P13"><text:s text:c="2"/>{</text:p>
      <text:p text:style-name="P13"><text:s text:c="4"/>buscaPuntoDeCambio(v, indice1, indi, res);</text:p>
      <text:p text:style-name="P13"><text:s text:c="4"/>buscaPuntoDeCambio(v, indi, indice2, res);</text:p>
      <text:p text:style-name="P13"><text:s text:c="2"/>}</text:p>
      <text:p text:style-name="P13"/>
      <text:p text:style-name="P13">}</text:p>
      <text:p text:style-name="P13"/>
      <text:p text:style-name="P13">double uniforme()</text:p>
      <text:p text:style-name="P13">{</text:p>
      <text:p text:style-name="P13">double u;</text:p>
      <text:p text:style-name="P13"><text:s text:c="2"/>u = (double) rand();</text:p>
      <text:p text:style-name="P13"><text:s text:c="2"/>u = u/(double)(RAND_MAX+1.0);</text:p>
      <text:p text:style-name="P13"><text:s/>return u;</text:p>
      <text:p text:style-name="P13">}</text:p>
      <text:p text:style-name="P13"/>
      <text:p text:style-name="P13"/>
      <text:p text:style-name="P13">using namespace std::chrono;</text:p>
      <text:p text:style-name="P13"/>
      <text:p text:style-name="P13">int main(int argc, char* argv[])</text:p>
      <text:p text:style-name="P13">{</text:p>
      <text:p text:style-name="P13"><text:s text:c="2"/>high_resolution_clock::time_point t1, t2;</text:p>
      <text:p text:style-name="P13"><text:s text:c="2"/>if(argc&lt;2)</text:p>
      <text:p text:style-name="P13"><text:s text:c="2"/>{</text:p>
      <text:p text:style-name="P13"><text:s text:c="4"/>cout &lt;&lt; "Falta el numero de componentes.\n";</text:p>
      <text:p text:style-name="P13"><text:s text:c="4"/>exit(1);</text:p>
      <text:p text:style-name="P13"><text:s text:c="2"/>}</text:p>
      <text:p text:style-name="P13"><text:s text:c="2"/>int n = atoi(argv[1]);</text:p>
      <text:p text:style-name="P13"/>
      <text:p text:style-name="P13"><text:s text:c="2"/>int * T = new int[n];</text:p>
      <text:p text:style-name="P13"><text:s text:c="2"/>assert(T);</text:p>
      <text:p text:style-name="P13"><text:soft-page-break/></text:p>
      <text:p text:style-name="P13"><text:s text:c="2"/>srand(time(0));</text:p>
      <text:p text:style-name="P13"><text:s text:c="2"/>double u=uniforme();</text:p>
      <text:p text:style-name="P13"><text:s text:c="2"/>int p=1+(int)((n-2)*u);</text:p>
      <text:p text:style-name="P13"><text:s text:c="2"/>T[p]=n-1;</text:p>
      <text:p text:style-name="P13"><text:s text:c="2"/>for (int i=0; i&lt;p; i++) T[i]=i;</text:p>
      <text:p text:style-name="P13"><text:s text:c="2"/>for (int i=p+1; i&lt;n; i++) T[i]=n-1-i+p;</text:p>
      <text:p text:style-name="P13"/>
      <text:p text:style-name="P13"><text:s text:c="2"/>int res=0;</text:p>
      <text:p text:style-name="P13"><text:s text:c="2"/>t1=high_resolution_clock::now();</text:p>
      <text:p text:style-name="P13"><text:s text:c="2"/>buscaPuntoDeCambio(T,0,n-1, res);</text:p>
      <text:p text:style-name="P13"><text:s text:c="2"/>t2=high_resolution_clock::now();</text:p>
      <text:p text:style-name="P13"><text:s text:c="2"/>int punto_cambio=res;</text:p>
      <text:p text:style-name="P13"><text:s text:c="2"/>duration&lt;double&gt; transcurrido = duration_cast&lt;duration&lt;double&gt; &gt;(t2-t1);</text:p>
      <text:p text:style-name="P13"><text:s text:c="2"/>cout &lt;&lt; n &lt;&lt; " " &lt;&lt; transcurrido.count() &lt;&lt; "\n";</text:p>
      <text:p text:style-name="P13"/>
      <text:p text:style-name="P13"><text:s text:c="2"/>return 0;</text:p>
      <text:p text:style-name="P13">}</text:p>
      <text:p text:style-name="P12"/>
      <text:p text:style-name="P13"/>
      <text:p text:style-name="P13">En esta implementación el método que seguimos para obtener el punto de cambio es:</text:p>
      <text:p text:style-name="P13">1) Obtenemos el punto medio del vector.</text:p>
      <text:p text:style-name="P13">2) Comprobamos si los extremos son el punto que andamos buscando. Si el extremo izquierdo fuera este punto entonces el vector decrecería a partir de dicho punto. Si el extremo derecho fuera el punto entonces el vector crecería hasta dicho extremo.</text:p>
      <text:p text:style-name="P13">3) Comprobamos si el punto de cambio es el propio punto medio mediante la comprobación del elemento que antecede al punto medio y el elemento que precede al mismo.</text:p>
      <text:p text:style-name="P13">4) Si ninguna de estas comprobaciones nos otorga el punto entonces llamamos recursivamente al algoritmo para una sola de las partes del vector. Si a la derecha del punto medio el vector sigue creciendo descartamos la parte izquierda, si a la izquierda del punto medio el vector decrece descartamos la parte derecha.</text:p>
      <text:p text:style-name="P12"/>
      <text:p text:style-name="P12"/>
      <text:p text:style-name="P14">Vemos que la eficiencia de dicho algoritmo es logarítmica, lo cual es confirmado al ajustar la función a los datos obtenidos. <text:span text:style-name="T17">Lo observamos en este caso con la suma al cuadrado de los residuos obtenida en los ajustes.</text:span></text:p>
      <text:p text:style-name="P15">Lineal = <text:span text:style-name="T14">2.85144e-10</text:span></text:p>
      <text:p text:style-name="P15">nlogarítmica = <text:span text:style-name="T14">3.7745e-10</text:span></text:p>
      <text:p text:style-name="P15">logarítmica = <text:span text:style-name="T14">2.42327e-10</text:span></text:p>
      <text:p text:style-name="P21"/>
      <text:p text:style-name="P20">Datos:</text:p>
      <text:p text:style-name="P3">-<text:span text:style-name="T3">Tabla y gŕafica de </text:span><text:span text:style-name="T4">Nacho</text:span><text:span text:style-name="T3">(</text:span><text:span text:style-name="T4">Toshiba</text:span><text:span text:style-name="T18">,</text:span><text:span text:style-name="T4">Linux</text:span><text:span text:style-name="T3">):</text:span></text:p>
      <text:p text:style-name="P11"/>
      <table:table table:name="Tabla1" table:style-name="Tabla1">
        <table:table-column table:style-name="Tabla1.A"/>
        <table:table-column table:style-name="Tabla1.B"/>
        <table:table-row>
          <table:table-cell table:style-name="Tabla1.A1" office:value-type="string">
            <text:p text:style-name="P41">Tamaño</text:p>
          </table:table-cell>
          <table:table-cell table:style-name="Tabla1.B1" office:value-type="string">
            <text:p text:style-name="P41">Tiempo</text:p>
          </table:table-cell>
        </table:table-row>
        <table:table-row>
          <table:table-cell table:style-name="Tabla1.A2" office:value-type="float" office:value="10000">
            <text:p text:style-name="P41">10000</text:p>
          </table:table-cell>
          <table:table-cell table:style-name="Tabla1.B290" office:value-type="string">
            <text:p text:style-name="P41">7.36e-07</text:p>
          </table:table-cell>
        </table:table-row>
        <table:table-row>
          <table:table-cell table:style-name="Tabla1.A2" office:value-type="float" office:value="20000">
            <text:p text:style-name="P41">20000</text:p>
          </table:table-cell>
          <table:table-cell table:style-name="Tabla1.B290" office:value-type="string">
            <text:p text:style-name="P41">6.27e-07</text:p>
          </table:table-cell>
        </table:table-row>
        <table:table-row>
          <table:table-cell table:style-name="Tabla1.A2" office:value-type="float" office:value="30000">
            <text:p text:style-name="P41">30000</text:p>
          </table:table-cell>
          <table:table-cell table:style-name="Tabla1.B290" office:value-type="string">
            <text:p text:style-name="P41">6.12e-07</text:p>
          </table:table-cell>
        </table:table-row>
        <table:table-row>
          <table:table-cell table:style-name="Tabla1.A2" office:value-type="float" office:value="40000">
            <text:p text:style-name="P41">40000</text:p>
          </table:table-cell>
          <table:table-cell table:style-name="Tabla1.B290" office:value-type="string">
            <text:p text:style-name="P41">8.56e-07</text:p>
          </table:table-cell>
        </table:table-row>
        <table:table-row>
          <table:table-cell table:style-name="Tabla1.A2" office:value-type="float" office:value="50000">
            <text:p text:style-name="P41">50000</text:p>
          </table:table-cell>
          <table:table-cell table:style-name="Tabla1.B290" office:value-type="string">
            <text:p text:style-name="P41">7.62e-07</text:p>
          </table:table-cell>
        </table:table-row>
        <text:soft-page-break/>
        <table:table-row>
          <table:table-cell table:style-name="Tabla1.A2" office:value-type="float" office:value="60000">
            <text:p text:style-name="P41">60000</text:p>
          </table:table-cell>
          <table:table-cell table:style-name="Tabla1.B290" office:value-type="string">
            <text:p text:style-name="P41">6.61e-07</text:p>
          </table:table-cell>
        </table:table-row>
        <table:table-row>
          <table:table-cell table:style-name="Tabla1.A2" office:value-type="float" office:value="70000">
            <text:p text:style-name="P41">70000</text:p>
          </table:table-cell>
          <table:table-cell table:style-name="Tabla1.B290" office:value-type="string">
            <text:p text:style-name="P41">9.82e-07</text:p>
          </table:table-cell>
        </table:table-row>
        <table:table-row>
          <table:table-cell table:style-name="Tabla1.A2" office:value-type="float" office:value="80000">
            <text:p text:style-name="P41">80000</text:p>
          </table:table-cell>
          <table:table-cell table:style-name="Tabla1.B290" office:value-type="string">
            <text:p text:style-name="P41">8.24e-07</text:p>
          </table:table-cell>
        </table:table-row>
        <table:table-row>
          <table:table-cell table:style-name="Tabla1.A2" office:value-type="float" office:value="90000">
            <text:p text:style-name="P41">90000</text:p>
          </table:table-cell>
          <table:table-cell table:style-name="Tabla1.B290" office:value-type="string">
            <text:p text:style-name="P41">7.98e-07</text:p>
          </table:table-cell>
        </table:table-row>
        <table:table-row>
          <table:table-cell table:style-name="Tabla1.A2" office:value-type="float" office:value="100000">
            <text:p text:style-name="P41">100000</text:p>
          </table:table-cell>
          <table:table-cell table:style-name="Tabla1.B290" office:value-type="string">
            <text:p text:style-name="P41">7.25e-07</text:p>
          </table:table-cell>
        </table:table-row>
        <table:table-row>
          <table:table-cell table:style-name="Tabla1.A2" office:value-type="float" office:value="110000">
            <text:p text:style-name="P41">110000</text:p>
          </table:table-cell>
          <table:table-cell table:style-name="Tabla1.B290" office:value-type="string">
            <text:p text:style-name="P41">7.54e-07</text:p>
          </table:table-cell>
        </table:table-row>
        <table:table-row>
          <table:table-cell table:style-name="Tabla1.A2" office:value-type="float" office:value="120000">
            <text:p text:style-name="P41">120000</text:p>
          </table:table-cell>
          <table:table-cell table:style-name="Tabla1.B290" office:value-type="string">
            <text:p text:style-name="P41">5.34e-07</text:p>
          </table:table-cell>
        </table:table-row>
        <table:table-row>
          <table:table-cell table:style-name="Tabla1.A2" office:value-type="float" office:value="130000">
            <text:p text:style-name="P41">130000</text:p>
          </table:table-cell>
          <table:table-cell table:style-name="Tabla1.B290" office:value-type="string">
            <text:p text:style-name="P41">9.76e-07</text:p>
          </table:table-cell>
        </table:table-row>
        <table:table-row>
          <table:table-cell table:style-name="Tabla1.A2" office:value-type="float" office:value="140000">
            <text:p text:style-name="P41">140000</text:p>
          </table:table-cell>
          <table:table-cell table:style-name="Tabla1.B15" office:value-type="float" office:value="0.001265">
            <text:p text:style-name="P41">1,27E-003</text:p>
          </table:table-cell>
        </table:table-row>
        <table:table-row>
          <table:table-cell table:style-name="Tabla1.A2" office:value-type="float" office:value="150000">
            <text:p text:style-name="P41">150000</text:p>
          </table:table-cell>
          <table:table-cell table:style-name="Tabla1.B290" office:value-type="string">
            <text:p text:style-name="P41">8.12e-07</text:p>
          </table:table-cell>
        </table:table-row>
        <table:table-row>
          <table:table-cell table:style-name="Tabla1.A2" office:value-type="float" office:value="160000">
            <text:p text:style-name="P41">160000</text:p>
          </table:table-cell>
          <table:table-cell table:style-name="Tabla1.B290" office:value-type="string">
            <text:p text:style-name="P41">6.92e-07</text:p>
          </table:table-cell>
        </table:table-row>
        <table:table-row>
          <table:table-cell table:style-name="Tabla1.A2" office:value-type="float" office:value="170000">
            <text:p text:style-name="P41">170000</text:p>
          </table:table-cell>
          <table:table-cell table:style-name="Tabla1.B290" office:value-type="string">
            <text:p text:style-name="P41">9.05e-07</text:p>
          </table:table-cell>
        </table:table-row>
        <table:table-row>
          <table:table-cell table:style-name="Tabla1.A2" office:value-type="float" office:value="180000">
            <text:p text:style-name="P41">180000</text:p>
          </table:table-cell>
          <table:table-cell table:style-name="Tabla1.B290" office:value-type="string">
            <text:p text:style-name="P41">7.45e-07</text:p>
          </table:table-cell>
        </table:table-row>
        <table:table-row>
          <table:table-cell table:style-name="Tabla1.A2" office:value-type="float" office:value="190000">
            <text:p text:style-name="P41">190000</text:p>
          </table:table-cell>
          <table:table-cell table:style-name="Tabla1.B290" office:value-type="string">
            <text:p text:style-name="P41">7.69e-07</text:p>
          </table:table-cell>
        </table:table-row>
        <table:table-row>
          <table:table-cell table:style-name="Tabla1.A2" office:value-type="float" office:value="200000">
            <text:p text:style-name="P41">200000</text:p>
          </table:table-cell>
          <table:table-cell table:style-name="Tabla1.B290" office:value-type="string">
            <text:p text:style-name="P41">9.82e-07</text:p>
          </table:table-cell>
        </table:table-row>
        <table:table-row>
          <table:table-cell table:style-name="Tabla1.A2" office:value-type="float" office:value="210000">
            <text:p text:style-name="P41">210000</text:p>
          </table:table-cell>
          <table:table-cell table:style-name="Tabla1.B290" office:value-type="string">
            <text:p text:style-name="P41">7.07e-07</text:p>
          </table:table-cell>
        </table:table-row>
        <table:table-row>
          <table:table-cell table:style-name="Tabla1.A2" office:value-type="float" office:value="220000">
            <text:p text:style-name="P41">220000</text:p>
          </table:table-cell>
          <table:table-cell table:style-name="Tabla1.B15" office:value-type="float" office:value="0.005248">
            <text:p text:style-name="P41">5,25E-003</text:p>
          </table:table-cell>
        </table:table-row>
        <table:table-row>
          <table:table-cell table:style-name="Tabla1.A2" office:value-type="float" office:value="230000">
            <text:p text:style-name="P41">230000</text:p>
          </table:table-cell>
          <table:table-cell table:style-name="Tabla1.B15" office:value-type="float" office:value="0.001249">
            <text:p text:style-name="P41">1,25E-003</text:p>
          </table:table-cell>
        </table:table-row>
        <table:table-row>
          <table:table-cell table:style-name="Tabla1.A2" office:value-type="float" office:value="240000">
            <text:p text:style-name="P41">240000</text:p>
          </table:table-cell>
          <table:table-cell table:style-name="Tabla1.B15" office:value-type="float" office:value="0.001087">
            <text:p text:style-name="P41">1,09E-003</text:p>
          </table:table-cell>
        </table:table-row>
        <table:table-row>
          <table:table-cell table:style-name="Tabla1.A2" office:value-type="float" office:value="250000">
            <text:p text:style-name="P41">250000</text:p>
          </table:table-cell>
          <table:table-cell table:style-name="Tabla1.B290" office:value-type="string">
            <text:p text:style-name="P41">7.46e-07</text:p>
          </table:table-cell>
        </table:table-row>
        <table:table-row>
          <table:table-cell table:style-name="Tabla1.A2" office:value-type="float" office:value="260000">
            <text:p text:style-name="P41">260000</text:p>
          </table:table-cell>
          <table:table-cell table:style-name="Tabla1.B290" office:value-type="string">
            <text:p text:style-name="P41">6.09e-07</text:p>
          </table:table-cell>
        </table:table-row>
        <table:table-row>
          <table:table-cell table:style-name="Tabla1.A2" office:value-type="float" office:value="270000">
            <text:p text:style-name="P41">270000</text:p>
          </table:table-cell>
          <table:table-cell table:style-name="Tabla1.B290" office:value-type="string">
            <text:p text:style-name="P41">7.91e-07</text:p>
          </table:table-cell>
        </table:table-row>
        <table:table-row>
          <table:table-cell table:style-name="Tabla1.A2" office:value-type="float" office:value="280000">
            <text:p text:style-name="P41">280000</text:p>
          </table:table-cell>
          <table:table-cell table:style-name="Tabla1.B290" office:value-type="string">
            <text:p text:style-name="P41">7.34e-07</text:p>
          </table:table-cell>
        </table:table-row>
        <table:table-row>
          <table:table-cell table:style-name="Tabla1.A2" office:value-type="float" office:value="290000">
            <text:p text:style-name="P41">290000</text:p>
          </table:table-cell>
          <table:table-cell table:style-name="Tabla1.B15" office:value-type="float" office:value="0.007709">
            <text:p text:style-name="P41">7,71E-003</text:p>
          </table:table-cell>
        </table:table-row>
        <table:table-row>
          <table:table-cell table:style-name="Tabla1.A2" office:value-type="float" office:value="300000">
            <text:p text:style-name="P41">300000</text:p>
          </table:table-cell>
          <table:table-cell table:style-name="Tabla1.B290" office:value-type="string">
            <text:p text:style-name="P41">7.38e-07</text:p>
          </table:table-cell>
        </table:table-row>
        <table:table-row>
          <table:table-cell table:style-name="Tabla1.A2" office:value-type="float" office:value="310000">
            <text:p text:style-name="P41">310000</text:p>
          </table:table-cell>
          <table:table-cell table:style-name="Tabla1.B15" office:value-type="float" office:value="0.001109">
            <text:p text:style-name="P41">1,11E-003</text:p>
          </table:table-cell>
        </table:table-row>
        <table:table-row>
          <table:table-cell table:style-name="Tabla1.A2" office:value-type="float" office:value="320000">
            <text:p text:style-name="P41">320000</text:p>
          </table:table-cell>
          <table:table-cell table:style-name="Tabla1.B290" office:value-type="string">
            <text:p text:style-name="P41">9.39e-07</text:p>
          </table:table-cell>
        </table:table-row>
        <table:table-row>
          <table:table-cell table:style-name="Tabla1.A2" office:value-type="float" office:value="330000">
            <text:p text:style-name="P41">330000</text:p>
          </table:table-cell>
          <table:table-cell table:style-name="Tabla1.B15" office:value-type="float" office:value="0.001435">
            <text:p text:style-name="P41">1,44E-003</text:p>
          </table:table-cell>
        </table:table-row>
        <table:table-row>
          <table:table-cell table:style-name="Tabla1.A2" office:value-type="float" office:value="340000">
            <text:p text:style-name="P41">340000</text:p>
          </table:table-cell>
          <table:table-cell table:style-name="Tabla1.B15" office:value-type="float" office:value="0.001142">
            <text:p text:style-name="P41">1,14E-003</text:p>
          </table:table-cell>
        </table:table-row>
        <table:table-row>
          <table:table-cell table:style-name="Tabla1.A2" office:value-type="float" office:value="350000">
            <text:p text:style-name="P41">350000</text:p>
          </table:table-cell>
          <table:table-cell table:style-name="Tabla1.B290" office:value-type="string">
            <text:p text:style-name="P41">9.78e-07</text:p>
          </table:table-cell>
        </table:table-row>
        <table:table-row>
          <table:table-cell table:style-name="Tabla1.A2" office:value-type="float" office:value="360000">
            <text:p text:style-name="P41">360000</text:p>
          </table:table-cell>
          <table:table-cell table:style-name="Tabla1.B15" office:value-type="float" office:value="0.007043">
            <text:p text:style-name="P41">7,04E-003</text:p>
          </table:table-cell>
        </table:table-row>
        <table:table-row>
          <table:table-cell table:style-name="Tabla1.A2" office:value-type="float" office:value="370000">
            <text:p text:style-name="P41">370000</text:p>
          </table:table-cell>
          <table:table-cell table:style-name="Tabla1.B290" office:value-type="string">
            <text:p text:style-name="P41">9.27e-07</text:p>
          </table:table-cell>
        </table:table-row>
        <table:table-row>
          <table:table-cell table:style-name="Tabla1.A2" office:value-type="float" office:value="380000">
            <text:p text:style-name="P41">380000</text:p>
          </table:table-cell>
          <table:table-cell table:style-name="Tabla1.B290" office:value-type="string">
            <text:p text:style-name="P41">9.86e-07</text:p>
          </table:table-cell>
        </table:table-row>
        <table:table-row>
          <table:table-cell table:style-name="Tabla1.A2" office:value-type="float" office:value="390000">
            <text:p text:style-name="P41">390000</text:p>
          </table:table-cell>
          <table:table-cell table:style-name="Tabla1.B15" office:value-type="float" office:value="0.001092">
            <text:p text:style-name="P41">1,09E-003</text:p>
          </table:table-cell>
        </table:table-row>
        <table:table-row>
          <table:table-cell table:style-name="Tabla1.A2" office:value-type="float" office:value="400000">
            <text:p text:style-name="P41">400000</text:p>
          </table:table-cell>
          <table:table-cell table:style-name="Tabla1.B15" office:value-type="float" office:value="0.002117">
            <text:p text:style-name="P41">2,12E-003</text:p>
          </table:table-cell>
        </table:table-row>
        <table:table-row>
          <table:table-cell table:style-name="Tabla1.A2" office:value-type="float" office:value="410000">
            <text:p text:style-name="P41">410000</text:p>
          </table:table-cell>
          <table:table-cell table:style-name="Tabla1.B15" office:value-type="float" office:value="0.001403">
            <text:p text:style-name="P41">1,40E-003</text:p>
          </table:table-cell>
        </table:table-row>
        <table:table-row>
          <table:table-cell table:style-name="Tabla1.A2" office:value-type="float" office:value="420000">
            <text:p text:style-name="P41">420000</text:p>
          </table:table-cell>
          <table:table-cell table:style-name="Tabla1.B15" office:value-type="float" office:value="0.001213">
            <text:p text:style-name="P41">1,21E-003</text:p>
          </table:table-cell>
        </table:table-row>
        <text:soft-page-break/>
        <table:table-row>
          <table:table-cell table:style-name="Tabla1.A2" office:value-type="float" office:value="430000">
            <text:p text:style-name="P41">430000</text:p>
          </table:table-cell>
          <table:table-cell table:style-name="Tabla1.B290" office:value-type="string">
            <text:p text:style-name="P41">7.75e-07</text:p>
          </table:table-cell>
        </table:table-row>
        <table:table-row>
          <table:table-cell table:style-name="Tabla1.A2" office:value-type="float" office:value="440000">
            <text:p text:style-name="P41">440000</text:p>
          </table:table-cell>
          <table:table-cell table:style-name="Tabla1.B290" office:value-type="string">
            <text:p text:style-name="P41">8.51e-07</text:p>
          </table:table-cell>
        </table:table-row>
        <table:table-row>
          <table:table-cell table:style-name="Tabla1.A2" office:value-type="float" office:value="450000">
            <text:p text:style-name="P41">450000</text:p>
          </table:table-cell>
          <table:table-cell table:style-name="Tabla1.B15" office:value-type="float" office:value="0.001565">
            <text:p text:style-name="P41">1,57E-003</text:p>
          </table:table-cell>
        </table:table-row>
        <table:table-row>
          <table:table-cell table:style-name="Tabla1.A2" office:value-type="float" office:value="460000">
            <text:p text:style-name="P41">460000</text:p>
          </table:table-cell>
          <table:table-cell table:style-name="Tabla1.B15" office:value-type="float" office:value="0.001314">
            <text:p text:style-name="P41">1,31E-003</text:p>
          </table:table-cell>
        </table:table-row>
        <table:table-row>
          <table:table-cell table:style-name="Tabla1.A2" office:value-type="float" office:value="470000">
            <text:p text:style-name="P41">470000</text:p>
          </table:table-cell>
          <table:table-cell table:style-name="Tabla1.B15" office:value-type="float" office:value="0.000005">
            <text:p text:style-name="P41">5,00E-006</text:p>
          </table:table-cell>
        </table:table-row>
        <table:table-row>
          <table:table-cell table:style-name="Tabla1.A2" office:value-type="float" office:value="480000">
            <text:p text:style-name="P41">480000</text:p>
          </table:table-cell>
          <table:table-cell table:style-name="Tabla1.B15" office:value-type="float" office:value="0.001283">
            <text:p text:style-name="P41">1,28E-003</text:p>
          </table:table-cell>
        </table:table-row>
        <table:table-row>
          <table:table-cell table:style-name="Tabla1.A2" office:value-type="float" office:value="490000">
            <text:p text:style-name="P41">490000</text:p>
          </table:table-cell>
          <table:table-cell table:style-name="Tabla1.B290" office:value-type="string">
            <text:p text:style-name="P41">1.49e-06</text:p>
          </table:table-cell>
        </table:table-row>
        <table:table-row>
          <table:table-cell table:style-name="Tabla1.A2" office:value-type="float" office:value="500000">
            <text:p text:style-name="P41">500000</text:p>
          </table:table-cell>
          <table:table-cell table:style-name="Tabla1.B15" office:value-type="float" office:value="0.001238">
            <text:p text:style-name="P41">1,24E-003</text:p>
          </table:table-cell>
        </table:table-row>
        <table:table-row>
          <table:table-cell table:style-name="Tabla1.A2" office:value-type="float" office:value="510000">
            <text:p text:style-name="P41">510000</text:p>
          </table:table-cell>
          <table:table-cell table:style-name="Tabla1.B15" office:value-type="float" office:value="0.001719">
            <text:p text:style-name="P41">1,72E-003</text:p>
          </table:table-cell>
        </table:table-row>
        <table:table-row>
          <table:table-cell table:style-name="Tabla1.A2" office:value-type="float" office:value="520000">
            <text:p text:style-name="P41">520000</text:p>
          </table:table-cell>
          <table:table-cell table:style-name="Tabla1.B290" office:value-type="string">
            <text:p text:style-name="P41">1.17e-06</text:p>
          </table:table-cell>
        </table:table-row>
        <table:table-row>
          <table:table-cell table:style-name="Tabla1.A2" office:value-type="float" office:value="530000">
            <text:p text:style-name="P41">530000</text:p>
          </table:table-cell>
          <table:table-cell table:style-name="Tabla1.B15" office:value-type="float" office:value="0.001475">
            <text:p text:style-name="P41">1,48E-003</text:p>
          </table:table-cell>
        </table:table-row>
        <table:table-row>
          <table:table-cell table:style-name="Tabla1.A2" office:value-type="float" office:value="540000">
            <text:p text:style-name="P41">540000</text:p>
          </table:table-cell>
          <table:table-cell table:style-name="Tabla1.B15" office:value-type="float" office:value="0.001804">
            <text:p text:style-name="P41">1,80E-003</text:p>
          </table:table-cell>
        </table:table-row>
        <table:table-row>
          <table:table-cell table:style-name="Tabla1.A2" office:value-type="float" office:value="550000">
            <text:p text:style-name="P41">550000</text:p>
          </table:table-cell>
          <table:table-cell table:style-name="Tabla1.B15" office:value-type="float" office:value="0.001575">
            <text:p text:style-name="P41">1,58E-003</text:p>
          </table:table-cell>
        </table:table-row>
        <table:table-row>
          <table:table-cell table:style-name="Tabla1.A2" office:value-type="float" office:value="560000">
            <text:p text:style-name="P41">560000</text:p>
          </table:table-cell>
          <table:table-cell table:style-name="Tabla1.B15" office:value-type="float" office:value="0.001195">
            <text:p text:style-name="P41">1,20E-003</text:p>
          </table:table-cell>
        </table:table-row>
        <table:table-row>
          <table:table-cell table:style-name="Tabla1.A2" office:value-type="float" office:value="570000">
            <text:p text:style-name="P41">570000</text:p>
          </table:table-cell>
          <table:table-cell table:style-name="Tabla1.B15" office:value-type="float" office:value="0.001642">
            <text:p text:style-name="P41">1,64E-003</text:p>
          </table:table-cell>
        </table:table-row>
        <table:table-row>
          <table:table-cell table:style-name="Tabla1.A2" office:value-type="float" office:value="580000">
            <text:p text:style-name="P41">580000</text:p>
          </table:table-cell>
          <table:table-cell table:style-name="Tabla1.B15" office:value-type="float" office:value="0.001549">
            <text:p text:style-name="P41">1,55E-003</text:p>
          </table:table-cell>
        </table:table-row>
        <table:table-row>
          <table:table-cell table:style-name="Tabla1.A2" office:value-type="float" office:value="590000">
            <text:p text:style-name="P41">590000</text:p>
          </table:table-cell>
          <table:table-cell table:style-name="Tabla1.B15" office:value-type="float" office:value="0.001331">
            <text:p text:style-name="P41">1,33E-003</text:p>
          </table:table-cell>
        </table:table-row>
        <table:table-row>
          <table:table-cell table:style-name="Tabla1.A2" office:value-type="float" office:value="600000">
            <text:p text:style-name="P41">600000</text:p>
          </table:table-cell>
          <table:table-cell table:style-name="Tabla1.B15" office:value-type="float" office:value="0.001885">
            <text:p text:style-name="P41">1,89E-003</text:p>
          </table:table-cell>
        </table:table-row>
        <table:table-row>
          <table:table-cell table:style-name="Tabla1.A2" office:value-type="float" office:value="610000">
            <text:p text:style-name="P41">610000</text:p>
          </table:table-cell>
          <table:table-cell table:style-name="Tabla1.B15" office:value-type="float" office:value="0.001667">
            <text:p text:style-name="P41">1,67E-003</text:p>
          </table:table-cell>
        </table:table-row>
        <table:table-row>
          <table:table-cell table:style-name="Tabla1.A2" office:value-type="float" office:value="620000">
            <text:p text:style-name="P41">620000</text:p>
          </table:table-cell>
          <table:table-cell table:style-name="Tabla1.B15" office:value-type="float" office:value="0.001656">
            <text:p text:style-name="P41">1,66E-003</text:p>
          </table:table-cell>
        </table:table-row>
        <table:table-row>
          <table:table-cell table:style-name="Tabla1.A2" office:value-type="float" office:value="630000">
            <text:p text:style-name="P41">630000</text:p>
          </table:table-cell>
          <table:table-cell table:style-name="Tabla1.B15" office:value-type="float" office:value="0.001493">
            <text:p text:style-name="P41">1,49E-003</text:p>
          </table:table-cell>
        </table:table-row>
        <table:table-row>
          <table:table-cell table:style-name="Tabla1.A2" office:value-type="float" office:value="640000">
            <text:p text:style-name="P41">640000</text:p>
          </table:table-cell>
          <table:table-cell table:style-name="Tabla1.B15" office:value-type="float" office:value="0.002044">
            <text:p text:style-name="P41">2,04E-003</text:p>
          </table:table-cell>
        </table:table-row>
        <table:table-row>
          <table:table-cell table:style-name="Tabla1.A2" office:value-type="float" office:value="650000">
            <text:p text:style-name="P41">650000</text:p>
          </table:table-cell>
          <table:table-cell table:style-name="Tabla1.B15" office:value-type="float" office:value="0.001238">
            <text:p text:style-name="P41">1,24E-003</text:p>
          </table:table-cell>
        </table:table-row>
        <table:table-row>
          <table:table-cell table:style-name="Tabla1.A2" office:value-type="float" office:value="660000">
            <text:p text:style-name="P41">660000</text:p>
          </table:table-cell>
          <table:table-cell table:style-name="Tabla1.B15" office:value-type="float" office:value="0.001998">
            <text:p text:style-name="P41">2,00E-003</text:p>
          </table:table-cell>
        </table:table-row>
        <table:table-row>
          <table:table-cell table:style-name="Tabla1.A2" office:value-type="float" office:value="670000">
            <text:p text:style-name="P41">670000</text:p>
          </table:table-cell>
          <table:table-cell table:style-name="Tabla1.B15" office:value-type="float" office:value="0.001303">
            <text:p text:style-name="P41">1,30E-003</text:p>
          </table:table-cell>
        </table:table-row>
        <table:table-row>
          <table:table-cell table:style-name="Tabla1.A2" office:value-type="float" office:value="680000">
            <text:p text:style-name="P41">680000</text:p>
          </table:table-cell>
          <table:table-cell table:style-name="Tabla1.B15" office:value-type="float" office:value="0.002584">
            <text:p text:style-name="P41">2,58E-003</text:p>
          </table:table-cell>
        </table:table-row>
        <table:table-row>
          <table:table-cell table:style-name="Tabla1.A2" office:value-type="float" office:value="690000">
            <text:p text:style-name="P41">690000</text:p>
          </table:table-cell>
          <table:table-cell table:style-name="Tabla1.B15" office:value-type="float" office:value="0.001532">
            <text:p text:style-name="P41">1,53E-003</text:p>
          </table:table-cell>
        </table:table-row>
        <table:table-row>
          <table:table-cell table:style-name="Tabla1.A2" office:value-type="float" office:value="700000">
            <text:p text:style-name="P41">700000</text:p>
          </table:table-cell>
          <table:table-cell table:style-name="Tabla1.B15" office:value-type="float" office:value="0.001623">
            <text:p text:style-name="P41">1,62E-003</text:p>
          </table:table-cell>
        </table:table-row>
        <table:table-row>
          <table:table-cell table:style-name="Tabla1.A2" office:value-type="float" office:value="710000">
            <text:p text:style-name="P41">710000</text:p>
          </table:table-cell>
          <table:table-cell table:style-name="Tabla1.B290" office:value-type="string">
            <text:p text:style-name="P41">1.33e-06</text:p>
          </table:table-cell>
        </table:table-row>
        <table:table-row>
          <table:table-cell table:style-name="Tabla1.A2" office:value-type="float" office:value="720000">
            <text:p text:style-name="P41">720000</text:p>
          </table:table-cell>
          <table:table-cell table:style-name="Tabla1.B15" office:value-type="float" office:value="0.001507">
            <text:p text:style-name="P41">1,51E-003</text:p>
          </table:table-cell>
        </table:table-row>
        <table:table-row>
          <table:table-cell table:style-name="Tabla1.A2" office:value-type="float" office:value="730000">
            <text:p text:style-name="P41">730000</text:p>
          </table:table-cell>
          <table:table-cell table:style-name="Tabla1.B15" office:value-type="float" office:value="0.001428">
            <text:p text:style-name="P41">1,43E-003</text:p>
          </table:table-cell>
        </table:table-row>
        <table:table-row>
          <table:table-cell table:style-name="Tabla1.A2" office:value-type="float" office:value="740000">
            <text:p text:style-name="P41">740000</text:p>
          </table:table-cell>
          <table:table-cell table:style-name="Tabla1.B15" office:value-type="float" office:value="0.001124">
            <text:p text:style-name="P41">1,12E-003</text:p>
          </table:table-cell>
        </table:table-row>
        <table:table-row>
          <table:table-cell table:style-name="Tabla1.A2" office:value-type="float" office:value="750000">
            <text:p text:style-name="P41">750000</text:p>
          </table:table-cell>
          <table:table-cell table:style-name="Tabla1.B15" office:value-type="float" office:value="0.001926">
            <text:p text:style-name="P41">1,93E-003</text:p>
          </table:table-cell>
        </table:table-row>
        <table:table-row>
          <table:table-cell table:style-name="Tabla1.A2" office:value-type="float" office:value="760000">
            <text:p text:style-name="P41">760000</text:p>
          </table:table-cell>
          <table:table-cell table:style-name="Tabla1.B290" office:value-type="string">
            <text:p text:style-name="P41">1.03e-06</text:p>
          </table:table-cell>
        </table:table-row>
        <table:table-row>
          <table:table-cell table:style-name="Tabla1.A2" office:value-type="float" office:value="770000">
            <text:p text:style-name="P41">770000</text:p>
          </table:table-cell>
          <table:table-cell table:style-name="Tabla1.B15" office:value-type="float" office:value="0.001262">
            <text:p text:style-name="P41">1,26E-003</text:p>
          </table:table-cell>
        </table:table-row>
        <table:table-row>
          <table:table-cell table:style-name="Tabla1.A2" office:value-type="float" office:value="780000">
            <text:p text:style-name="P41">780000</text:p>
          </table:table-cell>
          <table:table-cell table:style-name="Tabla1.B15" office:value-type="float" office:value="0.001937">
            <text:p text:style-name="P41">1,94E-003</text:p>
          </table:table-cell>
        </table:table-row>
        <table:table-row>
          <table:table-cell table:style-name="Tabla1.A2" office:value-type="float" office:value="790000">
            <text:p text:style-name="P41">790000</text:p>
          </table:table-cell>
          <table:table-cell table:style-name="Tabla1.B15" office:value-type="float" office:value="0.001356">
            <text:p text:style-name="P41">1,36E-003</text:p>
          </table:table-cell>
        </table:table-row>
        <text:soft-page-break/>
        <table:table-row>
          <table:table-cell table:style-name="Tabla1.A2" office:value-type="float" office:value="800000">
            <text:p text:style-name="P41">800000</text:p>
          </table:table-cell>
          <table:table-cell table:style-name="Tabla1.B15" office:value-type="float" office:value="0.001094">
            <text:p text:style-name="P41">1,09E-003</text:p>
          </table:table-cell>
        </table:table-row>
        <table:table-row>
          <table:table-cell table:style-name="Tabla1.A2" office:value-type="float" office:value="810000">
            <text:p text:style-name="P41">810000</text:p>
          </table:table-cell>
          <table:table-cell table:style-name="Tabla1.B15" office:value-type="float" office:value="0.001506">
            <text:p text:style-name="P41">1,51E-003</text:p>
          </table:table-cell>
        </table:table-row>
        <table:table-row>
          <table:table-cell table:style-name="Tabla1.A2" office:value-type="float" office:value="820000">
            <text:p text:style-name="P41">820000</text:p>
          </table:table-cell>
          <table:table-cell table:style-name="Tabla1.B15" office:value-type="float" office:value="0.001479">
            <text:p text:style-name="P41">1,48E-003</text:p>
          </table:table-cell>
        </table:table-row>
        <table:table-row>
          <table:table-cell table:style-name="Tabla1.A2" office:value-type="float" office:value="830000">
            <text:p text:style-name="P41">830000</text:p>
          </table:table-cell>
          <table:table-cell table:style-name="Tabla1.B15" office:value-type="float" office:value="0.001364">
            <text:p text:style-name="P41">1,36E-003</text:p>
          </table:table-cell>
        </table:table-row>
        <table:table-row>
          <table:table-cell table:style-name="Tabla1.A2" office:value-type="float" office:value="840000">
            <text:p text:style-name="P41">840000</text:p>
          </table:table-cell>
          <table:table-cell table:style-name="Tabla1.B290" office:value-type="string">
            <text:p text:style-name="P41">8.07e-07</text:p>
          </table:table-cell>
        </table:table-row>
        <table:table-row>
          <table:table-cell table:style-name="Tabla1.A2" office:value-type="float" office:value="850000">
            <text:p text:style-name="P41">850000</text:p>
          </table:table-cell>
          <table:table-cell table:style-name="Tabla1.B15" office:value-type="float" office:value="0.001727">
            <text:p text:style-name="P41">1,73E-003</text:p>
          </table:table-cell>
        </table:table-row>
        <table:table-row>
          <table:table-cell table:style-name="Tabla1.A2" office:value-type="float" office:value="860000">
            <text:p text:style-name="P41">860000</text:p>
          </table:table-cell>
          <table:table-cell table:style-name="Tabla1.B15" office:value-type="float" office:value="0.005064">
            <text:p text:style-name="P41">5,06E-003</text:p>
          </table:table-cell>
        </table:table-row>
        <table:table-row>
          <table:table-cell table:style-name="Tabla1.A2" office:value-type="float" office:value="870000">
            <text:p text:style-name="P41">870000</text:p>
          </table:table-cell>
          <table:table-cell table:style-name="Tabla1.B290" office:value-type="string">
            <text:p text:style-name="P41">9.55e-07</text:p>
          </table:table-cell>
        </table:table-row>
        <table:table-row>
          <table:table-cell table:style-name="Tabla1.A2" office:value-type="float" office:value="880000">
            <text:p text:style-name="P41">880000</text:p>
          </table:table-cell>
          <table:table-cell table:style-name="Tabla1.B15" office:value-type="float" office:value="0.001419">
            <text:p text:style-name="P41">1,42E-003</text:p>
          </table:table-cell>
        </table:table-row>
        <table:table-row>
          <table:table-cell table:style-name="Tabla1.A2" office:value-type="float" office:value="890000">
            <text:p text:style-name="P41">890000</text:p>
          </table:table-cell>
          <table:table-cell table:style-name="Tabla1.B15" office:value-type="float" office:value="0.001256">
            <text:p text:style-name="P41">1,26E-003</text:p>
          </table:table-cell>
        </table:table-row>
        <table:table-row>
          <table:table-cell table:style-name="Tabla1.A2" office:value-type="float" office:value="900000">
            <text:p text:style-name="P41">900000</text:p>
          </table:table-cell>
          <table:table-cell table:style-name="Tabla1.B15" office:value-type="float" office:value="0.001082">
            <text:p text:style-name="P41">1,08E-003</text:p>
          </table:table-cell>
        </table:table-row>
        <table:table-row>
          <table:table-cell table:style-name="Tabla1.A2" office:value-type="float" office:value="910000">
            <text:p text:style-name="P41">910000</text:p>
          </table:table-cell>
          <table:table-cell table:style-name="Tabla1.B15" office:value-type="float" office:value="0.001395">
            <text:p text:style-name="P41">1,40E-003</text:p>
          </table:table-cell>
        </table:table-row>
        <table:table-row>
          <table:table-cell table:style-name="Tabla1.A2" office:value-type="float" office:value="920000">
            <text:p text:style-name="P41">920000</text:p>
          </table:table-cell>
          <table:table-cell table:style-name="Tabla1.B15" office:value-type="float" office:value="0.001126">
            <text:p text:style-name="P41">1,13E-003</text:p>
          </table:table-cell>
        </table:table-row>
        <table:table-row>
          <table:table-cell table:style-name="Tabla1.A2" office:value-type="float" office:value="930000">
            <text:p text:style-name="P41">930000</text:p>
          </table:table-cell>
          <table:table-cell table:style-name="Tabla1.B15" office:value-type="float" office:value="0.001156">
            <text:p text:style-name="P41">1,16E-003</text:p>
          </table:table-cell>
        </table:table-row>
        <table:table-row>
          <table:table-cell table:style-name="Tabla1.A2" office:value-type="float" office:value="940000">
            <text:p text:style-name="P41">940000</text:p>
          </table:table-cell>
          <table:table-cell table:style-name="Tabla1.B290" office:value-type="string">
            <text:p text:style-name="P41">2.35e-06</text:p>
          </table:table-cell>
        </table:table-row>
        <table:table-row>
          <table:table-cell table:style-name="Tabla1.A2" office:value-type="float" office:value="950000">
            <text:p text:style-name="P41">950000</text:p>
          </table:table-cell>
          <table:table-cell table:style-name="Tabla1.B15" office:value-type="float" office:value="0.001285">
            <text:p text:style-name="P41">1,29E-003</text:p>
          </table:table-cell>
        </table:table-row>
        <table:table-row>
          <table:table-cell table:style-name="Tabla1.A2" office:value-type="float" office:value="960000">
            <text:p text:style-name="P41">960000</text:p>
          </table:table-cell>
          <table:table-cell table:style-name="Tabla1.B290" office:value-type="string">
            <text:p text:style-name="P41">8.61e-07</text:p>
          </table:table-cell>
        </table:table-row>
        <table:table-row>
          <table:table-cell table:style-name="Tabla1.A2" office:value-type="float" office:value="970000">
            <text:p text:style-name="P41">970000</text:p>
          </table:table-cell>
          <table:table-cell table:style-name="Tabla1.B15" office:value-type="float" office:value="0.004003">
            <text:p text:style-name="P41">4,00E-003</text:p>
          </table:table-cell>
        </table:table-row>
        <table:table-row>
          <table:table-cell table:style-name="Tabla1.A2" office:value-type="float" office:value="980000">
            <text:p text:style-name="P41">980000</text:p>
          </table:table-cell>
          <table:table-cell table:style-name="Tabla1.B15" office:value-type="float" office:value="0.001329">
            <text:p text:style-name="P41">1,33E-003</text:p>
          </table:table-cell>
        </table:table-row>
        <table:table-row>
          <table:table-cell table:style-name="Tabla1.A2" office:value-type="float" office:value="990000">
            <text:p text:style-name="P41">990000</text:p>
          </table:table-cell>
          <table:table-cell table:style-name="Tabla1.B15" office:value-type="float" office:value="0.001332">
            <text:p text:style-name="P41">1,33E-003</text:p>
          </table:table-cell>
        </table:table-row>
        <table:table-row>
          <table:table-cell table:style-name="Tabla1.A2" office:value-type="float" office:value="1000000">
            <text:p text:style-name="P41">1000000</text:p>
          </table:table-cell>
          <table:table-cell table:style-name="Tabla1.B290" office:value-type="string">
            <text:p text:style-name="P41">9.71e-07</text:p>
          </table:table-cell>
        </table:table-row>
        <table:table-row>
          <table:table-cell table:style-name="Tabla1.A2" office:value-type="float" office:value="1010000">
            <text:p text:style-name="P41">1010000</text:p>
          </table:table-cell>
          <table:table-cell table:style-name="Tabla1.B15" office:value-type="float" office:value="0.001599">
            <text:p text:style-name="P41">1,60E-003</text:p>
          </table:table-cell>
        </table:table-row>
        <table:table-row>
          <table:table-cell table:style-name="Tabla1.A2" office:value-type="float" office:value="1020000">
            <text:p text:style-name="P41">1020000</text:p>
          </table:table-cell>
          <table:table-cell table:style-name="Tabla1.B290" office:value-type="string">
            <text:p text:style-name="P41">1.58e-06</text:p>
          </table:table-cell>
        </table:table-row>
        <table:table-row>
          <table:table-cell table:style-name="Tabla1.A2" office:value-type="float" office:value="1030000">
            <text:p text:style-name="P41">1030000</text:p>
          </table:table-cell>
          <table:table-cell table:style-name="Tabla1.B15" office:value-type="float" office:value="0.001901">
            <text:p text:style-name="P41">1,90E-003</text:p>
          </table:table-cell>
        </table:table-row>
        <table:table-row>
          <table:table-cell table:style-name="Tabla1.A2" office:value-type="float" office:value="1040000">
            <text:p text:style-name="P41">1040000</text:p>
          </table:table-cell>
          <table:table-cell table:style-name="Tabla1.B15" office:value-type="float" office:value="0.001607">
            <text:p text:style-name="P41">1,61E-003</text:p>
          </table:table-cell>
        </table:table-row>
        <table:table-row>
          <table:table-cell table:style-name="Tabla1.A2" office:value-type="float" office:value="1050000">
            <text:p text:style-name="P41">1050000</text:p>
          </table:table-cell>
          <table:table-cell table:style-name="Tabla1.B15" office:value-type="float" office:value="0.001118">
            <text:p text:style-name="P41">1,12E-003</text:p>
          </table:table-cell>
        </table:table-row>
        <table:table-row>
          <table:table-cell table:style-name="Tabla1.A2" office:value-type="float" office:value="1060000">
            <text:p text:style-name="P41">1060000</text:p>
          </table:table-cell>
          <table:table-cell table:style-name="Tabla1.B15" office:value-type="float" office:value="0.004148">
            <text:p text:style-name="P41">4,15E-003</text:p>
          </table:table-cell>
        </table:table-row>
        <table:table-row>
          <table:table-cell table:style-name="Tabla1.A2" office:value-type="float" office:value="1070000">
            <text:p text:style-name="P41">1070000</text:p>
          </table:table-cell>
          <table:table-cell table:style-name="Tabla1.B15" office:value-type="float" office:value="0.001247">
            <text:p text:style-name="P41">1,25E-003</text:p>
          </table:table-cell>
        </table:table-row>
        <table:table-row>
          <table:table-cell table:style-name="Tabla1.A2" office:value-type="float" office:value="1080000">
            <text:p text:style-name="P41">1080000</text:p>
          </table:table-cell>
          <table:table-cell table:style-name="Tabla1.B15" office:value-type="float" office:value="0.001389">
            <text:p text:style-name="P41">1,39E-003</text:p>
          </table:table-cell>
        </table:table-row>
        <table:table-row>
          <table:table-cell table:style-name="Tabla1.A2" office:value-type="float" office:value="1090000">
            <text:p text:style-name="P41">1090000</text:p>
          </table:table-cell>
          <table:table-cell table:style-name="Tabla1.B15" office:value-type="float" office:value="0.001695">
            <text:p text:style-name="P41">1,70E-003</text:p>
          </table:table-cell>
        </table:table-row>
        <table:table-row>
          <table:table-cell table:style-name="Tabla1.A2" office:value-type="float" office:value="1100000">
            <text:p text:style-name="P41">1100000</text:p>
          </table:table-cell>
          <table:table-cell table:style-name="Tabla1.B290" office:value-type="string">
            <text:p text:style-name="P41">8.77e-07</text:p>
          </table:table-cell>
        </table:table-row>
        <table:table-row>
          <table:table-cell table:style-name="Tabla1.A2" office:value-type="float" office:value="1110000">
            <text:p text:style-name="P41">1110000</text:p>
          </table:table-cell>
          <table:table-cell table:style-name="Tabla1.B15" office:value-type="float" office:value="0.001049">
            <text:p text:style-name="P41">1,05E-003</text:p>
          </table:table-cell>
        </table:table-row>
        <table:table-row>
          <table:table-cell table:style-name="Tabla1.A2" office:value-type="float" office:value="1120000">
            <text:p text:style-name="P41">1120000</text:p>
          </table:table-cell>
          <table:table-cell table:style-name="Tabla1.B15" office:value-type="float" office:value="0.002045">
            <text:p text:style-name="P41">2,05E-003</text:p>
          </table:table-cell>
        </table:table-row>
        <table:table-row>
          <table:table-cell table:style-name="Tabla1.A2" office:value-type="float" office:value="1130000">
            <text:p text:style-name="P41">1130000</text:p>
          </table:table-cell>
          <table:table-cell table:style-name="Tabla1.B15" office:value-type="float" office:value="0.001186">
            <text:p text:style-name="P41">1,19E-003</text:p>
          </table:table-cell>
        </table:table-row>
        <table:table-row>
          <table:table-cell table:style-name="Tabla1.A2" office:value-type="float" office:value="1140000">
            <text:p text:style-name="P41">1140000</text:p>
          </table:table-cell>
          <table:table-cell table:style-name="Tabla1.B290" office:value-type="string">
            <text:p text:style-name="P41">9.06e-07</text:p>
          </table:table-cell>
        </table:table-row>
        <table:table-row>
          <table:table-cell table:style-name="Tabla1.A2" office:value-type="float" office:value="1150000">
            <text:p text:style-name="P41">1150000</text:p>
          </table:table-cell>
          <table:table-cell table:style-name="Tabla1.B15" office:value-type="float" office:value="0.001335">
            <text:p text:style-name="P41">1,34E-003</text:p>
          </table:table-cell>
        </table:table-row>
        <table:table-row>
          <table:table-cell table:style-name="Tabla1.A2" office:value-type="float" office:value="1160000">
            <text:p text:style-name="P41">1160000</text:p>
          </table:table-cell>
          <table:table-cell table:style-name="Tabla1.B15" office:value-type="float" office:value="0.001375">
            <text:p text:style-name="P41">1,38E-003</text:p>
          </table:table-cell>
        </table:table-row>
        <text:soft-page-break/>
        <table:table-row>
          <table:table-cell table:style-name="Tabla1.A2" office:value-type="float" office:value="1170000">
            <text:p text:style-name="P41">1170000</text:p>
          </table:table-cell>
          <table:table-cell table:style-name="Tabla1.B15" office:value-type="float" office:value="0.001594">
            <text:p text:style-name="P41">1,59E-003</text:p>
          </table:table-cell>
        </table:table-row>
        <table:table-row>
          <table:table-cell table:style-name="Tabla1.A2" office:value-type="float" office:value="1180000">
            <text:p text:style-name="P41">1180000</text:p>
          </table:table-cell>
          <table:table-cell table:style-name="Tabla1.B15" office:value-type="float" office:value="0.001285">
            <text:p text:style-name="P41">1,29E-003</text:p>
          </table:table-cell>
        </table:table-row>
        <table:table-row>
          <table:table-cell table:style-name="Tabla1.A2" office:value-type="float" office:value="1190000">
            <text:p text:style-name="P41">1190000</text:p>
          </table:table-cell>
          <table:table-cell table:style-name="Tabla1.B290" office:value-type="string">
            <text:p text:style-name="P41">8.55e-07</text:p>
          </table:table-cell>
        </table:table-row>
        <table:table-row>
          <table:table-cell table:style-name="Tabla1.A2" office:value-type="float" office:value="1200000">
            <text:p text:style-name="P41">1200000</text:p>
          </table:table-cell>
          <table:table-cell table:style-name="Tabla1.B15" office:value-type="float" office:value="0.001046">
            <text:p text:style-name="P41">1,05E-003</text:p>
          </table:table-cell>
        </table:table-row>
        <table:table-row>
          <table:table-cell table:style-name="Tabla1.A2" office:value-type="float" office:value="1210000">
            <text:p text:style-name="P41">1210000</text:p>
          </table:table-cell>
          <table:table-cell table:style-name="Tabla1.B290" office:value-type="string">
            <text:p text:style-name="P41">1.06e-06</text:p>
          </table:table-cell>
        </table:table-row>
        <table:table-row>
          <table:table-cell table:style-name="Tabla1.A2" office:value-type="float" office:value="1220000">
            <text:p text:style-name="P41">1220000</text:p>
          </table:table-cell>
          <table:table-cell table:style-name="Tabla1.B15" office:value-type="float" office:value="0.001069">
            <text:p text:style-name="P41">1,07E-003</text:p>
          </table:table-cell>
        </table:table-row>
        <table:table-row>
          <table:table-cell table:style-name="Tabla1.A2" office:value-type="float" office:value="1230000">
            <text:p text:style-name="P41">1230000</text:p>
          </table:table-cell>
          <table:table-cell table:style-name="Tabla1.B290" office:value-type="string">
            <text:p text:style-name="P41">9.1e-07</text:p>
          </table:table-cell>
        </table:table-row>
        <table:table-row>
          <table:table-cell table:style-name="Tabla1.A2" office:value-type="float" office:value="1240000">
            <text:p text:style-name="P41">1240000</text:p>
          </table:table-cell>
          <table:table-cell table:style-name="Tabla1.B15" office:value-type="float" office:value="0.001187">
            <text:p text:style-name="P41">1,19E-003</text:p>
          </table:table-cell>
        </table:table-row>
        <table:table-row>
          <table:table-cell table:style-name="Tabla1.A2" office:value-type="float" office:value="1250000">
            <text:p text:style-name="P41">1250000</text:p>
          </table:table-cell>
          <table:table-cell table:style-name="Tabla1.B290" office:value-type="string">
            <text:p text:style-name="P41">8.73e-07</text:p>
          </table:table-cell>
        </table:table-row>
        <table:table-row>
          <table:table-cell table:style-name="Tabla1.A2" office:value-type="float" office:value="1260000">
            <text:p text:style-name="P41">1260000</text:p>
          </table:table-cell>
          <table:table-cell table:style-name="Tabla1.B290" office:value-type="string">
            <text:p text:style-name="P41">9.25e-07</text:p>
          </table:table-cell>
        </table:table-row>
        <table:table-row>
          <table:table-cell table:style-name="Tabla1.A2" office:value-type="float" office:value="1270000">
            <text:p text:style-name="P41">1270000</text:p>
          </table:table-cell>
          <table:table-cell table:style-name="Tabla1.B15" office:value-type="float" office:value="0.001606">
            <text:p text:style-name="P41">1,61E-003</text:p>
          </table:table-cell>
        </table:table-row>
        <table:table-row>
          <table:table-cell table:style-name="Tabla1.A2" office:value-type="float" office:value="1280000">
            <text:p text:style-name="P41">1280000</text:p>
          </table:table-cell>
          <table:table-cell table:style-name="Tabla1.B15" office:value-type="float" office:value="0.001228">
            <text:p text:style-name="P41">1,23E-003</text:p>
          </table:table-cell>
        </table:table-row>
        <table:table-row>
          <table:table-cell table:style-name="Tabla1.A2" office:value-type="float" office:value="1290000">
            <text:p text:style-name="P41">1290000</text:p>
          </table:table-cell>
          <table:table-cell table:style-name="Tabla1.B15" office:value-type="float" office:value="0.001874">
            <text:p text:style-name="P41">1,87E-003</text:p>
          </table:table-cell>
        </table:table-row>
        <table:table-row>
          <table:table-cell table:style-name="Tabla1.A2" office:value-type="float" office:value="1300000">
            <text:p text:style-name="P41">1300000</text:p>
          </table:table-cell>
          <table:table-cell table:style-name="Tabla1.B15" office:value-type="float" office:value="0.001318">
            <text:p text:style-name="P41">1,32E-003</text:p>
          </table:table-cell>
        </table:table-row>
        <table:table-row>
          <table:table-cell table:style-name="Tabla1.A2" office:value-type="float" office:value="1310000">
            <text:p text:style-name="P41">1310000</text:p>
          </table:table-cell>
          <table:table-cell table:style-name="Tabla1.B15" office:value-type="float" office:value="0.001121">
            <text:p text:style-name="P41">1,12E-003</text:p>
          </table:table-cell>
        </table:table-row>
        <table:table-row>
          <table:table-cell table:style-name="Tabla1.A2" office:value-type="float" office:value="1320000">
            <text:p text:style-name="P41">1320000</text:p>
          </table:table-cell>
          <table:table-cell table:style-name="Tabla1.B15" office:value-type="float" office:value="0.001162">
            <text:p text:style-name="P41">1,16E-003</text:p>
          </table:table-cell>
        </table:table-row>
        <table:table-row>
          <table:table-cell table:style-name="Tabla1.A2" office:value-type="float" office:value="1330000">
            <text:p text:style-name="P41">1330000</text:p>
          </table:table-cell>
          <table:table-cell table:style-name="Tabla1.B15" office:value-type="float" office:value="0.001429">
            <text:p text:style-name="P41">1,43E-003</text:p>
          </table:table-cell>
        </table:table-row>
        <table:table-row>
          <table:table-cell table:style-name="Tabla1.A2" office:value-type="float" office:value="1340000">
            <text:p text:style-name="P41">1340000</text:p>
          </table:table-cell>
          <table:table-cell table:style-name="Tabla1.B15" office:value-type="float" office:value="0.001686">
            <text:p text:style-name="P41">1,69E-003</text:p>
          </table:table-cell>
        </table:table-row>
        <table:table-row>
          <table:table-cell table:style-name="Tabla1.A2" office:value-type="float" office:value="1350000">
            <text:p text:style-name="P41">1350000</text:p>
          </table:table-cell>
          <table:table-cell table:style-name="Tabla1.B15" office:value-type="float" office:value="0.001557">
            <text:p text:style-name="P41">1,56E-003</text:p>
          </table:table-cell>
        </table:table-row>
        <table:table-row>
          <table:table-cell table:style-name="Tabla1.A2" office:value-type="float" office:value="1360000">
            <text:p text:style-name="P41">1360000</text:p>
          </table:table-cell>
          <table:table-cell table:style-name="Tabla1.B290" office:value-type="string">
            <text:p text:style-name="P41">1.45e-06</text:p>
          </table:table-cell>
        </table:table-row>
        <table:table-row>
          <table:table-cell table:style-name="Tabla1.A2" office:value-type="float" office:value="1370000">
            <text:p text:style-name="P41">1370000</text:p>
          </table:table-cell>
          <table:table-cell table:style-name="Tabla1.B15" office:value-type="float" office:value="0.001285">
            <text:p text:style-name="P41">1,29E-003</text:p>
          </table:table-cell>
        </table:table-row>
        <table:table-row>
          <table:table-cell table:style-name="Tabla1.A2" office:value-type="float" office:value="1380000">
            <text:p text:style-name="P41">1380000</text:p>
          </table:table-cell>
          <table:table-cell table:style-name="Tabla1.B15" office:value-type="float" office:value="0.001084">
            <text:p text:style-name="P41">1,08E-003</text:p>
          </table:table-cell>
        </table:table-row>
        <table:table-row>
          <table:table-cell table:style-name="Tabla1.A2" office:value-type="float" office:value="1390000">
            <text:p text:style-name="P41">1390000</text:p>
          </table:table-cell>
          <table:table-cell table:style-name="Tabla1.B15" office:value-type="float" office:value="0.001228">
            <text:p text:style-name="P41">1,23E-003</text:p>
          </table:table-cell>
        </table:table-row>
        <table:table-row>
          <table:table-cell table:style-name="Tabla1.A2" office:value-type="float" office:value="1400000">
            <text:p text:style-name="P41">1400000</text:p>
          </table:table-cell>
          <table:table-cell table:style-name="Tabla1.B290" office:value-type="string">
            <text:p text:style-name="P41">8.36e-07</text:p>
          </table:table-cell>
        </table:table-row>
        <table:table-row>
          <table:table-cell table:style-name="Tabla1.A2" office:value-type="float" office:value="1410000">
            <text:p text:style-name="P41">1410000</text:p>
          </table:table-cell>
          <table:table-cell table:style-name="Tabla1.B290" office:value-type="string">
            <text:p text:style-name="P41">9.96e-07</text:p>
          </table:table-cell>
        </table:table-row>
        <table:table-row>
          <table:table-cell table:style-name="Tabla1.A2" office:value-type="float" office:value="1420000">
            <text:p text:style-name="P41">1420000</text:p>
          </table:table-cell>
          <table:table-cell table:style-name="Tabla1.B15" office:value-type="float" office:value="0.001343">
            <text:p text:style-name="P41">1,34E-003</text:p>
          </table:table-cell>
        </table:table-row>
        <table:table-row>
          <table:table-cell table:style-name="Tabla1.A2" office:value-type="float" office:value="1430000">
            <text:p text:style-name="P41">1430000</text:p>
          </table:table-cell>
          <table:table-cell table:style-name="Tabla1.B15" office:value-type="float" office:value="0.001211">
            <text:p text:style-name="P41">1,21E-003</text:p>
          </table:table-cell>
        </table:table-row>
        <table:table-row>
          <table:table-cell table:style-name="Tabla1.A2" office:value-type="float" office:value="1440000">
            <text:p text:style-name="P41">1440000</text:p>
          </table:table-cell>
          <table:table-cell table:style-name="Tabla1.B15" office:value-type="float" office:value="0.001097">
            <text:p text:style-name="P41">1,10E-003</text:p>
          </table:table-cell>
        </table:table-row>
        <table:table-row>
          <table:table-cell table:style-name="Tabla1.A2" office:value-type="float" office:value="1450000">
            <text:p text:style-name="P41">1450000</text:p>
          </table:table-cell>
          <table:table-cell table:style-name="Tabla1.B15" office:value-type="float" office:value="0.001014">
            <text:p text:style-name="P41">1,01E-003</text:p>
          </table:table-cell>
        </table:table-row>
        <table:table-row>
          <table:table-cell table:style-name="Tabla1.A2" office:value-type="float" office:value="1460000">
            <text:p text:style-name="P41">1460000</text:p>
          </table:table-cell>
          <table:table-cell table:style-name="Tabla1.B15" office:value-type="float" office:value="0.001307">
            <text:p text:style-name="P41">1,31E-003</text:p>
          </table:table-cell>
        </table:table-row>
        <table:table-row>
          <table:table-cell table:style-name="Tabla1.A2" office:value-type="float" office:value="1470000">
            <text:p text:style-name="P41">1470000</text:p>
          </table:table-cell>
          <table:table-cell table:style-name="Tabla1.B15" office:value-type="float" office:value="0.001195">
            <text:p text:style-name="P41">1,20E-003</text:p>
          </table:table-cell>
        </table:table-row>
        <table:table-row>
          <table:table-cell table:style-name="Tabla1.A2" office:value-type="float" office:value="1480000">
            <text:p text:style-name="P41">1480000</text:p>
          </table:table-cell>
          <table:table-cell table:style-name="Tabla1.B15" office:value-type="float" office:value="0.001088">
            <text:p text:style-name="P41">1,09E-003</text:p>
          </table:table-cell>
        </table:table-row>
        <table:table-row>
          <table:table-cell table:style-name="Tabla1.A2" office:value-type="float" office:value="1490000">
            <text:p text:style-name="P41">1490000</text:p>
          </table:table-cell>
          <table:table-cell table:style-name="Tabla1.B290" office:value-type="string">
            <text:p text:style-name="P41">2.41e-06</text:p>
          </table:table-cell>
        </table:table-row>
        <table:table-row>
          <table:table-cell table:style-name="Tabla1.A2" office:value-type="float" office:value="1500000">
            <text:p text:style-name="P41">1500000</text:p>
          </table:table-cell>
          <table:table-cell table:style-name="Tabla1.B15" office:value-type="float" office:value="0.001908">
            <text:p text:style-name="P41">1,91E-003</text:p>
          </table:table-cell>
        </table:table-row>
        <table:table-row>
          <table:table-cell table:style-name="Tabla1.A2" office:value-type="float" office:value="1510000">
            <text:p text:style-name="P41">1510000</text:p>
          </table:table-cell>
          <table:table-cell table:style-name="Tabla1.B15" office:value-type="float" office:value="0.002091">
            <text:p text:style-name="P41">2,09E-003</text:p>
          </table:table-cell>
        </table:table-row>
        <table:table-row>
          <table:table-cell table:style-name="Tabla1.A2" office:value-type="float" office:value="1520000">
            <text:p text:style-name="P41">1520000</text:p>
          </table:table-cell>
          <table:table-cell table:style-name="Tabla1.B290" office:value-type="string">
            <text:p text:style-name="P41">1.7e-06</text:p>
          </table:table-cell>
        </table:table-row>
        <table:table-row>
          <table:table-cell table:style-name="Tabla1.A2" office:value-type="float" office:value="1530000">
            <text:p text:style-name="P41">1530000</text:p>
          </table:table-cell>
          <table:table-cell table:style-name="Tabla1.B15" office:value-type="float" office:value="0.001442">
            <text:p text:style-name="P41">1,44E-003</text:p>
          </table:table-cell>
        </table:table-row>
        <text:soft-page-break/>
        <table:table-row>
          <table:table-cell table:style-name="Tabla1.A2" office:value-type="float" office:value="1540000">
            <text:p text:style-name="P41">1540000</text:p>
          </table:table-cell>
          <table:table-cell table:style-name="Tabla1.B15" office:value-type="float" office:value="0.001112">
            <text:p text:style-name="P41">1,11E-003</text:p>
          </table:table-cell>
        </table:table-row>
        <table:table-row>
          <table:table-cell table:style-name="Tabla1.A2" office:value-type="float" office:value="1550000">
            <text:p text:style-name="P41">1550000</text:p>
          </table:table-cell>
          <table:table-cell table:style-name="Tabla1.B15" office:value-type="float" office:value="0.001184">
            <text:p text:style-name="P41">1,18E-003</text:p>
          </table:table-cell>
        </table:table-row>
        <table:table-row>
          <table:table-cell table:style-name="Tabla1.A2" office:value-type="float" office:value="1560000">
            <text:p text:style-name="P41">1560000</text:p>
          </table:table-cell>
          <table:table-cell table:style-name="Tabla1.B290" office:value-type="string">
            <text:p text:style-name="P41">9.82e-07</text:p>
          </table:table-cell>
        </table:table-row>
        <table:table-row>
          <table:table-cell table:style-name="Tabla1.A2" office:value-type="float" office:value="1570000">
            <text:p text:style-name="P41">1570000</text:p>
          </table:table-cell>
          <table:table-cell table:style-name="Tabla1.B15" office:value-type="float" office:value="0.003177">
            <text:p text:style-name="P41">3,18E-003</text:p>
          </table:table-cell>
        </table:table-row>
        <table:table-row>
          <table:table-cell table:style-name="Tabla1.A2" office:value-type="float" office:value="1580000">
            <text:p text:style-name="P41">1580000</text:p>
          </table:table-cell>
          <table:table-cell table:style-name="Tabla1.B290" office:value-type="string">
            <text:p text:style-name="P41">8.8e-07</text:p>
          </table:table-cell>
        </table:table-row>
        <table:table-row>
          <table:table-cell table:style-name="Tabla1.A2" office:value-type="float" office:value="1590000">
            <text:p text:style-name="P41">1590000</text:p>
          </table:table-cell>
          <table:table-cell table:style-name="Tabla1.B290" office:value-type="string">
            <text:p text:style-name="P41">9.01e-07</text:p>
          </table:table-cell>
        </table:table-row>
        <table:table-row>
          <table:table-cell table:style-name="Tabla1.A2" office:value-type="float" office:value="1600000">
            <text:p text:style-name="P41">1600000</text:p>
          </table:table-cell>
          <table:table-cell table:style-name="Tabla1.B15" office:value-type="float" office:value="0.001364">
            <text:p text:style-name="P41">1,36E-003</text:p>
          </table:table-cell>
        </table:table-row>
        <table:table-row>
          <table:table-cell table:style-name="Tabla1.A2" office:value-type="float" office:value="1610000">
            <text:p text:style-name="P41">1610000</text:p>
          </table:table-cell>
          <table:table-cell table:style-name="Tabla1.B15" office:value-type="float" office:value="0.001242">
            <text:p text:style-name="P41">1,24E-003</text:p>
          </table:table-cell>
        </table:table-row>
        <table:table-row>
          <table:table-cell table:style-name="Tabla1.A2" office:value-type="float" office:value="1620000">
            <text:p text:style-name="P41">1620000</text:p>
          </table:table-cell>
          <table:table-cell table:style-name="Tabla1.B15" office:value-type="float" office:value="0.003421">
            <text:p text:style-name="P41">3,42E-003</text:p>
          </table:table-cell>
        </table:table-row>
        <table:table-row>
          <table:table-cell table:style-name="Tabla1.A2" office:value-type="float" office:value="1630000">
            <text:p text:style-name="P41">1630000</text:p>
          </table:table-cell>
          <table:table-cell table:style-name="Tabla1.B15" office:value-type="float" office:value="0.001263">
            <text:p text:style-name="P41">1,26E-003</text:p>
          </table:table-cell>
        </table:table-row>
        <table:table-row>
          <table:table-cell table:style-name="Tabla1.A2" office:value-type="float" office:value="1640000">
            <text:p text:style-name="P41">1640000</text:p>
          </table:table-cell>
          <table:table-cell table:style-name="Tabla1.B15" office:value-type="float" office:value="0.001159">
            <text:p text:style-name="P41">1,16E-003</text:p>
          </table:table-cell>
        </table:table-row>
        <table:table-row>
          <table:table-cell table:style-name="Tabla1.A2" office:value-type="float" office:value="1650000">
            <text:p text:style-name="P41">1650000</text:p>
          </table:table-cell>
          <table:table-cell table:style-name="Tabla1.B15" office:value-type="float" office:value="0.001043">
            <text:p text:style-name="P41">1,04E-003</text:p>
          </table:table-cell>
        </table:table-row>
        <table:table-row>
          <table:table-cell table:style-name="Tabla1.A2" office:value-type="float" office:value="1660000">
            <text:p text:style-name="P41">1660000</text:p>
          </table:table-cell>
          <table:table-cell table:style-name="Tabla1.B15" office:value-type="float" office:value="0.001155">
            <text:p text:style-name="P41">1,16E-003</text:p>
          </table:table-cell>
        </table:table-row>
        <table:table-row>
          <table:table-cell table:style-name="Tabla1.A2" office:value-type="float" office:value="1670000">
            <text:p text:style-name="P41">1670000</text:p>
          </table:table-cell>
          <table:table-cell table:style-name="Tabla1.B15" office:value-type="float" office:value="0.001061">
            <text:p text:style-name="P41">1,06E-003</text:p>
          </table:table-cell>
        </table:table-row>
        <table:table-row>
          <table:table-cell table:style-name="Tabla1.A2" office:value-type="float" office:value="1680000">
            <text:p text:style-name="P41">1680000</text:p>
          </table:table-cell>
          <table:table-cell table:style-name="Tabla1.B15" office:value-type="float" office:value="0.001414">
            <text:p text:style-name="P41">1,41E-003</text:p>
          </table:table-cell>
        </table:table-row>
        <table:table-row>
          <table:table-cell table:style-name="Tabla1.A2" office:value-type="float" office:value="1690000">
            <text:p text:style-name="P41">1690000</text:p>
          </table:table-cell>
          <table:table-cell table:style-name="Tabla1.B15" office:value-type="float" office:value="0.001993">
            <text:p text:style-name="P41">1,99E-003</text:p>
          </table:table-cell>
        </table:table-row>
        <table:table-row>
          <table:table-cell table:style-name="Tabla1.A2" office:value-type="float" office:value="1700000">
            <text:p text:style-name="P41">1700000</text:p>
          </table:table-cell>
          <table:table-cell table:style-name="Tabla1.B15" office:value-type="float" office:value="0.001075">
            <text:p text:style-name="P41">1,08E-003</text:p>
          </table:table-cell>
        </table:table-row>
        <table:table-row>
          <table:table-cell table:style-name="Tabla1.A2" office:value-type="float" office:value="1710000">
            <text:p text:style-name="P41">1710000</text:p>
          </table:table-cell>
          <table:table-cell table:style-name="Tabla1.B15" office:value-type="float" office:value="0.001056">
            <text:p text:style-name="P41">1,06E-003</text:p>
          </table:table-cell>
        </table:table-row>
        <table:table-row>
          <table:table-cell table:style-name="Tabla1.A2" office:value-type="float" office:value="1720000">
            <text:p text:style-name="P41">1720000</text:p>
          </table:table-cell>
          <table:table-cell table:style-name="Tabla1.B15" office:value-type="float" office:value="0.001607">
            <text:p text:style-name="P41">1,61E-003</text:p>
          </table:table-cell>
        </table:table-row>
        <table:table-row>
          <table:table-cell table:style-name="Tabla1.A2" office:value-type="float" office:value="1730000">
            <text:p text:style-name="P41">1730000</text:p>
          </table:table-cell>
          <table:table-cell table:style-name="Tabla1.B15" office:value-type="float" office:value="0.001704">
            <text:p text:style-name="P41">1,70E-003</text:p>
          </table:table-cell>
        </table:table-row>
        <table:table-row>
          <table:table-cell table:style-name="Tabla1.A2" office:value-type="float" office:value="1740000">
            <text:p text:style-name="P41">1740000</text:p>
          </table:table-cell>
          <table:table-cell table:style-name="Tabla1.B15" office:value-type="float" office:value="0.001462">
            <text:p text:style-name="P41">1,46E-003</text:p>
          </table:table-cell>
        </table:table-row>
        <table:table-row>
          <table:table-cell table:style-name="Tabla1.A2" office:value-type="float" office:value="1750000">
            <text:p text:style-name="P41">1750000</text:p>
          </table:table-cell>
          <table:table-cell table:style-name="Tabla1.B15" office:value-type="float" office:value="0.001329">
            <text:p text:style-name="P41">1,33E-003</text:p>
          </table:table-cell>
        </table:table-row>
        <table:table-row>
          <table:table-cell table:style-name="Tabla1.A2" office:value-type="float" office:value="1760000">
            <text:p text:style-name="P41">1760000</text:p>
          </table:table-cell>
          <table:table-cell table:style-name="Tabla1.B15" office:value-type="float" office:value="0.001716">
            <text:p text:style-name="P41">1,72E-003</text:p>
          </table:table-cell>
        </table:table-row>
        <table:table-row>
          <table:table-cell table:style-name="Tabla1.A2" office:value-type="float" office:value="1770000">
            <text:p text:style-name="P41">1770000</text:p>
          </table:table-cell>
          <table:table-cell table:style-name="Tabla1.B15" office:value-type="float" office:value="0.001433">
            <text:p text:style-name="P41">1,43E-003</text:p>
          </table:table-cell>
        </table:table-row>
        <table:table-row>
          <table:table-cell table:style-name="Tabla1.A2" office:value-type="float" office:value="1780000">
            <text:p text:style-name="P41">1780000</text:p>
          </table:table-cell>
          <table:table-cell table:style-name="Tabla1.B15" office:value-type="float" office:value="0.001484">
            <text:p text:style-name="P41">1,48E-003</text:p>
          </table:table-cell>
        </table:table-row>
        <table:table-row>
          <table:table-cell table:style-name="Tabla1.A2" office:value-type="float" office:value="1790000">
            <text:p text:style-name="P41">1790000</text:p>
          </table:table-cell>
          <table:table-cell table:style-name="Tabla1.B15" office:value-type="float" office:value="0.001588">
            <text:p text:style-name="P41">1,59E-003</text:p>
          </table:table-cell>
        </table:table-row>
        <table:table-row>
          <table:table-cell table:style-name="Tabla1.A2" office:value-type="float" office:value="1800000">
            <text:p text:style-name="P41">1800000</text:p>
          </table:table-cell>
          <table:table-cell table:style-name="Tabla1.B15" office:value-type="float" office:value="0.001171">
            <text:p text:style-name="P41">1,17E-003</text:p>
          </table:table-cell>
        </table:table-row>
        <table:table-row>
          <table:table-cell table:style-name="Tabla1.A2" office:value-type="float" office:value="1810000">
            <text:p text:style-name="P41">1810000</text:p>
          </table:table-cell>
          <table:table-cell table:style-name="Tabla1.B15" office:value-type="float" office:value="0.002175">
            <text:p text:style-name="P41">2,18E-003</text:p>
          </table:table-cell>
        </table:table-row>
        <table:table-row>
          <table:table-cell table:style-name="Tabla1.A2" office:value-type="float" office:value="1820000">
            <text:p text:style-name="P41">1820000</text:p>
          </table:table-cell>
          <table:table-cell table:style-name="Tabla1.B15" office:value-type="float" office:value="0.001028">
            <text:p text:style-name="P41">1,03E-003</text:p>
          </table:table-cell>
        </table:table-row>
        <table:table-row>
          <table:table-cell table:style-name="Tabla1.A2" office:value-type="float" office:value="1830000">
            <text:p text:style-name="P41">1830000</text:p>
          </table:table-cell>
          <table:table-cell table:style-name="Tabla1.B290" office:value-type="string">
            <text:p text:style-name="P41">9.69e-07</text:p>
          </table:table-cell>
        </table:table-row>
        <table:table-row>
          <table:table-cell table:style-name="Tabla1.A2" office:value-type="float" office:value="1840000">
            <text:p text:style-name="P41">1840000</text:p>
          </table:table-cell>
          <table:table-cell table:style-name="Tabla1.B290" office:value-type="string">
            <text:p text:style-name="P41">9.58e-07</text:p>
          </table:table-cell>
        </table:table-row>
        <table:table-row>
          <table:table-cell table:style-name="Tabla1.A2" office:value-type="float" office:value="1850000">
            <text:p text:style-name="P41">1850000</text:p>
          </table:table-cell>
          <table:table-cell table:style-name="Tabla1.B15" office:value-type="float" office:value="0.001154">
            <text:p text:style-name="P41">1,15E-003</text:p>
          </table:table-cell>
        </table:table-row>
        <table:table-row>
          <table:table-cell table:style-name="Tabla1.A2" office:value-type="float" office:value="1860000">
            <text:p text:style-name="P41">1860000</text:p>
          </table:table-cell>
          <table:table-cell table:style-name="Tabla1.B15" office:value-type="float" office:value="0.002103">
            <text:p text:style-name="P41">2,10E-003</text:p>
          </table:table-cell>
        </table:table-row>
        <table:table-row>
          <table:table-cell table:style-name="Tabla1.A2" office:value-type="float" office:value="1870000">
            <text:p text:style-name="P41">1870000</text:p>
          </table:table-cell>
          <table:table-cell table:style-name="Tabla1.B290" office:value-type="string">
            <text:p text:style-name="P41">8.73e-07</text:p>
          </table:table-cell>
        </table:table-row>
        <table:table-row>
          <table:table-cell table:style-name="Tabla1.A2" office:value-type="float" office:value="1880000">
            <text:p text:style-name="P41">1880000</text:p>
          </table:table-cell>
          <table:table-cell table:style-name="Tabla1.B15" office:value-type="float" office:value="0.002175">
            <text:p text:style-name="P41">2,18E-003</text:p>
          </table:table-cell>
        </table:table-row>
        <table:table-row>
          <table:table-cell table:style-name="Tabla1.A2" office:value-type="float" office:value="1890000">
            <text:p text:style-name="P41">1890000</text:p>
          </table:table-cell>
          <table:table-cell table:style-name="Tabla1.B15" office:value-type="float" office:value="0.001986">
            <text:p text:style-name="P41">1,99E-003</text:p>
          </table:table-cell>
        </table:table-row>
        <table:table-row>
          <table:table-cell table:style-name="Tabla1.A2" office:value-type="float" office:value="1900000">
            <text:p text:style-name="P41">1900000</text:p>
          </table:table-cell>
          <table:table-cell table:style-name="Tabla1.B15" office:value-type="float" office:value="0.001278">
            <text:p text:style-name="P41">1,28E-003</text:p>
          </table:table-cell>
        </table:table-row>
        <text:soft-page-break/>
        <table:table-row>
          <table:table-cell table:style-name="Tabla1.A2" office:value-type="float" office:value="1910000">
            <text:p text:style-name="P41">1910000</text:p>
          </table:table-cell>
          <table:table-cell table:style-name="Tabla1.B15" office:value-type="float" office:value="0.001372">
            <text:p text:style-name="P41">1,37E-003</text:p>
          </table:table-cell>
        </table:table-row>
        <table:table-row>
          <table:table-cell table:style-name="Tabla1.A2" office:value-type="float" office:value="1920000">
            <text:p text:style-name="P41">1920000</text:p>
          </table:table-cell>
          <table:table-cell table:style-name="Tabla1.B15" office:value-type="float" office:value="0.001159">
            <text:p text:style-name="P41">1,16E-003</text:p>
          </table:table-cell>
        </table:table-row>
        <table:table-row>
          <table:table-cell table:style-name="Tabla1.A2" office:value-type="float" office:value="1930000">
            <text:p text:style-name="P41">1930000</text:p>
          </table:table-cell>
          <table:table-cell table:style-name="Tabla1.B290" office:value-type="string">
            <text:p text:style-name="P41">1.74e-06</text:p>
          </table:table-cell>
        </table:table-row>
        <table:table-row>
          <table:table-cell table:style-name="Tabla1.A2" office:value-type="float" office:value="1940000">
            <text:p text:style-name="P41">1940000</text:p>
          </table:table-cell>
          <table:table-cell table:style-name="Tabla1.B15" office:value-type="float" office:value="0.001038">
            <text:p text:style-name="P41">1,04E-003</text:p>
          </table:table-cell>
        </table:table-row>
        <table:table-row>
          <table:table-cell table:style-name="Tabla1.A2" office:value-type="float" office:value="1950000">
            <text:p text:style-name="P41">1950000</text:p>
          </table:table-cell>
          <table:table-cell table:style-name="Tabla1.B15" office:value-type="float" office:value="0.002904">
            <text:p text:style-name="P41">2,90E-003</text:p>
          </table:table-cell>
        </table:table-row>
        <table:table-row>
          <table:table-cell table:style-name="Tabla1.A2" office:value-type="float" office:value="1960000">
            <text:p text:style-name="P41">1960000</text:p>
          </table:table-cell>
          <table:table-cell table:style-name="Tabla1.B15" office:value-type="float" office:value="0.001052">
            <text:p text:style-name="P41">1,05E-003</text:p>
          </table:table-cell>
        </table:table-row>
        <table:table-row>
          <table:table-cell table:style-name="Tabla1.A2" office:value-type="float" office:value="1970000">
            <text:p text:style-name="P41">1970000</text:p>
          </table:table-cell>
          <table:table-cell table:style-name="Tabla1.B15" office:value-type="float" office:value="0.001588">
            <text:p text:style-name="P41">1,59E-003</text:p>
          </table:table-cell>
        </table:table-row>
        <table:table-row>
          <table:table-cell table:style-name="Tabla1.A2" office:value-type="float" office:value="1980000">
            <text:p text:style-name="P41">1980000</text:p>
          </table:table-cell>
          <table:table-cell table:style-name="Tabla1.B15" office:value-type="float" office:value="0.001581">
            <text:p text:style-name="P41">1,58E-003</text:p>
          </table:table-cell>
        </table:table-row>
        <table:table-row>
          <table:table-cell table:style-name="Tabla1.A2" office:value-type="float" office:value="1990000">
            <text:p text:style-name="P41">1990000</text:p>
          </table:table-cell>
          <table:table-cell table:style-name="Tabla1.B15" office:value-type="float" office:value="0.001471">
            <text:p text:style-name="P41">1,47E-003</text:p>
          </table:table-cell>
        </table:table-row>
        <table:table-row>
          <table:table-cell table:style-name="Tabla1.A2" office:value-type="float" office:value="2000000">
            <text:p text:style-name="P41">2000000</text:p>
          </table:table-cell>
          <table:table-cell table:style-name="Tabla1.B15" office:value-type="float" office:value="0.001426">
            <text:p text:style-name="P41">1,43E-003</text:p>
          </table:table-cell>
        </table:table-row>
        <table:table-row>
          <table:table-cell table:style-name="Tabla1.A2" office:value-type="float" office:value="2010000">
            <text:p text:style-name="P41">2010000</text:p>
          </table:table-cell>
          <table:table-cell table:style-name="Tabla1.B290" office:value-type="string">
            <text:p text:style-name="P41">1.52e-06</text:p>
          </table:table-cell>
        </table:table-row>
        <table:table-row>
          <table:table-cell table:style-name="Tabla1.A2" office:value-type="float" office:value="2020000">
            <text:p text:style-name="P41">2020000</text:p>
          </table:table-cell>
          <table:table-cell table:style-name="Tabla1.B15" office:value-type="float" office:value="0.002392">
            <text:p text:style-name="P41">2,39E-003</text:p>
          </table:table-cell>
        </table:table-row>
        <table:table-row>
          <table:table-cell table:style-name="Tabla1.A2" office:value-type="float" office:value="2030000">
            <text:p text:style-name="P41">2030000</text:p>
          </table:table-cell>
          <table:table-cell table:style-name="Tabla1.B15" office:value-type="float" office:value="0.001391">
            <text:p text:style-name="P41">1,39E-003</text:p>
          </table:table-cell>
        </table:table-row>
        <table:table-row>
          <table:table-cell table:style-name="Tabla1.A2" office:value-type="float" office:value="2040000">
            <text:p text:style-name="P41">2040000</text:p>
          </table:table-cell>
          <table:table-cell table:style-name="Tabla1.B15" office:value-type="float" office:value="0.002135">
            <text:p text:style-name="P41">2,14E-003</text:p>
          </table:table-cell>
        </table:table-row>
        <table:table-row>
          <table:table-cell table:style-name="Tabla1.A2" office:value-type="float" office:value="2050000">
            <text:p text:style-name="P41">2050000</text:p>
          </table:table-cell>
          <table:table-cell table:style-name="Tabla1.B15" office:value-type="float" office:value="0.001295">
            <text:p text:style-name="P41">1,30E-003</text:p>
          </table:table-cell>
        </table:table-row>
        <table:table-row>
          <table:table-cell table:style-name="Tabla1.A2" office:value-type="float" office:value="2060000">
            <text:p text:style-name="P41">2060000</text:p>
          </table:table-cell>
          <table:table-cell table:style-name="Tabla1.B15" office:value-type="float" office:value="0.001584">
            <text:p text:style-name="P41">1,58E-003</text:p>
          </table:table-cell>
        </table:table-row>
        <table:table-row>
          <table:table-cell table:style-name="Tabla1.A2" office:value-type="float" office:value="2070000">
            <text:p text:style-name="P41">2070000</text:p>
          </table:table-cell>
          <table:table-cell table:style-name="Tabla1.B15" office:value-type="float" office:value="0.003514">
            <text:p text:style-name="P41">3,51E-003</text:p>
          </table:table-cell>
        </table:table-row>
        <table:table-row>
          <table:table-cell table:style-name="Tabla1.A2" office:value-type="float" office:value="2080000">
            <text:p text:style-name="P41">2080000</text:p>
          </table:table-cell>
          <table:table-cell table:style-name="Tabla1.B15" office:value-type="float" office:value="0.001226">
            <text:p text:style-name="P41">1,23E-003</text:p>
          </table:table-cell>
        </table:table-row>
        <table:table-row>
          <table:table-cell table:style-name="Tabla1.A2" office:value-type="float" office:value="2090000">
            <text:p text:style-name="P41">2090000</text:p>
          </table:table-cell>
          <table:table-cell table:style-name="Tabla1.B15" office:value-type="float" office:value="0.001843">
            <text:p text:style-name="P41">1,84E-003</text:p>
          </table:table-cell>
        </table:table-row>
        <table:table-row>
          <table:table-cell table:style-name="Tabla1.A2" office:value-type="float" office:value="2100000">
            <text:p text:style-name="P41">2100000</text:p>
          </table:table-cell>
          <table:table-cell table:style-name="Tabla1.B15" office:value-type="float" office:value="0.002207">
            <text:p text:style-name="P41">2,21E-003</text:p>
          </table:table-cell>
        </table:table-row>
        <table:table-row>
          <table:table-cell table:style-name="Tabla1.A2" office:value-type="float" office:value="2110000">
            <text:p text:style-name="P41">2110000</text:p>
          </table:table-cell>
          <table:table-cell table:style-name="Tabla1.B15" office:value-type="float" office:value="0.001379">
            <text:p text:style-name="P41">1,38E-003</text:p>
          </table:table-cell>
        </table:table-row>
        <table:table-row>
          <table:table-cell table:style-name="Tabla1.A2" office:value-type="float" office:value="2120000">
            <text:p text:style-name="P41">2120000</text:p>
          </table:table-cell>
          <table:table-cell table:style-name="Tabla1.B15" office:value-type="float" office:value="0.001396">
            <text:p text:style-name="P41">1,40E-003</text:p>
          </table:table-cell>
        </table:table-row>
        <table:table-row>
          <table:table-cell table:style-name="Tabla1.A2" office:value-type="float" office:value="2130000">
            <text:p text:style-name="P41">2130000</text:p>
          </table:table-cell>
          <table:table-cell table:style-name="Tabla1.B15" office:value-type="float" office:value="0.002069">
            <text:p text:style-name="P41">2,07E-003</text:p>
          </table:table-cell>
        </table:table-row>
        <table:table-row>
          <table:table-cell table:style-name="Tabla1.A2" office:value-type="float" office:value="2140000">
            <text:p text:style-name="P41">2140000</text:p>
          </table:table-cell>
          <table:table-cell table:style-name="Tabla1.B15" office:value-type="float" office:value="0.002185">
            <text:p text:style-name="P41">2,19E-003</text:p>
          </table:table-cell>
        </table:table-row>
        <table:table-row>
          <table:table-cell table:style-name="Tabla1.A2" office:value-type="float" office:value="2150000">
            <text:p text:style-name="P41">2150000</text:p>
          </table:table-cell>
          <table:table-cell table:style-name="Tabla1.B15" office:value-type="float" office:value="0.001358">
            <text:p text:style-name="P41">1,36E-003</text:p>
          </table:table-cell>
        </table:table-row>
        <table:table-row>
          <table:table-cell table:style-name="Tabla1.A2" office:value-type="float" office:value="2160000">
            <text:p text:style-name="P41">2160000</text:p>
          </table:table-cell>
          <table:table-cell table:style-name="Tabla1.B15" office:value-type="float" office:value="0.001809">
            <text:p text:style-name="P41">1,81E-003</text:p>
          </table:table-cell>
        </table:table-row>
        <table:table-row>
          <table:table-cell table:style-name="Tabla1.A2" office:value-type="float" office:value="2170000">
            <text:p text:style-name="P41">2170000</text:p>
          </table:table-cell>
          <table:table-cell table:style-name="Tabla1.B15" office:value-type="float" office:value="0.001487">
            <text:p text:style-name="P41">1,49E-003</text:p>
          </table:table-cell>
        </table:table-row>
        <table:table-row>
          <table:table-cell table:style-name="Tabla1.A2" office:value-type="float" office:value="2180000">
            <text:p text:style-name="P41">2180000</text:p>
          </table:table-cell>
          <table:table-cell table:style-name="Tabla1.B15" office:value-type="float" office:value="0.001308">
            <text:p text:style-name="P41">1,31E-003</text:p>
          </table:table-cell>
        </table:table-row>
        <table:table-row>
          <table:table-cell table:style-name="Tabla1.A2" office:value-type="float" office:value="2190000">
            <text:p text:style-name="P41">2190000</text:p>
          </table:table-cell>
          <table:table-cell table:style-name="Tabla1.B290" office:value-type="string">
            <text:p text:style-name="P41">1.98e-06</text:p>
          </table:table-cell>
        </table:table-row>
        <table:table-row>
          <table:table-cell table:style-name="Tabla1.A2" office:value-type="float" office:value="2200000">
            <text:p text:style-name="P41">2200000</text:p>
          </table:table-cell>
          <table:table-cell table:style-name="Tabla1.B15" office:value-type="float" office:value="0.001258">
            <text:p text:style-name="P41">1,26E-003</text:p>
          </table:table-cell>
        </table:table-row>
        <table:table-row>
          <table:table-cell table:style-name="Tabla1.A2" office:value-type="float" office:value="2210000">
            <text:p text:style-name="P41">2210000</text:p>
          </table:table-cell>
          <table:table-cell table:style-name="Tabla1.B15" office:value-type="float" office:value="0.001866">
            <text:p text:style-name="P41">1,87E-003</text:p>
          </table:table-cell>
        </table:table-row>
        <table:table-row>
          <table:table-cell table:style-name="Tabla1.A2" office:value-type="float" office:value="2220000">
            <text:p text:style-name="P41">2220000</text:p>
          </table:table-cell>
          <table:table-cell table:style-name="Tabla1.B15" office:value-type="float" office:value="0.001167">
            <text:p text:style-name="P41">1,17E-003</text:p>
          </table:table-cell>
        </table:table-row>
        <table:table-row>
          <table:table-cell table:style-name="Tabla1.A2" office:value-type="float" office:value="2230000">
            <text:p text:style-name="P41">2230000</text:p>
          </table:table-cell>
          <table:table-cell table:style-name="Tabla1.B15" office:value-type="float" office:value="0.001305">
            <text:p text:style-name="P41">1,31E-003</text:p>
          </table:table-cell>
        </table:table-row>
        <table:table-row>
          <table:table-cell table:style-name="Tabla1.A2" office:value-type="float" office:value="2240000">
            <text:p text:style-name="P41">2240000</text:p>
          </table:table-cell>
          <table:table-cell table:style-name="Tabla1.B15" office:value-type="float" office:value="0.001113">
            <text:p text:style-name="P41">1,11E-003</text:p>
          </table:table-cell>
        </table:table-row>
        <table:table-row>
          <table:table-cell table:style-name="Tabla1.A2" office:value-type="float" office:value="2250000">
            <text:p text:style-name="P41">2250000</text:p>
          </table:table-cell>
          <table:table-cell table:style-name="Tabla1.B290" office:value-type="string">
            <text:p text:style-name="P41">1.77e-06</text:p>
          </table:table-cell>
        </table:table-row>
        <table:table-row>
          <table:table-cell table:style-name="Tabla1.A2" office:value-type="float" office:value="2260000">
            <text:p text:style-name="P41">2260000</text:p>
          </table:table-cell>
          <table:table-cell table:style-name="Tabla1.B15" office:value-type="float" office:value="0.002184">
            <text:p text:style-name="P41">2,18E-003</text:p>
          </table:table-cell>
        </table:table-row>
        <table:table-row>
          <table:table-cell table:style-name="Tabla1.A2" office:value-type="float" office:value="2270000">
            <text:p text:style-name="P41">2270000</text:p>
          </table:table-cell>
          <table:table-cell table:style-name="Tabla1.B15" office:value-type="float" office:value="0.001903">
            <text:p text:style-name="P41">1,90E-003</text:p>
          </table:table-cell>
        </table:table-row>
        <text:soft-page-break/>
        <table:table-row>
          <table:table-cell table:style-name="Tabla1.A2" office:value-type="float" office:value="2280000">
            <text:p text:style-name="P41">2280000</text:p>
          </table:table-cell>
          <table:table-cell table:style-name="Tabla1.B15" office:value-type="float" office:value="0.002175">
            <text:p text:style-name="P41">2,18E-003</text:p>
          </table:table-cell>
        </table:table-row>
        <table:table-row>
          <table:table-cell table:style-name="Tabla1.A2" office:value-type="float" office:value="2290000">
            <text:p text:style-name="P41">2290000</text:p>
          </table:table-cell>
          <table:table-cell table:style-name="Tabla1.B15" office:value-type="float" office:value="0.001018">
            <text:p text:style-name="P41">1,02E-003</text:p>
          </table:table-cell>
        </table:table-row>
        <table:table-row>
          <table:table-cell table:style-name="Tabla1.A2" office:value-type="float" office:value="2300000">
            <text:p text:style-name="P41">2300000</text:p>
          </table:table-cell>
          <table:table-cell table:style-name="Tabla1.B15" office:value-type="float" office:value="0.002267">
            <text:p text:style-name="P41">2,27E-003</text:p>
          </table:table-cell>
        </table:table-row>
        <table:table-row>
          <table:table-cell table:style-name="Tabla1.A2" office:value-type="float" office:value="2310000">
            <text:p text:style-name="P41">2310000</text:p>
          </table:table-cell>
          <table:table-cell table:style-name="Tabla1.B290" office:value-type="string">
            <text:p text:style-name="P41">9.21e-07</text:p>
          </table:table-cell>
        </table:table-row>
        <table:table-row>
          <table:table-cell table:style-name="Tabla1.A2" office:value-type="float" office:value="2320000">
            <text:p text:style-name="P41">2320000</text:p>
          </table:table-cell>
          <table:table-cell table:style-name="Tabla1.B15" office:value-type="float" office:value="0.001427">
            <text:p text:style-name="P41">1,43E-003</text:p>
          </table:table-cell>
        </table:table-row>
        <table:table-row>
          <table:table-cell table:style-name="Tabla1.A2" office:value-type="float" office:value="2330000">
            <text:p text:style-name="P41">2330000</text:p>
          </table:table-cell>
          <table:table-cell table:style-name="Tabla1.B15" office:value-type="float" office:value="0.001364">
            <text:p text:style-name="P41">1,36E-003</text:p>
          </table:table-cell>
        </table:table-row>
        <table:table-row>
          <table:table-cell table:style-name="Tabla1.A2" office:value-type="float" office:value="2340000">
            <text:p text:style-name="P41">2340000</text:p>
          </table:table-cell>
          <table:table-cell table:style-name="Tabla1.B15" office:value-type="float" office:value="0.002025">
            <text:p text:style-name="P41">2,03E-003</text:p>
          </table:table-cell>
        </table:table-row>
        <table:table-row>
          <table:table-cell table:style-name="Tabla1.A2" office:value-type="float" office:value="2350000">
            <text:p text:style-name="P41">2350000</text:p>
          </table:table-cell>
          <table:table-cell table:style-name="Tabla1.B15" office:value-type="float" office:value="0.001833">
            <text:p text:style-name="P41">1,83E-003</text:p>
          </table:table-cell>
        </table:table-row>
        <table:table-row>
          <table:table-cell table:style-name="Tabla1.A2" office:value-type="float" office:value="2360000">
            <text:p text:style-name="P41">2360000</text:p>
          </table:table-cell>
          <table:table-cell table:style-name="Tabla1.B290" office:value-type="string">
            <text:p text:style-name="P41">2.57e-06</text:p>
          </table:table-cell>
        </table:table-row>
        <table:table-row>
          <table:table-cell table:style-name="Tabla1.A2" office:value-type="float" office:value="2370000">
            <text:p text:style-name="P41">2370000</text:p>
          </table:table-cell>
          <table:table-cell table:style-name="Tabla1.B15" office:value-type="float" office:value="0.003327">
            <text:p text:style-name="P41">3,33E-003</text:p>
          </table:table-cell>
        </table:table-row>
        <table:table-row>
          <table:table-cell table:style-name="Tabla1.A2" office:value-type="float" office:value="2380000">
            <text:p text:style-name="P41">2380000</text:p>
          </table:table-cell>
          <table:table-cell table:style-name="Tabla1.B15" office:value-type="float" office:value="0.003085">
            <text:p text:style-name="P41">3,09E-003</text:p>
          </table:table-cell>
        </table:table-row>
        <table:table-row>
          <table:table-cell table:style-name="Tabla1.A2" office:value-type="float" office:value="2390000">
            <text:p text:style-name="P41">2390000</text:p>
          </table:table-cell>
          <table:table-cell table:style-name="Tabla1.B15" office:value-type="float" office:value="0.001428">
            <text:p text:style-name="P41">1,43E-003</text:p>
          </table:table-cell>
        </table:table-row>
        <table:table-row>
          <table:table-cell table:style-name="Tabla1.A2" office:value-type="float" office:value="2400000">
            <text:p text:style-name="P41">2400000</text:p>
          </table:table-cell>
          <table:table-cell table:style-name="Tabla1.B15" office:value-type="float" office:value="0.004363">
            <text:p text:style-name="P41">4,36E-003</text:p>
          </table:table-cell>
        </table:table-row>
        <table:table-row>
          <table:table-cell table:style-name="Tabla1.A2" office:value-type="float" office:value="2410000">
            <text:p text:style-name="P41">2410000</text:p>
          </table:table-cell>
          <table:table-cell table:style-name="Tabla1.B15" office:value-type="float" office:value="0.001801">
            <text:p text:style-name="P41">1,80E-003</text:p>
          </table:table-cell>
        </table:table-row>
        <table:table-row>
          <table:table-cell table:style-name="Tabla1.A2" office:value-type="float" office:value="2420000">
            <text:p text:style-name="P41">2420000</text:p>
          </table:table-cell>
          <table:table-cell table:style-name="Tabla1.B15" office:value-type="float" office:value="0.003484">
            <text:p text:style-name="P41">3,48E-003</text:p>
          </table:table-cell>
        </table:table-row>
        <table:table-row>
          <table:table-cell table:style-name="Tabla1.A2" office:value-type="float" office:value="2430000">
            <text:p text:style-name="P41">2430000</text:p>
          </table:table-cell>
          <table:table-cell table:style-name="Tabla1.B15" office:value-type="float" office:value="0.002194">
            <text:p text:style-name="P41">2,19E-003</text:p>
          </table:table-cell>
        </table:table-row>
        <table:table-row>
          <table:table-cell table:style-name="Tabla1.A2" office:value-type="float" office:value="2440000">
            <text:p text:style-name="P41">2440000</text:p>
          </table:table-cell>
          <table:table-cell table:style-name="Tabla1.B15" office:value-type="float" office:value="0.001707">
            <text:p text:style-name="P41">1,71E-003</text:p>
          </table:table-cell>
        </table:table-row>
        <table:table-row>
          <table:table-cell table:style-name="Tabla1.A2" office:value-type="float" office:value="2450000">
            <text:p text:style-name="P41">2450000</text:p>
          </table:table-cell>
          <table:table-cell table:style-name="Tabla1.B15" office:value-type="float" office:value="0.001657">
            <text:p text:style-name="P41">1,66E-003</text:p>
          </table:table-cell>
        </table:table-row>
        <table:table-row>
          <table:table-cell table:style-name="Tabla1.A2" office:value-type="float" office:value="2460000">
            <text:p text:style-name="P41">2460000</text:p>
          </table:table-cell>
          <table:table-cell table:style-name="Tabla1.B15" office:value-type="float" office:value="0.001384">
            <text:p text:style-name="P41">1,38E-003</text:p>
          </table:table-cell>
        </table:table-row>
        <table:table-row>
          <table:table-cell table:style-name="Tabla1.A2" office:value-type="float" office:value="2470000">
            <text:p text:style-name="P41">2470000</text:p>
          </table:table-cell>
          <table:table-cell table:style-name="Tabla1.B15" office:value-type="float" office:value="0.002595">
            <text:p text:style-name="P41">2,60E-003</text:p>
          </table:table-cell>
        </table:table-row>
        <table:table-row>
          <table:table-cell table:style-name="Tabla1.A2" office:value-type="float" office:value="2480000">
            <text:p text:style-name="P41">2480000</text:p>
          </table:table-cell>
          <table:table-cell table:style-name="Tabla1.B15" office:value-type="float" office:value="0.002011">
            <text:p text:style-name="P41">2,01E-003</text:p>
          </table:table-cell>
        </table:table-row>
        <table:table-row>
          <table:table-cell table:style-name="Tabla1.A2" office:value-type="float" office:value="2490000">
            <text:p text:style-name="P41">2490000</text:p>
          </table:table-cell>
          <table:table-cell table:style-name="Tabla1.B15" office:value-type="float" office:value="0.002374">
            <text:p text:style-name="P41">2,37E-003</text:p>
          </table:table-cell>
        </table:table-row>
        <table:table-row>
          <table:table-cell table:style-name="Tabla1.A2" office:value-type="float" office:value="2500000">
            <text:p text:style-name="P41">2500000</text:p>
          </table:table-cell>
          <table:table-cell table:style-name="Tabla1.B15" office:value-type="float" office:value="0.001417">
            <text:p text:style-name="P41">1,42E-003</text:p>
          </table:table-cell>
        </table:table-row>
        <table:table-row>
          <table:table-cell table:style-name="Tabla1.A2" office:value-type="float" office:value="2510000">
            <text:p text:style-name="P41">2510000</text:p>
          </table:table-cell>
          <table:table-cell table:style-name="Tabla1.B15" office:value-type="float" office:value="0.002225">
            <text:p text:style-name="P41">2,23E-003</text:p>
          </table:table-cell>
        </table:table-row>
        <table:table-row>
          <table:table-cell table:style-name="Tabla1.A2" office:value-type="float" office:value="2520000">
            <text:p text:style-name="P41">2520000</text:p>
          </table:table-cell>
          <table:table-cell table:style-name="Tabla1.B15" office:value-type="float" office:value="0.001542">
            <text:p text:style-name="P41">1,54E-003</text:p>
          </table:table-cell>
        </table:table-row>
        <table:table-row>
          <table:table-cell table:style-name="Tabla1.A2" office:value-type="float" office:value="2530000">
            <text:p text:style-name="P41">2530000</text:p>
          </table:table-cell>
          <table:table-cell table:style-name="Tabla1.B15" office:value-type="float" office:value="0.001371">
            <text:p text:style-name="P41">1,37E-003</text:p>
          </table:table-cell>
        </table:table-row>
        <table:table-row>
          <table:table-cell table:style-name="Tabla1.A2" office:value-type="float" office:value="2540000">
            <text:p text:style-name="P41">2540000</text:p>
          </table:table-cell>
          <table:table-cell table:style-name="Tabla1.B15" office:value-type="float" office:value="0.002448">
            <text:p text:style-name="P41">2,45E-003</text:p>
          </table:table-cell>
        </table:table-row>
        <table:table-row>
          <table:table-cell table:style-name="Tabla1.A2" office:value-type="float" office:value="2550000">
            <text:p text:style-name="P41">2550000</text:p>
          </table:table-cell>
          <table:table-cell table:style-name="Tabla1.B15" office:value-type="float" office:value="0.001521">
            <text:p text:style-name="P41">1,52E-003</text:p>
          </table:table-cell>
        </table:table-row>
        <table:table-row>
          <table:table-cell table:style-name="Tabla1.A2" office:value-type="float" office:value="2560000">
            <text:p text:style-name="P41">2560000</text:p>
          </table:table-cell>
          <table:table-cell table:style-name="Tabla1.B15" office:value-type="float" office:value="0.002133">
            <text:p text:style-name="P41">2,13E-003</text:p>
          </table:table-cell>
        </table:table-row>
        <table:table-row>
          <table:table-cell table:style-name="Tabla1.A2" office:value-type="float" office:value="2570000">
            <text:p text:style-name="P41">2570000</text:p>
          </table:table-cell>
          <table:table-cell table:style-name="Tabla1.B15" office:value-type="float" office:value="0.001323">
            <text:p text:style-name="P41">1,32E-003</text:p>
          </table:table-cell>
        </table:table-row>
        <table:table-row>
          <table:table-cell table:style-name="Tabla1.A2" office:value-type="float" office:value="2580000">
            <text:p text:style-name="P41">2580000</text:p>
          </table:table-cell>
          <table:table-cell table:style-name="Tabla1.B290" office:value-type="string">
            <text:p text:style-name="P41">2.7e-06</text:p>
          </table:table-cell>
        </table:table-row>
        <table:table-row>
          <table:table-cell table:style-name="Tabla1.A2" office:value-type="float" office:value="2590000">
            <text:p text:style-name="P41">2590000</text:p>
          </table:table-cell>
          <table:table-cell table:style-name="Tabla1.B15" office:value-type="float" office:value="0.001634">
            <text:p text:style-name="P41">1,63E-003</text:p>
          </table:table-cell>
        </table:table-row>
        <table:table-row>
          <table:table-cell table:style-name="Tabla1.A2" office:value-type="float" office:value="2600000">
            <text:p text:style-name="P41">2600000</text:p>
          </table:table-cell>
          <table:table-cell table:style-name="Tabla1.B15" office:value-type="float" office:value="0.001513">
            <text:p text:style-name="P41">1,51E-003</text:p>
          </table:table-cell>
        </table:table-row>
        <table:table-row>
          <table:table-cell table:style-name="Tabla1.A2" office:value-type="float" office:value="2610000">
            <text:p text:style-name="P41">2610000</text:p>
          </table:table-cell>
          <table:table-cell table:style-name="Tabla1.B15" office:value-type="float" office:value="0.002057">
            <text:p text:style-name="P41">2,06E-003</text:p>
          </table:table-cell>
        </table:table-row>
        <table:table-row>
          <table:table-cell table:style-name="Tabla1.A2" office:value-type="float" office:value="2620000">
            <text:p text:style-name="P41">2620000</text:p>
          </table:table-cell>
          <table:table-cell table:style-name="Tabla1.B15" office:value-type="float" office:value="0.001787">
            <text:p text:style-name="P41">1,79E-003</text:p>
          </table:table-cell>
        </table:table-row>
        <table:table-row>
          <table:table-cell table:style-name="Tabla1.A2" office:value-type="float" office:value="2630000">
            <text:p text:style-name="P41">2630000</text:p>
          </table:table-cell>
          <table:table-cell table:style-name="Tabla1.B15" office:value-type="float" office:value="0.002739">
            <text:p text:style-name="P41">2,74E-003</text:p>
          </table:table-cell>
        </table:table-row>
        <table:table-row>
          <table:table-cell table:style-name="Tabla1.A2" office:value-type="float" office:value="2640000">
            <text:p text:style-name="P41">2640000</text:p>
          </table:table-cell>
          <table:table-cell table:style-name="Tabla1.B290" office:value-type="string">
            <text:p text:style-name="P41">1.69e-06</text:p>
          </table:table-cell>
        </table:table-row>
        <text:soft-page-break/>
        <table:table-row>
          <table:table-cell table:style-name="Tabla1.A2" office:value-type="float" office:value="2650000">
            <text:p text:style-name="P41">2650000</text:p>
          </table:table-cell>
          <table:table-cell table:style-name="Tabla1.B15" office:value-type="float" office:value="0.001465">
            <text:p text:style-name="P41">1,47E-003</text:p>
          </table:table-cell>
        </table:table-row>
        <table:table-row>
          <table:table-cell table:style-name="Tabla1.A2" office:value-type="float" office:value="2660000">
            <text:p text:style-name="P41">2660000</text:p>
          </table:table-cell>
          <table:table-cell table:style-name="Tabla1.B15" office:value-type="float" office:value="0.001709">
            <text:p text:style-name="P41">1,71E-003</text:p>
          </table:table-cell>
        </table:table-row>
        <table:table-row>
          <table:table-cell table:style-name="Tabla1.A2" office:value-type="float" office:value="2670000">
            <text:p text:style-name="P41">2670000</text:p>
          </table:table-cell>
          <table:table-cell table:style-name="Tabla1.B290" office:value-type="string">
            <text:p text:style-name="P41">1.98e-06</text:p>
          </table:table-cell>
        </table:table-row>
        <table:table-row>
          <table:table-cell table:style-name="Tabla1.A2" office:value-type="float" office:value="2680000">
            <text:p text:style-name="P41">2680000</text:p>
          </table:table-cell>
          <table:table-cell table:style-name="Tabla1.B15" office:value-type="float" office:value="0.002016">
            <text:p text:style-name="P41">2,02E-003</text:p>
          </table:table-cell>
        </table:table-row>
        <table:table-row>
          <table:table-cell table:style-name="Tabla1.A2" office:value-type="float" office:value="2690000">
            <text:p text:style-name="P41">2690000</text:p>
          </table:table-cell>
          <table:table-cell table:style-name="Tabla1.B15" office:value-type="float" office:value="0.001505">
            <text:p text:style-name="P41">1,51E-003</text:p>
          </table:table-cell>
        </table:table-row>
        <table:table-row>
          <table:table-cell table:style-name="Tabla1.A2" office:value-type="float" office:value="2700000">
            <text:p text:style-name="P41">2700000</text:p>
          </table:table-cell>
          <table:table-cell table:style-name="Tabla1.B15" office:value-type="float" office:value="0.001839">
            <text:p text:style-name="P41">1,84E-003</text:p>
          </table:table-cell>
        </table:table-row>
        <table:table-row>
          <table:table-cell table:style-name="Tabla1.A2" office:value-type="float" office:value="2710000">
            <text:p text:style-name="P41">2710000</text:p>
          </table:table-cell>
          <table:table-cell table:style-name="Tabla1.B15" office:value-type="float" office:value="0.002335">
            <text:p text:style-name="P41">2,34E-003</text:p>
          </table:table-cell>
        </table:table-row>
        <table:table-row>
          <table:table-cell table:style-name="Tabla1.A2" office:value-type="float" office:value="2720000">
            <text:p text:style-name="P41">2720000</text:p>
          </table:table-cell>
          <table:table-cell table:style-name="Tabla1.B15" office:value-type="float" office:value="0.001697">
            <text:p text:style-name="P41">1,70E-003</text:p>
          </table:table-cell>
        </table:table-row>
        <table:table-row>
          <table:table-cell table:style-name="Tabla1.A2" office:value-type="float" office:value="2730000">
            <text:p text:style-name="P41">2730000</text:p>
          </table:table-cell>
          <table:table-cell table:style-name="Tabla1.B15" office:value-type="float" office:value="0.001476">
            <text:p text:style-name="P41">1,48E-003</text:p>
          </table:table-cell>
        </table:table-row>
        <table:table-row>
          <table:table-cell table:style-name="Tabla1.A2" office:value-type="float" office:value="2740000">
            <text:p text:style-name="P41">2740000</text:p>
          </table:table-cell>
          <table:table-cell table:style-name="Tabla1.B15" office:value-type="float" office:value="0.002219">
            <text:p text:style-name="P41">2,22E-003</text:p>
          </table:table-cell>
        </table:table-row>
        <table:table-row>
          <table:table-cell table:style-name="Tabla1.A2" office:value-type="float" office:value="2750000">
            <text:p text:style-name="P41">2750000</text:p>
          </table:table-cell>
          <table:table-cell table:style-name="Tabla1.B15" office:value-type="float" office:value="0.001639">
            <text:p text:style-name="P41">1,64E-003</text:p>
          </table:table-cell>
        </table:table-row>
        <table:table-row>
          <table:table-cell table:style-name="Tabla1.A2" office:value-type="float" office:value="2760000">
            <text:p text:style-name="P41">2760000</text:p>
          </table:table-cell>
          <table:table-cell table:style-name="Tabla1.B15" office:value-type="float" office:value="0.001299">
            <text:p text:style-name="P41">1,30E-003</text:p>
          </table:table-cell>
        </table:table-row>
        <table:table-row>
          <table:table-cell table:style-name="Tabla1.A2" office:value-type="float" office:value="2770000">
            <text:p text:style-name="P41">2770000</text:p>
          </table:table-cell>
          <table:table-cell table:style-name="Tabla1.B15" office:value-type="float" office:value="0.002372">
            <text:p text:style-name="P41">2,37E-003</text:p>
          </table:table-cell>
        </table:table-row>
        <table:table-row>
          <table:table-cell table:style-name="Tabla1.A2" office:value-type="float" office:value="2780000">
            <text:p text:style-name="P41">2780000</text:p>
          </table:table-cell>
          <table:table-cell table:style-name="Tabla1.B290" office:value-type="string">
            <text:p text:style-name="P41">5.36e-06</text:p>
          </table:table-cell>
        </table:table-row>
        <table:table-row>
          <table:table-cell table:style-name="Tabla1.A2" office:value-type="float" office:value="2790000">
            <text:p text:style-name="P41">2790000</text:p>
          </table:table-cell>
          <table:table-cell table:style-name="Tabla1.B15" office:value-type="float" office:value="0.001349">
            <text:p text:style-name="P41">1,35E-003</text:p>
          </table:table-cell>
        </table:table-row>
        <table:table-row>
          <table:table-cell table:style-name="Tabla1.A2" office:value-type="float" office:value="2800000">
            <text:p text:style-name="P41">2800000</text:p>
          </table:table-cell>
          <table:table-cell table:style-name="Tabla1.B15" office:value-type="float" office:value="0.001417">
            <text:p text:style-name="P41">1,42E-003</text:p>
          </table:table-cell>
        </table:table-row>
        <table:table-row>
          <table:table-cell table:style-name="Tabla1.A2" office:value-type="float" office:value="2810000">
            <text:p text:style-name="P41">2810000</text:p>
          </table:table-cell>
          <table:table-cell table:style-name="Tabla1.B290" office:value-type="string">
            <text:p text:style-name="P41">1.1669e-05</text:p>
          </table:table-cell>
        </table:table-row>
        <table:table-row>
          <table:table-cell table:style-name="Tabla1.A2" office:value-type="float" office:value="2820000">
            <text:p text:style-name="P41">2820000</text:p>
          </table:table-cell>
          <table:table-cell table:style-name="Tabla1.B15" office:value-type="float" office:value="0.001826">
            <text:p text:style-name="P41">1,83E-003</text:p>
          </table:table-cell>
        </table:table-row>
        <table:table-row>
          <table:table-cell table:style-name="Tabla1.A2" office:value-type="float" office:value="2830000">
            <text:p text:style-name="P41">2830000</text:p>
          </table:table-cell>
          <table:table-cell table:style-name="Tabla1.B15" office:value-type="float" office:value="0.001579">
            <text:p text:style-name="P41">1,58E-003</text:p>
          </table:table-cell>
        </table:table-row>
        <table:table-row>
          <table:table-cell table:style-name="Tabla1.A2" office:value-type="float" office:value="2840000">
            <text:p text:style-name="P41">2840000</text:p>
          </table:table-cell>
          <table:table-cell table:style-name="Tabla1.B290" office:value-type="string">
            <text:p text:style-name="P41">1.0257e-05</text:p>
          </table:table-cell>
        </table:table-row>
        <table:table-row>
          <table:table-cell table:style-name="Tabla1.A2" office:value-type="float" office:value="2850000">
            <text:p text:style-name="P41">2850000</text:p>
          </table:table-cell>
          <table:table-cell table:style-name="Tabla1.B290" office:value-type="string">
            <text:p text:style-name="P41">1.56e-06</text:p>
          </table:table-cell>
        </table:table-row>
        <table:table-row>
          <table:table-cell table:style-name="Tabla1.A2" office:value-type="float" office:value="2860000">
            <text:p text:style-name="P41">2860000</text:p>
          </table:table-cell>
          <table:table-cell table:style-name="Tabla1.B15" office:value-type="float" office:value="0.002378">
            <text:p text:style-name="P41">2,38E-003</text:p>
          </table:table-cell>
        </table:table-row>
        <table:table-row>
          <table:table-cell table:style-name="Tabla1.A2" office:value-type="float" office:value="2870000">
            <text:p text:style-name="P41">2870000</text:p>
          </table:table-cell>
          <table:table-cell table:style-name="Tabla1.B15" office:value-type="float" office:value="0.002036">
            <text:p text:style-name="P41">2,04E-003</text:p>
          </table:table-cell>
        </table:table-row>
        <table:table-row>
          <table:table-cell table:style-name="Tabla1.A2" office:value-type="float" office:value="2880000">
            <text:p text:style-name="P41">2880000</text:p>
          </table:table-cell>
          <table:table-cell table:style-name="Tabla1.B15" office:value-type="float" office:value="0.001461">
            <text:p text:style-name="P41">1,46E-003</text:p>
          </table:table-cell>
        </table:table-row>
        <table:table-row>
          <table:table-cell table:style-name="Tabla1.A2" office:value-type="float" office:value="2890000">
            <text:p text:style-name="P41">2890000</text:p>
          </table:table-cell>
          <table:table-cell table:style-name="Tabla1.B290" office:value-type="string">
            <text:p text:style-name="P41">7.07e-06</text:p>
          </table:table-cell>
        </table:table-row>
        <table:table-row>
          <table:table-cell table:style-name="Tabla1.A2" office:value-type="float" office:value="2900000">
            <text:p text:style-name="P41">2900000</text:p>
          </table:table-cell>
          <table:table-cell table:style-name="Tabla1.B15" office:value-type="float" office:value="0.001389">
            <text:p text:style-name="P41">1,39E-003</text:p>
          </table:table-cell>
        </table:table-row>
        <table:table-row>
          <table:table-cell table:style-name="Tabla1.A2" office:value-type="float" office:value="2910000">
            <text:p text:style-name="P41">2910000</text:p>
          </table:table-cell>
          <table:table-cell table:style-name="Tabla1.B15" office:value-type="float" office:value="0.001646">
            <text:p text:style-name="P41">1,65E-003</text:p>
          </table:table-cell>
        </table:table-row>
        <table:table-row>
          <table:table-cell table:style-name="Tabla1.A2" office:value-type="float" office:value="2920000">
            <text:p text:style-name="P41">2920000</text:p>
          </table:table-cell>
          <table:table-cell table:style-name="Tabla1.B15" office:value-type="float" office:value="0.001384">
            <text:p text:style-name="P41">1,38E-003</text:p>
          </table:table-cell>
        </table:table-row>
        <table:table-row>
          <table:table-cell table:style-name="Tabla1.A2" office:value-type="float" office:value="2930000">
            <text:p text:style-name="P41">2930000</text:p>
          </table:table-cell>
          <table:table-cell table:style-name="Tabla1.B15" office:value-type="float" office:value="0.001385">
            <text:p text:style-name="P41">1,39E-003</text:p>
          </table:table-cell>
        </table:table-row>
        <table:table-row>
          <table:table-cell table:style-name="Tabla1.A2" office:value-type="float" office:value="2940000">
            <text:p text:style-name="P41">2940000</text:p>
          </table:table-cell>
          <table:table-cell table:style-name="Tabla1.B15" office:value-type="float" office:value="0.001993">
            <text:p text:style-name="P41">1,99E-003</text:p>
          </table:table-cell>
        </table:table-row>
        <table:table-row>
          <table:table-cell table:style-name="Tabla1.A2" office:value-type="float" office:value="2950000">
            <text:p text:style-name="P41">2950000</text:p>
          </table:table-cell>
          <table:table-cell table:style-name="Tabla1.B15" office:value-type="float" office:value="0.001914">
            <text:p text:style-name="P41">1,91E-003</text:p>
          </table:table-cell>
        </table:table-row>
        <table:table-row>
          <table:table-cell table:style-name="Tabla1.A2" office:value-type="float" office:value="2960000">
            <text:p text:style-name="P41">2960000</text:p>
          </table:table-cell>
          <table:table-cell table:style-name="Tabla1.B15" office:value-type="float" office:value="0.001685">
            <text:p text:style-name="P41">1,69E-003</text:p>
          </table:table-cell>
        </table:table-row>
        <table:table-row>
          <table:table-cell table:style-name="Tabla1.A2" office:value-type="float" office:value="2970000">
            <text:p text:style-name="P41">2970000</text:p>
          </table:table-cell>
          <table:table-cell table:style-name="Tabla1.B15" office:value-type="float" office:value="0.001597">
            <text:p text:style-name="P41">1,60E-003</text:p>
          </table:table-cell>
        </table:table-row>
        <table:table-row>
          <table:table-cell table:style-name="Tabla1.A2" office:value-type="float" office:value="2980000">
            <text:p text:style-name="P41">2980000</text:p>
          </table:table-cell>
          <table:table-cell table:style-name="Tabla1.B15" office:value-type="float" office:value="0.001719">
            <text:p text:style-name="P41">1,72E-003</text:p>
          </table:table-cell>
        </table:table-row>
        <table:table-row>
          <table:table-cell table:style-name="Tabla1.A2" office:value-type="float" office:value="2990000">
            <text:p text:style-name="P41">2990000</text:p>
          </table:table-cell>
          <table:table-cell table:style-name="Tabla1.B15" office:value-type="float" office:value="0.001699">
            <text:p text:style-name="P41">1,70E-003</text:p>
          </table:table-cell>
        </table:table-row>
      </table:table>
      <text:p text:style-name="P11"/>
      <text:p text:style-name="P11"/>
      <text:p text:style-name="P11"/>
      <text:p text:style-name="P11"><draw:frame draw:style-name="fr4" draw:name="Imagen3" text:anchor-type="paragraph" svg:width="13.771cm" style:rel-width="81%" svg:height="10.28cm" style:rel-height="40%" draw:z-index="4"><draw:image xlink:href="Pictures/1000000000000280000001E0A214C86A.png" xlink:type="simple" xlink:show="embed" xlink:actuate="onLoad"/></draw:frame><text:soft-page-break/></text:p>
      <text:p text:style-name="P4">-<text:span text:style-name="T3">Tabla y gŕafica de </text:span><text:span text:style-name="T9">Luis</text:span><text:span text:style-name="T3">(</text:span><text:span text:style-name="T9">Fujitsu</text:span><text:span text:style-name="T18">,</text:span><text:span text:style-name="T4">Linux</text:span><text:span text:style-name="T3">):</text:span></text:p>
      <text:p text:style-name="P4"/>
      <table:table table:name="Tabla4" table:style-name="Tabla4">
        <table:table-column table:style-name="Tabla4.A"/>
        <table:table-column table:style-name="Tabla4.B"/>
        <table:table-row>
          <table:table-cell table:style-name="Tabla4.A1" office:value-type="string">
            <text:p text:style-name="P41">Tamaño</text:p>
          </table:table-cell>
          <table:table-cell table:style-name="Tabla4.B1" office:value-type="string">
            <text:p text:style-name="P41">Tiempo</text:p>
          </table:table-cell>
        </table:table-row>
        <table:table-row>
          <table:table-cell table:style-name="Tabla4.A2" office:value-type="float" office:value="10001">
            <text:p text:style-name="P41">10001</text:p>
          </table:table-cell>
          <table:table-cell table:style-name="Tabla4.B298" office:value-type="string">
            <text:p text:style-name="P41">5.38e-07</text:p>
          </table:table-cell>
        </table:table-row>
        <table:table-row>
          <table:table-cell table:style-name="Tabla4.A2" office:value-type="float" office:value="20001">
            <text:p text:style-name="P41">20001</text:p>
          </table:table-cell>
          <table:table-cell table:style-name="Tabla4.B298" office:value-type="string">
            <text:p text:style-name="P41">5.25e-07</text:p>
          </table:table-cell>
        </table:table-row>
        <table:table-row>
          <table:table-cell table:style-name="Tabla4.A2" office:value-type="float" office:value="30001">
            <text:p text:style-name="P41">30001</text:p>
          </table:table-cell>
          <table:table-cell table:style-name="Tabla4.B298" office:value-type="string">
            <text:p text:style-name="P41">5.15e-07</text:p>
          </table:table-cell>
        </table:table-row>
        <table:table-row>
          <table:table-cell table:style-name="Tabla4.A2" office:value-type="float" office:value="40001">
            <text:p text:style-name="P41">40001</text:p>
          </table:table-cell>
          <table:table-cell table:style-name="Tabla4.B298" office:value-type="string">
            <text:p text:style-name="P41">5.7e-07</text:p>
          </table:table-cell>
        </table:table-row>
        <table:table-row>
          <table:table-cell table:style-name="Tabla4.A2" office:value-type="float" office:value="50001">
            <text:p text:style-name="P41">50001</text:p>
          </table:table-cell>
          <table:table-cell table:style-name="Tabla4.B298" office:value-type="string">
            <text:p text:style-name="P41">9.15e-07</text:p>
          </table:table-cell>
        </table:table-row>
        <table:table-row>
          <table:table-cell table:style-name="Tabla4.A2" office:value-type="float" office:value="60001">
            <text:p text:style-name="P41">60001</text:p>
          </table:table-cell>
          <table:table-cell table:style-name="Tabla4.B298" office:value-type="string">
            <text:p text:style-name="P41">6.54e-07</text:p>
          </table:table-cell>
        </table:table-row>
        <table:table-row>
          <table:table-cell table:style-name="Tabla4.A2" office:value-type="float" office:value="70001">
            <text:p text:style-name="P41">70001</text:p>
          </table:table-cell>
          <table:table-cell table:style-name="Tabla4.B298" office:value-type="string">
            <text:p text:style-name="P41">6.3e-07</text:p>
          </table:table-cell>
        </table:table-row>
        <table:table-row>
          <table:table-cell table:style-name="Tabla4.A2" office:value-type="float" office:value="80001">
            <text:p text:style-name="P41">80001</text:p>
          </table:table-cell>
          <table:table-cell table:style-name="Tabla4.B298" office:value-type="string">
            <text:p text:style-name="P41">6.95e-07</text:p>
          </table:table-cell>
        </table:table-row>
        <table:table-row>
          <table:table-cell table:style-name="Tabla4.A2" office:value-type="float" office:value="90001">
            <text:p text:style-name="P41">90001</text:p>
          </table:table-cell>
          <table:table-cell table:style-name="Tabla4.B298" office:value-type="string">
            <text:p text:style-name="P41">6.68e-07</text:p>
          </table:table-cell>
        </table:table-row>
        <table:table-row>
          <table:table-cell table:style-name="Tabla4.A2" office:value-type="float" office:value="100001">
            <text:p text:style-name="P41">100001</text:p>
          </table:table-cell>
          <table:table-cell table:style-name="Tabla4.B298" office:value-type="string">
            <text:p text:style-name="P41">6.39e-07</text:p>
          </table:table-cell>
        </table:table-row>
        <table:table-row>
          <table:table-cell table:style-name="Tabla4.A2" office:value-type="float" office:value="110001">
            <text:p text:style-name="P41">110001</text:p>
          </table:table-cell>
          <table:table-cell table:style-name="Tabla4.B298" office:value-type="string">
            <text:p text:style-name="P41">5.31e-07</text:p>
          </table:table-cell>
        </table:table-row>
        <table:table-row>
          <table:table-cell table:style-name="Tabla4.A2" office:value-type="float" office:value="120001">
            <text:p text:style-name="P41">120001</text:p>
          </table:table-cell>
          <table:table-cell table:style-name="Tabla4.B298" office:value-type="string">
            <text:p text:style-name="P41">6.83e-07</text:p>
          </table:table-cell>
        </table:table-row>
        <table:table-row>
          <table:table-cell table:style-name="Tabla4.A2" office:value-type="float" office:value="130001">
            <text:p text:style-name="P41">130001</text:p>
          </table:table-cell>
          <table:table-cell table:style-name="Tabla4.B298" office:value-type="string">
            <text:p text:style-name="P41">6.41e-07</text:p>
          </table:table-cell>
        </table:table-row>
        <table:table-row>
          <table:table-cell table:style-name="Tabla4.A2" office:value-type="float" office:value="140001">
            <text:p text:style-name="P41">140001</text:p>
          </table:table-cell>
          <table:table-cell table:style-name="Tabla4.B298" office:value-type="string">
            <text:p text:style-name="P41">6.17e-07</text:p>
          </table:table-cell>
        </table:table-row>
        <table:table-row>
          <table:table-cell table:style-name="Tabla4.A2" office:value-type="float" office:value="150001">
            <text:p text:style-name="P41">150001</text:p>
          </table:table-cell>
          <table:table-cell table:style-name="Tabla4.B298" office:value-type="string">
            <text:p text:style-name="P41">6.83e-07</text:p>
          </table:table-cell>
        </table:table-row>
        <table:table-row>
          <table:table-cell table:style-name="Tabla4.A2" office:value-type="float" office:value="160001">
            <text:p text:style-name="P41">160001</text:p>
          </table:table-cell>
          <table:table-cell table:style-name="Tabla4.B298" office:value-type="string">
            <text:p text:style-name="P41">6.19e-07</text:p>
          </table:table-cell>
        </table:table-row>
        <table:table-row>
          <table:table-cell table:style-name="Tabla4.A2" office:value-type="float" office:value="170001">
            <text:p text:style-name="P41">170001</text:p>
          </table:table-cell>
          <table:table-cell table:style-name="Tabla4.B18" office:value-type="float" office:value="0.001039">
            <text:p text:style-name="P41">1,04E-03</text:p>
          </table:table-cell>
        </table:table-row>
        <table:table-row>
          <table:table-cell table:style-name="Tabla4.A2" office:value-type="float" office:value="180001">
            <text:p text:style-name="P41">180001</text:p>
          </table:table-cell>
          <table:table-cell table:style-name="Tabla4.B18" office:value-type="float" office:value="0.001421">
            <text:p text:style-name="P41">1,42E-03</text:p>
          </table:table-cell>
        </table:table-row>
        <table:table-row>
          <table:table-cell table:style-name="Tabla4.A2" office:value-type="float" office:value="190001">
            <text:p text:style-name="P41">190001</text:p>
          </table:table-cell>
          <table:table-cell table:style-name="Tabla4.B298" office:value-type="string">
            <text:p text:style-name="P41">8.2e-07</text:p>
          </table:table-cell>
        </table:table-row>
        <text:soft-page-break/>
        <table:table-row>
          <table:table-cell table:style-name="Tabla4.A2" office:value-type="float" office:value="200001">
            <text:p text:style-name="P41">200001</text:p>
          </table:table-cell>
          <table:table-cell table:style-name="Tabla4.B298" office:value-type="string">
            <text:p text:style-name="P41">6.57e-07</text:p>
          </table:table-cell>
        </table:table-row>
        <table:table-row>
          <table:table-cell table:style-name="Tabla4.A2" office:value-type="float" office:value="210001">
            <text:p text:style-name="P41">210001</text:p>
          </table:table-cell>
          <table:table-cell table:style-name="Tabla4.B298" office:value-type="string">
            <text:p text:style-name="P41">8.14e-07</text:p>
          </table:table-cell>
        </table:table-row>
        <table:table-row>
          <table:table-cell table:style-name="Tabla4.A2" office:value-type="float" office:value="220001">
            <text:p text:style-name="P41">220001</text:p>
          </table:table-cell>
          <table:table-cell table:style-name="Tabla4.B298" office:value-type="string">
            <text:p text:style-name="P41">8.35e-07</text:p>
          </table:table-cell>
        </table:table-row>
        <table:table-row>
          <table:table-cell table:style-name="Tabla4.A2" office:value-type="float" office:value="230001">
            <text:p text:style-name="P41">230001</text:p>
          </table:table-cell>
          <table:table-cell table:style-name="Tabla4.B298" office:value-type="string">
            <text:p text:style-name="P41">7.37e-07</text:p>
          </table:table-cell>
        </table:table-row>
        <table:table-row>
          <table:table-cell table:style-name="Tabla4.A2" office:value-type="float" office:value="240001">
            <text:p text:style-name="P41">240001</text:p>
          </table:table-cell>
          <table:table-cell table:style-name="Tabla4.B298" office:value-type="string">
            <text:p text:style-name="P41">7.21e-07</text:p>
          </table:table-cell>
        </table:table-row>
        <table:table-row>
          <table:table-cell table:style-name="Tabla4.A2" office:value-type="float" office:value="250001">
            <text:p text:style-name="P41">250001</text:p>
          </table:table-cell>
          <table:table-cell table:style-name="Tabla4.B298" office:value-type="string">
            <text:p text:style-name="P41">8.33e-07</text:p>
          </table:table-cell>
        </table:table-row>
        <table:table-row>
          <table:table-cell table:style-name="Tabla4.A2" office:value-type="float" office:value="260001">
            <text:p text:style-name="P41">260001</text:p>
          </table:table-cell>
          <table:table-cell table:style-name="Tabla4.B298" office:value-type="string">
            <text:p text:style-name="P41">6.32e-07</text:p>
          </table:table-cell>
        </table:table-row>
        <table:table-row>
          <table:table-cell table:style-name="Tabla4.A2" office:value-type="float" office:value="270001">
            <text:p text:style-name="P41">270001</text:p>
          </table:table-cell>
          <table:table-cell table:style-name="Tabla4.B298" office:value-type="string">
            <text:p text:style-name="P41">7.13e-07</text:p>
          </table:table-cell>
        </table:table-row>
        <table:table-row>
          <table:table-cell table:style-name="Tabla4.A2" office:value-type="float" office:value="280001">
            <text:p text:style-name="P41">280001</text:p>
          </table:table-cell>
          <table:table-cell table:style-name="Tabla4.B298" office:value-type="string">
            <text:p text:style-name="P41">7.09e-07</text:p>
          </table:table-cell>
        </table:table-row>
        <table:table-row>
          <table:table-cell table:style-name="Tabla4.A2" office:value-type="float" office:value="290001">
            <text:p text:style-name="P41">290001</text:p>
          </table:table-cell>
          <table:table-cell table:style-name="Tabla4.B298" office:value-type="string">
            <text:p text:style-name="P41">6.61e-07</text:p>
          </table:table-cell>
        </table:table-row>
        <table:table-row>
          <table:table-cell table:style-name="Tabla4.A2" office:value-type="float" office:value="300001">
            <text:p text:style-name="P41">300001</text:p>
          </table:table-cell>
          <table:table-cell table:style-name="Tabla4.B298" office:value-type="string">
            <text:p text:style-name="P41">7.95e-07</text:p>
          </table:table-cell>
        </table:table-row>
        <table:table-row>
          <table:table-cell table:style-name="Tabla4.A2" office:value-type="float" office:value="310001">
            <text:p text:style-name="P41">310001</text:p>
          </table:table-cell>
          <table:table-cell table:style-name="Tabla4.B298" office:value-type="string">
            <text:p text:style-name="P41">6.32e-07</text:p>
          </table:table-cell>
        </table:table-row>
        <table:table-row>
          <table:table-cell table:style-name="Tabla4.A2" office:value-type="float" office:value="320001">
            <text:p text:style-name="P41">320001</text:p>
          </table:table-cell>
          <table:table-cell table:style-name="Tabla4.B298" office:value-type="string">
            <text:p text:style-name="P41">9.93e-07</text:p>
          </table:table-cell>
        </table:table-row>
        <table:table-row>
          <table:table-cell table:style-name="Tabla4.A2" office:value-type="float" office:value="330001">
            <text:p text:style-name="P41">330001</text:p>
          </table:table-cell>
          <table:table-cell table:style-name="Tabla4.B298" office:value-type="string">
            <text:p text:style-name="P41">1.46e-06</text:p>
          </table:table-cell>
        </table:table-row>
        <table:table-row>
          <table:table-cell table:style-name="Tabla4.A2" office:value-type="float" office:value="340001">
            <text:p text:style-name="P41">340001</text:p>
          </table:table-cell>
          <table:table-cell table:style-name="Tabla4.B18" office:value-type="float" office:value="0.001659">
            <text:p text:style-name="P41">1,66E-03</text:p>
          </table:table-cell>
        </table:table-row>
        <table:table-row>
          <table:table-cell table:style-name="Tabla4.A2" office:value-type="float" office:value="350001">
            <text:p text:style-name="P41">350001</text:p>
          </table:table-cell>
          <table:table-cell table:style-name="Tabla4.B298" office:value-type="string">
            <text:p text:style-name="P41">8.88e-07</text:p>
          </table:table-cell>
        </table:table-row>
        <table:table-row>
          <table:table-cell table:style-name="Tabla4.A2" office:value-type="float" office:value="360001">
            <text:p text:style-name="P41">360001</text:p>
          </table:table-cell>
          <table:table-cell table:style-name="Tabla4.B298" office:value-type="string">
            <text:p text:style-name="P41">7.42e-07</text:p>
          </table:table-cell>
        </table:table-row>
        <table:table-row>
          <table:table-cell table:style-name="Tabla4.A2" office:value-type="float" office:value="370001">
            <text:p text:style-name="P41">370001</text:p>
          </table:table-cell>
          <table:table-cell table:style-name="Tabla4.B298" office:value-type="string">
            <text:p text:style-name="P41">7.39e-07</text:p>
          </table:table-cell>
        </table:table-row>
        <table:table-row>
          <table:table-cell table:style-name="Tabla4.A2" office:value-type="float" office:value="380001">
            <text:p text:style-name="P41">380001</text:p>
          </table:table-cell>
          <table:table-cell table:style-name="Tabla4.B18" office:value-type="float" office:value="0.001014">
            <text:p text:style-name="P41">1,01E-03</text:p>
          </table:table-cell>
        </table:table-row>
        <table:table-row>
          <table:table-cell table:style-name="Tabla4.A2" office:value-type="float" office:value="390001">
            <text:p text:style-name="P41">390001</text:p>
          </table:table-cell>
          <table:table-cell table:style-name="Tabla4.B298" office:value-type="string">
            <text:p text:style-name="P41">9.49e-07</text:p>
          </table:table-cell>
        </table:table-row>
        <table:table-row>
          <table:table-cell table:style-name="Tabla4.A2" office:value-type="float" office:value="400001">
            <text:p text:style-name="P41">400001</text:p>
          </table:table-cell>
          <table:table-cell table:style-name="Tabla4.B298" office:value-type="string">
            <text:p text:style-name="P41">7.05e-07</text:p>
          </table:table-cell>
        </table:table-row>
        <table:table-row>
          <table:table-cell table:style-name="Tabla4.A2" office:value-type="float" office:value="410001">
            <text:p text:style-name="P41">410001</text:p>
          </table:table-cell>
          <table:table-cell table:style-name="Tabla4.B298" office:value-type="string">
            <text:p text:style-name="P41">9.08e-07</text:p>
          </table:table-cell>
        </table:table-row>
        <table:table-row>
          <table:table-cell table:style-name="Tabla4.A2" office:value-type="float" office:value="420001">
            <text:p text:style-name="P41">420001</text:p>
          </table:table-cell>
          <table:table-cell table:style-name="Tabla4.B298" office:value-type="string">
            <text:p text:style-name="P41">8.92e-07</text:p>
          </table:table-cell>
        </table:table-row>
        <table:table-row>
          <table:table-cell table:style-name="Tabla4.A2" office:value-type="float" office:value="430001">
            <text:p text:style-name="P41">430001</text:p>
          </table:table-cell>
          <table:table-cell table:style-name="Tabla4.B298" office:value-type="string">
            <text:p text:style-name="P41">9.02e-07</text:p>
          </table:table-cell>
        </table:table-row>
        <table:table-row>
          <table:table-cell table:style-name="Tabla4.A2" office:value-type="float" office:value="440001">
            <text:p text:style-name="P41">440001</text:p>
          </table:table-cell>
          <table:table-cell table:style-name="Tabla4.B298" office:value-type="string">
            <text:p text:style-name="P41">8.09e-07</text:p>
          </table:table-cell>
        </table:table-row>
        <table:table-row>
          <table:table-cell table:style-name="Tabla4.A2" office:value-type="float" office:value="450001">
            <text:p text:style-name="P41">450001</text:p>
          </table:table-cell>
          <table:table-cell table:style-name="Tabla4.B18" office:value-type="float" office:value="0.001009">
            <text:p text:style-name="P41">1,01E-03</text:p>
          </table:table-cell>
        </table:table-row>
        <table:table-row>
          <table:table-cell table:style-name="Tabla4.A2" office:value-type="float" office:value="460001">
            <text:p text:style-name="P41">460001</text:p>
          </table:table-cell>
          <table:table-cell table:style-name="Tabla4.B298" office:value-type="string">
            <text:p text:style-name="P41">9.88e-07</text:p>
          </table:table-cell>
        </table:table-row>
        <table:table-row>
          <table:table-cell table:style-name="Tabla4.A2" office:value-type="float" office:value="470001">
            <text:p text:style-name="P41">470001</text:p>
          </table:table-cell>
          <table:table-cell table:style-name="Tabla4.B298" office:value-type="string">
            <text:p text:style-name="P41">7.19e-07</text:p>
          </table:table-cell>
        </table:table-row>
        <table:table-row>
          <table:table-cell table:style-name="Tabla4.A2" office:value-type="float" office:value="480001">
            <text:p text:style-name="P41">480001</text:p>
          </table:table-cell>
          <table:table-cell table:style-name="Tabla4.B298" office:value-type="string">
            <text:p text:style-name="P41">9.75e-07</text:p>
          </table:table-cell>
        </table:table-row>
        <table:table-row>
          <table:table-cell table:style-name="Tabla4.A2" office:value-type="float" office:value="490001">
            <text:p text:style-name="P41">490001</text:p>
          </table:table-cell>
          <table:table-cell table:style-name="Tabla4.B298" office:value-type="string">
            <text:p text:style-name="P41">7.25e-07</text:p>
          </table:table-cell>
        </table:table-row>
        <table:table-row>
          <table:table-cell table:style-name="Tabla4.A2" office:value-type="float" office:value="500001">
            <text:p text:style-name="P41">500001</text:p>
          </table:table-cell>
          <table:table-cell table:style-name="Tabla4.B18" office:value-type="float" office:value="0.002763">
            <text:p text:style-name="P41">2,76E-03</text:p>
          </table:table-cell>
        </table:table-row>
        <table:table-row>
          <table:table-cell table:style-name="Tabla4.A2" office:value-type="float" office:value="510001">
            <text:p text:style-name="P41">510001</text:p>
          </table:table-cell>
          <table:table-cell table:style-name="Tabla4.B298" office:value-type="string">
            <text:p text:style-name="P41">9.36e-07</text:p>
          </table:table-cell>
        </table:table-row>
        <table:table-row>
          <table:table-cell table:style-name="Tabla4.A2" office:value-type="float" office:value="520001">
            <text:p text:style-name="P41">520001</text:p>
          </table:table-cell>
          <table:table-cell table:style-name="Tabla4.B298" office:value-type="string">
            <text:p text:style-name="P41">9.53e-07</text:p>
          </table:table-cell>
        </table:table-row>
        <table:table-row>
          <table:table-cell table:style-name="Tabla4.A2" office:value-type="float" office:value="530001">
            <text:p text:style-name="P41">530001</text:p>
          </table:table-cell>
          <table:table-cell table:style-name="Tabla4.B18" office:value-type="float" office:value="0.001546">
            <text:p text:style-name="P41">1,55E-03</text:p>
          </table:table-cell>
        </table:table-row>
        <table:table-row>
          <table:table-cell table:style-name="Tabla4.A2" office:value-type="float" office:value="540001">
            <text:p text:style-name="P41">540001</text:p>
          </table:table-cell>
          <table:table-cell table:style-name="Tabla4.B18" office:value-type="float" office:value="0.001885">
            <text:p text:style-name="P41">1,89E-03</text:p>
          </table:table-cell>
        </table:table-row>
        <table:table-row>
          <table:table-cell table:style-name="Tabla4.A2" office:value-type="float" office:value="550001">
            <text:p text:style-name="P41">550001</text:p>
          </table:table-cell>
          <table:table-cell table:style-name="Tabla4.B18" office:value-type="float" office:value="0.001327">
            <text:p text:style-name="P41">1,33E-03</text:p>
          </table:table-cell>
        </table:table-row>
        <table:table-row>
          <table:table-cell table:style-name="Tabla4.A2" office:value-type="float" office:value="560001">
            <text:p text:style-name="P41">560001</text:p>
          </table:table-cell>
          <table:table-cell table:style-name="Tabla4.B18" office:value-type="float" office:value="0.001015">
            <text:p text:style-name="P41">1,02E-03</text:p>
          </table:table-cell>
        </table:table-row>
        <text:soft-page-break/>
        <table:table-row>
          <table:table-cell table:style-name="Tabla4.A2" office:value-type="float" office:value="570001">
            <text:p text:style-name="P41">570001</text:p>
          </table:table-cell>
          <table:table-cell table:style-name="Tabla4.B298" office:value-type="string">
            <text:p text:style-name="P41">9.29e-07</text:p>
          </table:table-cell>
        </table:table-row>
        <table:table-row>
          <table:table-cell table:style-name="Tabla4.A2" office:value-type="float" office:value="580001">
            <text:p text:style-name="P41">580001</text:p>
          </table:table-cell>
          <table:table-cell table:style-name="Tabla4.B298" office:value-type="string">
            <text:p text:style-name="P41">8.6e-07</text:p>
          </table:table-cell>
        </table:table-row>
        <table:table-row>
          <table:table-cell table:style-name="Tabla4.A2" office:value-type="float" office:value="590001">
            <text:p text:style-name="P41">590001</text:p>
          </table:table-cell>
          <table:table-cell table:style-name="Tabla4.B298" office:value-type="string">
            <text:p text:style-name="P41">9.59e-07</text:p>
          </table:table-cell>
        </table:table-row>
        <table:table-row>
          <table:table-cell table:style-name="Tabla4.A2" office:value-type="float" office:value="600001">
            <text:p text:style-name="P41">600001</text:p>
          </table:table-cell>
          <table:table-cell table:style-name="Tabla4.B18" office:value-type="float" office:value="0.003503">
            <text:p text:style-name="P41">3,50E-03</text:p>
          </table:table-cell>
        </table:table-row>
        <table:table-row>
          <table:table-cell table:style-name="Tabla4.A2" office:value-type="float" office:value="610001">
            <text:p text:style-name="P41">610001</text:p>
          </table:table-cell>
          <table:table-cell table:style-name="Tabla4.B298" office:value-type="string">
            <text:p text:style-name="P41">8.07e-07</text:p>
          </table:table-cell>
        </table:table-row>
        <table:table-row>
          <table:table-cell table:style-name="Tabla4.A2" office:value-type="float" office:value="620001">
            <text:p text:style-name="P41">620001</text:p>
          </table:table-cell>
          <table:table-cell table:style-name="Tabla4.B298" office:value-type="string">
            <text:p text:style-name="P41">8.96e-07</text:p>
          </table:table-cell>
        </table:table-row>
        <table:table-row>
          <table:table-cell table:style-name="Tabla4.A2" office:value-type="float" office:value="630001">
            <text:p text:style-name="P41">630001</text:p>
          </table:table-cell>
          <table:table-cell table:style-name="Tabla4.B18" office:value-type="float" office:value="0.001227">
            <text:p text:style-name="P41">1,23E-03</text:p>
          </table:table-cell>
        </table:table-row>
        <table:table-row>
          <table:table-cell table:style-name="Tabla4.A2" office:value-type="float" office:value="640001">
            <text:p text:style-name="P41">640001</text:p>
          </table:table-cell>
          <table:table-cell table:style-name="Tabla4.B298" office:value-type="string">
            <text:p text:style-name="P41">1.9e-06</text:p>
          </table:table-cell>
        </table:table-row>
        <table:table-row>
          <table:table-cell table:style-name="Tabla4.A2" office:value-type="float" office:value="650001">
            <text:p text:style-name="P41">650001</text:p>
          </table:table-cell>
          <table:table-cell table:style-name="Tabla4.B298" office:value-type="string">
            <text:p text:style-name="P41">8.56e-07</text:p>
          </table:table-cell>
        </table:table-row>
        <table:table-row>
          <table:table-cell table:style-name="Tabla4.A2" office:value-type="float" office:value="660001">
            <text:p text:style-name="P41">660001</text:p>
          </table:table-cell>
          <table:table-cell table:style-name="Tabla4.B298" office:value-type="string">
            <text:p text:style-name="P41">9.9e-07</text:p>
          </table:table-cell>
        </table:table-row>
        <table:table-row>
          <table:table-cell table:style-name="Tabla4.A2" office:value-type="float" office:value="670001">
            <text:p text:style-name="P41">670001</text:p>
          </table:table-cell>
          <table:table-cell table:style-name="Tabla4.B298" office:value-type="string">
            <text:p text:style-name="P41">8.56e-07</text:p>
          </table:table-cell>
        </table:table-row>
        <table:table-row>
          <table:table-cell table:style-name="Tabla4.A2" office:value-type="float" office:value="680001">
            <text:p text:style-name="P41">680001</text:p>
          </table:table-cell>
          <table:table-cell table:style-name="Tabla4.B298" office:value-type="string">
            <text:p text:style-name="P41">7.94e-07</text:p>
          </table:table-cell>
        </table:table-row>
        <table:table-row>
          <table:table-cell table:style-name="Tabla4.A2" office:value-type="float" office:value="690001">
            <text:p text:style-name="P41">690001</text:p>
          </table:table-cell>
          <table:table-cell table:style-name="Tabla4.B18" office:value-type="float" office:value="0.002289">
            <text:p text:style-name="P41">2,29E-03</text:p>
          </table:table-cell>
        </table:table-row>
        <table:table-row>
          <table:table-cell table:style-name="Tabla4.A2" office:value-type="float" office:value="700001">
            <text:p text:style-name="P41">700001</text:p>
          </table:table-cell>
          <table:table-cell table:style-name="Tabla4.B298" office:value-type="string">
            <text:p text:style-name="P41">8.4e-07</text:p>
          </table:table-cell>
        </table:table-row>
        <table:table-row>
          <table:table-cell table:style-name="Tabla4.A2" office:value-type="float" office:value="710001">
            <text:p text:style-name="P41">710001</text:p>
          </table:table-cell>
          <table:table-cell table:style-name="Tabla4.B298" office:value-type="string">
            <text:p text:style-name="P41">1.16e-06</text:p>
          </table:table-cell>
        </table:table-row>
        <table:table-row>
          <table:table-cell table:style-name="Tabla4.A2" office:value-type="float" office:value="720001">
            <text:p text:style-name="P41">720001</text:p>
          </table:table-cell>
          <table:table-cell table:style-name="Tabla4.B298" office:value-type="string">
            <text:p text:style-name="P41">9.58e-07</text:p>
          </table:table-cell>
        </table:table-row>
        <table:table-row>
          <table:table-cell table:style-name="Tabla4.A2" office:value-type="float" office:value="730001">
            <text:p text:style-name="P41">730001</text:p>
          </table:table-cell>
          <table:table-cell table:style-name="Tabla4.B18" office:value-type="float" office:value="0.001438">
            <text:p text:style-name="P41">1,44E-03</text:p>
          </table:table-cell>
        </table:table-row>
        <table:table-row>
          <table:table-cell table:style-name="Tabla4.A2" office:value-type="float" office:value="740001">
            <text:p text:style-name="P41">740001</text:p>
          </table:table-cell>
          <table:table-cell table:style-name="Tabla4.B298" office:value-type="string">
            <text:p text:style-name="P41">8.1e-07</text:p>
          </table:table-cell>
        </table:table-row>
        <table:table-row>
          <table:table-cell table:style-name="Tabla4.A2" office:value-type="float" office:value="750001">
            <text:p text:style-name="P41">750001</text:p>
          </table:table-cell>
          <table:table-cell table:style-name="Tabla4.B18" office:value-type="float" office:value="0.001209">
            <text:p text:style-name="P41">1,21E-03</text:p>
          </table:table-cell>
        </table:table-row>
        <table:table-row>
          <table:table-cell table:style-name="Tabla4.A2" office:value-type="float" office:value="760001">
            <text:p text:style-name="P41">760001</text:p>
          </table:table-cell>
          <table:table-cell table:style-name="Tabla4.B298" office:value-type="string">
            <text:p text:style-name="P41">9.53e-07</text:p>
          </table:table-cell>
        </table:table-row>
        <table:table-row>
          <table:table-cell table:style-name="Tabla4.A2" office:value-type="float" office:value="770001">
            <text:p text:style-name="P41">770001</text:p>
          </table:table-cell>
          <table:table-cell table:style-name="Tabla4.B18" office:value-type="float" office:value="0.001023">
            <text:p text:style-name="P41">1,02E-03</text:p>
          </table:table-cell>
        </table:table-row>
        <table:table-row>
          <table:table-cell table:style-name="Tabla4.A2" office:value-type="float" office:value="780001">
            <text:p text:style-name="P41">780001</text:p>
          </table:table-cell>
          <table:table-cell table:style-name="Tabla4.B18" office:value-type="float" office:value="0.001053">
            <text:p text:style-name="P41">1,05E-03</text:p>
          </table:table-cell>
        </table:table-row>
        <table:table-row>
          <table:table-cell table:style-name="Tabla4.A2" office:value-type="float" office:value="790001">
            <text:p text:style-name="P41">790001</text:p>
          </table:table-cell>
          <table:table-cell table:style-name="Tabla4.B18" office:value-type="float" office:value="0.001209">
            <text:p text:style-name="P41">1,21E-03</text:p>
          </table:table-cell>
        </table:table-row>
        <table:table-row>
          <table:table-cell table:style-name="Tabla4.A2" office:value-type="float" office:value="800001">
            <text:p text:style-name="P41">800001</text:p>
          </table:table-cell>
          <table:table-cell table:style-name="Tabla4.B298" office:value-type="string">
            <text:p text:style-name="P41">1.66e-06</text:p>
          </table:table-cell>
        </table:table-row>
        <table:table-row>
          <table:table-cell table:style-name="Tabla4.A2" office:value-type="float" office:value="810001">
            <text:p text:style-name="P41">810001</text:p>
          </table:table-cell>
          <table:table-cell table:style-name="Tabla4.B18" office:value-type="float" office:value="0.001543">
            <text:p text:style-name="P41">1,54E-03</text:p>
          </table:table-cell>
        </table:table-row>
        <table:table-row>
          <table:table-cell table:style-name="Tabla4.A2" office:value-type="float" office:value="820001">
            <text:p text:style-name="P41">820001</text:p>
          </table:table-cell>
          <table:table-cell table:style-name="Tabla4.B18" office:value-type="float" office:value="0.001071">
            <text:p text:style-name="P41">1,07E-03</text:p>
          </table:table-cell>
        </table:table-row>
        <table:table-row>
          <table:table-cell table:style-name="Tabla4.A2" office:value-type="float" office:value="830001">
            <text:p text:style-name="P41">830001</text:p>
          </table:table-cell>
          <table:table-cell table:style-name="Tabla4.B18" office:value-type="float" office:value="0.001458">
            <text:p text:style-name="P41">1,46E-03</text:p>
          </table:table-cell>
        </table:table-row>
        <table:table-row>
          <table:table-cell table:style-name="Tabla4.A2" office:value-type="float" office:value="840001">
            <text:p text:style-name="P41">840001</text:p>
          </table:table-cell>
          <table:table-cell table:style-name="Tabla4.B298" office:value-type="string">
            <text:p text:style-name="P41">9.5e-07</text:p>
          </table:table-cell>
        </table:table-row>
        <table:table-row>
          <table:table-cell table:style-name="Tabla4.A2" office:value-type="float" office:value="850001">
            <text:p text:style-name="P41">850001</text:p>
          </table:table-cell>
          <table:table-cell table:style-name="Tabla4.B18" office:value-type="float" office:value="0.001296">
            <text:p text:style-name="P41">1,30E-03</text:p>
          </table:table-cell>
        </table:table-row>
        <table:table-row>
          <table:table-cell table:style-name="Tabla4.A2" office:value-type="float" office:value="860001">
            <text:p text:style-name="P41">860001</text:p>
          </table:table-cell>
          <table:table-cell table:style-name="Tabla4.B18" office:value-type="float" office:value="0.001932">
            <text:p text:style-name="P41">1,93E-03</text:p>
          </table:table-cell>
        </table:table-row>
        <table:table-row>
          <table:table-cell table:style-name="Tabla4.A2" office:value-type="float" office:value="870001">
            <text:p text:style-name="P41">870001</text:p>
          </table:table-cell>
          <table:table-cell table:style-name="Tabla4.B18" office:value-type="float" office:value="0.001179">
            <text:p text:style-name="P41">1,18E-03</text:p>
          </table:table-cell>
        </table:table-row>
        <table:table-row>
          <table:table-cell table:style-name="Tabla4.A2" office:value-type="float" office:value="880001">
            <text:p text:style-name="P41">880001</text:p>
          </table:table-cell>
          <table:table-cell table:style-name="Tabla4.B18" office:value-type="float" office:value="0.001911">
            <text:p text:style-name="P41">1,91E-03</text:p>
          </table:table-cell>
        </table:table-row>
        <table:table-row>
          <table:table-cell table:style-name="Tabla4.A2" office:value-type="float" office:value="890001">
            <text:p text:style-name="P41">890001</text:p>
          </table:table-cell>
          <table:table-cell table:style-name="Tabla4.B18" office:value-type="float" office:value="0.001494">
            <text:p text:style-name="P41">1,49E-03</text:p>
          </table:table-cell>
        </table:table-row>
        <table:table-row>
          <table:table-cell table:style-name="Tabla4.A2" office:value-type="float" office:value="900001">
            <text:p text:style-name="P41">900001</text:p>
          </table:table-cell>
          <table:table-cell table:style-name="Tabla4.B18" office:value-type="float" office:value="0.001549">
            <text:p text:style-name="P41">1,55E-03</text:p>
          </table:table-cell>
        </table:table-row>
        <table:table-row>
          <table:table-cell table:style-name="Tabla4.A2" office:value-type="float" office:value="910001">
            <text:p text:style-name="P41">910001</text:p>
          </table:table-cell>
          <table:table-cell table:style-name="Tabla4.B18" office:value-type="float" office:value="0.001249">
            <text:p text:style-name="P41">1,25E-03</text:p>
          </table:table-cell>
        </table:table-row>
        <table:table-row>
          <table:table-cell table:style-name="Tabla4.A2" office:value-type="float" office:value="920001">
            <text:p text:style-name="P41">920001</text:p>
          </table:table-cell>
          <table:table-cell table:style-name="Tabla4.B18" office:value-type="float" office:value="0.001811">
            <text:p text:style-name="P41">1,81E-03</text:p>
          </table:table-cell>
        </table:table-row>
        <table:table-row>
          <table:table-cell table:style-name="Tabla4.A2" office:value-type="float" office:value="930001">
            <text:p text:style-name="P41">930001</text:p>
          </table:table-cell>
          <table:table-cell table:style-name="Tabla4.B18" office:value-type="float" office:value="0.001201">
            <text:p text:style-name="P41">1,20E-03</text:p>
          </table:table-cell>
        </table:table-row>
        <text:soft-page-break/>
        <table:table-row>
          <table:table-cell table:style-name="Tabla4.A2" office:value-type="float" office:value="940001">
            <text:p text:style-name="P41">940001</text:p>
          </table:table-cell>
          <table:table-cell table:style-name="Tabla4.B18" office:value-type="float" office:value="0.001322">
            <text:p text:style-name="P41">1,32E-03</text:p>
          </table:table-cell>
        </table:table-row>
        <table:table-row>
          <table:table-cell table:style-name="Tabla4.A2" office:value-type="float" office:value="950001">
            <text:p text:style-name="P41">950001</text:p>
          </table:table-cell>
          <table:table-cell table:style-name="Tabla4.B18" office:value-type="float" office:value="0.001431">
            <text:p text:style-name="P41">1,43E-03</text:p>
          </table:table-cell>
        </table:table-row>
        <table:table-row>
          <table:table-cell table:style-name="Tabla4.A2" office:value-type="float" office:value="960001">
            <text:p text:style-name="P41">960001</text:p>
          </table:table-cell>
          <table:table-cell table:style-name="Tabla4.B18" office:value-type="float" office:value="0.001741">
            <text:p text:style-name="P41">1,74E-03</text:p>
          </table:table-cell>
        </table:table-row>
        <table:table-row>
          <table:table-cell table:style-name="Tabla4.A2" office:value-type="float" office:value="970001">
            <text:p text:style-name="P41">970001</text:p>
          </table:table-cell>
          <table:table-cell table:style-name="Tabla4.B18" office:value-type="float" office:value="0.001629">
            <text:p text:style-name="P41">1,63E-03</text:p>
          </table:table-cell>
        </table:table-row>
        <table:table-row>
          <table:table-cell table:style-name="Tabla4.A2" office:value-type="float" office:value="980001">
            <text:p text:style-name="P41">980001</text:p>
          </table:table-cell>
          <table:table-cell table:style-name="Tabla4.B18" office:value-type="float" office:value="0.001628">
            <text:p text:style-name="P41">1,63E-03</text:p>
          </table:table-cell>
        </table:table-row>
        <table:table-row>
          <table:table-cell table:style-name="Tabla4.A2" office:value-type="float" office:value="990001">
            <text:p text:style-name="P41">990001</text:p>
          </table:table-cell>
          <table:table-cell table:style-name="Tabla4.B298" office:value-type="string">
            <text:p text:style-name="P41">1.39e-06</text:p>
          </table:table-cell>
        </table:table-row>
        <table:table-row>
          <table:table-cell table:style-name="Tabla4.A2" office:value-type="float" office:value="1000001">
            <text:p text:style-name="P41">1000001</text:p>
          </table:table-cell>
          <table:table-cell table:style-name="Tabla4.B18" office:value-type="float" office:value="0.001562">
            <text:p text:style-name="P41">1,56E-03</text:p>
          </table:table-cell>
        </table:table-row>
        <table:table-row>
          <table:table-cell table:style-name="Tabla4.A2" office:value-type="float" office:value="1010001">
            <text:p text:style-name="P41">1010001</text:p>
          </table:table-cell>
          <table:table-cell table:style-name="Tabla4.B18" office:value-type="float" office:value="0.001566">
            <text:p text:style-name="P41">1,57E-03</text:p>
          </table:table-cell>
        </table:table-row>
        <table:table-row>
          <table:table-cell table:style-name="Tabla4.A2" office:value-type="float" office:value="1020001">
            <text:p text:style-name="P41">1020001</text:p>
          </table:table-cell>
          <table:table-cell table:style-name="Tabla4.B18" office:value-type="float" office:value="0.002448">
            <text:p text:style-name="P41">2,45E-03</text:p>
          </table:table-cell>
        </table:table-row>
        <table:table-row>
          <table:table-cell table:style-name="Tabla4.A2" office:value-type="float" office:value="1030001">
            <text:p text:style-name="P41">1030001</text:p>
          </table:table-cell>
          <table:table-cell table:style-name="Tabla4.B18" office:value-type="float" office:value="0.001506">
            <text:p text:style-name="P41">1,51E-03</text:p>
          </table:table-cell>
        </table:table-row>
        <table:table-row>
          <table:table-cell table:style-name="Tabla4.A2" office:value-type="float" office:value="1040001">
            <text:p text:style-name="P41">1040001</text:p>
          </table:table-cell>
          <table:table-cell table:style-name="Tabla4.B18" office:value-type="float" office:value="0.002019">
            <text:p text:style-name="P41">2,02E-03</text:p>
          </table:table-cell>
        </table:table-row>
        <table:table-row>
          <table:table-cell table:style-name="Tabla4.A2" office:value-type="float" office:value="1050001">
            <text:p text:style-name="P41">1050001</text:p>
          </table:table-cell>
          <table:table-cell table:style-name="Tabla4.B18" office:value-type="float" office:value="0.004965">
            <text:p text:style-name="P41">4,97E-03</text:p>
          </table:table-cell>
        </table:table-row>
        <table:table-row>
          <table:table-cell table:style-name="Tabla4.A2" office:value-type="float" office:value="1060001">
            <text:p text:style-name="P41">1060001</text:p>
          </table:table-cell>
          <table:table-cell table:style-name="Tabla4.B18" office:value-type="float" office:value="0.001561">
            <text:p text:style-name="P41">1,56E-03</text:p>
          </table:table-cell>
        </table:table-row>
        <table:table-row>
          <table:table-cell table:style-name="Tabla4.A2" office:value-type="float" office:value="1070001">
            <text:p text:style-name="P41">1070001</text:p>
          </table:table-cell>
          <table:table-cell table:style-name="Tabla4.B18" office:value-type="float" office:value="0.001442">
            <text:p text:style-name="P41">1,44E-03</text:p>
          </table:table-cell>
        </table:table-row>
        <table:table-row>
          <table:table-cell table:style-name="Tabla4.A2" office:value-type="float" office:value="1080001">
            <text:p text:style-name="P41">1080001</text:p>
          </table:table-cell>
          <table:table-cell table:style-name="Tabla4.B298" office:value-type="string">
            <text:p text:style-name="P41">1.29e-06</text:p>
          </table:table-cell>
        </table:table-row>
        <table:table-row>
          <table:table-cell table:style-name="Tabla4.A2" office:value-type="float" office:value="1090001">
            <text:p text:style-name="P41">1090001</text:p>
          </table:table-cell>
          <table:table-cell table:style-name="Tabla4.B18" office:value-type="float" office:value="0.002193">
            <text:p text:style-name="P41">2,19E-03</text:p>
          </table:table-cell>
        </table:table-row>
        <table:table-row>
          <table:table-cell table:style-name="Tabla4.A2" office:value-type="float" office:value="1100001">
            <text:p text:style-name="P41">1100001</text:p>
          </table:table-cell>
          <table:table-cell table:style-name="Tabla4.B18" office:value-type="float" office:value="0.001361">
            <text:p text:style-name="P41">1,36E-03</text:p>
          </table:table-cell>
        </table:table-row>
        <table:table-row>
          <table:table-cell table:style-name="Tabla4.A2" office:value-type="float" office:value="1110001">
            <text:p text:style-name="P41">1110001</text:p>
          </table:table-cell>
          <table:table-cell table:style-name="Tabla4.B18" office:value-type="float" office:value="0.001628">
            <text:p text:style-name="P41">1,63E-03</text:p>
          </table:table-cell>
        </table:table-row>
        <table:table-row>
          <table:table-cell table:style-name="Tabla4.A2" office:value-type="float" office:value="1120001">
            <text:p text:style-name="P41">1120001</text:p>
          </table:table-cell>
          <table:table-cell table:style-name="Tabla4.B18" office:value-type="float" office:value="0.001448">
            <text:p text:style-name="P41">1,45E-03</text:p>
          </table:table-cell>
        </table:table-row>
        <table:table-row>
          <table:table-cell table:style-name="Tabla4.A2" office:value-type="float" office:value="1130001">
            <text:p text:style-name="P41">1130001</text:p>
          </table:table-cell>
          <table:table-cell table:style-name="Tabla4.B18" office:value-type="float" office:value="0.001138">
            <text:p text:style-name="P41">1,14E-03</text:p>
          </table:table-cell>
        </table:table-row>
        <table:table-row>
          <table:table-cell table:style-name="Tabla4.A2" office:value-type="float" office:value="1140001">
            <text:p text:style-name="P41">1140001</text:p>
          </table:table-cell>
          <table:table-cell table:style-name="Tabla4.B18" office:value-type="float" office:value="0.001608">
            <text:p text:style-name="P41">1,61E-03</text:p>
          </table:table-cell>
        </table:table-row>
        <table:table-row>
          <table:table-cell table:style-name="Tabla4.A2" office:value-type="float" office:value="1150001">
            <text:p text:style-name="P41">1150001</text:p>
          </table:table-cell>
          <table:table-cell table:style-name="Tabla4.B18" office:value-type="float" office:value="0.004088">
            <text:p text:style-name="P41">4,09E-03</text:p>
          </table:table-cell>
        </table:table-row>
        <table:table-row>
          <table:table-cell table:style-name="Tabla4.A2" office:value-type="float" office:value="1160001">
            <text:p text:style-name="P41">1160001</text:p>
          </table:table-cell>
          <table:table-cell table:style-name="Tabla4.B18" office:value-type="float" office:value="0.001761">
            <text:p text:style-name="P41">1,76E-03</text:p>
          </table:table-cell>
        </table:table-row>
        <table:table-row>
          <table:table-cell table:style-name="Tabla4.A2" office:value-type="float" office:value="1170001">
            <text:p text:style-name="P41">1170001</text:p>
          </table:table-cell>
          <table:table-cell table:style-name="Tabla4.B18" office:value-type="float" office:value="0.001945">
            <text:p text:style-name="P41">1,95E-03</text:p>
          </table:table-cell>
        </table:table-row>
        <table:table-row>
          <table:table-cell table:style-name="Tabla4.A2" office:value-type="float" office:value="1180001">
            <text:p text:style-name="P41">1180001</text:p>
          </table:table-cell>
          <table:table-cell table:style-name="Tabla4.B18" office:value-type="float" office:value="0.001668">
            <text:p text:style-name="P41">1,67E-03</text:p>
          </table:table-cell>
        </table:table-row>
        <table:table-row>
          <table:table-cell table:style-name="Tabla4.A2" office:value-type="float" office:value="1190001">
            <text:p text:style-name="P41">1190001</text:p>
          </table:table-cell>
          <table:table-cell table:style-name="Tabla4.B18" office:value-type="float" office:value="0.001443">
            <text:p text:style-name="P41">1,44E-03</text:p>
          </table:table-cell>
        </table:table-row>
        <table:table-row>
          <table:table-cell table:style-name="Tabla4.A2" office:value-type="float" office:value="1200001">
            <text:p text:style-name="P41">1200001</text:p>
          </table:table-cell>
          <table:table-cell table:style-name="Tabla4.B18" office:value-type="float" office:value="0.001705">
            <text:p text:style-name="P41">1,71E-03</text:p>
          </table:table-cell>
        </table:table-row>
        <table:table-row>
          <table:table-cell table:style-name="Tabla4.A2" office:value-type="float" office:value="1210001">
            <text:p text:style-name="P41">1210001</text:p>
          </table:table-cell>
          <table:table-cell table:style-name="Tabla4.B18" office:value-type="float" office:value="0.003357">
            <text:p text:style-name="P41">3,36E-03</text:p>
          </table:table-cell>
        </table:table-row>
        <table:table-row>
          <table:table-cell table:style-name="Tabla4.A2" office:value-type="float" office:value="1220001">
            <text:p text:style-name="P41">1220001</text:p>
          </table:table-cell>
          <table:table-cell table:style-name="Tabla4.B18" office:value-type="float" office:value="0.001691">
            <text:p text:style-name="P41">1,69E-03</text:p>
          </table:table-cell>
        </table:table-row>
        <table:table-row>
          <table:table-cell table:style-name="Tabla4.A2" office:value-type="float" office:value="1230001">
            <text:p text:style-name="P41">1230001</text:p>
          </table:table-cell>
          <table:table-cell table:style-name="Tabla4.B18" office:value-type="float" office:value="0.002111">
            <text:p text:style-name="P41">2,11E-03</text:p>
          </table:table-cell>
        </table:table-row>
        <table:table-row>
          <table:table-cell table:style-name="Tabla4.A2" office:value-type="float" office:value="1240001">
            <text:p text:style-name="P41">1240001</text:p>
          </table:table-cell>
          <table:table-cell table:style-name="Tabla4.B18" office:value-type="float" office:value="0.001805">
            <text:p text:style-name="P41">1,81E-03</text:p>
          </table:table-cell>
        </table:table-row>
        <table:table-row>
          <table:table-cell table:style-name="Tabla4.A2" office:value-type="float" office:value="1250001">
            <text:p text:style-name="P41">1250001</text:p>
          </table:table-cell>
          <table:table-cell table:style-name="Tabla4.B298" office:value-type="string">
            <text:p text:style-name="P41">1.94e-06</text:p>
          </table:table-cell>
        </table:table-row>
        <table:table-row>
          <table:table-cell table:style-name="Tabla4.A2" office:value-type="float" office:value="1260001">
            <text:p text:style-name="P41">1260001</text:p>
          </table:table-cell>
          <table:table-cell table:style-name="Tabla4.B18" office:value-type="float" office:value="0.001937">
            <text:p text:style-name="P41">1,94E-03</text:p>
          </table:table-cell>
        </table:table-row>
        <table:table-row>
          <table:table-cell table:style-name="Tabla4.A2" office:value-type="float" office:value="1270001">
            <text:p text:style-name="P41">1270001</text:p>
          </table:table-cell>
          <table:table-cell table:style-name="Tabla4.B298" office:value-type="string">
            <text:p text:style-name="P41">2.02e-06</text:p>
          </table:table-cell>
        </table:table-row>
        <table:table-row>
          <table:table-cell table:style-name="Tabla4.A2" office:value-type="float" office:value="1280001">
            <text:p text:style-name="P41">1280001</text:p>
          </table:table-cell>
          <table:table-cell table:style-name="Tabla4.B18" office:value-type="float" office:value="0.001794">
            <text:p text:style-name="P41">1,79E-03</text:p>
          </table:table-cell>
        </table:table-row>
        <table:table-row>
          <table:table-cell table:style-name="Tabla4.A2" office:value-type="float" office:value="1290001">
            <text:p text:style-name="P41">1290001</text:p>
          </table:table-cell>
          <table:table-cell table:style-name="Tabla4.B18" office:value-type="float" office:value="0.001766">
            <text:p text:style-name="P41">1,77E-03</text:p>
          </table:table-cell>
        </table:table-row>
        <table:table-row>
          <table:table-cell table:style-name="Tabla4.A2" office:value-type="float" office:value="1300001">
            <text:p text:style-name="P41">1300001</text:p>
          </table:table-cell>
          <table:table-cell table:style-name="Tabla4.B18" office:value-type="float" office:value="0.001233">
            <text:p text:style-name="P41">1,23E-03</text:p>
          </table:table-cell>
        </table:table-row>
        <text:soft-page-break/>
        <table:table-row>
          <table:table-cell table:style-name="Tabla4.A2" office:value-type="float" office:value="1310001">
            <text:p text:style-name="P41">1310001</text:p>
          </table:table-cell>
          <table:table-cell table:style-name="Tabla4.B18" office:value-type="float" office:value="0.002044">
            <text:p text:style-name="P41">2,04E-03</text:p>
          </table:table-cell>
        </table:table-row>
        <table:table-row>
          <table:table-cell table:style-name="Tabla4.A2" office:value-type="float" office:value="1320001">
            <text:p text:style-name="P41">1320001</text:p>
          </table:table-cell>
          <table:table-cell table:style-name="Tabla4.B18" office:value-type="float" office:value="0.001358">
            <text:p text:style-name="P41">1,36E-03</text:p>
          </table:table-cell>
        </table:table-row>
        <table:table-row>
          <table:table-cell table:style-name="Tabla4.A2" office:value-type="float" office:value="1330001">
            <text:p text:style-name="P41">1330001</text:p>
          </table:table-cell>
          <table:table-cell table:style-name="Tabla4.B18" office:value-type="float" office:value="0.002225">
            <text:p text:style-name="P41">2,23E-03</text:p>
          </table:table-cell>
        </table:table-row>
        <table:table-row>
          <table:table-cell table:style-name="Tabla4.A2" office:value-type="float" office:value="1340001">
            <text:p text:style-name="P41">1340001</text:p>
          </table:table-cell>
          <table:table-cell table:style-name="Tabla4.B18" office:value-type="float" office:value="0.002751">
            <text:p text:style-name="P41">2,75E-03</text:p>
          </table:table-cell>
        </table:table-row>
        <table:table-row>
          <table:table-cell table:style-name="Tabla4.A2" office:value-type="float" office:value="1350001">
            <text:p text:style-name="P41">1350001</text:p>
          </table:table-cell>
          <table:table-cell table:style-name="Tabla4.B18" office:value-type="float" office:value="0.007519">
            <text:p text:style-name="P41">7,52E-03</text:p>
          </table:table-cell>
        </table:table-row>
        <table:table-row>
          <table:table-cell table:style-name="Tabla4.A2" office:value-type="float" office:value="1360001">
            <text:p text:style-name="P41">1360001</text:p>
          </table:table-cell>
          <table:table-cell table:style-name="Tabla4.B18" office:value-type="float" office:value="0.001602">
            <text:p text:style-name="P41">1,60E-03</text:p>
          </table:table-cell>
        </table:table-row>
        <table:table-row>
          <table:table-cell table:style-name="Tabla4.A2" office:value-type="float" office:value="1370001">
            <text:p text:style-name="P41">1370001</text:p>
          </table:table-cell>
          <table:table-cell table:style-name="Tabla4.B18" office:value-type="float" office:value="0.001974">
            <text:p text:style-name="P41">1,97E-03</text:p>
          </table:table-cell>
        </table:table-row>
        <table:table-row>
          <table:table-cell table:style-name="Tabla4.A2" office:value-type="float" office:value="1380001">
            <text:p text:style-name="P41">1380001</text:p>
          </table:table-cell>
          <table:table-cell table:style-name="Tabla4.B18" office:value-type="float" office:value="0.001535">
            <text:p text:style-name="P41">1,54E-03</text:p>
          </table:table-cell>
        </table:table-row>
        <table:table-row>
          <table:table-cell table:style-name="Tabla4.A2" office:value-type="float" office:value="1390001">
            <text:p text:style-name="P41">1390001</text:p>
          </table:table-cell>
          <table:table-cell table:style-name="Tabla4.B298" office:value-type="string">
            <text:p text:style-name="P41">1.61e-06</text:p>
          </table:table-cell>
        </table:table-row>
        <table:table-row>
          <table:table-cell table:style-name="Tabla4.A2" office:value-type="float" office:value="1400001">
            <text:p text:style-name="P41">1400001</text:p>
          </table:table-cell>
          <table:table-cell table:style-name="Tabla4.B298" office:value-type="string">
            <text:p text:style-name="P41">1.79e-06</text:p>
          </table:table-cell>
        </table:table-row>
        <table:table-row>
          <table:table-cell table:style-name="Tabla4.A2" office:value-type="float" office:value="1410001">
            <text:p text:style-name="P41">1410001</text:p>
          </table:table-cell>
          <table:table-cell table:style-name="Tabla4.B18" office:value-type="float" office:value="0.001453">
            <text:p text:style-name="P41">1,45E-03</text:p>
          </table:table-cell>
        </table:table-row>
        <table:table-row>
          <table:table-cell table:style-name="Tabla4.A2" office:value-type="float" office:value="1420001">
            <text:p text:style-name="P41">1420001</text:p>
          </table:table-cell>
          <table:table-cell table:style-name="Tabla4.B18" office:value-type="float" office:value="0.001949">
            <text:p text:style-name="P41">1,95E-03</text:p>
          </table:table-cell>
        </table:table-row>
        <table:table-row>
          <table:table-cell table:style-name="Tabla4.A2" office:value-type="float" office:value="1430001">
            <text:p text:style-name="P41">1430001</text:p>
          </table:table-cell>
          <table:table-cell table:style-name="Tabla4.B18" office:value-type="float" office:value="0.002867">
            <text:p text:style-name="P41">2,87E-03</text:p>
          </table:table-cell>
        </table:table-row>
        <table:table-row>
          <table:table-cell table:style-name="Tabla4.A2" office:value-type="float" office:value="1440001">
            <text:p text:style-name="P41">1440001</text:p>
          </table:table-cell>
          <table:table-cell table:style-name="Tabla4.B298" office:value-type="string">
            <text:p text:style-name="P41">2.43e-06</text:p>
          </table:table-cell>
        </table:table-row>
        <table:table-row>
          <table:table-cell table:style-name="Tabla4.A2" office:value-type="float" office:value="1450001">
            <text:p text:style-name="P41">1450001</text:p>
          </table:table-cell>
          <table:table-cell table:style-name="Tabla4.B18" office:value-type="float" office:value="0.001744">
            <text:p text:style-name="P41">1,74E-03</text:p>
          </table:table-cell>
        </table:table-row>
        <table:table-row>
          <table:table-cell table:style-name="Tabla4.A2" office:value-type="float" office:value="1460001">
            <text:p text:style-name="P41">1460001</text:p>
          </table:table-cell>
          <table:table-cell table:style-name="Tabla4.B18" office:value-type="float" office:value="0.001964">
            <text:p text:style-name="P41">1,96E-03</text:p>
          </table:table-cell>
        </table:table-row>
        <table:table-row>
          <table:table-cell table:style-name="Tabla4.A2" office:value-type="float" office:value="1470001">
            <text:p text:style-name="P41">1470001</text:p>
          </table:table-cell>
          <table:table-cell table:style-name="Tabla4.B18" office:value-type="float" office:value="0.001386">
            <text:p text:style-name="P41">1,39E-03</text:p>
          </table:table-cell>
        </table:table-row>
        <table:table-row>
          <table:table-cell table:style-name="Tabla4.A2" office:value-type="float" office:value="1480001">
            <text:p text:style-name="P41">1480001</text:p>
          </table:table-cell>
          <table:table-cell table:style-name="Tabla4.B18" office:value-type="float" office:value="0.002616">
            <text:p text:style-name="P41">2,62E-03</text:p>
          </table:table-cell>
        </table:table-row>
        <table:table-row>
          <table:table-cell table:style-name="Tabla4.A2" office:value-type="float" office:value="1490001">
            <text:p text:style-name="P41">1490001</text:p>
          </table:table-cell>
          <table:table-cell table:style-name="Tabla4.B18" office:value-type="float" office:value="0.001605">
            <text:p text:style-name="P41">1,61E-03</text:p>
          </table:table-cell>
        </table:table-row>
        <table:table-row>
          <table:table-cell table:style-name="Tabla4.A2" office:value-type="float" office:value="1500001">
            <text:p text:style-name="P41">1500001</text:p>
          </table:table-cell>
          <table:table-cell table:style-name="Tabla4.B18" office:value-type="float" office:value="0.001762">
            <text:p text:style-name="P41">1,76E-03</text:p>
          </table:table-cell>
        </table:table-row>
        <table:table-row>
          <table:table-cell table:style-name="Tabla4.A2" office:value-type="float" office:value="1510001">
            <text:p text:style-name="P41">1510001</text:p>
          </table:table-cell>
          <table:table-cell table:style-name="Tabla4.B298" office:value-type="string">
            <text:p text:style-name="P41">1.68e-06</text:p>
          </table:table-cell>
        </table:table-row>
        <table:table-row>
          <table:table-cell table:style-name="Tabla4.A2" office:value-type="float" office:value="1520001">
            <text:p text:style-name="P41">1520001</text:p>
          </table:table-cell>
          <table:table-cell table:style-name="Tabla4.B18" office:value-type="float" office:value="0.001457">
            <text:p text:style-name="P41">1,46E-03</text:p>
          </table:table-cell>
        </table:table-row>
        <table:table-row>
          <table:table-cell table:style-name="Tabla4.A2" office:value-type="float" office:value="1530001">
            <text:p text:style-name="P41">1530001</text:p>
          </table:table-cell>
          <table:table-cell table:style-name="Tabla4.B298" office:value-type="string">
            <text:p text:style-name="P41">1.53e-06</text:p>
          </table:table-cell>
        </table:table-row>
        <table:table-row>
          <table:table-cell table:style-name="Tabla4.A2" office:value-type="float" office:value="1540001">
            <text:p text:style-name="P41">1540001</text:p>
          </table:table-cell>
          <table:table-cell table:style-name="Tabla4.B18" office:value-type="float" office:value="0.001804">
            <text:p text:style-name="P41">1,80E-03</text:p>
          </table:table-cell>
        </table:table-row>
        <table:table-row>
          <table:table-cell table:style-name="Tabla4.A2" office:value-type="float" office:value="1550001">
            <text:p text:style-name="P41">1550001</text:p>
          </table:table-cell>
          <table:table-cell table:style-name="Tabla4.B18" office:value-type="float" office:value="0.005202">
            <text:p text:style-name="P41">5,20E-03</text:p>
          </table:table-cell>
        </table:table-row>
        <table:table-row>
          <table:table-cell table:style-name="Tabla4.A2" office:value-type="float" office:value="1560001">
            <text:p text:style-name="P41">1560001</text:p>
          </table:table-cell>
          <table:table-cell table:style-name="Tabla4.B18" office:value-type="float" office:value="0.001497">
            <text:p text:style-name="P41">1,50E-03</text:p>
          </table:table-cell>
        </table:table-row>
        <table:table-row>
          <table:table-cell table:style-name="Tabla4.A2" office:value-type="float" office:value="1570001">
            <text:p text:style-name="P41">1570001</text:p>
          </table:table-cell>
          <table:table-cell table:style-name="Tabla4.B18" office:value-type="float" office:value="0.001619">
            <text:p text:style-name="P41">1,62E-03</text:p>
          </table:table-cell>
        </table:table-row>
        <table:table-row>
          <table:table-cell table:style-name="Tabla4.A2" office:value-type="float" office:value="1580001">
            <text:p text:style-name="P41">1580001</text:p>
          </table:table-cell>
          <table:table-cell table:style-name="Tabla4.B298" office:value-type="string">
            <text:p text:style-name="P41">2.09e-06</text:p>
          </table:table-cell>
        </table:table-row>
        <table:table-row>
          <table:table-cell table:style-name="Tabla4.A2" office:value-type="float" office:value="1590001">
            <text:p text:style-name="P41">1590001</text:p>
          </table:table-cell>
          <table:table-cell table:style-name="Tabla4.B18" office:value-type="float" office:value="0.001585">
            <text:p text:style-name="P41">1,59E-03</text:p>
          </table:table-cell>
        </table:table-row>
        <table:table-row>
          <table:table-cell table:style-name="Tabla4.A2" office:value-type="float" office:value="1600001">
            <text:p text:style-name="P41">1600001</text:p>
          </table:table-cell>
          <table:table-cell table:style-name="Tabla4.B18" office:value-type="float" office:value="0.006187">
            <text:p text:style-name="P41">6,19E-03</text:p>
          </table:table-cell>
        </table:table-row>
        <table:table-row>
          <table:table-cell table:style-name="Tabla4.A2" office:value-type="float" office:value="1610001">
            <text:p text:style-name="P41">1610001</text:p>
          </table:table-cell>
          <table:table-cell table:style-name="Tabla4.B18" office:value-type="float" office:value="0.001616">
            <text:p text:style-name="P41">1,62E-03</text:p>
          </table:table-cell>
        </table:table-row>
        <table:table-row>
          <table:table-cell table:style-name="Tabla4.A2" office:value-type="float" office:value="1620001">
            <text:p text:style-name="P41">1620001</text:p>
          </table:table-cell>
          <table:table-cell table:style-name="Tabla4.B298" office:value-type="string">
            <text:p text:style-name="P41">1.95e-06</text:p>
          </table:table-cell>
        </table:table-row>
        <table:table-row>
          <table:table-cell table:style-name="Tabla4.A2" office:value-type="float" office:value="1630001">
            <text:p text:style-name="P41">1630001</text:p>
          </table:table-cell>
          <table:table-cell table:style-name="Tabla4.B18" office:value-type="float" office:value="0.002348">
            <text:p text:style-name="P41">2,35E-03</text:p>
          </table:table-cell>
        </table:table-row>
        <table:table-row>
          <table:table-cell table:style-name="Tabla4.A2" office:value-type="float" office:value="1640001">
            <text:p text:style-name="P41">1640001</text:p>
          </table:table-cell>
          <table:table-cell table:style-name="Tabla4.B18" office:value-type="float" office:value="0.009171">
            <text:p text:style-name="P41">9,17E-03</text:p>
          </table:table-cell>
        </table:table-row>
        <table:table-row>
          <table:table-cell table:style-name="Tabla4.A2" office:value-type="float" office:value="1650001">
            <text:p text:style-name="P41">1650001</text:p>
          </table:table-cell>
          <table:table-cell table:style-name="Tabla4.B298" office:value-type="string">
            <text:p text:style-name="P41">1.75e-06</text:p>
          </table:table-cell>
        </table:table-row>
        <table:table-row>
          <table:table-cell table:style-name="Tabla4.A2" office:value-type="float" office:value="1660001">
            <text:p text:style-name="P41">1660001</text:p>
          </table:table-cell>
          <table:table-cell table:style-name="Tabla4.B18" office:value-type="float" office:value="0.001505">
            <text:p text:style-name="P41">1,51E-03</text:p>
          </table:table-cell>
        </table:table-row>
        <table:table-row>
          <table:table-cell table:style-name="Tabla4.A2" office:value-type="float" office:value="1670001">
            <text:p text:style-name="P41">1670001</text:p>
          </table:table-cell>
          <table:table-cell table:style-name="Tabla4.B18" office:value-type="float" office:value="0.001728">
            <text:p text:style-name="P41">1,73E-03</text:p>
          </table:table-cell>
        </table:table-row>
        <text:soft-page-break/>
        <table:table-row>
          <table:table-cell table:style-name="Tabla4.A2" office:value-type="float" office:value="1680001">
            <text:p text:style-name="P41">1680001</text:p>
          </table:table-cell>
          <table:table-cell table:style-name="Tabla4.B18" office:value-type="float" office:value="0.001586">
            <text:p text:style-name="P41">1,59E-03</text:p>
          </table:table-cell>
        </table:table-row>
        <table:table-row>
          <table:table-cell table:style-name="Tabla4.A2" office:value-type="float" office:value="1690001">
            <text:p text:style-name="P41">1690001</text:p>
          </table:table-cell>
          <table:table-cell table:style-name="Tabla4.B18" office:value-type="float" office:value="0.001445">
            <text:p text:style-name="P41">1,45E-03</text:p>
          </table:table-cell>
        </table:table-row>
        <table:table-row>
          <table:table-cell table:style-name="Tabla4.A2" office:value-type="float" office:value="1700001">
            <text:p text:style-name="P41">1700001</text:p>
          </table:table-cell>
          <table:table-cell table:style-name="Tabla4.B18" office:value-type="float" office:value="0.001878">
            <text:p text:style-name="P41">1,88E-03</text:p>
          </table:table-cell>
        </table:table-row>
        <table:table-row>
          <table:table-cell table:style-name="Tabla4.A2" office:value-type="float" office:value="1710001">
            <text:p text:style-name="P41">1710001</text:p>
          </table:table-cell>
          <table:table-cell table:style-name="Tabla4.B18" office:value-type="float" office:value="0.001451">
            <text:p text:style-name="P41">1,45E-03</text:p>
          </table:table-cell>
        </table:table-row>
        <table:table-row>
          <table:table-cell table:style-name="Tabla4.A2" office:value-type="float" office:value="1720001">
            <text:p text:style-name="P41">1720001</text:p>
          </table:table-cell>
          <table:table-cell table:style-name="Tabla4.B18" office:value-type="float" office:value="0.001609">
            <text:p text:style-name="P41">1,61E-03</text:p>
          </table:table-cell>
        </table:table-row>
        <table:table-row>
          <table:table-cell table:style-name="Tabla4.A2" office:value-type="float" office:value="1730001">
            <text:p text:style-name="P41">1730001</text:p>
          </table:table-cell>
          <table:table-cell table:style-name="Tabla4.B18" office:value-type="float" office:value="0.002515">
            <text:p text:style-name="P41">2,52E-03</text:p>
          </table:table-cell>
        </table:table-row>
        <table:table-row>
          <table:table-cell table:style-name="Tabla4.A2" office:value-type="float" office:value="1740001">
            <text:p text:style-name="P41">1740001</text:p>
          </table:table-cell>
          <table:table-cell table:style-name="Tabla4.B18" office:value-type="float" office:value="0.002203">
            <text:p text:style-name="P41">2,20E-03</text:p>
          </table:table-cell>
        </table:table-row>
        <table:table-row>
          <table:table-cell table:style-name="Tabla4.A2" office:value-type="float" office:value="1750001">
            <text:p text:style-name="P41">1750001</text:p>
          </table:table-cell>
          <table:table-cell table:style-name="Tabla4.B18" office:value-type="float" office:value="0.001634">
            <text:p text:style-name="P41">1,63E-03</text:p>
          </table:table-cell>
        </table:table-row>
        <table:table-row>
          <table:table-cell table:style-name="Tabla4.A2" office:value-type="float" office:value="1760001">
            <text:p text:style-name="P41">1760001</text:p>
          </table:table-cell>
          <table:table-cell table:style-name="Tabla4.B18" office:value-type="float" office:value="0.001656">
            <text:p text:style-name="P41">1,66E-03</text:p>
          </table:table-cell>
        </table:table-row>
        <table:table-row>
          <table:table-cell table:style-name="Tabla4.A2" office:value-type="float" office:value="1770001">
            <text:p text:style-name="P41">1770001</text:p>
          </table:table-cell>
          <table:table-cell table:style-name="Tabla4.B18" office:value-type="float" office:value="0.002362">
            <text:p text:style-name="P41">2,36E-03</text:p>
          </table:table-cell>
        </table:table-row>
        <table:table-row>
          <table:table-cell table:style-name="Tabla4.A2" office:value-type="float" office:value="1780001">
            <text:p text:style-name="P41">1780001</text:p>
          </table:table-cell>
          <table:table-cell table:style-name="Tabla4.B18" office:value-type="float" office:value="0.002124">
            <text:p text:style-name="P41">2,12E-03</text:p>
          </table:table-cell>
        </table:table-row>
        <table:table-row>
          <table:table-cell table:style-name="Tabla4.A2" office:value-type="float" office:value="1790001">
            <text:p text:style-name="P41">1790001</text:p>
          </table:table-cell>
          <table:table-cell table:style-name="Tabla4.B18" office:value-type="float" office:value="0.005179">
            <text:p text:style-name="P41">5,18E-03</text:p>
          </table:table-cell>
        </table:table-row>
        <table:table-row>
          <table:table-cell table:style-name="Tabla4.A2" office:value-type="float" office:value="1800001">
            <text:p text:style-name="P41">1800001</text:p>
          </table:table-cell>
          <table:table-cell table:style-name="Tabla4.B18" office:value-type="float" office:value="0.001449">
            <text:p text:style-name="P41">1,45E-03</text:p>
          </table:table-cell>
        </table:table-row>
        <table:table-row>
          <table:table-cell table:style-name="Tabla4.A2" office:value-type="float" office:value="1810001">
            <text:p text:style-name="P41">1810001</text:p>
          </table:table-cell>
          <table:table-cell table:style-name="Tabla4.B18" office:value-type="float" office:value="0.001594">
            <text:p text:style-name="P41">1,59E-03</text:p>
          </table:table-cell>
        </table:table-row>
        <table:table-row>
          <table:table-cell table:style-name="Tabla4.A2" office:value-type="float" office:value="1820001">
            <text:p text:style-name="P41">1820001</text:p>
          </table:table-cell>
          <table:table-cell table:style-name="Tabla4.B18" office:value-type="float" office:value="0.001941">
            <text:p text:style-name="P41">1,94E-03</text:p>
          </table:table-cell>
        </table:table-row>
        <table:table-row>
          <table:table-cell table:style-name="Tabla4.A2" office:value-type="float" office:value="1830001">
            <text:p text:style-name="P41">1830001</text:p>
          </table:table-cell>
          <table:table-cell table:style-name="Tabla4.B18" office:value-type="float" office:value="0.003721">
            <text:p text:style-name="P41">3,72E-03</text:p>
          </table:table-cell>
        </table:table-row>
        <table:table-row>
          <table:table-cell table:style-name="Tabla4.A2" office:value-type="float" office:value="1840001">
            <text:p text:style-name="P41">1840001</text:p>
          </table:table-cell>
          <table:table-cell table:style-name="Tabla4.B18" office:value-type="float" office:value="0.003182">
            <text:p text:style-name="P41">3,18E-03</text:p>
          </table:table-cell>
        </table:table-row>
        <table:table-row>
          <table:table-cell table:style-name="Tabla4.A2" office:value-type="float" office:value="1850001">
            <text:p text:style-name="P41">1850001</text:p>
          </table:table-cell>
          <table:table-cell table:style-name="Tabla4.B18" office:value-type="float" office:value="0.001669">
            <text:p text:style-name="P41">1,67E-03</text:p>
          </table:table-cell>
        </table:table-row>
        <table:table-row>
          <table:table-cell table:style-name="Tabla4.A2" office:value-type="float" office:value="1860001">
            <text:p text:style-name="P41">1860001</text:p>
          </table:table-cell>
          <table:table-cell table:style-name="Tabla4.B18" office:value-type="float" office:value="0.001711">
            <text:p text:style-name="P41">1,71E-03</text:p>
          </table:table-cell>
        </table:table-row>
        <table:table-row>
          <table:table-cell table:style-name="Tabla4.A2" office:value-type="float" office:value="1870001">
            <text:p text:style-name="P41">1870001</text:p>
          </table:table-cell>
          <table:table-cell table:style-name="Tabla4.B298" office:value-type="string">
            <text:p text:style-name="P41">1.44e-06</text:p>
          </table:table-cell>
        </table:table-row>
        <table:table-row>
          <table:table-cell table:style-name="Tabla4.A2" office:value-type="float" office:value="1880001">
            <text:p text:style-name="P41">1880001</text:p>
          </table:table-cell>
          <table:table-cell table:style-name="Tabla4.B18" office:value-type="float" office:value="0.001999">
            <text:p text:style-name="P41">2,00E-03</text:p>
          </table:table-cell>
        </table:table-row>
        <table:table-row>
          <table:table-cell table:style-name="Tabla4.A2" office:value-type="float" office:value="1890001">
            <text:p text:style-name="P41">1890001</text:p>
          </table:table-cell>
          <table:table-cell table:style-name="Tabla4.B18" office:value-type="float" office:value="0.001744">
            <text:p text:style-name="P41">1,74E-03</text:p>
          </table:table-cell>
        </table:table-row>
        <table:table-row>
          <table:table-cell table:style-name="Tabla4.A2" office:value-type="float" office:value="1900001">
            <text:p text:style-name="P41">1900001</text:p>
          </table:table-cell>
          <table:table-cell table:style-name="Tabla4.B18" office:value-type="float" office:value="0.001463">
            <text:p text:style-name="P41">1,46E-03</text:p>
          </table:table-cell>
        </table:table-row>
        <table:table-row>
          <table:table-cell table:style-name="Tabla4.A2" office:value-type="float" office:value="1910001">
            <text:p text:style-name="P41">1910001</text:p>
          </table:table-cell>
          <table:table-cell table:style-name="Tabla4.B18" office:value-type="float" office:value="0.002148">
            <text:p text:style-name="P41">2,15E-03</text:p>
          </table:table-cell>
        </table:table-row>
        <table:table-row>
          <table:table-cell table:style-name="Tabla4.A2" office:value-type="float" office:value="1920001">
            <text:p text:style-name="P41">1920001</text:p>
          </table:table-cell>
          <table:table-cell table:style-name="Tabla4.B18" office:value-type="float" office:value="0.001886">
            <text:p text:style-name="P41">1,89E-03</text:p>
          </table:table-cell>
        </table:table-row>
        <table:table-row>
          <table:table-cell table:style-name="Tabla4.A2" office:value-type="float" office:value="1930001">
            <text:p text:style-name="P41">1930001</text:p>
          </table:table-cell>
          <table:table-cell table:style-name="Tabla4.B18" office:value-type="float" office:value="0.001571">
            <text:p text:style-name="P41">1,57E-03</text:p>
          </table:table-cell>
        </table:table-row>
        <table:table-row>
          <table:table-cell table:style-name="Tabla4.A2" office:value-type="float" office:value="1940001">
            <text:p text:style-name="P41">1940001</text:p>
          </table:table-cell>
          <table:table-cell table:style-name="Tabla4.B18" office:value-type="float" office:value="0.001393">
            <text:p text:style-name="P41">1,39E-03</text:p>
          </table:table-cell>
        </table:table-row>
        <table:table-row>
          <table:table-cell table:style-name="Tabla4.A2" office:value-type="float" office:value="1950001">
            <text:p text:style-name="P41">1950001</text:p>
          </table:table-cell>
          <table:table-cell table:style-name="Tabla4.B298" office:value-type="string">
            <text:p text:style-name="P41">1.56e-06</text:p>
          </table:table-cell>
        </table:table-row>
        <table:table-row>
          <table:table-cell table:style-name="Tabla4.A2" office:value-type="float" office:value="1960001">
            <text:p text:style-name="P41">1960001</text:p>
          </table:table-cell>
          <table:table-cell table:style-name="Tabla4.B298" office:value-type="string">
            <text:p text:style-name="P41">2.07e-06</text:p>
          </table:table-cell>
        </table:table-row>
        <table:table-row>
          <table:table-cell table:style-name="Tabla4.A2" office:value-type="float" office:value="1970001">
            <text:p text:style-name="P41">1970001</text:p>
          </table:table-cell>
          <table:table-cell table:style-name="Tabla4.B18" office:value-type="float" office:value="0.001725">
            <text:p text:style-name="P41">1,73E-03</text:p>
          </table:table-cell>
        </table:table-row>
        <table:table-row>
          <table:table-cell table:style-name="Tabla4.A2" office:value-type="float" office:value="1980001">
            <text:p text:style-name="P41">1980001</text:p>
          </table:table-cell>
          <table:table-cell table:style-name="Tabla4.B298" office:value-type="string">
            <text:p text:style-name="P41">2.1e-06</text:p>
          </table:table-cell>
        </table:table-row>
        <table:table-row>
          <table:table-cell table:style-name="Tabla4.A2" office:value-type="float" office:value="1990001">
            <text:p text:style-name="P41">1990001</text:p>
          </table:table-cell>
          <table:table-cell table:style-name="Tabla4.B18" office:value-type="float" office:value="0.002634">
            <text:p text:style-name="P41">2,63E-03</text:p>
          </table:table-cell>
        </table:table-row>
        <table:table-row>
          <table:table-cell table:style-name="Tabla4.A2" office:value-type="float" office:value="2000001">
            <text:p text:style-name="P41">2000001</text:p>
          </table:table-cell>
          <table:table-cell table:style-name="Tabla4.B18" office:value-type="float" office:value="0.001696">
            <text:p text:style-name="P41">1,70E-03</text:p>
          </table:table-cell>
        </table:table-row>
        <table:table-row>
          <table:table-cell table:style-name="Tabla4.A2" office:value-type="float" office:value="2010001">
            <text:p text:style-name="P41">2010001</text:p>
          </table:table-cell>
          <table:table-cell table:style-name="Tabla4.B18" office:value-type="float" office:value="0.001502">
            <text:p text:style-name="P41">1,50E-03</text:p>
          </table:table-cell>
        </table:table-row>
        <table:table-row>
          <table:table-cell table:style-name="Tabla4.A2" office:value-type="float" office:value="2020001">
            <text:p text:style-name="P41">2020001</text:p>
          </table:table-cell>
          <table:table-cell table:style-name="Tabla4.B18" office:value-type="float" office:value="0.001673">
            <text:p text:style-name="P41">1,67E-03</text:p>
          </table:table-cell>
        </table:table-row>
        <table:table-row>
          <table:table-cell table:style-name="Tabla4.A2" office:value-type="float" office:value="2030001">
            <text:p text:style-name="P41">2030001</text:p>
          </table:table-cell>
          <table:table-cell table:style-name="Tabla4.B18" office:value-type="float" office:value="0.007382">
            <text:p text:style-name="P41">7,38E-03</text:p>
          </table:table-cell>
        </table:table-row>
        <table:table-row>
          <table:table-cell table:style-name="Tabla4.A2" office:value-type="float" office:value="2040001">
            <text:p text:style-name="P41">2040001</text:p>
          </table:table-cell>
          <table:table-cell table:style-name="Tabla4.B18" office:value-type="float" office:value="0.001622">
            <text:p text:style-name="P41">1,62E-03</text:p>
          </table:table-cell>
        </table:table-row>
        <text:soft-page-break/>
        <table:table-row>
          <table:table-cell table:style-name="Tabla4.A2" office:value-type="float" office:value="2050001">
            <text:p text:style-name="P41">2050001</text:p>
          </table:table-cell>
          <table:table-cell table:style-name="Tabla4.B18" office:value-type="float" office:value="0.005545">
            <text:p text:style-name="P41">5,55E-03</text:p>
          </table:table-cell>
        </table:table-row>
        <table:table-row>
          <table:table-cell table:style-name="Tabla4.A2" office:value-type="float" office:value="2060001">
            <text:p text:style-name="P41">2060001</text:p>
          </table:table-cell>
          <table:table-cell table:style-name="Tabla4.B18" office:value-type="float" office:value="0.002881">
            <text:p text:style-name="P41">2,88E-03</text:p>
          </table:table-cell>
        </table:table-row>
        <table:table-row>
          <table:table-cell table:style-name="Tabla4.A2" office:value-type="float" office:value="2070001">
            <text:p text:style-name="P41">2070001</text:p>
          </table:table-cell>
          <table:table-cell table:style-name="Tabla4.B18" office:value-type="float" office:value="0.006466">
            <text:p text:style-name="P41">6,47E-03</text:p>
          </table:table-cell>
        </table:table-row>
        <table:table-row>
          <table:table-cell table:style-name="Tabla4.A2" office:value-type="float" office:value="2080001">
            <text:p text:style-name="P41">2080001</text:p>
          </table:table-cell>
          <table:table-cell table:style-name="Tabla4.B18" office:value-type="float" office:value="0.002521">
            <text:p text:style-name="P41">2,52E-03</text:p>
          </table:table-cell>
        </table:table-row>
        <table:table-row>
          <table:table-cell table:style-name="Tabla4.A2" office:value-type="float" office:value="2090001">
            <text:p text:style-name="P41">2090001</text:p>
          </table:table-cell>
          <table:table-cell table:style-name="Tabla4.B18" office:value-type="float" office:value="0.008256">
            <text:p text:style-name="P41">8,26E-03</text:p>
          </table:table-cell>
        </table:table-row>
        <table:table-row>
          <table:table-cell table:style-name="Tabla4.A2" office:value-type="float" office:value="2100001">
            <text:p text:style-name="P41">2100001</text:p>
          </table:table-cell>
          <table:table-cell table:style-name="Tabla4.B18" office:value-type="float" office:value="0.001568">
            <text:p text:style-name="P41">1,57E-03</text:p>
          </table:table-cell>
        </table:table-row>
        <table:table-row>
          <table:table-cell table:style-name="Tabla4.A2" office:value-type="float" office:value="2110001">
            <text:p text:style-name="P41">2110001</text:p>
          </table:table-cell>
          <table:table-cell table:style-name="Tabla4.B298" office:value-type="string">
            <text:p text:style-name="P41">1.53e-06</text:p>
          </table:table-cell>
        </table:table-row>
        <table:table-row>
          <table:table-cell table:style-name="Tabla4.A2" office:value-type="float" office:value="2120001">
            <text:p text:style-name="P41">2120001</text:p>
          </table:table-cell>
          <table:table-cell table:style-name="Tabla4.B18" office:value-type="float" office:value="0.001693">
            <text:p text:style-name="P41">1,69E-03</text:p>
          </table:table-cell>
        </table:table-row>
        <table:table-row>
          <table:table-cell table:style-name="Tabla4.A2" office:value-type="float" office:value="2130001">
            <text:p text:style-name="P41">2130001</text:p>
          </table:table-cell>
          <table:table-cell table:style-name="Tabla4.B18" office:value-type="float" office:value="0.004908">
            <text:p text:style-name="P41">4,91E-03</text:p>
          </table:table-cell>
        </table:table-row>
        <table:table-row>
          <table:table-cell table:style-name="Tabla4.A2" office:value-type="float" office:value="2140001">
            <text:p text:style-name="P41">2140001</text:p>
          </table:table-cell>
          <table:table-cell table:style-name="Tabla4.B18" office:value-type="float" office:value="0.001844">
            <text:p text:style-name="P41">1,84E-03</text:p>
          </table:table-cell>
        </table:table-row>
        <table:table-row>
          <table:table-cell table:style-name="Tabla4.A2" office:value-type="float" office:value="2150001">
            <text:p text:style-name="P41">2150001</text:p>
          </table:table-cell>
          <table:table-cell table:style-name="Tabla4.B18" office:value-type="float" office:value="0.001502">
            <text:p text:style-name="P41">1,50E-03</text:p>
          </table:table-cell>
        </table:table-row>
        <table:table-row>
          <table:table-cell table:style-name="Tabla4.A2" office:value-type="float" office:value="2160001">
            <text:p text:style-name="P41">2160001</text:p>
          </table:table-cell>
          <table:table-cell table:style-name="Tabla4.B18" office:value-type="float" office:value="0.001589">
            <text:p text:style-name="P41">1,59E-03</text:p>
          </table:table-cell>
        </table:table-row>
        <table:table-row>
          <table:table-cell table:style-name="Tabla4.A2" office:value-type="float" office:value="2170001">
            <text:p text:style-name="P41">2170001</text:p>
          </table:table-cell>
          <table:table-cell table:style-name="Tabla4.B18" office:value-type="float" office:value="0.001927">
            <text:p text:style-name="P41">1,93E-03</text:p>
          </table:table-cell>
        </table:table-row>
        <table:table-row>
          <table:table-cell table:style-name="Tabla4.A2" office:value-type="float" office:value="2180001">
            <text:p text:style-name="P41">2180001</text:p>
          </table:table-cell>
          <table:table-cell table:style-name="Tabla4.B18" office:value-type="float" office:value="0.001753">
            <text:p text:style-name="P41">1,75E-03</text:p>
          </table:table-cell>
        </table:table-row>
        <table:table-row>
          <table:table-cell table:style-name="Tabla4.A2" office:value-type="float" office:value="2190001">
            <text:p text:style-name="P41">2190001</text:p>
          </table:table-cell>
          <table:table-cell table:style-name="Tabla4.B18" office:value-type="float" office:value="0.001462">
            <text:p text:style-name="P41">1,46E-03</text:p>
          </table:table-cell>
        </table:table-row>
        <table:table-row>
          <table:table-cell table:style-name="Tabla4.A2" office:value-type="float" office:value="2200001">
            <text:p text:style-name="P41">2200001</text:p>
          </table:table-cell>
          <table:table-cell table:style-name="Tabla4.B18" office:value-type="float" office:value="0.001857">
            <text:p text:style-name="P41">1,86E-03</text:p>
          </table:table-cell>
        </table:table-row>
        <table:table-row>
          <table:table-cell table:style-name="Tabla4.A2" office:value-type="float" office:value="2210001">
            <text:p text:style-name="P41">2210001</text:p>
          </table:table-cell>
          <table:table-cell table:style-name="Tabla4.B18" office:value-type="float" office:value="0.001621">
            <text:p text:style-name="P41">1,62E-03</text:p>
          </table:table-cell>
        </table:table-row>
        <table:table-row>
          <table:table-cell table:style-name="Tabla4.A2" office:value-type="float" office:value="2220001">
            <text:p text:style-name="P41">2220001</text:p>
          </table:table-cell>
          <table:table-cell table:style-name="Tabla4.B298" office:value-type="string">
            <text:p text:style-name="P41">1.51e-06</text:p>
          </table:table-cell>
        </table:table-row>
        <table:table-row>
          <table:table-cell table:style-name="Tabla4.A2" office:value-type="float" office:value="2230001">
            <text:p text:style-name="P41">2230001</text:p>
          </table:table-cell>
          <table:table-cell table:style-name="Tabla4.B18" office:value-type="float" office:value="0.002133">
            <text:p text:style-name="P41">2,13E-03</text:p>
          </table:table-cell>
        </table:table-row>
        <table:table-row>
          <table:table-cell table:style-name="Tabla4.A2" office:value-type="float" office:value="2240001">
            <text:p text:style-name="P41">2240001</text:p>
          </table:table-cell>
          <table:table-cell table:style-name="Tabla4.B298" office:value-type="string">
            <text:p text:style-name="P41">1.63e-06</text:p>
          </table:table-cell>
        </table:table-row>
        <table:table-row>
          <table:table-cell table:style-name="Tabla4.A2" office:value-type="float" office:value="2250001">
            <text:p text:style-name="P41">2250001</text:p>
          </table:table-cell>
          <table:table-cell table:style-name="Tabla4.B18" office:value-type="float" office:value="0.001697">
            <text:p text:style-name="P41">1,70E-03</text:p>
          </table:table-cell>
        </table:table-row>
        <table:table-row>
          <table:table-cell table:style-name="Tabla4.A2" office:value-type="float" office:value="2260001">
            <text:p text:style-name="P41">2260001</text:p>
          </table:table-cell>
          <table:table-cell table:style-name="Tabla4.B18" office:value-type="float" office:value="0.001586">
            <text:p text:style-name="P41">1,59E-03</text:p>
          </table:table-cell>
        </table:table-row>
        <table:table-row>
          <table:table-cell table:style-name="Tabla4.A2" office:value-type="float" office:value="2270001">
            <text:p text:style-name="P41">2270001</text:p>
          </table:table-cell>
          <table:table-cell table:style-name="Tabla4.B18" office:value-type="float" office:value="0.001688">
            <text:p text:style-name="P41">1,69E-03</text:p>
          </table:table-cell>
        </table:table-row>
        <table:table-row>
          <table:table-cell table:style-name="Tabla4.A2" office:value-type="float" office:value="2280001">
            <text:p text:style-name="P41">2280001</text:p>
          </table:table-cell>
          <table:table-cell table:style-name="Tabla4.B18" office:value-type="float" office:value="0.001628">
            <text:p text:style-name="P41">1,63E-03</text:p>
          </table:table-cell>
        </table:table-row>
        <table:table-row>
          <table:table-cell table:style-name="Tabla4.A2" office:value-type="float" office:value="2290001">
            <text:p text:style-name="P41">2290001</text:p>
          </table:table-cell>
          <table:table-cell table:style-name="Tabla4.B18" office:value-type="float" office:value="0.001514">
            <text:p text:style-name="P41">1,51E-03</text:p>
          </table:table-cell>
        </table:table-row>
        <table:table-row>
          <table:table-cell table:style-name="Tabla4.A2" office:value-type="float" office:value="2300001">
            <text:p text:style-name="P41">2300001</text:p>
          </table:table-cell>
          <table:table-cell table:style-name="Tabla4.B18" office:value-type="float" office:value="0.001473">
            <text:p text:style-name="P41">1,47E-03</text:p>
          </table:table-cell>
        </table:table-row>
        <table:table-row>
          <table:table-cell table:style-name="Tabla4.A2" office:value-type="float" office:value="2310001">
            <text:p text:style-name="P41">2310001</text:p>
          </table:table-cell>
          <table:table-cell table:style-name="Tabla4.B18" office:value-type="float" office:value="0.001808">
            <text:p text:style-name="P41">1,81E-03</text:p>
          </table:table-cell>
        </table:table-row>
        <table:table-row>
          <table:table-cell table:style-name="Tabla4.A2" office:value-type="float" office:value="2320001">
            <text:p text:style-name="P41">2320001</text:p>
          </table:table-cell>
          <table:table-cell table:style-name="Tabla4.B18" office:value-type="float" office:value="0.001687">
            <text:p text:style-name="P41">1,69E-03</text:p>
          </table:table-cell>
        </table:table-row>
        <table:table-row>
          <table:table-cell table:style-name="Tabla4.A2" office:value-type="float" office:value="2330001">
            <text:p text:style-name="P41">2330001</text:p>
          </table:table-cell>
          <table:table-cell table:style-name="Tabla4.B18" office:value-type="float" office:value="0.001561">
            <text:p text:style-name="P41">1,56E-03</text:p>
          </table:table-cell>
        </table:table-row>
        <table:table-row>
          <table:table-cell table:style-name="Tabla4.A2" office:value-type="float" office:value="2340001">
            <text:p text:style-name="P41">2340001</text:p>
          </table:table-cell>
          <table:table-cell table:style-name="Tabla4.B18" office:value-type="float" office:value="0.002054">
            <text:p text:style-name="P41">2,05E-03</text:p>
          </table:table-cell>
        </table:table-row>
        <table:table-row>
          <table:table-cell table:style-name="Tabla4.A2" office:value-type="float" office:value="2350001">
            <text:p text:style-name="P41">2350001</text:p>
          </table:table-cell>
          <table:table-cell table:style-name="Tabla4.B18" office:value-type="float" office:value="0.001546">
            <text:p text:style-name="P41">1,55E-03</text:p>
          </table:table-cell>
        </table:table-row>
        <table:table-row>
          <table:table-cell table:style-name="Tabla4.A2" office:value-type="float" office:value="2360001">
            <text:p text:style-name="P41">2360001</text:p>
          </table:table-cell>
          <table:table-cell table:style-name="Tabla4.B18" office:value-type="float" office:value="0.001488">
            <text:p text:style-name="P41">1,49E-03</text:p>
          </table:table-cell>
        </table:table-row>
        <table:table-row>
          <table:table-cell table:style-name="Tabla4.A2" office:value-type="float" office:value="2370001">
            <text:p text:style-name="P41">2370001</text:p>
          </table:table-cell>
          <table:table-cell table:style-name="Tabla4.B298" office:value-type="string">
            <text:p text:style-name="P41">2.08e-06</text:p>
          </table:table-cell>
        </table:table-row>
        <table:table-row>
          <table:table-cell table:style-name="Tabla4.A2" office:value-type="float" office:value="2380001">
            <text:p text:style-name="P41">2380001</text:p>
          </table:table-cell>
          <table:table-cell table:style-name="Tabla4.B18" office:value-type="float" office:value="0.006823">
            <text:p text:style-name="P41">6,82E-03</text:p>
          </table:table-cell>
        </table:table-row>
        <table:table-row>
          <table:table-cell table:style-name="Tabla4.A2" office:value-type="float" office:value="2390001">
            <text:p text:style-name="P41">2390001</text:p>
          </table:table-cell>
          <table:table-cell table:style-name="Tabla4.B298" office:value-type="string">
            <text:p text:style-name="P41">1.36e-06</text:p>
          </table:table-cell>
        </table:table-row>
        <table:table-row>
          <table:table-cell table:style-name="Tabla4.A2" office:value-type="float" office:value="2400001">
            <text:p text:style-name="P41">2400001</text:p>
          </table:table-cell>
          <table:table-cell table:style-name="Tabla4.B18" office:value-type="float" office:value="0.001531">
            <text:p text:style-name="P41">1,53E-03</text:p>
          </table:table-cell>
        </table:table-row>
        <table:table-row>
          <table:table-cell table:style-name="Tabla4.A2" office:value-type="float" office:value="2410001">
            <text:p text:style-name="P41">2410001</text:p>
          </table:table-cell>
          <table:table-cell table:style-name="Tabla4.B18" office:value-type="float" office:value="0.001805">
            <text:p text:style-name="P41">1,81E-03</text:p>
          </table:table-cell>
        </table:table-row>
        <text:soft-page-break/>
        <table:table-row>
          <table:table-cell table:style-name="Tabla4.A2" office:value-type="float" office:value="2420001">
            <text:p text:style-name="P41">2420001</text:p>
          </table:table-cell>
          <table:table-cell table:style-name="Tabla4.B18" office:value-type="float" office:value="0.001295">
            <text:p text:style-name="P41">1,30E-03</text:p>
          </table:table-cell>
        </table:table-row>
        <table:table-row>
          <table:table-cell table:style-name="Tabla4.A2" office:value-type="float" office:value="2430001">
            <text:p text:style-name="P41">2430001</text:p>
          </table:table-cell>
          <table:table-cell table:style-name="Tabla4.B18" office:value-type="float" office:value="0.001753">
            <text:p text:style-name="P41">1,75E-03</text:p>
          </table:table-cell>
        </table:table-row>
        <table:table-row>
          <table:table-cell table:style-name="Tabla4.A2" office:value-type="float" office:value="2440001">
            <text:p text:style-name="P41">2440001</text:p>
          </table:table-cell>
          <table:table-cell table:style-name="Tabla4.B18" office:value-type="float" office:value="0.003761">
            <text:p text:style-name="P41">3,76E-03</text:p>
          </table:table-cell>
        </table:table-row>
        <table:table-row>
          <table:table-cell table:style-name="Tabla4.A2" office:value-type="float" office:value="2450001">
            <text:p text:style-name="P41">2450001</text:p>
          </table:table-cell>
          <table:table-cell table:style-name="Tabla4.B18" office:value-type="float" office:value="0.001739">
            <text:p text:style-name="P41">1,74E-03</text:p>
          </table:table-cell>
        </table:table-row>
        <table:table-row>
          <table:table-cell table:style-name="Tabla4.A2" office:value-type="float" office:value="2460001">
            <text:p text:style-name="P41">2460001</text:p>
          </table:table-cell>
          <table:table-cell table:style-name="Tabla4.B18" office:value-type="float" office:value="0.001696">
            <text:p text:style-name="P41">1,70E-03</text:p>
          </table:table-cell>
        </table:table-row>
        <table:table-row>
          <table:table-cell table:style-name="Tabla4.A2" office:value-type="float" office:value="2470001">
            <text:p text:style-name="P41">2470001</text:p>
          </table:table-cell>
          <table:table-cell table:style-name="Tabla4.B18" office:value-type="float" office:value="0.001923">
            <text:p text:style-name="P41">1,92E-03</text:p>
          </table:table-cell>
        </table:table-row>
        <table:table-row>
          <table:table-cell table:style-name="Tabla4.A2" office:value-type="float" office:value="2480001">
            <text:p text:style-name="P41">2480001</text:p>
          </table:table-cell>
          <table:table-cell table:style-name="Tabla4.B18" office:value-type="float" office:value="0.001203">
            <text:p text:style-name="P41">1,20E-03</text:p>
          </table:table-cell>
        </table:table-row>
        <table:table-row>
          <table:table-cell table:style-name="Tabla4.A2" office:value-type="float" office:value="2490001">
            <text:p text:style-name="P41">2490001</text:p>
          </table:table-cell>
          <table:table-cell table:style-name="Tabla4.B18" office:value-type="float" office:value="0.001404">
            <text:p text:style-name="P41">1,40E-03</text:p>
          </table:table-cell>
        </table:table-row>
        <table:table-row>
          <table:table-cell table:style-name="Tabla4.A2" office:value-type="float" office:value="2500001">
            <text:p text:style-name="P41">2500001</text:p>
          </table:table-cell>
          <table:table-cell table:style-name="Tabla4.B18" office:value-type="float" office:value="0.001677">
            <text:p text:style-name="P41">1,68E-03</text:p>
          </table:table-cell>
        </table:table-row>
        <table:table-row>
          <table:table-cell table:style-name="Tabla4.A2" office:value-type="float" office:value="2510001">
            <text:p text:style-name="P41">2510001</text:p>
          </table:table-cell>
          <table:table-cell table:style-name="Tabla4.B18" office:value-type="float" office:value="0.002382">
            <text:p text:style-name="P41">2,38E-03</text:p>
          </table:table-cell>
        </table:table-row>
        <table:table-row>
          <table:table-cell table:style-name="Tabla4.A2" office:value-type="float" office:value="2520001">
            <text:p text:style-name="P41">2520001</text:p>
          </table:table-cell>
          <table:table-cell table:style-name="Tabla4.B18" office:value-type="float" office:value="0.001461">
            <text:p text:style-name="P41">1,46E-03</text:p>
          </table:table-cell>
        </table:table-row>
        <table:table-row>
          <table:table-cell table:style-name="Tabla4.A2" office:value-type="float" office:value="2530001">
            <text:p text:style-name="P41">2530001</text:p>
          </table:table-cell>
          <table:table-cell table:style-name="Tabla4.B18" office:value-type="float" office:value="0.001505">
            <text:p text:style-name="P41">1,51E-03</text:p>
          </table:table-cell>
        </table:table-row>
        <table:table-row>
          <table:table-cell table:style-name="Tabla4.A2" office:value-type="float" office:value="2540001">
            <text:p text:style-name="P41">2540001</text:p>
          </table:table-cell>
          <table:table-cell table:style-name="Tabla4.B18" office:value-type="float" office:value="0.002232">
            <text:p text:style-name="P41">2,23E-03</text:p>
          </table:table-cell>
        </table:table-row>
        <table:table-row>
          <table:table-cell table:style-name="Tabla4.A2" office:value-type="float" office:value="2550001">
            <text:p text:style-name="P41">2550001</text:p>
          </table:table-cell>
          <table:table-cell table:style-name="Tabla4.B18" office:value-type="float" office:value="0.001353">
            <text:p text:style-name="P41">1,35E-03</text:p>
          </table:table-cell>
        </table:table-row>
        <table:table-row>
          <table:table-cell table:style-name="Tabla4.A2" office:value-type="float" office:value="2560001">
            <text:p text:style-name="P41">2560001</text:p>
          </table:table-cell>
          <table:table-cell table:style-name="Tabla4.B18" office:value-type="float" office:value="0.001506">
            <text:p text:style-name="P41">1,51E-03</text:p>
          </table:table-cell>
        </table:table-row>
        <table:table-row>
          <table:table-cell table:style-name="Tabla4.A2" office:value-type="float" office:value="2570001">
            <text:p text:style-name="P41">2570001</text:p>
          </table:table-cell>
          <table:table-cell table:style-name="Tabla4.B18" office:value-type="float" office:value="0.001383">
            <text:p text:style-name="P41">1,38E-03</text:p>
          </table:table-cell>
        </table:table-row>
        <table:table-row>
          <table:table-cell table:style-name="Tabla4.A2" office:value-type="float" office:value="2580001">
            <text:p text:style-name="P41">2580001</text:p>
          </table:table-cell>
          <table:table-cell table:style-name="Tabla4.B18" office:value-type="float" office:value="0.001342">
            <text:p text:style-name="P41">1,34E-03</text:p>
          </table:table-cell>
        </table:table-row>
        <table:table-row>
          <table:table-cell table:style-name="Tabla4.A2" office:value-type="float" office:value="2590001">
            <text:p text:style-name="P41">2590001</text:p>
          </table:table-cell>
          <table:table-cell table:style-name="Tabla4.B18" office:value-type="float" office:value="0.002862">
            <text:p text:style-name="P41">2,86E-03</text:p>
          </table:table-cell>
        </table:table-row>
        <table:table-row>
          <table:table-cell table:style-name="Tabla4.A2" office:value-type="float" office:value="2600001">
            <text:p text:style-name="P41">2600001</text:p>
          </table:table-cell>
          <table:table-cell table:style-name="Tabla4.B18" office:value-type="float" office:value="0.001698">
            <text:p text:style-name="P41">1,70E-03</text:p>
          </table:table-cell>
        </table:table-row>
        <table:table-row>
          <table:table-cell table:style-name="Tabla4.A2" office:value-type="float" office:value="2610001">
            <text:p text:style-name="P41">2610001</text:p>
          </table:table-cell>
          <table:table-cell table:style-name="Tabla4.B18" office:value-type="float" office:value="0.001697">
            <text:p text:style-name="P41">1,70E-03</text:p>
          </table:table-cell>
        </table:table-row>
        <table:table-row>
          <table:table-cell table:style-name="Tabla4.A2" office:value-type="float" office:value="2620001">
            <text:p text:style-name="P41">2620001</text:p>
          </table:table-cell>
          <table:table-cell table:style-name="Tabla4.B18" office:value-type="float" office:value="0.001615">
            <text:p text:style-name="P41">1,62E-03</text:p>
          </table:table-cell>
        </table:table-row>
        <table:table-row>
          <table:table-cell table:style-name="Tabla4.A2" office:value-type="float" office:value="2630001">
            <text:p text:style-name="P41">2630001</text:p>
          </table:table-cell>
          <table:table-cell table:style-name="Tabla4.B18" office:value-type="float" office:value="0.001522">
            <text:p text:style-name="P41">1,52E-03</text:p>
          </table:table-cell>
        </table:table-row>
        <table:table-row>
          <table:table-cell table:style-name="Tabla4.A2" office:value-type="float" office:value="2640001">
            <text:p text:style-name="P41">2640001</text:p>
          </table:table-cell>
          <table:table-cell table:style-name="Tabla4.B18" office:value-type="float" office:value="0.001349">
            <text:p text:style-name="P41">1,35E-03</text:p>
          </table:table-cell>
        </table:table-row>
        <table:table-row>
          <table:table-cell table:style-name="Tabla4.A2" office:value-type="float" office:value="2650001">
            <text:p text:style-name="P41">2650001</text:p>
          </table:table-cell>
          <table:table-cell table:style-name="Tabla4.B18" office:value-type="float" office:value="0.001689">
            <text:p text:style-name="P41">1,69E-03</text:p>
          </table:table-cell>
        </table:table-row>
        <table:table-row>
          <table:table-cell table:style-name="Tabla4.A2" office:value-type="float" office:value="2660001">
            <text:p text:style-name="P41">2660001</text:p>
          </table:table-cell>
          <table:table-cell table:style-name="Tabla4.B298" office:value-type="string">
            <text:p text:style-name="P41">3.5e-06</text:p>
          </table:table-cell>
        </table:table-row>
        <table:table-row>
          <table:table-cell table:style-name="Tabla4.A2" office:value-type="float" office:value="2670001">
            <text:p text:style-name="P41">2670001</text:p>
          </table:table-cell>
          <table:table-cell table:style-name="Tabla4.B18" office:value-type="float" office:value="0.002595">
            <text:p text:style-name="P41">2,60E-03</text:p>
          </table:table-cell>
        </table:table-row>
        <table:table-row>
          <table:table-cell table:style-name="Tabla4.A2" office:value-type="float" office:value="2680001">
            <text:p text:style-name="P41">2680001</text:p>
          </table:table-cell>
          <table:table-cell table:style-name="Tabla4.B18" office:value-type="float" office:value="0.001569">
            <text:p text:style-name="P41">1,57E-03</text:p>
          </table:table-cell>
        </table:table-row>
        <table:table-row>
          <table:table-cell table:style-name="Tabla4.A2" office:value-type="float" office:value="2690001">
            <text:p text:style-name="P41">2690001</text:p>
          </table:table-cell>
          <table:table-cell table:style-name="Tabla4.B18" office:value-type="float" office:value="0.002083">
            <text:p text:style-name="P41">2,08E-03</text:p>
          </table:table-cell>
        </table:table-row>
        <table:table-row>
          <table:table-cell table:style-name="Tabla4.A2" office:value-type="float" office:value="2700001">
            <text:p text:style-name="P41">2700001</text:p>
          </table:table-cell>
          <table:table-cell table:style-name="Tabla4.B18" office:value-type="float" office:value="0.001775">
            <text:p text:style-name="P41">1,78E-03</text:p>
          </table:table-cell>
        </table:table-row>
        <table:table-row>
          <table:table-cell table:style-name="Tabla4.A2" office:value-type="float" office:value="2710001">
            <text:p text:style-name="P41">2710001</text:p>
          </table:table-cell>
          <table:table-cell table:style-name="Tabla4.B18" office:value-type="float" office:value="0.001503">
            <text:p text:style-name="P41">1,50E-03</text:p>
          </table:table-cell>
        </table:table-row>
        <table:table-row>
          <table:table-cell table:style-name="Tabla4.A2" office:value-type="float" office:value="2720001">
            <text:p text:style-name="P41">2720001</text:p>
          </table:table-cell>
          <table:table-cell table:style-name="Tabla4.B18" office:value-type="float" office:value="0.001565">
            <text:p text:style-name="P41">1,57E-03</text:p>
          </table:table-cell>
        </table:table-row>
        <table:table-row>
          <table:table-cell table:style-name="Tabla4.A2" office:value-type="float" office:value="2730001">
            <text:p text:style-name="P41">2730001</text:p>
          </table:table-cell>
          <table:table-cell table:style-name="Tabla4.B18" office:value-type="float" office:value="0.001785">
            <text:p text:style-name="P41">1,79E-03</text:p>
          </table:table-cell>
        </table:table-row>
        <table:table-row>
          <table:table-cell table:style-name="Tabla4.A2" office:value-type="float" office:value="2740001">
            <text:p text:style-name="P41">2740001</text:p>
          </table:table-cell>
          <table:table-cell table:style-name="Tabla4.B18" office:value-type="float" office:value="0.005115">
            <text:p text:style-name="P41">5,12E-03</text:p>
          </table:table-cell>
        </table:table-row>
        <table:table-row>
          <table:table-cell table:style-name="Tabla4.A2" office:value-type="float" office:value="2750001">
            <text:p text:style-name="P41">2750001</text:p>
          </table:table-cell>
          <table:table-cell table:style-name="Tabla4.B18" office:value-type="float" office:value="0.001726">
            <text:p text:style-name="P41">1,73E-03</text:p>
          </table:table-cell>
        </table:table-row>
        <table:table-row>
          <table:table-cell table:style-name="Tabla4.A2" office:value-type="float" office:value="2760001">
            <text:p text:style-name="P41">2760001</text:p>
          </table:table-cell>
          <table:table-cell table:style-name="Tabla4.B18" office:value-type="float" office:value="0.002136">
            <text:p text:style-name="P41">2,14E-03</text:p>
          </table:table-cell>
        </table:table-row>
        <table:table-row>
          <table:table-cell table:style-name="Tabla4.A2" office:value-type="float" office:value="2770001">
            <text:p text:style-name="P41">2770001</text:p>
          </table:table-cell>
          <table:table-cell table:style-name="Tabla4.B18" office:value-type="float" office:value="0.001538">
            <text:p text:style-name="P41">1,54E-03</text:p>
          </table:table-cell>
        </table:table-row>
        <table:table-row>
          <table:table-cell table:style-name="Tabla4.A2" office:value-type="float" office:value="2780001">
            <text:p text:style-name="P41">2780001</text:p>
          </table:table-cell>
          <table:table-cell table:style-name="Tabla4.B18" office:value-type="float" office:value="0.001816">
            <text:p text:style-name="P41">1,82E-03</text:p>
          </table:table-cell>
        </table:table-row>
        <text:soft-page-break/>
        <table:table-row>
          <table:table-cell table:style-name="Tabla4.A2" office:value-type="float" office:value="2790001">
            <text:p text:style-name="P41">2790001</text:p>
          </table:table-cell>
          <table:table-cell table:style-name="Tabla4.B18" office:value-type="float" office:value="0.001864">
            <text:p text:style-name="P41">1,86E-03</text:p>
          </table:table-cell>
        </table:table-row>
        <table:table-row>
          <table:table-cell table:style-name="Tabla4.A2" office:value-type="float" office:value="2800001">
            <text:p text:style-name="P41">2800001</text:p>
          </table:table-cell>
          <table:table-cell table:style-name="Tabla4.B18" office:value-type="float" office:value="0.001465">
            <text:p text:style-name="P41">1,47E-03</text:p>
          </table:table-cell>
        </table:table-row>
        <table:table-row>
          <table:table-cell table:style-name="Tabla4.A2" office:value-type="float" office:value="2810001">
            <text:p text:style-name="P41">2810001</text:p>
          </table:table-cell>
          <table:table-cell table:style-name="Tabla4.B298" office:value-type="string">
            <text:p text:style-name="P41">1.4e-06</text:p>
          </table:table-cell>
        </table:table-row>
        <table:table-row>
          <table:table-cell table:style-name="Tabla4.A2" office:value-type="float" office:value="2820001">
            <text:p text:style-name="P41">2820001</text:p>
          </table:table-cell>
          <table:table-cell table:style-name="Tabla4.B18" office:value-type="float" office:value="0.001696">
            <text:p text:style-name="P41">1,70E-03</text:p>
          </table:table-cell>
        </table:table-row>
        <table:table-row>
          <table:table-cell table:style-name="Tabla4.A2" office:value-type="float" office:value="2830001">
            <text:p text:style-name="P41">2830001</text:p>
          </table:table-cell>
          <table:table-cell table:style-name="Tabla4.B18" office:value-type="float" office:value="0.001788">
            <text:p text:style-name="P41">1,79E-03</text:p>
          </table:table-cell>
        </table:table-row>
        <table:table-row>
          <table:table-cell table:style-name="Tabla4.A2" office:value-type="float" office:value="2840001">
            <text:p text:style-name="P41">2840001</text:p>
          </table:table-cell>
          <table:table-cell table:style-name="Tabla4.B18" office:value-type="float" office:value="0.003518">
            <text:p text:style-name="P41">3,52E-03</text:p>
          </table:table-cell>
        </table:table-row>
        <table:table-row>
          <table:table-cell table:style-name="Tabla4.A2" office:value-type="float" office:value="2850001">
            <text:p text:style-name="P41">2850001</text:p>
          </table:table-cell>
          <table:table-cell table:style-name="Tabla4.B18" office:value-type="float" office:value="0.001609">
            <text:p text:style-name="P41">1,61E-03</text:p>
          </table:table-cell>
        </table:table-row>
        <table:table-row>
          <table:table-cell table:style-name="Tabla4.A2" office:value-type="float" office:value="2860001">
            <text:p text:style-name="P41">2860001</text:p>
          </table:table-cell>
          <table:table-cell table:style-name="Tabla4.B18" office:value-type="float" office:value="0.001578">
            <text:p text:style-name="P41">1,58E-03</text:p>
          </table:table-cell>
        </table:table-row>
        <table:table-row>
          <table:table-cell table:style-name="Tabla4.A2" office:value-type="float" office:value="2870001">
            <text:p text:style-name="P41">2870001</text:p>
          </table:table-cell>
          <table:table-cell table:style-name="Tabla4.B18" office:value-type="float" office:value="0.001668">
            <text:p text:style-name="P41">1,67E-03</text:p>
          </table:table-cell>
        </table:table-row>
        <table:table-row>
          <table:table-cell table:style-name="Tabla4.A2" office:value-type="float" office:value="2880001">
            <text:p text:style-name="P41">2880001</text:p>
          </table:table-cell>
          <table:table-cell table:style-name="Tabla4.B18" office:value-type="float" office:value="0.001526">
            <text:p text:style-name="P41">1,53E-03</text:p>
          </table:table-cell>
        </table:table-row>
        <table:table-row>
          <table:table-cell table:style-name="Tabla4.A2" office:value-type="float" office:value="2890001">
            <text:p text:style-name="P41">2890001</text:p>
          </table:table-cell>
          <table:table-cell table:style-name="Tabla4.B18" office:value-type="float" office:value="0.001703">
            <text:p text:style-name="P41">1,70E-03</text:p>
          </table:table-cell>
        </table:table-row>
        <table:table-row>
          <table:table-cell table:style-name="Tabla4.A2" office:value-type="float" office:value="2900001">
            <text:p text:style-name="P41">2900001</text:p>
          </table:table-cell>
          <table:table-cell table:style-name="Tabla4.B298" office:value-type="string">
            <text:p text:style-name="P41">1.63e-06</text:p>
          </table:table-cell>
        </table:table-row>
        <table:table-row>
          <table:table-cell table:style-name="Tabla4.A2" office:value-type="float" office:value="2910001">
            <text:p text:style-name="P41">2910001</text:p>
          </table:table-cell>
          <table:table-cell table:style-name="Tabla4.B18" office:value-type="float" office:value="0.001778">
            <text:p text:style-name="P41">1,78E-03</text:p>
          </table:table-cell>
        </table:table-row>
        <table:table-row>
          <table:table-cell table:style-name="Tabla4.A2" office:value-type="float" office:value="2920001">
            <text:p text:style-name="P41">2920001</text:p>
          </table:table-cell>
          <table:table-cell table:style-name="Tabla4.B18" office:value-type="float" office:value="0.001823">
            <text:p text:style-name="P41">1,82E-03</text:p>
          </table:table-cell>
        </table:table-row>
        <table:table-row>
          <table:table-cell table:style-name="Tabla4.A2" office:value-type="float" office:value="2930001">
            <text:p text:style-name="P41">2930001</text:p>
          </table:table-cell>
          <table:table-cell table:style-name="Tabla4.B298" office:value-type="string">
            <text:p text:style-name="P41">2.68e-06</text:p>
          </table:table-cell>
        </table:table-row>
        <table:table-row>
          <table:table-cell table:style-name="Tabla4.A2" office:value-type="float" office:value="2940001">
            <text:p text:style-name="P41">2940001</text:p>
          </table:table-cell>
          <table:table-cell table:style-name="Tabla4.B18" office:value-type="float" office:value="0.001626">
            <text:p text:style-name="P41">1,63E-03</text:p>
          </table:table-cell>
        </table:table-row>
        <table:table-row>
          <table:table-cell table:style-name="Tabla4.A2" office:value-type="float" office:value="2950001">
            <text:p text:style-name="P41">2950001</text:p>
          </table:table-cell>
          <table:table-cell table:style-name="Tabla4.B18" office:value-type="float" office:value="0.001505">
            <text:p text:style-name="P41">1,51E-03</text:p>
          </table:table-cell>
        </table:table-row>
        <table:table-row>
          <table:table-cell table:style-name="Tabla4.A2" office:value-type="float" office:value="2960001">
            <text:p text:style-name="P41">2960001</text:p>
          </table:table-cell>
          <table:table-cell table:style-name="Tabla4.B298" office:value-type="string">
            <text:p text:style-name="P41">2.22e-06</text:p>
          </table:table-cell>
        </table:table-row>
        <table:table-row>
          <table:table-cell table:style-name="Tabla4.A2" office:value-type="float" office:value="2970001">
            <text:p text:style-name="P41">2970001</text:p>
          </table:table-cell>
          <table:table-cell table:style-name="Tabla4.B298" office:value-type="string">
            <text:p text:style-name="P41">1.7e-06</text:p>
          </table:table-cell>
        </table:table-row>
        <table:table-row>
          <table:table-cell table:style-name="Tabla4.A2" office:value-type="float" office:value="2980001">
            <text:p text:style-name="P41">2980001</text:p>
          </table:table-cell>
          <table:table-cell table:style-name="Tabla4.B18" office:value-type="float" office:value="0.001681">
            <text:p text:style-name="P41">1,68E-03</text:p>
          </table:table-cell>
        </table:table-row>
        <table:table-row>
          <table:table-cell table:style-name="Tabla4.A2" office:value-type="float" office:value="2990001">
            <text:p text:style-name="P41">2990001</text:p>
          </table:table-cell>
          <table:table-cell table:style-name="Tabla4.B18" office:value-type="float" office:value="0.002591">
            <text:p text:style-name="P41">2,59E-03</text:p>
          </table:table-cell>
        </table:table-row>
        <table:table-row>
          <table:table-cell table:style-name="Tabla4.A2" office:value-type="float" office:value="3000001">
            <text:p text:style-name="P41">3000001</text:p>
          </table:table-cell>
          <table:table-cell table:style-name="Tabla4.B18" office:value-type="float" office:value="0.001693">
            <text:p text:style-name="P41">1,69E-03</text:p>
          </table:table-cell>
        </table:table-row>
      </table:table>
      <text:p text:style-name="P4"/>
      <text:p text:style-name="P4"/>
      <text:p text:style-name="P4"><draw:frame draw:style-name="fr1" draw:name="Imagen6" text:anchor-type="paragraph" svg:x="1.937cm" svg:y="0.028cm" svg:width="12.751cm" style:rel-width="75%" svg:height="9.767cm" style:rel-height="38%" draw:z-index="5"><draw:image xlink:href="Pictures/1000000000000280000001E0A214C86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1T17:40:58.027137618</meta:creation-date>
    <dc:date>2016-04-12T19:43:11.914320457</dc:date>
    <meta:editing-duration>PT1H11M35S</meta:editing-duration>
    <meta:editing-cycles>39</meta:editing-cycles>
    <meta:generator>LibreOffice/4.2.8.2$Linux_X86_64 LibreOffice_project/420m0$Build-2</meta:generator>
    <meta:document-statistic meta:table-count="5" meta:image-count="7" meta:object-count="0" meta:page-count="46" meta:paragraph-count="2582" meta:word-count="3259" meta:character-count="24623" meta:non-whitespace-character-count="23763"/>
  </office:meta>
</office:document-meta>
</file>